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8"/>
    <style:style style:name="ce3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48">
      <style:table-cell-properties fo:border="thin solid #000000"/>
    </style:style>
    <style:style style:name="ce8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9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進站資料" table:style-name="ta1">
        <table:table-column table:style-name="co1" table:default-cell-style-name="ce8"/>
        <table:table-column table:style-name="co2" table:number-columns-repeated="82" table:default-cell-style-name="ce2"/>
        <table:table-column table:style-name="co3" table:default-cell-style-name="ce2"/>
        <table:table-column table:style-name="co2" table:number-columns-repeated="36" table:default-cell-style-name="ce2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3">
            <text:p>　　　　車站</text:p>
            <text:p>日期</text:p>
          </table:table-cell>
          <table:table-cell office:value-type="date" office:date-value="2023-12-01T00:00:00" table:style-name="ce6">
            <text:p>2023/12/1</text:p>
          </table:table-cell>
          <table:table-cell office:value-type="date" office:date-value="2023-12-02T00:00:00" table:style-name="ce6">
            <text:p>2023/12/2</text:p>
          </table:table-cell>
          <table:table-cell office:value-type="date" office:date-value="2023-12-03T00:00:00" table:style-name="ce6">
            <text:p>2023/12/3</text:p>
          </table:table-cell>
          <table:table-cell office:value-type="date" office:date-value="2023-12-04T00:00:00" table:style-name="ce6">
            <text:p>2023/12/4</text:p>
          </table:table-cell>
          <table:table-cell office:value-type="date" office:date-value="2023-12-05T00:00:00" table:style-name="ce6">
            <text:p>2023/12/5</text:p>
          </table:table-cell>
          <table:table-cell office:value-type="date" office:date-value="2023-12-06T00:00:00" table:style-name="ce6">
            <text:p>2023/12/6</text:p>
          </table:table-cell>
          <table:table-cell office:value-type="date" office:date-value="2023-12-07T00:00:00" table:style-name="ce6">
            <text:p>2023/12/7</text:p>
          </table:table-cell>
          <table:table-cell office:value-type="date" office:date-value="2023-12-08T00:00:00" table:style-name="ce6">
            <text:p>2023/12/8</text:p>
          </table:table-cell>
          <table:table-cell office:value-type="date" office:date-value="2023-12-09T00:00:00" table:style-name="ce6">
            <text:p>2023/12/9</text:p>
          </table:table-cell>
          <table:table-cell office:value-type="date" office:date-value="2023-12-10T00:00:00" table:style-name="ce6">
            <text:p>2023/12/10</text:p>
          </table:table-cell>
          <table:table-cell office:value-type="date" office:date-value="2023-12-11T00:00:00" table:style-name="ce6">
            <text:p>2023/12/11</text:p>
          </table:table-cell>
          <table:table-cell office:value-type="date" office:date-value="2023-12-12T00:00:00" table:style-name="ce6">
            <text:p>2023/12/12</text:p>
          </table:table-cell>
          <table:table-cell office:value-type="date" office:date-value="2023-12-13T00:00:00" table:style-name="ce6">
            <text:p>2023/12/13</text:p>
          </table:table-cell>
          <table:table-cell office:value-type="date" office:date-value="2023-12-14T00:00:00" table:style-name="ce6">
            <text:p>2023/12/14</text:p>
          </table:table-cell>
          <table:table-cell office:value-type="date" office:date-value="2023-12-15T00:00:00" table:style-name="ce6">
            <text:p>2023/12/15</text:p>
          </table:table-cell>
          <table:table-cell office:value-type="date" office:date-value="2023-12-16T00:00:00" table:style-name="ce6">
            <text:p>2023/12/16</text:p>
          </table:table-cell>
          <table:table-cell office:value-type="date" office:date-value="2023-12-17T00:00:00" table:style-name="ce6">
            <text:p>2023/12/17</text:p>
          </table:table-cell>
          <table:table-cell office:value-type="date" office:date-value="2023-12-18T00:00:00" table:style-name="ce6">
            <text:p>2023/12/18</text:p>
          </table:table-cell>
          <table:table-cell office:value-type="date" office:date-value="2023-12-19T00:00:00" table:style-name="ce6">
            <text:p>2023/12/19</text:p>
          </table:table-cell>
          <table:table-cell office:value-type="date" office:date-value="2023-12-20T00:00:00" table:style-name="ce6">
            <text:p>2023/12/20</text:p>
          </table:table-cell>
          <table:table-cell office:value-type="date" office:date-value="2023-12-21T00:00:00" table:style-name="ce6">
            <text:p>2023/12/21</text:p>
          </table:table-cell>
          <table:table-cell office:value-type="date" office:date-value="2023-12-22T00:00:00" table:style-name="ce6">
            <text:p>2023/12/22</text:p>
          </table:table-cell>
          <table:table-cell office:value-type="date" office:date-value="2023-12-23T00:00:00" table:style-name="ce6">
            <text:p>2023/12/23</text:p>
          </table:table-cell>
          <table:table-cell office:value-type="date" office:date-value="2023-12-24T00:00:00" table:style-name="ce6">
            <text:p>2023/12/24</text:p>
          </table:table-cell>
          <table:table-cell office:value-type="date" office:date-value="2023-12-25T00:00:00" table:style-name="ce6">
            <text:p>2023/12/25</text:p>
          </table:table-cell>
          <table:table-cell office:value-type="date" office:date-value="2023-12-26T00:00:00" table:style-name="ce6">
            <text:p>2023/12/26</text:p>
          </table:table-cell>
          <table:table-cell office:value-type="date" office:date-value="2023-12-27T00:00:00" table:style-name="ce6">
            <text:p>2023/12/27</text:p>
          </table:table-cell>
          <table:table-cell office:value-type="date" office:date-value="2023-12-28T00:00:00" table:style-name="ce6">
            <text:p>2023/12/28</text:p>
          </table:table-cell>
          <table:table-cell office:value-type="date" office:date-value="2023-12-29T00:00:00" table:style-name="ce6">
            <text:p>2023/12/29</text:p>
          </table:table-cell>
          <table:table-cell office:value-type="date" office:date-value="2023-12-30T00:00:00" table:style-name="ce6">
            <text:p>2023/12/30</text:p>
          </table:table-cell>
          <table:table-cell office:value-type="date" office:date-value="2023-12-31T00:00:00" table:style-name="ce6">
            <text:p>2023/12/31</text:p>
          </table:table-cell>
          <table:table-cell office:value-type="string" table:style-name="ce2">
            <text:p>總進站人數</text:p>
          </table:table-cell>
          <table:table-cell table:number-columns-repeated="87" table:style-name="ce2"/>
          <table:table-cell table:number-columns-repeated="16264" table:style-name="ce5"/>
        </table:table-row>
        <table:table-row table:style-name="ro1">
          <table:table-cell office:value-type="string" table:style-name="ce4">
            <text:p>松山機場</text:p>
          </table:table-cell>
          <table:table-cell office:value-type="float" office:value="5635" table:style-name="ce7">
            <text:p>5,635<text:s/></text:p>
          </table:table-cell>
          <table:table-cell office:value-type="float" office:value="3746" table:style-name="ce7">
            <text:p>3,746<text:s/></text:p>
          </table:table-cell>
          <table:table-cell office:value-type="float" office:value="3650" table:style-name="ce7">
            <text:p>3,650<text:s/></text:p>
          </table:table-cell>
          <table:table-cell office:value-type="float" office:value="4647" table:style-name="ce7">
            <text:p>4,647<text:s/></text:p>
          </table:table-cell>
          <table:table-cell office:value-type="float" office:value="4565" table:style-name="ce7">
            <text:p>4,565<text:s/></text:p>
          </table:table-cell>
          <table:table-cell office:value-type="float" office:value="4694" table:style-name="ce7">
            <text:p>4,694<text:s/></text:p>
          </table:table-cell>
          <table:table-cell office:value-type="float" office:value="5005" table:style-name="ce7">
            <text:p>5,005<text:s/></text:p>
          </table:table-cell>
          <table:table-cell office:value-type="float" office:value="5604" table:style-name="ce7">
            <text:p>5,604<text:s/></text:p>
          </table:table-cell>
          <table:table-cell office:value-type="float" office:value="3713" table:style-name="ce7">
            <text:p>3,713<text:s/></text:p>
          </table:table-cell>
          <table:table-cell office:value-type="float" office:value="3980" table:style-name="ce7">
            <text:p>3,980<text:s/></text:p>
          </table:table-cell>
          <table:table-cell office:value-type="float" office:value="4840" table:style-name="ce7">
            <text:p>4,840<text:s/></text:p>
          </table:table-cell>
          <table:table-cell office:value-type="float" office:value="4448" table:style-name="ce7">
            <text:p>4,448<text:s/></text:p>
          </table:table-cell>
          <table:table-cell office:value-type="float" office:value="4700" table:style-name="ce7">
            <text:p>4,700<text:s/></text:p>
          </table:table-cell>
          <table:table-cell office:value-type="float" office:value="4858" table:style-name="ce7">
            <text:p>4,858<text:s/></text:p>
          </table:table-cell>
          <table:table-cell office:value-type="float" office:value="5396" table:style-name="ce7">
            <text:p>5,396<text:s/></text:p>
          </table:table-cell>
          <table:table-cell office:value-type="float" office:value="3773" table:style-name="ce7">
            <text:p>3,773<text:s/></text:p>
          </table:table-cell>
          <table:table-cell office:value-type="float" office:value="3821" table:style-name="ce7">
            <text:p>3,821<text:s/></text:p>
          </table:table-cell>
          <table:table-cell office:value-type="float" office:value="4711" table:style-name="ce7">
            <text:p>4,711<text:s/></text:p>
          </table:table-cell>
          <table:table-cell office:value-type="float" office:value="4368" table:style-name="ce7">
            <text:p>4,368<text:s/></text:p>
          </table:table-cell>
          <table:table-cell office:value-type="float" office:value="4633" table:style-name="ce7">
            <text:p>4,633<text:s/></text:p>
          </table:table-cell>
          <table:table-cell office:value-type="float" office:value="4852" table:style-name="ce7">
            <text:p>4,852<text:s/></text:p>
          </table:table-cell>
          <table:table-cell office:value-type="float" office:value="5322" table:style-name="ce7">
            <text:p>5,322<text:s/></text:p>
          </table:table-cell>
          <table:table-cell office:value-type="float" office:value="3724" table:style-name="ce7">
            <text:p>3,724<text:s/></text:p>
          </table:table-cell>
          <table:table-cell office:value-type="float" office:value="3516" table:style-name="ce7">
            <text:p>3,516<text:s/></text:p>
          </table:table-cell>
          <table:table-cell office:value-type="float" office:value="4594" table:style-name="ce7">
            <text:p>4,594<text:s/></text:p>
          </table:table-cell>
          <table:table-cell office:value-type="float" office:value="4655" table:style-name="ce7">
            <text:p>4,655<text:s/></text:p>
          </table:table-cell>
          <table:table-cell office:value-type="float" office:value="4859" table:style-name="ce7">
            <text:p>4,859<text:s/></text:p>
          </table:table-cell>
          <table:table-cell office:value-type="float" office:value="5275" table:style-name="ce7">
            <text:p>5,275<text:s/></text:p>
          </table:table-cell>
          <table:table-cell office:value-type="float" office:value="5361" table:style-name="ce7">
            <text:p>5,361<text:s/></text:p>
          </table:table-cell>
          <table:table-cell office:value-type="float" office:value="3643" table:style-name="ce7">
            <text:p>3,643<text:s/></text:p>
          </table:table-cell>
          <table:table-cell office:value-type="float" office:value="3490" table:style-name="ce7">
            <text:p>3,490<text:s/></text:p>
          </table:table-cell>
          <table:table-cell office:value-type="float" office:value="140078" table:formula="msoxl:=SUM(B2:AF2)" table:style-name="ce2">
            <text:p>140,078<text:s/></text:p>
          </table:table-cell>
          <table:table-cell table:number-columns-repeated="87" table:style-name="ce2"/>
          <table:table-cell table:number-columns-repeated="16264"/>
        </table:table-row>
        <table:table-row table:style-name="ro1">
          <table:table-cell office:value-type="string" table:style-name="ce4">
            <text:p>中山國中</text:p>
          </table:table-cell>
          <table:table-cell office:value-type="float" office:value="15114" table:style-name="ce7">
            <text:p>15,114<text:s/></text:p>
          </table:table-cell>
          <table:table-cell office:value-type="float" office:value="9879" table:style-name="ce7">
            <text:p>9,879<text:s/></text:p>
          </table:table-cell>
          <table:table-cell office:value-type="float" office:value="7705" table:style-name="ce7">
            <text:p>7,705<text:s/></text:p>
          </table:table-cell>
          <table:table-cell office:value-type="float" office:value="13952" table:style-name="ce7">
            <text:p>13,952<text:s/></text:p>
          </table:table-cell>
          <table:table-cell office:value-type="float" office:value="14393" table:style-name="ce7">
            <text:p>14,393<text:s/></text:p>
          </table:table-cell>
          <table:table-cell office:value-type="float" office:value="14641" table:style-name="ce7">
            <text:p>14,641<text:s/></text:p>
          </table:table-cell>
          <table:table-cell office:value-type="float" office:value="14647" table:style-name="ce7">
            <text:p>14,647<text:s/></text:p>
          </table:table-cell>
          <table:table-cell office:value-type="float" office:value="15560" table:style-name="ce7">
            <text:p>15,560<text:s/></text:p>
          </table:table-cell>
          <table:table-cell office:value-type="float" office:value="10335" table:style-name="ce7">
            <text:p>10,335<text:s/></text:p>
          </table:table-cell>
          <table:table-cell office:value-type="float" office:value="8598" table:style-name="ce7">
            <text:p>8,598<text:s/></text:p>
          </table:table-cell>
          <table:table-cell office:value-type="float" office:value="13780" table:style-name="ce7">
            <text:p>13,780<text:s/></text:p>
          </table:table-cell>
          <table:table-cell office:value-type="float" office:value="14538" table:style-name="ce7">
            <text:p>14,538<text:s/></text:p>
          </table:table-cell>
          <table:table-cell office:value-type="float" office:value="14587" table:style-name="ce7">
            <text:p>14,587<text:s/></text:p>
          </table:table-cell>
          <table:table-cell office:value-type="float" office:value="14517" table:style-name="ce7">
            <text:p>14,517<text:s/></text:p>
          </table:table-cell>
          <table:table-cell office:value-type="float" office:value="15004" table:style-name="ce7">
            <text:p>15,004<text:s/></text:p>
          </table:table-cell>
          <table:table-cell office:value-type="float" office:value="10463" table:style-name="ce7">
            <text:p>10,463<text:s/></text:p>
          </table:table-cell>
          <table:table-cell office:value-type="float" office:value="8743" table:style-name="ce7">
            <text:p>8,743<text:s/></text:p>
          </table:table-cell>
          <table:table-cell office:value-type="float" office:value="13979" table:style-name="ce7">
            <text:p>13,979<text:s/></text:p>
          </table:table-cell>
          <table:table-cell office:value-type="float" office:value="14535" table:style-name="ce7">
            <text:p>14,535<text:s/></text:p>
          </table:table-cell>
          <table:table-cell office:value-type="float" office:value="14911" table:style-name="ce7">
            <text:p>14,911<text:s/></text:p>
          </table:table-cell>
          <table:table-cell office:value-type="float" office:value="14971" table:style-name="ce7">
            <text:p>14,971<text:s/></text:p>
          </table:table-cell>
          <table:table-cell office:value-type="float" office:value="15599" table:style-name="ce7">
            <text:p>15,599<text:s/></text:p>
          </table:table-cell>
          <table:table-cell office:value-type="float" office:value="10873" table:style-name="ce7">
            <text:p>10,873<text:s/></text:p>
          </table:table-cell>
          <table:table-cell office:value-type="float" office:value="8851" table:style-name="ce7">
            <text:p>8,851<text:s/></text:p>
          </table:table-cell>
          <table:table-cell office:value-type="float" office:value="14424" table:style-name="ce7">
            <text:p>14,424<text:s/></text:p>
          </table:table-cell>
          <table:table-cell office:value-type="float" office:value="14790" table:style-name="ce7">
            <text:p>14,790<text:s/></text:p>
          </table:table-cell>
          <table:table-cell office:value-type="float" office:value="14905" table:style-name="ce7">
            <text:p>14,905<text:s/></text:p>
          </table:table-cell>
          <table:table-cell office:value-type="float" office:value="15013" table:style-name="ce7">
            <text:p>15,013<text:s/></text:p>
          </table:table-cell>
          <table:table-cell office:value-type="float" office:value="15105" table:style-name="ce7">
            <text:p>15,105<text:s/></text:p>
          </table:table-cell>
          <table:table-cell office:value-type="float" office:value="9479" table:style-name="ce7">
            <text:p>9,479<text:s/></text:p>
          </table:table-cell>
          <table:table-cell office:value-type="float" office:value="10700" table:style-name="ce7">
            <text:p>10,700<text:s/></text:p>
          </table:table-cell>
          <table:table-cell office:value-type="float" office:value="404591" table:formula="msoxl:=SUM(B3:AF3)" table:style-name="ce2">
            <text:p>404,591<text:s/></text:p>
          </table:table-cell>
          <table:table-cell table:number-columns-repeated="87" table:style-name="ce2"/>
          <table:table-cell table:number-columns-repeated="16264"/>
        </table:table-row>
        <table:table-row table:style-name="ro1">
          <table:table-cell office:value-type="string" table:style-name="ce4">
            <text:p>南京復興</text:p>
          </table:table-cell>
          <table:table-cell office:value-type="float" office:value="44971" table:style-name="ce7">
            <text:p>44,971<text:s/></text:p>
          </table:table-cell>
          <table:table-cell office:value-type="float" office:value="26434" table:style-name="ce7">
            <text:p>26,434<text:s/></text:p>
          </table:table-cell>
          <table:table-cell office:value-type="float" office:value="20633" table:style-name="ce7">
            <text:p>20,633<text:s/></text:p>
          </table:table-cell>
          <table:table-cell office:value-type="float" office:value="43079" table:style-name="ce7">
            <text:p>43,079<text:s/></text:p>
          </table:table-cell>
          <table:table-cell office:value-type="float" office:value="43718" table:style-name="ce7">
            <text:p>43,718<text:s/></text:p>
          </table:table-cell>
          <table:table-cell office:value-type="float" office:value="44646" table:style-name="ce7">
            <text:p>44,646<text:s/></text:p>
          </table:table-cell>
          <table:table-cell office:value-type="float" office:value="44513" table:style-name="ce7">
            <text:p>44,513<text:s/></text:p>
          </table:table-cell>
          <table:table-cell office:value-type="float" office:value="45601" table:style-name="ce7">
            <text:p>45,601<text:s/></text:p>
          </table:table-cell>
          <table:table-cell office:value-type="float" office:value="28063" table:style-name="ce7">
            <text:p>28,063<text:s/></text:p>
          </table:table-cell>
          <table:table-cell office:value-type="float" office:value="21584" table:style-name="ce7">
            <text:p>21,584<text:s/></text:p>
          </table:table-cell>
          <table:table-cell office:value-type="float" office:value="41700" table:style-name="ce7">
            <text:p>41,700<text:s/></text:p>
          </table:table-cell>
          <table:table-cell office:value-type="float" office:value="44336" table:style-name="ce7">
            <text:p>44,336<text:s/></text:p>
          </table:table-cell>
          <table:table-cell office:value-type="float" office:value="44028" table:style-name="ce7">
            <text:p>44,028<text:s/></text:p>
          </table:table-cell>
          <table:table-cell office:value-type="float" office:value="44195" table:style-name="ce7">
            <text:p>44,195<text:s/></text:p>
          </table:table-cell>
          <table:table-cell office:value-type="float" office:value="45785" table:style-name="ce7">
            <text:p>45,785<text:s/></text:p>
          </table:table-cell>
          <table:table-cell office:value-type="float" office:value="28360" table:style-name="ce7">
            <text:p>28,360<text:s/></text:p>
          </table:table-cell>
          <table:table-cell office:value-type="float" office:value="24624" table:style-name="ce7">
            <text:p>24,624<text:s/></text:p>
          </table:table-cell>
          <table:table-cell office:value-type="float" office:value="42879" table:style-name="ce7">
            <text:p>42,879<text:s/></text:p>
          </table:table-cell>
          <table:table-cell office:value-type="float" office:value="44396" table:style-name="ce7">
            <text:p>44,396<text:s/></text:p>
          </table:table-cell>
          <table:table-cell office:value-type="float" office:value="44961" table:style-name="ce7">
            <text:p>44,961<text:s/></text:p>
          </table:table-cell>
          <table:table-cell office:value-type="float" office:value="45807" table:style-name="ce7">
            <text:p>45,807<text:s/></text:p>
          </table:table-cell>
          <table:table-cell office:value-type="float" office:value="47402" table:style-name="ce7">
            <text:p>47,402<text:s/></text:p>
          </table:table-cell>
          <table:table-cell office:value-type="float" office:value="29417" table:style-name="ce7">
            <text:p>29,417<text:s/></text:p>
          </table:table-cell>
          <table:table-cell office:value-type="float" office:value="23364" table:style-name="ce7">
            <text:p>23,364<text:s/></text:p>
          </table:table-cell>
          <table:table-cell office:value-type="float" office:value="43929" table:style-name="ce7">
            <text:p>43,929<text:s/></text:p>
          </table:table-cell>
          <table:table-cell office:value-type="float" office:value="45237" table:style-name="ce7">
            <text:p>45,237<text:s/></text:p>
          </table:table-cell>
          <table:table-cell office:value-type="float" office:value="45488" table:style-name="ce7">
            <text:p>45,488<text:s/></text:p>
          </table:table-cell>
          <table:table-cell office:value-type="float" office:value="47087" table:style-name="ce7">
            <text:p>47,087<text:s/></text:p>
          </table:table-cell>
          <table:table-cell office:value-type="float" office:value="45913" table:style-name="ce7">
            <text:p>45,913<text:s/></text:p>
          </table:table-cell>
          <table:table-cell office:value-type="float" office:value="25642" table:style-name="ce7">
            <text:p>25,642<text:s/></text:p>
          </table:table-cell>
          <table:table-cell office:value-type="float" office:value="26840" table:style-name="ce7">
            <text:p>26,840<text:s/></text:p>
          </table:table-cell>
          <table:table-cell office:value-type="float" office:value="1194632" table:formula="msoxl:=SUM(B4:AF4)" table:style-name="ce2">
            <text:p>1,194,632<text:s/></text:p>
          </table:table-cell>
          <table:table-cell table:number-columns-repeated="87" table:style-name="ce2"/>
          <table:table-cell table:number-columns-repeated="16264"/>
        </table:table-row>
        <table:table-row table:style-name="ro1">
          <table:table-cell office:value-type="string" table:style-name="ce4">
            <text:p>忠孝復興</text:p>
          </table:table-cell>
          <table:table-cell office:value-type="float" office:value="48685" table:style-name="ce7">
            <text:p>48,685<text:s/></text:p>
          </table:table-cell>
          <table:table-cell office:value-type="float" office:value="45969" table:style-name="ce7">
            <text:p>45,969<text:s/></text:p>
          </table:table-cell>
          <table:table-cell office:value-type="float" office:value="37271" table:style-name="ce7">
            <text:p>37,271<text:s/></text:p>
          </table:table-cell>
          <table:table-cell office:value-type="float" office:value="39709" table:style-name="ce7">
            <text:p>39,709<text:s/></text:p>
          </table:table-cell>
          <table:table-cell office:value-type="float" office:value="40738" table:style-name="ce7">
            <text:p>40,738<text:s/></text:p>
          </table:table-cell>
          <table:table-cell office:value-type="float" office:value="42669" table:style-name="ce7">
            <text:p>42,669<text:s/></text:p>
          </table:table-cell>
          <table:table-cell office:value-type="float" office:value="44440" table:style-name="ce7">
            <text:p>44,440<text:s/></text:p>
          </table:table-cell>
          <table:table-cell office:value-type="float" office:value="49869" table:style-name="ce7">
            <text:p>49,869<text:s/></text:p>
          </table:table-cell>
          <table:table-cell office:value-type="float" office:value="48551" table:style-name="ce7">
            <text:p>48,551<text:s/></text:p>
          </table:table-cell>
          <table:table-cell office:value-type="float" office:value="39164" table:style-name="ce7">
            <text:p>39,164<text:s/></text:p>
          </table:table-cell>
          <table:table-cell office:value-type="float" office:value="39803" table:style-name="ce7">
            <text:p>39,803<text:s/></text:p>
          </table:table-cell>
          <table:table-cell office:value-type="float" office:value="42146" table:style-name="ce7">
            <text:p>42,146<text:s/></text:p>
          </table:table-cell>
          <table:table-cell office:value-type="float" office:value="42218" table:style-name="ce7">
            <text:p>42,218<text:s/></text:p>
          </table:table-cell>
          <table:table-cell office:value-type="float" office:value="43567" table:style-name="ce7">
            <text:p>43,567<text:s/></text:p>
          </table:table-cell>
          <table:table-cell office:value-type="float" office:value="50181" table:style-name="ce7">
            <text:p>50,181<text:s/></text:p>
          </table:table-cell>
          <table:table-cell office:value-type="float" office:value="52475" table:style-name="ce7">
            <text:p>52,475<text:s/></text:p>
          </table:table-cell>
          <table:table-cell office:value-type="float" office:value="41528" table:style-name="ce7">
            <text:p>41,528<text:s/></text:p>
          </table:table-cell>
          <table:table-cell office:value-type="float" office:value="41860" table:style-name="ce7">
            <text:p>41,860<text:s/></text:p>
          </table:table-cell>
          <table:table-cell office:value-type="float" office:value="44039" table:style-name="ce7">
            <text:p>44,039<text:s/></text:p>
          </table:table-cell>
          <table:table-cell office:value-type="float" office:value="45090" table:style-name="ce7">
            <text:p>45,090<text:s/></text:p>
          </table:table-cell>
          <table:table-cell office:value-type="float" office:value="47581" table:style-name="ce7">
            <text:p>47,581<text:s/></text:p>
          </table:table-cell>
          <table:table-cell office:value-type="float" office:value="51877" table:style-name="ce7">
            <text:p>51,877<text:s/></text:p>
          </table:table-cell>
          <table:table-cell office:value-type="float" office:value="54328" table:style-name="ce7">
            <text:p>54,328<text:s/></text:p>
          </table:table-cell>
          <table:table-cell office:value-type="float" office:value="43370" table:style-name="ce7">
            <text:p>43,370<text:s/></text:p>
          </table:table-cell>
          <table:table-cell office:value-type="float" office:value="46763" table:style-name="ce7">
            <text:p>46,763<text:s/></text:p>
          </table:table-cell>
          <table:table-cell office:value-type="float" office:value="44646" table:style-name="ce7">
            <text:p>44,646<text:s/></text:p>
          </table:table-cell>
          <table:table-cell office:value-type="float" office:value="46326" table:style-name="ce7">
            <text:p>46,326<text:s/></text:p>
          </table:table-cell>
          <table:table-cell office:value-type="float" office:value="46880" table:style-name="ce7">
            <text:p>46,880<text:s/></text:p>
          </table:table-cell>
          <table:table-cell office:value-type="float" office:value="52516" table:style-name="ce7">
            <text:p>52,516<text:s/></text:p>
          </table:table-cell>
          <table:table-cell office:value-type="float" office:value="48247" table:style-name="ce7">
            <text:p>48,247<text:s/></text:p>
          </table:table-cell>
          <table:table-cell office:value-type="float" office:value="57591" table:style-name="ce7">
            <text:p>57,591<text:s/></text:p>
          </table:table-cell>
          <table:table-cell office:value-type="float" office:value="1420097" table:formula="msoxl:=SUM(B5:AF5)" table:style-name="ce2">
            <text:p>1,420,097<text:s/></text:p>
          </table:table-cell>
          <table:table-cell table:number-columns-repeated="87" table:style-name="ce2"/>
          <table:table-cell table:number-columns-repeated="16264"/>
        </table:table-row>
        <table:table-row table:style-name="ro1">
          <table:table-cell office:value-type="string" table:style-name="ce4">
            <text:p>大安</text:p>
          </table:table-cell>
          <table:table-cell office:value-type="float" office:value="28218" table:style-name="ce7">
            <text:p>28,218<text:s/></text:p>
          </table:table-cell>
          <table:table-cell office:value-type="float" office:value="16395" table:style-name="ce7">
            <text:p>16,395<text:s/></text:p>
          </table:table-cell>
          <table:table-cell office:value-type="float" office:value="13621" table:style-name="ce7">
            <text:p>13,621<text:s/></text:p>
          </table:table-cell>
          <table:table-cell office:value-type="float" office:value="26950" table:style-name="ce7">
            <text:p>26,950<text:s/></text:p>
          </table:table-cell>
          <table:table-cell office:value-type="float" office:value="27486" table:style-name="ce7">
            <text:p>27,486<text:s/></text:p>
          </table:table-cell>
          <table:table-cell office:value-type="float" office:value="28131" table:style-name="ce7">
            <text:p>28,131<text:s/></text:p>
          </table:table-cell>
          <table:table-cell office:value-type="float" office:value="27649" table:style-name="ce7">
            <text:p>27,649<text:s/></text:p>
          </table:table-cell>
          <table:table-cell office:value-type="float" office:value="28931" table:style-name="ce7">
            <text:p>28,931<text:s/></text:p>
          </table:table-cell>
          <table:table-cell office:value-type="float" office:value="17707" table:style-name="ce7">
            <text:p>17,707<text:s/></text:p>
          </table:table-cell>
          <table:table-cell office:value-type="float" office:value="13159" table:style-name="ce7">
            <text:p>13,159<text:s/></text:p>
          </table:table-cell>
          <table:table-cell office:value-type="float" office:value="25950" table:style-name="ce7">
            <text:p>25,950<text:s/></text:p>
          </table:table-cell>
          <table:table-cell office:value-type="float" office:value="27513" table:style-name="ce7">
            <text:p>27,513<text:s/></text:p>
          </table:table-cell>
          <table:table-cell office:value-type="float" office:value="27159" table:style-name="ce7">
            <text:p>27,159<text:s/></text:p>
          </table:table-cell>
          <table:table-cell office:value-type="float" office:value="27855" table:style-name="ce7">
            <text:p>27,855<text:s/></text:p>
          </table:table-cell>
          <table:table-cell office:value-type="float" office:value="29024" table:style-name="ce7">
            <text:p>29,024<text:s/></text:p>
          </table:table-cell>
          <table:table-cell office:value-type="float" office:value="17822" table:style-name="ce7">
            <text:p>17,822<text:s/></text:p>
          </table:table-cell>
          <table:table-cell office:value-type="float" office:value="14224" table:style-name="ce7">
            <text:p>14,224<text:s/></text:p>
          </table:table-cell>
          <table:table-cell office:value-type="float" office:value="26663" table:style-name="ce7">
            <text:p>26,663<text:s/></text:p>
          </table:table-cell>
          <table:table-cell office:value-type="float" office:value="27249" table:style-name="ce7">
            <text:p>27,249<text:s/></text:p>
          </table:table-cell>
          <table:table-cell office:value-type="float" office:value="27774" table:style-name="ce7">
            <text:p>27,774<text:s/></text:p>
          </table:table-cell>
          <table:table-cell office:value-type="float" office:value="28259" table:style-name="ce7">
            <text:p>28,259<text:s/></text:p>
          </table:table-cell>
          <table:table-cell office:value-type="float" office:value="29038" table:style-name="ce7">
            <text:p>29,038<text:s/></text:p>
          </table:table-cell>
          <table:table-cell office:value-type="float" office:value="17527" table:style-name="ce7">
            <text:p>17,527<text:s/></text:p>
          </table:table-cell>
          <table:table-cell office:value-type="float" office:value="13099" table:style-name="ce7">
            <text:p>13,099<text:s/></text:p>
          </table:table-cell>
          <table:table-cell office:value-type="float" office:value="26863" table:style-name="ce7">
            <text:p>26,863<text:s/></text:p>
          </table:table-cell>
          <table:table-cell office:value-type="float" office:value="27953" table:style-name="ce7">
            <text:p>27,953<text:s/></text:p>
          </table:table-cell>
          <table:table-cell office:value-type="float" office:value="28406" table:style-name="ce7">
            <text:p>28,406<text:s/></text:p>
          </table:table-cell>
          <table:table-cell office:value-type="float" office:value="28428" table:style-name="ce7">
            <text:p>28,428<text:s/></text:p>
          </table:table-cell>
          <table:table-cell office:value-type="float" office:value="29259" table:style-name="ce7">
            <text:p>29,259<text:s/></text:p>
          </table:table-cell>
          <table:table-cell office:value-type="float" office:value="15839" table:style-name="ce7">
            <text:p>15,839<text:s/></text:p>
          </table:table-cell>
          <table:table-cell office:value-type="float" office:value="22207" table:style-name="ce7">
            <text:p>22,207<text:s/></text:p>
          </table:table-cell>
          <table:table-cell office:value-type="float" office:value="746358" table:formula="msoxl:=SUM(B6:AF6)" table:style-name="ce2">
            <text:p>746,358<text:s/></text:p>
          </table:table-cell>
          <table:table-cell table:number-columns-repeated="87" table:style-name="ce2"/>
          <table:table-cell table:number-columns-repeated="16264"/>
        </table:table-row>
        <table:table-row table:style-name="ro1">
          <table:table-cell office:value-type="string" table:style-name="ce4">
            <text:p>科技大樓</text:p>
          </table:table-cell>
          <table:table-cell office:value-type="float" office:value="16598" table:style-name="ce7">
            <text:p>16,598<text:s/></text:p>
          </table:table-cell>
          <table:table-cell office:value-type="float" office:value="11848" table:style-name="ce7">
            <text:p>11,848<text:s/></text:p>
          </table:table-cell>
          <table:table-cell office:value-type="float" office:value="9842" table:style-name="ce7">
            <text:p>9,842<text:s/></text:p>
          </table:table-cell>
          <table:table-cell office:value-type="float" office:value="15249" table:style-name="ce7">
            <text:p>15,249<text:s/></text:p>
          </table:table-cell>
          <table:table-cell office:value-type="float" office:value="15537" table:style-name="ce7">
            <text:p>15,537<text:s/></text:p>
          </table:table-cell>
          <table:table-cell office:value-type="float" office:value="16109" table:style-name="ce7">
            <text:p>16,109<text:s/></text:p>
          </table:table-cell>
          <table:table-cell office:value-type="float" office:value="15995" table:style-name="ce7">
            <text:p>15,995<text:s/></text:p>
          </table:table-cell>
          <table:table-cell office:value-type="float" office:value="16635" table:style-name="ce7">
            <text:p>16,635<text:s/></text:p>
          </table:table-cell>
          <table:table-cell office:value-type="float" office:value="11993" table:style-name="ce7">
            <text:p>11,993<text:s/></text:p>
          </table:table-cell>
          <table:table-cell office:value-type="float" office:value="10494" table:style-name="ce7">
            <text:p>10,494<text:s/></text:p>
          </table:table-cell>
          <table:table-cell office:value-type="float" office:value="14695" table:style-name="ce7">
            <text:p>14,695<text:s/></text:p>
          </table:table-cell>
          <table:table-cell office:value-type="float" office:value="15347" table:style-name="ce7">
            <text:p>15,347<text:s/></text:p>
          </table:table-cell>
          <table:table-cell office:value-type="float" office:value="15592" table:style-name="ce7">
            <text:p>15,592<text:s/></text:p>
          </table:table-cell>
          <table:table-cell office:value-type="float" office:value="15627" table:style-name="ce7">
            <text:p>15,627<text:s/></text:p>
          </table:table-cell>
          <table:table-cell office:value-type="float" office:value="16396" table:style-name="ce7">
            <text:p>16,396<text:s/></text:p>
          </table:table-cell>
          <table:table-cell office:value-type="float" office:value="11782" table:style-name="ce7">
            <text:p>11,782<text:s/></text:p>
          </table:table-cell>
          <table:table-cell office:value-type="float" office:value="9843" table:style-name="ce7">
            <text:p>9,843<text:s/></text:p>
          </table:table-cell>
          <table:table-cell office:value-type="float" office:value="15017" table:style-name="ce7">
            <text:p>15,017<text:s/></text:p>
          </table:table-cell>
          <table:table-cell office:value-type="float" office:value="15446" table:style-name="ce7">
            <text:p>15,446<text:s/></text:p>
          </table:table-cell>
          <table:table-cell office:value-type="float" office:value="15740" table:style-name="ce7">
            <text:p>15,740<text:s/></text:p>
          </table:table-cell>
          <table:table-cell office:value-type="float" office:value="16243" table:style-name="ce7">
            <text:p>16,243<text:s/></text:p>
          </table:table-cell>
          <table:table-cell office:value-type="float" office:value="16689" table:style-name="ce7">
            <text:p>16,689<text:s/></text:p>
          </table:table-cell>
          <table:table-cell office:value-type="float" office:value="12217" table:style-name="ce7">
            <text:p>12,217<text:s/></text:p>
          </table:table-cell>
          <table:table-cell office:value-type="float" office:value="9568" table:style-name="ce7">
            <text:p>9,568<text:s/></text:p>
          </table:table-cell>
          <table:table-cell office:value-type="float" office:value="14723" table:style-name="ce7">
            <text:p>14,723<text:s/></text:p>
          </table:table-cell>
          <table:table-cell office:value-type="float" office:value="15338" table:style-name="ce7">
            <text:p>15,338<text:s/></text:p>
          </table:table-cell>
          <table:table-cell office:value-type="float" office:value="15691" table:style-name="ce7">
            <text:p>15,691<text:s/></text:p>
          </table:table-cell>
          <table:table-cell office:value-type="float" office:value="15850" table:style-name="ce7">
            <text:p>15,850<text:s/></text:p>
          </table:table-cell>
          <table:table-cell office:value-type="float" office:value="15906" table:style-name="ce7">
            <text:p>15,906<text:s/></text:p>
          </table:table-cell>
          <table:table-cell office:value-type="float" office:value="10146" table:style-name="ce7">
            <text:p>10,146<text:s/></text:p>
          </table:table-cell>
          <table:table-cell office:value-type="float" office:value="10690" table:style-name="ce7">
            <text:p>10,690<text:s/></text:p>
          </table:table-cell>
          <table:table-cell office:value-type="float" office:value="438846" table:formula="msoxl:=SUM(B7:AF7)" table:style-name="ce2">
            <text:p>438,846<text:s/></text:p>
          </table:table-cell>
          <table:table-cell table:number-columns-repeated="87" table:style-name="ce2"/>
          <table:table-cell table:number-columns-repeated="16264"/>
        </table:table-row>
        <table:table-row table:style-name="ro1">
          <table:table-cell office:value-type="string" table:style-name="ce4">
            <text:p>六張犁</text:p>
          </table:table-cell>
          <table:table-cell office:value-type="float" office:value="12165" table:style-name="ce7">
            <text:p>12,165<text:s/></text:p>
          </table:table-cell>
          <table:table-cell office:value-type="float" office:value="8222" table:style-name="ce7">
            <text:p>8,222<text:s/></text:p>
          </table:table-cell>
          <table:table-cell office:value-type="float" office:value="6495" table:style-name="ce7">
            <text:p>6,495<text:s/></text:p>
          </table:table-cell>
          <table:table-cell office:value-type="float" office:value="11164" table:style-name="ce7">
            <text:p>11,164<text:s/></text:p>
          </table:table-cell>
          <table:table-cell office:value-type="float" office:value="11500" table:style-name="ce7">
            <text:p>11,500<text:s/></text:p>
          </table:table-cell>
          <table:table-cell office:value-type="float" office:value="11593" table:style-name="ce7">
            <text:p>11,593<text:s/></text:p>
          </table:table-cell>
          <table:table-cell office:value-type="float" office:value="11821" table:style-name="ce7">
            <text:p>11,821<text:s/></text:p>
          </table:table-cell>
          <table:table-cell office:value-type="float" office:value="12480" table:style-name="ce7">
            <text:p>12,480<text:s/></text:p>
          </table:table-cell>
          <table:table-cell office:value-type="float" office:value="8688" table:style-name="ce7">
            <text:p>8,688<text:s/></text:p>
          </table:table-cell>
          <table:table-cell office:value-type="float" office:value="6575" table:style-name="ce7">
            <text:p>6,575<text:s/></text:p>
          </table:table-cell>
          <table:table-cell office:value-type="float" office:value="11013" table:style-name="ce7">
            <text:p>11,013<text:s/></text:p>
          </table:table-cell>
          <table:table-cell office:value-type="float" office:value="11334" table:style-name="ce7">
            <text:p>11,334<text:s/></text:p>
          </table:table-cell>
          <table:table-cell office:value-type="float" office:value="11542" table:style-name="ce7">
            <text:p>11,542<text:s/></text:p>
          </table:table-cell>
          <table:table-cell office:value-type="float" office:value="11645" table:style-name="ce7">
            <text:p>11,645<text:s/></text:p>
          </table:table-cell>
          <table:table-cell office:value-type="float" office:value="12202" table:style-name="ce7">
            <text:p>12,202<text:s/></text:p>
          </table:table-cell>
          <table:table-cell office:value-type="float" office:value="8668" table:style-name="ce7">
            <text:p>8,668<text:s/></text:p>
          </table:table-cell>
          <table:table-cell office:value-type="float" office:value="6854" table:style-name="ce7">
            <text:p>6,854<text:s/></text:p>
          </table:table-cell>
          <table:table-cell office:value-type="float" office:value="10941" table:style-name="ce7">
            <text:p>10,941<text:s/></text:p>
          </table:table-cell>
          <table:table-cell office:value-type="float" office:value="11360" table:style-name="ce7">
            <text:p>11,360<text:s/></text:p>
          </table:table-cell>
          <table:table-cell office:value-type="float" office:value="11955" table:style-name="ce7">
            <text:p>11,955<text:s/></text:p>
          </table:table-cell>
          <table:table-cell office:value-type="float" office:value="11739" table:style-name="ce7">
            <text:p>11,739<text:s/></text:p>
          </table:table-cell>
          <table:table-cell office:value-type="float" office:value="12286" table:style-name="ce7">
            <text:p>12,286<text:s/></text:p>
          </table:table-cell>
          <table:table-cell office:value-type="float" office:value="8786" table:style-name="ce7">
            <text:p>8,786<text:s/></text:p>
          </table:table-cell>
          <table:table-cell office:value-type="float" office:value="6827" table:style-name="ce7">
            <text:p>6,827<text:s/></text:p>
          </table:table-cell>
          <table:table-cell office:value-type="float" office:value="11304" table:style-name="ce7">
            <text:p>11,304<text:s/></text:p>
          </table:table-cell>
          <table:table-cell office:value-type="float" office:value="11843" table:style-name="ce7">
            <text:p>11,843<text:s/></text:p>
          </table:table-cell>
          <table:table-cell office:value-type="float" office:value="11716" table:style-name="ce7">
            <text:p>11,716<text:s/></text:p>
          </table:table-cell>
          <table:table-cell office:value-type="float" office:value="12022" table:style-name="ce7">
            <text:p>12,022<text:s/></text:p>
          </table:table-cell>
          <table:table-cell office:value-type="float" office:value="12215" table:style-name="ce7">
            <text:p>12,215<text:s/></text:p>
          </table:table-cell>
          <table:table-cell office:value-type="float" office:value="8307" table:style-name="ce7">
            <text:p>8,307<text:s/></text:p>
          </table:table-cell>
          <table:table-cell office:value-type="float" office:value="13289" table:style-name="ce7">
            <text:p>13,289<text:s/></text:p>
          </table:table-cell>
          <table:table-cell office:value-type="float" office:value="328551" table:formula="msoxl:=SUM(B8:AF8)" table:style-name="ce2">
            <text:p>328,551<text:s/></text:p>
          </table:table-cell>
          <table:table-cell table:number-columns-repeated="87" table:style-name="ce2"/>
          <table:table-cell table:number-columns-repeated="16264"/>
        </table:table-row>
        <table:table-row table:style-name="ro1">
          <table:table-cell office:value-type="string" table:style-name="ce4">
            <text:p>麟光</text:p>
          </table:table-cell>
          <table:table-cell office:value-type="float" office:value="4787" table:style-name="ce7">
            <text:p>4,787<text:s/></text:p>
          </table:table-cell>
          <table:table-cell office:value-type="float" office:value="3910" table:style-name="ce7">
            <text:p>3,910<text:s/></text:p>
          </table:table-cell>
          <table:table-cell office:value-type="float" office:value="3281" table:style-name="ce7">
            <text:p>3,281<text:s/></text:p>
          </table:table-cell>
          <table:table-cell office:value-type="float" office:value="4434" table:style-name="ce7">
            <text:p>4,434<text:s/></text:p>
          </table:table-cell>
          <table:table-cell office:value-type="float" office:value="4391" table:style-name="ce7">
            <text:p>4,391<text:s/></text:p>
          </table:table-cell>
          <table:table-cell office:value-type="float" office:value="4418" table:style-name="ce7">
            <text:p>4,418<text:s/></text:p>
          </table:table-cell>
          <table:table-cell office:value-type="float" office:value="4485" table:style-name="ce7">
            <text:p>4,485<text:s/></text:p>
          </table:table-cell>
          <table:table-cell office:value-type="float" office:value="4865" table:style-name="ce7">
            <text:p>4,865<text:s/></text:p>
          </table:table-cell>
          <table:table-cell office:value-type="float" office:value="4043" table:style-name="ce7">
            <text:p>4,043<text:s/></text:p>
          </table:table-cell>
          <table:table-cell office:value-type="float" office:value="3370" table:style-name="ce7">
            <text:p>3,370<text:s/></text:p>
          </table:table-cell>
          <table:table-cell office:value-type="float" office:value="4196" table:style-name="ce7">
            <text:p>4,196<text:s/></text:p>
          </table:table-cell>
          <table:table-cell office:value-type="float" office:value="4299" table:style-name="ce7">
            <text:p>4,299<text:s/></text:p>
          </table:table-cell>
          <table:table-cell office:value-type="float" office:value="4427" table:style-name="ce7">
            <text:p>4,427<text:s/></text:p>
          </table:table-cell>
          <table:table-cell office:value-type="float" office:value="4423" table:style-name="ce7">
            <text:p>4,423<text:s/></text:p>
          </table:table-cell>
          <table:table-cell office:value-type="float" office:value="4687" table:style-name="ce7">
            <text:p>4,687<text:s/></text:p>
          </table:table-cell>
          <table:table-cell office:value-type="float" office:value="4454" table:style-name="ce7">
            <text:p>4,454<text:s/></text:p>
          </table:table-cell>
          <table:table-cell office:value-type="float" office:value="3302" table:style-name="ce7">
            <text:p>3,302<text:s/></text:p>
          </table:table-cell>
          <table:table-cell office:value-type="float" office:value="4316" table:style-name="ce7">
            <text:p>4,316<text:s/></text:p>
          </table:table-cell>
          <table:table-cell office:value-type="float" office:value="4336" table:style-name="ce7">
            <text:p>4,336<text:s/></text:p>
          </table:table-cell>
          <table:table-cell office:value-type="float" office:value="4422" table:style-name="ce7">
            <text:p>4,422<text:s/></text:p>
          </table:table-cell>
          <table:table-cell office:value-type="float" office:value="4639" table:style-name="ce7">
            <text:p>4,639<text:s/></text:p>
          </table:table-cell>
          <table:table-cell office:value-type="float" office:value="4755" table:style-name="ce7">
            <text:p>4,755<text:s/></text:p>
          </table:table-cell>
          <table:table-cell office:value-type="float" office:value="4094" table:style-name="ce7">
            <text:p>4,094<text:s/></text:p>
          </table:table-cell>
          <table:table-cell office:value-type="float" office:value="3259" table:style-name="ce7">
            <text:p>3,259<text:s/></text:p>
          </table:table-cell>
          <table:table-cell office:value-type="float" office:value="4391" table:style-name="ce7">
            <text:p>4,391<text:s/></text:p>
          </table:table-cell>
          <table:table-cell office:value-type="float" office:value="4477" table:style-name="ce7">
            <text:p>4,477<text:s/></text:p>
          </table:table-cell>
          <table:table-cell office:value-type="float" office:value="4569" table:style-name="ce7">
            <text:p>4,569<text:s/></text:p>
          </table:table-cell>
          <table:table-cell office:value-type="float" office:value="4505" table:style-name="ce7">
            <text:p>4,505<text:s/></text:p>
          </table:table-cell>
          <table:table-cell office:value-type="float" office:value="4706" table:style-name="ce7">
            <text:p>4,706<text:s/></text:p>
          </table:table-cell>
          <table:table-cell office:value-type="float" office:value="3775" table:style-name="ce7">
            <text:p>3,775<text:s/></text:p>
          </table:table-cell>
          <table:table-cell office:value-type="float" office:value="4628" table:style-name="ce7">
            <text:p>4,628<text:s/></text:p>
          </table:table-cell>
          <table:table-cell office:value-type="float" office:value="132644" table:formula="msoxl:=SUM(B9:AF9)" table:style-name="ce2">
            <text:p>132,644<text:s/></text:p>
          </table:table-cell>
          <table:table-cell table:number-columns-repeated="87" table:style-name="ce2"/>
          <table:table-cell table:number-columns-repeated="16264"/>
        </table:table-row>
        <table:table-row table:style-name="ro1">
          <table:table-cell office:value-type="string" table:style-name="ce4">
            <text:p>辛亥</text:p>
          </table:table-cell>
          <table:table-cell office:value-type="float" office:value="3767" table:style-name="ce7">
            <text:p>3,767<text:s/></text:p>
          </table:table-cell>
          <table:table-cell office:value-type="float" office:value="2859" table:style-name="ce7">
            <text:p>2,859<text:s/></text:p>
          </table:table-cell>
          <table:table-cell office:value-type="float" office:value="2626" table:style-name="ce7">
            <text:p>2,626<text:s/></text:p>
          </table:table-cell>
          <table:table-cell office:value-type="float" office:value="3412" table:style-name="ce7">
            <text:p>3,412<text:s/></text:p>
          </table:table-cell>
          <table:table-cell office:value-type="float" office:value="3601" table:style-name="ce7">
            <text:p>3,601<text:s/></text:p>
          </table:table-cell>
          <table:table-cell office:value-type="float" office:value="3608" table:style-name="ce7">
            <text:p>3,608<text:s/></text:p>
          </table:table-cell>
          <table:table-cell office:value-type="float" office:value="3572" table:style-name="ce7">
            <text:p>3,572<text:s/></text:p>
          </table:table-cell>
          <table:table-cell office:value-type="float" office:value="3947" table:style-name="ce7">
            <text:p>3,947<text:s/></text:p>
          </table:table-cell>
          <table:table-cell office:value-type="float" office:value="3065" table:style-name="ce7">
            <text:p>3,065<text:s/></text:p>
          </table:table-cell>
          <table:table-cell office:value-type="float" office:value="2518" table:style-name="ce7">
            <text:p>2,518<text:s/></text:p>
          </table:table-cell>
          <table:table-cell office:value-type="float" office:value="3409" table:style-name="ce7">
            <text:p>3,409<text:s/></text:p>
          </table:table-cell>
          <table:table-cell office:value-type="float" office:value="3534" table:style-name="ce7">
            <text:p>3,534<text:s/></text:p>
          </table:table-cell>
          <table:table-cell office:value-type="float" office:value="3562" table:style-name="ce7">
            <text:p>3,562<text:s/></text:p>
          </table:table-cell>
          <table:table-cell office:value-type="float" office:value="3652" table:style-name="ce7">
            <text:p>3,652<text:s/></text:p>
          </table:table-cell>
          <table:table-cell office:value-type="float" office:value="3895" table:style-name="ce7">
            <text:p>3,895<text:s/></text:p>
          </table:table-cell>
          <table:table-cell office:value-type="float" office:value="2946" table:style-name="ce7">
            <text:p>2,946<text:s/></text:p>
          </table:table-cell>
          <table:table-cell office:value-type="float" office:value="2279" table:style-name="ce7">
            <text:p>2,279<text:s/></text:p>
          </table:table-cell>
          <table:table-cell office:value-type="float" office:value="3491" table:style-name="ce7">
            <text:p>3,491<text:s/></text:p>
          </table:table-cell>
          <table:table-cell office:value-type="float" office:value="3526" table:style-name="ce7">
            <text:p>3,526<text:s/></text:p>
          </table:table-cell>
          <table:table-cell office:value-type="float" office:value="3603" table:style-name="ce7">
            <text:p>3,603<text:s/></text:p>
          </table:table-cell>
          <table:table-cell office:value-type="float" office:value="3588" table:style-name="ce7">
            <text:p>3,588<text:s/></text:p>
          </table:table-cell>
          <table:table-cell office:value-type="float" office:value="3799" table:style-name="ce7">
            <text:p>3,799<text:s/></text:p>
          </table:table-cell>
          <table:table-cell office:value-type="float" office:value="3241" table:style-name="ce7">
            <text:p>3,241<text:s/></text:p>
          </table:table-cell>
          <table:table-cell office:value-type="float" office:value="2512" table:style-name="ce7">
            <text:p>2,512<text:s/></text:p>
          </table:table-cell>
          <table:table-cell office:value-type="float" office:value="3581" table:style-name="ce7">
            <text:p>3,581<text:s/></text:p>
          </table:table-cell>
          <table:table-cell office:value-type="float" office:value="3554" table:style-name="ce7">
            <text:p>3,554<text:s/></text:p>
          </table:table-cell>
          <table:table-cell office:value-type="float" office:value="3608" table:style-name="ce7">
            <text:p>3,608<text:s/></text:p>
          </table:table-cell>
          <table:table-cell office:value-type="float" office:value="3593" table:style-name="ce7">
            <text:p>3,593<text:s/></text:p>
          </table:table-cell>
          <table:table-cell office:value-type="float" office:value="3751" table:style-name="ce7">
            <text:p>3,751<text:s/></text:p>
          </table:table-cell>
          <table:table-cell office:value-type="float" office:value="2824" table:style-name="ce7">
            <text:p>2,824<text:s/></text:p>
          </table:table-cell>
          <table:table-cell office:value-type="float" office:value="3618" table:style-name="ce7">
            <text:p>3,618<text:s/></text:p>
          </table:table-cell>
          <table:table-cell office:value-type="float" office:value="104541" table:formula="msoxl:=SUM(B10:AF10)" table:style-name="ce2">
            <text:p>104,541<text:s/></text:p>
          </table:table-cell>
          <table:table-cell table:number-columns-repeated="87" table:style-name="ce2"/>
          <table:table-cell table:number-columns-repeated="16264"/>
        </table:table-row>
        <table:table-row table:style-name="ro1">
          <table:table-cell office:value-type="string" table:style-name="ce4">
            <text:p>萬芳醫院</text:p>
          </table:table-cell>
          <table:table-cell office:value-type="float" office:value="14660" table:style-name="ce7">
            <text:p>14,660<text:s/></text:p>
          </table:table-cell>
          <table:table-cell office:value-type="float" office:value="8355" table:style-name="ce7">
            <text:p>8,355<text:s/></text:p>
          </table:table-cell>
          <table:table-cell office:value-type="float" office:value="5820" table:style-name="ce7">
            <text:p>5,820<text:s/></text:p>
          </table:table-cell>
          <table:table-cell office:value-type="float" office:value="12237" table:style-name="ce7">
            <text:p>12,237<text:s/></text:p>
          </table:table-cell>
          <table:table-cell office:value-type="float" office:value="12626" table:style-name="ce7">
            <text:p>12,626<text:s/></text:p>
          </table:table-cell>
          <table:table-cell office:value-type="float" office:value="12878" table:style-name="ce7">
            <text:p>12,878<text:s/></text:p>
          </table:table-cell>
          <table:table-cell office:value-type="float" office:value="12658" table:style-name="ce7">
            <text:p>12,658<text:s/></text:p>
          </table:table-cell>
          <table:table-cell office:value-type="float" office:value="14692" table:style-name="ce7">
            <text:p>14,692<text:s/></text:p>
          </table:table-cell>
          <table:table-cell office:value-type="float" office:value="9682" table:style-name="ce7">
            <text:p>9,682<text:s/></text:p>
          </table:table-cell>
          <table:table-cell office:value-type="float" office:value="6377" table:style-name="ce7">
            <text:p>6,377<text:s/></text:p>
          </table:table-cell>
          <table:table-cell office:value-type="float" office:value="12312" table:style-name="ce7">
            <text:p>12,312<text:s/></text:p>
          </table:table-cell>
          <table:table-cell office:value-type="float" office:value="12399" table:style-name="ce7">
            <text:p>12,399<text:s/></text:p>
          </table:table-cell>
          <table:table-cell office:value-type="float" office:value="12715" table:style-name="ce7">
            <text:p>12,715<text:s/></text:p>
          </table:table-cell>
          <table:table-cell office:value-type="float" office:value="12886" table:style-name="ce7">
            <text:p>12,886<text:s/></text:p>
          </table:table-cell>
          <table:table-cell office:value-type="float" office:value="14488" table:style-name="ce7">
            <text:p>14,488<text:s/></text:p>
          </table:table-cell>
          <table:table-cell office:value-type="float" office:value="9081" table:style-name="ce7">
            <text:p>9,081<text:s/></text:p>
          </table:table-cell>
          <table:table-cell office:value-type="float" office:value="5863" table:style-name="ce7">
            <text:p>5,863<text:s/></text:p>
          </table:table-cell>
          <table:table-cell office:value-type="float" office:value="12152" table:style-name="ce7">
            <text:p>12,152<text:s/></text:p>
          </table:table-cell>
          <table:table-cell office:value-type="float" office:value="12512" table:style-name="ce7">
            <text:p>12,512<text:s/></text:p>
          </table:table-cell>
          <table:table-cell office:value-type="float" office:value="12770" table:style-name="ce7">
            <text:p>12,770<text:s/></text:p>
          </table:table-cell>
          <table:table-cell office:value-type="float" office:value="12961" table:style-name="ce7">
            <text:p>12,961<text:s/></text:p>
          </table:table-cell>
          <table:table-cell office:value-type="float" office:value="14222" table:style-name="ce7">
            <text:p>14,222<text:s/></text:p>
          </table:table-cell>
          <table:table-cell office:value-type="float" office:value="8900" table:style-name="ce7">
            <text:p>8,900<text:s/></text:p>
          </table:table-cell>
          <table:table-cell office:value-type="float" office:value="5866" table:style-name="ce7">
            <text:p>5,866<text:s/></text:p>
          </table:table-cell>
          <table:table-cell office:value-type="float" office:value="12183" table:style-name="ce7">
            <text:p>12,183<text:s/></text:p>
          </table:table-cell>
          <table:table-cell office:value-type="float" office:value="12605" table:style-name="ce7">
            <text:p>12,605<text:s/></text:p>
          </table:table-cell>
          <table:table-cell office:value-type="float" office:value="12816" table:style-name="ce7">
            <text:p>12,816<text:s/></text:p>
          </table:table-cell>
          <table:table-cell office:value-type="float" office:value="12892" table:style-name="ce7">
            <text:p>12,892<text:s/></text:p>
          </table:table-cell>
          <table:table-cell office:value-type="float" office:value="14652" table:style-name="ce7">
            <text:p>14,652<text:s/></text:p>
          </table:table-cell>
          <table:table-cell office:value-type="float" office:value="7753" table:style-name="ce7">
            <text:p>7,753<text:s/></text:p>
          </table:table-cell>
          <table:table-cell office:value-type="float" office:value="7806" table:style-name="ce7">
            <text:p>7,806<text:s/></text:p>
          </table:table-cell>
          <table:table-cell office:value-type="float" office:value="349819" table:formula="msoxl:=SUM(B11:AF11)" table:style-name="ce2">
            <text:p>349,819<text:s/></text:p>
          </table:table-cell>
          <table:table-cell table:number-columns-repeated="87" table:style-name="ce2"/>
          <table:table-cell table:number-columns-repeated="16264"/>
        </table:table-row>
        <table:table-row table:style-name="ro1">
          <table:table-cell office:value-type="string" table:style-name="ce4">
            <text:p>萬芳社區</text:p>
          </table:table-cell>
          <table:table-cell office:value-type="float" office:value="2821" table:style-name="ce7">
            <text:p>2,821<text:s/></text:p>
          </table:table-cell>
          <table:table-cell office:value-type="float" office:value="1923" table:style-name="ce7">
            <text:p>1,923<text:s/></text:p>
          </table:table-cell>
          <table:table-cell office:value-type="float" office:value="1641" table:style-name="ce7">
            <text:p>1,641<text:s/></text:p>
          </table:table-cell>
          <table:table-cell office:value-type="float" office:value="2599" table:style-name="ce7">
            <text:p>2,599<text:s/></text:p>
          </table:table-cell>
          <table:table-cell office:value-type="float" office:value="2784" table:style-name="ce7">
            <text:p>2,784<text:s/></text:p>
          </table:table-cell>
          <table:table-cell office:value-type="float" office:value="2803" table:style-name="ce7">
            <text:p>2,803<text:s/></text:p>
          </table:table-cell>
          <table:table-cell office:value-type="float" office:value="2901" table:style-name="ce7">
            <text:p>2,901<text:s/></text:p>
          </table:table-cell>
          <table:table-cell office:value-type="float" office:value="3002" table:style-name="ce7">
            <text:p>3,002<text:s/></text:p>
          </table:table-cell>
          <table:table-cell office:value-type="float" office:value="2188" table:style-name="ce7">
            <text:p>2,188<text:s/></text:p>
          </table:table-cell>
          <table:table-cell office:value-type="float" office:value="1784" table:style-name="ce7">
            <text:p>1,784<text:s/></text:p>
          </table:table-cell>
          <table:table-cell office:value-type="float" office:value="2689" table:style-name="ce7">
            <text:p>2,689<text:s/></text:p>
          </table:table-cell>
          <table:table-cell office:value-type="float" office:value="2864" table:style-name="ce7">
            <text:p>2,864<text:s/></text:p>
          </table:table-cell>
          <table:table-cell office:value-type="float" office:value="2816" table:style-name="ce7">
            <text:p>2,816<text:s/></text:p>
          </table:table-cell>
          <table:table-cell office:value-type="float" office:value="2902" table:style-name="ce7">
            <text:p>2,902<text:s/></text:p>
          </table:table-cell>
          <table:table-cell office:value-type="float" office:value="2942" table:style-name="ce7">
            <text:p>2,942<text:s/></text:p>
          </table:table-cell>
          <table:table-cell office:value-type="float" office:value="1888" table:style-name="ce7">
            <text:p>1,888<text:s/></text:p>
          </table:table-cell>
          <table:table-cell office:value-type="float" office:value="1643" table:style-name="ce7">
            <text:p>1,643<text:s/></text:p>
          </table:table-cell>
          <table:table-cell office:value-type="float" office:value="2700" table:style-name="ce7">
            <text:p>2,700<text:s/></text:p>
          </table:table-cell>
          <table:table-cell office:value-type="float" office:value="2755" table:style-name="ce7">
            <text:p>2,755<text:s/></text:p>
          </table:table-cell>
          <table:table-cell office:value-type="float" office:value="2725" table:style-name="ce7">
            <text:p>2,725<text:s/></text:p>
          </table:table-cell>
          <table:table-cell office:value-type="float" office:value="2831" table:style-name="ce7">
            <text:p>2,831<text:s/></text:p>
          </table:table-cell>
          <table:table-cell office:value-type="float" office:value="2809" table:style-name="ce7">
            <text:p>2,809<text:s/></text:p>
          </table:table-cell>
          <table:table-cell office:value-type="float" office:value="2011" table:style-name="ce7">
            <text:p>2,011<text:s/></text:p>
          </table:table-cell>
          <table:table-cell office:value-type="float" office:value="1510" table:style-name="ce7">
            <text:p>1,510<text:s/></text:p>
          </table:table-cell>
          <table:table-cell office:value-type="float" office:value="2614" table:style-name="ce7">
            <text:p>2,614<text:s/></text:p>
          </table:table-cell>
          <table:table-cell office:value-type="float" office:value="2815" table:style-name="ce7">
            <text:p>2,815<text:s/></text:p>
          </table:table-cell>
          <table:table-cell office:value-type="float" office:value="2796" table:style-name="ce7">
            <text:p>2,796<text:s/></text:p>
          </table:table-cell>
          <table:table-cell office:value-type="float" office:value="2636" table:style-name="ce7">
            <text:p>2,636<text:s/></text:p>
          </table:table-cell>
          <table:table-cell office:value-type="float" office:value="2866" table:style-name="ce7">
            <text:p>2,866<text:s/></text:p>
          </table:table-cell>
          <table:table-cell office:value-type="float" office:value="1909" table:style-name="ce7">
            <text:p>1,909<text:s/></text:p>
          </table:table-cell>
          <table:table-cell office:value-type="float" office:value="2267" table:style-name="ce7">
            <text:p>2,267<text:s/></text:p>
          </table:table-cell>
          <table:table-cell office:value-type="float" office:value="77434" table:formula="msoxl:=SUM(B12:AF12)" table:style-name="ce2">
            <text:p>77,434<text:s/></text:p>
          </table:table-cell>
          <table:table-cell table:number-columns-repeated="87" table:style-name="ce2"/>
          <table:table-cell table:number-columns-repeated="16264"/>
        </table:table-row>
        <table:table-row table:style-name="ro1">
          <table:table-cell office:value-type="string" table:style-name="ce4">
            <text:p>木柵</text:p>
          </table:table-cell>
          <table:table-cell office:value-type="float" office:value="4756" table:style-name="ce7">
            <text:p>4,756<text:s/></text:p>
          </table:table-cell>
          <table:table-cell office:value-type="float" office:value="3044" table:style-name="ce7">
            <text:p>3,044<text:s/></text:p>
          </table:table-cell>
          <table:table-cell office:value-type="float" office:value="2484" table:style-name="ce7">
            <text:p>2,484<text:s/></text:p>
          </table:table-cell>
          <table:table-cell office:value-type="float" office:value="4222" table:style-name="ce7">
            <text:p>4,222<text:s/></text:p>
          </table:table-cell>
          <table:table-cell office:value-type="float" office:value="4465" table:style-name="ce7">
            <text:p>4,465<text:s/></text:p>
          </table:table-cell>
          <table:table-cell office:value-type="float" office:value="4460" table:style-name="ce7">
            <text:p>4,460<text:s/></text:p>
          </table:table-cell>
          <table:table-cell office:value-type="float" office:value="4582" table:style-name="ce7">
            <text:p>4,582<text:s/></text:p>
          </table:table-cell>
          <table:table-cell office:value-type="float" office:value="4900" table:style-name="ce7">
            <text:p>4,900<text:s/></text:p>
          </table:table-cell>
          <table:table-cell office:value-type="float" office:value="3685" table:style-name="ce7">
            <text:p>3,685<text:s/></text:p>
          </table:table-cell>
          <table:table-cell office:value-type="float" office:value="3143" table:style-name="ce7">
            <text:p>3,143<text:s/></text:p>
          </table:table-cell>
          <table:table-cell office:value-type="float" office:value="4507" table:style-name="ce7">
            <text:p>4,507<text:s/></text:p>
          </table:table-cell>
          <table:table-cell office:value-type="float" office:value="4515" table:style-name="ce7">
            <text:p>4,515<text:s/></text:p>
          </table:table-cell>
          <table:table-cell office:value-type="float" office:value="4561" table:style-name="ce7">
            <text:p>4,561<text:s/></text:p>
          </table:table-cell>
          <table:table-cell office:value-type="float" office:value="4672" table:style-name="ce7">
            <text:p>4,672<text:s/></text:p>
          </table:table-cell>
          <table:table-cell office:value-type="float" office:value="4911" table:style-name="ce7">
            <text:p>4,911<text:s/></text:p>
          </table:table-cell>
          <table:table-cell office:value-type="float" office:value="3312" table:style-name="ce7">
            <text:p>3,312<text:s/></text:p>
          </table:table-cell>
          <table:table-cell office:value-type="float" office:value="2727" table:style-name="ce7">
            <text:p>2,727<text:s/></text:p>
          </table:table-cell>
          <table:table-cell office:value-type="float" office:value="4454" table:style-name="ce7">
            <text:p>4,454<text:s/></text:p>
          </table:table-cell>
          <table:table-cell office:value-type="float" office:value="4434" table:style-name="ce7">
            <text:p>4,434<text:s/></text:p>
          </table:table-cell>
          <table:table-cell office:value-type="float" office:value="4510" table:style-name="ce7">
            <text:p>4,510<text:s/></text:p>
          </table:table-cell>
          <table:table-cell office:value-type="float" office:value="4458" table:style-name="ce7">
            <text:p>4,458<text:s/></text:p>
          </table:table-cell>
          <table:table-cell office:value-type="float" office:value="4618" table:style-name="ce7">
            <text:p>4,618<text:s/></text:p>
          </table:table-cell>
          <table:table-cell office:value-type="float" office:value="3231" table:style-name="ce7">
            <text:p>3,231<text:s/></text:p>
          </table:table-cell>
          <table:table-cell office:value-type="float" office:value="2493" table:style-name="ce7">
            <text:p>2,493<text:s/></text:p>
          </table:table-cell>
          <table:table-cell office:value-type="float" office:value="4414" table:style-name="ce7">
            <text:p>4,414<text:s/></text:p>
          </table:table-cell>
          <table:table-cell office:value-type="float" office:value="4672" table:style-name="ce7">
            <text:p>4,672<text:s/></text:p>
          </table:table-cell>
          <table:table-cell office:value-type="float" office:value="4717" table:style-name="ce7">
            <text:p>4,717<text:s/></text:p>
          </table:table-cell>
          <table:table-cell office:value-type="float" office:value="4527" table:style-name="ce7">
            <text:p>4,527<text:s/></text:p>
          </table:table-cell>
          <table:table-cell office:value-type="float" office:value="4768" table:style-name="ce7">
            <text:p>4,768<text:s/></text:p>
          </table:table-cell>
          <table:table-cell office:value-type="float" office:value="3323" table:style-name="ce7">
            <text:p>3,323<text:s/></text:p>
          </table:table-cell>
          <table:table-cell office:value-type="float" office:value="4226" table:style-name="ce7">
            <text:p>4,226<text:s/></text:p>
          </table:table-cell>
          <table:table-cell office:value-type="float" office:value="127791" table:formula="msoxl:=SUM(B13:AF13)" table:style-name="ce2">
            <text:p>127,791<text:s/></text:p>
          </table:table-cell>
          <table:table-cell table:number-columns-repeated="87" table:style-name="ce2"/>
          <table:table-cell table:number-columns-repeated="16264"/>
        </table:table-row>
        <table:table-row table:style-name="ro1">
          <table:table-cell office:value-type="string" table:style-name="ce4">
            <text:p>動物園</text:p>
          </table:table-cell>
          <table:table-cell office:value-type="float" office:value="6267" table:style-name="ce7">
            <text:p>6,267<text:s/></text:p>
          </table:table-cell>
          <table:table-cell office:value-type="float" office:value="8060" table:style-name="ce7">
            <text:p>8,060<text:s/></text:p>
          </table:table-cell>
          <table:table-cell office:value-type="float" office:value="6396" table:style-name="ce7">
            <text:p>6,396<text:s/></text:p>
          </table:table-cell>
          <table:table-cell office:value-type="float" office:value="4417" table:style-name="ce7">
            <text:p>4,417<text:s/></text:p>
          </table:table-cell>
          <table:table-cell office:value-type="float" office:value="5827" table:style-name="ce7">
            <text:p>5,827<text:s/></text:p>
          </table:table-cell>
          <table:table-cell office:value-type="float" office:value="5105" table:style-name="ce7">
            <text:p>5,105<text:s/></text:p>
          </table:table-cell>
          <table:table-cell office:value-type="float" office:value="7008" table:style-name="ce7">
            <text:p>7,008<text:s/></text:p>
          </table:table-cell>
          <table:table-cell office:value-type="float" office:value="8031" table:style-name="ce7">
            <text:p>8,031<text:s/></text:p>
          </table:table-cell>
          <table:table-cell office:value-type="float" office:value="10006" table:style-name="ce7">
            <text:p>10,006<text:s/></text:p>
          </table:table-cell>
          <table:table-cell office:value-type="float" office:value="10193" table:style-name="ce7">
            <text:p>10,193<text:s/></text:p>
          </table:table-cell>
          <table:table-cell office:value-type="float" office:value="6034" table:style-name="ce7">
            <text:p>6,034<text:s/></text:p>
          </table:table-cell>
          <table:table-cell office:value-type="float" office:value="6466" table:style-name="ce7">
            <text:p>6,466<text:s/></text:p>
          </table:table-cell>
          <table:table-cell office:value-type="float" office:value="6742" table:style-name="ce7">
            <text:p>6,742<text:s/></text:p>
          </table:table-cell>
          <table:table-cell office:value-type="float" office:value="7253" table:style-name="ce7">
            <text:p>7,253<text:s/></text:p>
          </table:table-cell>
          <table:table-cell office:value-type="float" office:value="7810" table:style-name="ce7">
            <text:p>7,810<text:s/></text:p>
          </table:table-cell>
          <table:table-cell office:value-type="float" office:value="7082" table:style-name="ce7">
            <text:p>7,082<text:s/></text:p>
          </table:table-cell>
          <table:table-cell office:value-type="float" office:value="6293" table:style-name="ce7">
            <text:p>6,293<text:s/></text:p>
          </table:table-cell>
          <table:table-cell office:value-type="float" office:value="5985" table:style-name="ce7">
            <text:p>5,985<text:s/></text:p>
          </table:table-cell>
          <table:table-cell office:value-type="float" office:value="6640" table:style-name="ce7">
            <text:p>6,640<text:s/></text:p>
          </table:table-cell>
          <table:table-cell office:value-type="float" office:value="5855" table:style-name="ce7">
            <text:p>5,855<text:s/></text:p>
          </table:table-cell>
          <table:table-cell office:value-type="float" office:value="6184" table:style-name="ce7">
            <text:p>6,184<text:s/></text:p>
          </table:table-cell>
          <table:table-cell office:value-type="float" office:value="6988" table:style-name="ce7">
            <text:p>6,988<text:s/></text:p>
          </table:table-cell>
          <table:table-cell office:value-type="float" office:value="7984" table:style-name="ce7">
            <text:p>7,984<text:s/></text:p>
          </table:table-cell>
          <table:table-cell office:value-type="float" office:value="6464" table:style-name="ce7">
            <text:p>6,464<text:s/></text:p>
          </table:table-cell>
          <table:table-cell office:value-type="float" office:value="6975" table:style-name="ce7">
            <text:p>6,975<text:s/></text:p>
          </table:table-cell>
          <table:table-cell office:value-type="float" office:value="9069" table:style-name="ce7">
            <text:p>9,069<text:s/></text:p>
          </table:table-cell>
          <table:table-cell office:value-type="float" office:value="8343" table:style-name="ce7">
            <text:p>8,343<text:s/></text:p>
          </table:table-cell>
          <table:table-cell office:value-type="float" office:value="6617" table:style-name="ce7">
            <text:p>6,617<text:s/></text:p>
          </table:table-cell>
          <table:table-cell office:value-type="float" office:value="9102" table:style-name="ce7">
            <text:p>9,102<text:s/></text:p>
          </table:table-cell>
          <table:table-cell office:value-type="float" office:value="10526" table:style-name="ce7">
            <text:p>10,526<text:s/></text:p>
          </table:table-cell>
          <table:table-cell office:value-type="float" office:value="14719" table:style-name="ce7">
            <text:p>14,719<text:s/></text:p>
          </table:table-cell>
          <table:table-cell office:value-type="float" office:value="230441" table:formula="msoxl:=SUM(B14:AF14)" table:style-name="ce2">
            <text:p>230,441<text:s/></text:p>
          </table:table-cell>
          <table:table-cell table:number-columns-repeated="87" table:style-name="ce2"/>
          <table:table-cell table:number-columns-repeated="16264"/>
        </table:table-row>
        <table:table-row table:style-name="ro1">
          <table:table-cell office:value-type="string" table:style-name="ce4">
            <text:p>大直</text:p>
          </table:table-cell>
          <table:table-cell office:value-type="float" office:value="10684" table:style-name="ce7">
            <text:p>10,684<text:s/></text:p>
          </table:table-cell>
          <table:table-cell office:value-type="float" office:value="6834" table:style-name="ce7">
            <text:p>6,834<text:s/></text:p>
          </table:table-cell>
          <table:table-cell office:value-type="float" office:value="5352" table:style-name="ce7">
            <text:p>5,352<text:s/></text:p>
          </table:table-cell>
          <table:table-cell office:value-type="float" office:value="9300" table:style-name="ce7">
            <text:p>9,300<text:s/></text:p>
          </table:table-cell>
          <table:table-cell office:value-type="float" office:value="9929" table:style-name="ce7">
            <text:p>9,929<text:s/></text:p>
          </table:table-cell>
          <table:table-cell office:value-type="float" office:value="10025" table:style-name="ce7">
            <text:p>10,025<text:s/></text:p>
          </table:table-cell>
          <table:table-cell office:value-type="float" office:value="10490" table:style-name="ce7">
            <text:p>10,490<text:s/></text:p>
          </table:table-cell>
          <table:table-cell office:value-type="float" office:value="10979" table:style-name="ce7">
            <text:p>10,979<text:s/></text:p>
          </table:table-cell>
          <table:table-cell office:value-type="float" office:value="6988" table:style-name="ce7">
            <text:p>6,988<text:s/></text:p>
          </table:table-cell>
          <table:table-cell office:value-type="float" office:value="5964" table:style-name="ce7">
            <text:p>5,964<text:s/></text:p>
          </table:table-cell>
          <table:table-cell office:value-type="float" office:value="9561" table:style-name="ce7">
            <text:p>9,561<text:s/></text:p>
          </table:table-cell>
          <table:table-cell office:value-type="float" office:value="10154" table:style-name="ce7">
            <text:p>10,154<text:s/></text:p>
          </table:table-cell>
          <table:table-cell office:value-type="float" office:value="10225" table:style-name="ce7">
            <text:p>10,225<text:s/></text:p>
          </table:table-cell>
          <table:table-cell office:value-type="float" office:value="10282" table:style-name="ce7">
            <text:p>10,282<text:s/></text:p>
          </table:table-cell>
          <table:table-cell office:value-type="float" office:value="10987" table:style-name="ce7">
            <text:p>10,987<text:s/></text:p>
          </table:table-cell>
          <table:table-cell office:value-type="float" office:value="6886" table:style-name="ce7">
            <text:p>6,886<text:s/></text:p>
          </table:table-cell>
          <table:table-cell office:value-type="float" office:value="5626" table:style-name="ce7">
            <text:p>5,626<text:s/></text:p>
          </table:table-cell>
          <table:table-cell office:value-type="float" office:value="9395" table:style-name="ce7">
            <text:p>9,395<text:s/></text:p>
          </table:table-cell>
          <table:table-cell office:value-type="float" office:value="10150" table:style-name="ce7">
            <text:p>10,150<text:s/></text:p>
          </table:table-cell>
          <table:table-cell office:value-type="float" office:value="10233" table:style-name="ce7">
            <text:p>10,233<text:s/></text:p>
          </table:table-cell>
          <table:table-cell office:value-type="float" office:value="10272" table:style-name="ce7">
            <text:p>10,272<text:s/></text:p>
          </table:table-cell>
          <table:table-cell office:value-type="float" office:value="10913" table:style-name="ce7">
            <text:p>10,913<text:s/></text:p>
          </table:table-cell>
          <table:table-cell office:value-type="float" office:value="7262" table:style-name="ce7">
            <text:p>7,262<text:s/></text:p>
          </table:table-cell>
          <table:table-cell office:value-type="float" office:value="5260" table:style-name="ce7">
            <text:p>5,260<text:s/></text:p>
          </table:table-cell>
          <table:table-cell office:value-type="float" office:value="9782" table:style-name="ce7">
            <text:p>9,782<text:s/></text:p>
          </table:table-cell>
          <table:table-cell office:value-type="float" office:value="10155" table:style-name="ce7">
            <text:p>10,155<text:s/></text:p>
          </table:table-cell>
          <table:table-cell office:value-type="float" office:value="10214" table:style-name="ce7">
            <text:p>10,214<text:s/></text:p>
          </table:table-cell>
          <table:table-cell office:value-type="float" office:value="10389" table:style-name="ce7">
            <text:p>10,389<text:s/></text:p>
          </table:table-cell>
          <table:table-cell office:value-type="float" office:value="10660" table:style-name="ce7">
            <text:p>10,660<text:s/></text:p>
          </table:table-cell>
          <table:table-cell office:value-type="float" office:value="6129" table:style-name="ce7">
            <text:p>6,129<text:s/></text:p>
          </table:table-cell>
          <table:table-cell office:value-type="float" office:value="6753" table:style-name="ce7">
            <text:p>6,753<text:s/></text:p>
          </table:table-cell>
          <table:table-cell office:value-type="float" office:value="277833" table:formula="msoxl:=SUM(B15:AF15)" table:style-name="ce2">
            <text:p>277,833<text:s/></text:p>
          </table:table-cell>
          <table:table-cell table:number-columns-repeated="87" table:style-name="ce2"/>
          <table:table-cell table:number-columns-repeated="16264"/>
        </table:table-row>
        <table:table-row table:style-name="ro1">
          <table:table-cell office:value-type="string" table:style-name="ce4">
            <text:p>劍南路</text:p>
          </table:table-cell>
          <table:table-cell office:value-type="float" office:value="13824" table:style-name="ce7">
            <text:p>13,824<text:s/></text:p>
          </table:table-cell>
          <table:table-cell office:value-type="float" office:value="12497" table:style-name="ce7">
            <text:p>12,497<text:s/></text:p>
          </table:table-cell>
          <table:table-cell office:value-type="float" office:value="10736" table:style-name="ce7">
            <text:p>10,736<text:s/></text:p>
          </table:table-cell>
          <table:table-cell office:value-type="float" office:value="10666" table:style-name="ce7">
            <text:p>10,666<text:s/></text:p>
          </table:table-cell>
          <table:table-cell office:value-type="float" office:value="11172" table:style-name="ce7">
            <text:p>11,172<text:s/></text:p>
          </table:table-cell>
          <table:table-cell office:value-type="float" office:value="11853" table:style-name="ce7">
            <text:p>11,853<text:s/></text:p>
          </table:table-cell>
          <table:table-cell office:value-type="float" office:value="12030" table:style-name="ce7">
            <text:p>12,030<text:s/></text:p>
          </table:table-cell>
          <table:table-cell office:value-type="float" office:value="15358" table:style-name="ce7">
            <text:p>15,358<text:s/></text:p>
          </table:table-cell>
          <table:table-cell office:value-type="float" office:value="13049" table:style-name="ce7">
            <text:p>13,049<text:s/></text:p>
          </table:table-cell>
          <table:table-cell office:value-type="float" office:value="10973" table:style-name="ce7">
            <text:p>10,973<text:s/></text:p>
          </table:table-cell>
          <table:table-cell office:value-type="float" office:value="11717" table:style-name="ce7">
            <text:p>11,717<text:s/></text:p>
          </table:table-cell>
          <table:table-cell office:value-type="float" office:value="12336" table:style-name="ce7">
            <text:p>12,336<text:s/></text:p>
          </table:table-cell>
          <table:table-cell office:value-type="float" office:value="12050" table:style-name="ce7">
            <text:p>12,050<text:s/></text:p>
          </table:table-cell>
          <table:table-cell office:value-type="float" office:value="12345" table:style-name="ce7">
            <text:p>12,345<text:s/></text:p>
          </table:table-cell>
          <table:table-cell office:value-type="float" office:value="14936" table:style-name="ce7">
            <text:p>14,936<text:s/></text:p>
          </table:table-cell>
          <table:table-cell office:value-type="float" office:value="12811" table:style-name="ce7">
            <text:p>12,811<text:s/></text:p>
          </table:table-cell>
          <table:table-cell office:value-type="float" office:value="10797" table:style-name="ce7">
            <text:p>10,797<text:s/></text:p>
          </table:table-cell>
          <table:table-cell office:value-type="float" office:value="11901" table:style-name="ce7">
            <text:p>11,901<text:s/></text:p>
          </table:table-cell>
          <table:table-cell office:value-type="float" office:value="11959" table:style-name="ce7">
            <text:p>11,959<text:s/></text:p>
          </table:table-cell>
          <table:table-cell office:value-type="float" office:value="12548" table:style-name="ce7">
            <text:p>12,548<text:s/></text:p>
          </table:table-cell>
          <table:table-cell office:value-type="float" office:value="12827" table:style-name="ce7">
            <text:p>12,827<text:s/></text:p>
          </table:table-cell>
          <table:table-cell office:value-type="float" office:value="14741" table:style-name="ce7">
            <text:p>14,741<text:s/></text:p>
          </table:table-cell>
          <table:table-cell office:value-type="float" office:value="13238" table:style-name="ce7">
            <text:p>13,238<text:s/></text:p>
          </table:table-cell>
          <table:table-cell office:value-type="float" office:value="12311" table:style-name="ce7">
            <text:p>12,311<text:s/></text:p>
          </table:table-cell>
          <table:table-cell office:value-type="float" office:value="12841" table:style-name="ce7">
            <text:p>12,841<text:s/></text:p>
          </table:table-cell>
          <table:table-cell office:value-type="float" office:value="12223" table:style-name="ce7">
            <text:p>12,223<text:s/></text:p>
          </table:table-cell>
          <table:table-cell office:value-type="float" office:value="12481" table:style-name="ce7">
            <text:p>12,481<text:s/></text:p>
          </table:table-cell>
          <table:table-cell office:value-type="float" office:value="12803" table:style-name="ce7">
            <text:p>12,803<text:s/></text:p>
          </table:table-cell>
          <table:table-cell office:value-type="float" office:value="14414" table:style-name="ce7">
            <text:p>14,414<text:s/></text:p>
          </table:table-cell>
          <table:table-cell office:value-type="float" office:value="11774" table:style-name="ce7">
            <text:p>11,774<text:s/></text:p>
          </table:table-cell>
          <table:table-cell office:value-type="float" office:value="16006" table:style-name="ce7">
            <text:p>16,006<text:s/></text:p>
          </table:table-cell>
          <table:table-cell office:value-type="float" office:value="391217" table:formula="msoxl:=SUM(B16:AF16)" table:style-name="ce2">
            <text:p>391,217<text:s/></text:p>
          </table:table-cell>
          <table:table-cell table:number-columns-repeated="87" table:style-name="ce2"/>
          <table:table-cell table:number-columns-repeated="16264"/>
        </table:table-row>
        <table:table-row table:style-name="ro1">
          <table:table-cell office:value-type="string" table:style-name="ce4">
            <text:p>西湖</text:p>
          </table:table-cell>
          <table:table-cell office:value-type="float" office:value="17679" table:style-name="ce7">
            <text:p>17,679<text:s/></text:p>
          </table:table-cell>
          <table:table-cell office:value-type="float" office:value="5176" table:style-name="ce7">
            <text:p>5,176<text:s/></text:p>
          </table:table-cell>
          <table:table-cell office:value-type="float" office:value="4110" table:style-name="ce7">
            <text:p>4,110<text:s/></text:p>
          </table:table-cell>
          <table:table-cell office:value-type="float" office:value="17016" table:style-name="ce7">
            <text:p>17,016<text:s/></text:p>
          </table:table-cell>
          <table:table-cell office:value-type="float" office:value="17325" table:style-name="ce7">
            <text:p>17,325<text:s/></text:p>
          </table:table-cell>
          <table:table-cell office:value-type="float" office:value="17424" table:style-name="ce7">
            <text:p>17,424<text:s/></text:p>
          </table:table-cell>
          <table:table-cell office:value-type="float" office:value="17120" table:style-name="ce7">
            <text:p>17,120<text:s/></text:p>
          </table:table-cell>
          <table:table-cell office:value-type="float" office:value="17323" table:style-name="ce7">
            <text:p>17,323<text:s/></text:p>
          </table:table-cell>
          <table:table-cell office:value-type="float" office:value="5494" table:style-name="ce7">
            <text:p>5,494<text:s/></text:p>
          </table:table-cell>
          <table:table-cell office:value-type="float" office:value="4451" table:style-name="ce7">
            <text:p>4,451<text:s/></text:p>
          </table:table-cell>
          <table:table-cell office:value-type="float" office:value="16348" table:style-name="ce7">
            <text:p>16,348<text:s/></text:p>
          </table:table-cell>
          <table:table-cell office:value-type="float" office:value="17099" table:style-name="ce7">
            <text:p>17,099<text:s/></text:p>
          </table:table-cell>
          <table:table-cell office:value-type="float" office:value="17085" table:style-name="ce7">
            <text:p>17,085<text:s/></text:p>
          </table:table-cell>
          <table:table-cell office:value-type="float" office:value="17336" table:style-name="ce7">
            <text:p>17,336<text:s/></text:p>
          </table:table-cell>
          <table:table-cell office:value-type="float" office:value="17043" table:style-name="ce7">
            <text:p>17,043<text:s/></text:p>
          </table:table-cell>
          <table:table-cell office:value-type="float" office:value="6274" table:style-name="ce7">
            <text:p>6,274<text:s/></text:p>
          </table:table-cell>
          <table:table-cell office:value-type="float" office:value="4553" table:style-name="ce7">
            <text:p>4,553<text:s/></text:p>
          </table:table-cell>
          <table:table-cell office:value-type="float" office:value="16293" table:style-name="ce7">
            <text:p>16,293<text:s/></text:p>
          </table:table-cell>
          <table:table-cell office:value-type="float" office:value="16892" table:style-name="ce7">
            <text:p>16,892<text:s/></text:p>
          </table:table-cell>
          <table:table-cell office:value-type="float" office:value="17331" table:style-name="ce7">
            <text:p>17,331<text:s/></text:p>
          </table:table-cell>
          <table:table-cell office:value-type="float" office:value="17426" table:style-name="ce7">
            <text:p>17,426<text:s/></text:p>
          </table:table-cell>
          <table:table-cell office:value-type="float" office:value="17402" table:style-name="ce7">
            <text:p>17,402<text:s/></text:p>
          </table:table-cell>
          <table:table-cell office:value-type="float" office:value="5437" table:style-name="ce7">
            <text:p>5,437<text:s/></text:p>
          </table:table-cell>
          <table:table-cell office:value-type="float" office:value="4342" table:style-name="ce7">
            <text:p>4,342<text:s/></text:p>
          </table:table-cell>
          <table:table-cell office:value-type="float" office:value="16064" table:style-name="ce7">
            <text:p>16,064<text:s/></text:p>
          </table:table-cell>
          <table:table-cell office:value-type="float" office:value="16880" table:style-name="ce7">
            <text:p>16,880<text:s/></text:p>
          </table:table-cell>
          <table:table-cell office:value-type="float" office:value="17147" table:style-name="ce7">
            <text:p>17,147<text:s/></text:p>
          </table:table-cell>
          <table:table-cell office:value-type="float" office:value="17209" table:style-name="ce7">
            <text:p>17,209<text:s/></text:p>
          </table:table-cell>
          <table:table-cell office:value-type="float" office:value="16680" table:style-name="ce7">
            <text:p>16,680<text:s/></text:p>
          </table:table-cell>
          <table:table-cell office:value-type="float" office:value="5034" table:style-name="ce7">
            <text:p>5,034<text:s/></text:p>
          </table:table-cell>
          <table:table-cell office:value-type="float" office:value="5333" table:style-name="ce7">
            <text:p>5,333<text:s/></text:p>
          </table:table-cell>
          <table:table-cell office:value-type="float" office:value="408326" table:formula="msoxl:=SUM(B17:AF17)" table:style-name="ce2">
            <text:p>408,326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港墘</text:p>
          </table:table-cell>
          <table:table-cell office:value-type="float" office:value="20541" table:style-name="ce7">
            <text:p>20,541<text:s/></text:p>
          </table:table-cell>
          <table:table-cell office:value-type="float" office:value="7405" table:style-name="ce7">
            <text:p>7,405<text:s/></text:p>
          </table:table-cell>
          <table:table-cell office:value-type="float" office:value="5996" table:style-name="ce7">
            <text:p>5,996<text:s/></text:p>
          </table:table-cell>
          <table:table-cell office:value-type="float" office:value="19572" table:style-name="ce7">
            <text:p>19,572<text:s/></text:p>
          </table:table-cell>
          <table:table-cell office:value-type="float" office:value="20000" table:style-name="ce7">
            <text:p>20,000<text:s/></text:p>
          </table:table-cell>
          <table:table-cell office:value-type="float" office:value="20244" table:style-name="ce7">
            <text:p>20,244<text:s/></text:p>
          </table:table-cell>
          <table:table-cell office:value-type="float" office:value="20135" table:style-name="ce7">
            <text:p>20,135<text:s/></text:p>
          </table:table-cell>
          <table:table-cell office:value-type="float" office:value="20471" table:style-name="ce7">
            <text:p>20,471<text:s/></text:p>
          </table:table-cell>
          <table:table-cell office:value-type="float" office:value="8080" table:style-name="ce7">
            <text:p>8,080<text:s/></text:p>
          </table:table-cell>
          <table:table-cell office:value-type="float" office:value="6626" table:style-name="ce7">
            <text:p>6,626<text:s/></text:p>
          </table:table-cell>
          <table:table-cell office:value-type="float" office:value="19352" table:style-name="ce7">
            <text:p>19,352<text:s/></text:p>
          </table:table-cell>
          <table:table-cell office:value-type="float" office:value="20042" table:style-name="ce7">
            <text:p>20,042<text:s/></text:p>
          </table:table-cell>
          <table:table-cell office:value-type="float" office:value="20061" table:style-name="ce7">
            <text:p>20,061<text:s/></text:p>
          </table:table-cell>
          <table:table-cell office:value-type="float" office:value="19830" table:style-name="ce7">
            <text:p>19,830<text:s/></text:p>
          </table:table-cell>
          <table:table-cell office:value-type="float" office:value="20683" table:style-name="ce7">
            <text:p>20,683<text:s/></text:p>
          </table:table-cell>
          <table:table-cell office:value-type="float" office:value="7955" table:style-name="ce7">
            <text:p>7,955<text:s/></text:p>
          </table:table-cell>
          <table:table-cell office:value-type="float" office:value="6434" table:style-name="ce7">
            <text:p>6,434<text:s/></text:p>
          </table:table-cell>
          <table:table-cell office:value-type="float" office:value="19276" table:style-name="ce7">
            <text:p>19,276<text:s/></text:p>
          </table:table-cell>
          <table:table-cell office:value-type="float" office:value="19812" table:style-name="ce7">
            <text:p>19,812<text:s/></text:p>
          </table:table-cell>
          <table:table-cell office:value-type="float" office:value="20387" table:style-name="ce7">
            <text:p>20,387<text:s/></text:p>
          </table:table-cell>
          <table:table-cell office:value-type="float" office:value="20245" table:style-name="ce7">
            <text:p>20,245<text:s/></text:p>
          </table:table-cell>
          <table:table-cell office:value-type="float" office:value="20547" table:style-name="ce7">
            <text:p>20,547<text:s/></text:p>
          </table:table-cell>
          <table:table-cell office:value-type="float" office:value="7862" table:style-name="ce7">
            <text:p>7,862<text:s/></text:p>
          </table:table-cell>
          <table:table-cell office:value-type="float" office:value="5758" table:style-name="ce7">
            <text:p>5,758<text:s/></text:p>
          </table:table-cell>
          <table:table-cell office:value-type="float" office:value="18645" table:style-name="ce7">
            <text:p>18,645<text:s/></text:p>
          </table:table-cell>
          <table:table-cell office:value-type="float" office:value="19853" table:style-name="ce7">
            <text:p>19,853<text:s/></text:p>
          </table:table-cell>
          <table:table-cell office:value-type="float" office:value="20068" table:style-name="ce7">
            <text:p>20,068<text:s/></text:p>
          </table:table-cell>
          <table:table-cell office:value-type="float" office:value="20029" table:style-name="ce7">
            <text:p>20,029<text:s/></text:p>
          </table:table-cell>
          <table:table-cell office:value-type="float" office:value="19728" table:style-name="ce7">
            <text:p>19,728<text:s/></text:p>
          </table:table-cell>
          <table:table-cell office:value-type="float" office:value="7162" table:style-name="ce7">
            <text:p>7,162<text:s/></text:p>
          </table:table-cell>
          <table:table-cell office:value-type="float" office:value="7047" table:style-name="ce7">
            <text:p>7,047<text:s/></text:p>
          </table:table-cell>
          <table:table-cell office:value-type="float" office:value="489846" table:formula="msoxl:=SUM(B18:AF18)" table:style-name="ce2">
            <text:p>489,846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文德</text:p>
          </table:table-cell>
          <table:table-cell office:value-type="float" office:value="7034" table:style-name="ce7">
            <text:p>7,034<text:s/></text:p>
          </table:table-cell>
          <table:table-cell office:value-type="float" office:value="4433" table:style-name="ce7">
            <text:p>4,433<text:s/></text:p>
          </table:table-cell>
          <table:table-cell office:value-type="float" office:value="3485" table:style-name="ce7">
            <text:p>3,485<text:s/></text:p>
          </table:table-cell>
          <table:table-cell office:value-type="float" office:value="6178" table:style-name="ce7">
            <text:p>6,178<text:s/></text:p>
          </table:table-cell>
          <table:table-cell office:value-type="float" office:value="6395" table:style-name="ce7">
            <text:p>6,395<text:s/></text:p>
          </table:table-cell>
          <table:table-cell office:value-type="float" office:value="6330" table:style-name="ce7">
            <text:p>6,330<text:s/></text:p>
          </table:table-cell>
          <table:table-cell office:value-type="float" office:value="6501" table:style-name="ce7">
            <text:p>6,501<text:s/></text:p>
          </table:table-cell>
          <table:table-cell office:value-type="float" office:value="7184" table:style-name="ce7">
            <text:p>7,184<text:s/></text:p>
          </table:table-cell>
          <table:table-cell office:value-type="float" office:value="4533" table:style-name="ce7">
            <text:p>4,533<text:s/></text:p>
          </table:table-cell>
          <table:table-cell office:value-type="float" office:value="3576" table:style-name="ce7">
            <text:p>3,576<text:s/></text:p>
          </table:table-cell>
          <table:table-cell office:value-type="float" office:value="6262" table:style-name="ce7">
            <text:p>6,262<text:s/></text:p>
          </table:table-cell>
          <table:table-cell office:value-type="float" office:value="6571" table:style-name="ce7">
            <text:p>6,571<text:s/></text:p>
          </table:table-cell>
          <table:table-cell office:value-type="float" office:value="6388" table:style-name="ce7">
            <text:p>6,388<text:s/></text:p>
          </table:table-cell>
          <table:table-cell office:value-type="float" office:value="6599" table:style-name="ce7">
            <text:p>6,599<text:s/></text:p>
          </table:table-cell>
          <table:table-cell office:value-type="float" office:value="7037" table:style-name="ce7">
            <text:p>7,037<text:s/></text:p>
          </table:table-cell>
          <table:table-cell office:value-type="float" office:value="4859" table:style-name="ce7">
            <text:p>4,859<text:s/></text:p>
          </table:table-cell>
          <table:table-cell office:value-type="float" office:value="3425" table:style-name="ce7">
            <text:p>3,425<text:s/></text:p>
          </table:table-cell>
          <table:table-cell office:value-type="float" office:value="6287" table:style-name="ce7">
            <text:p>6,287<text:s/></text:p>
          </table:table-cell>
          <table:table-cell office:value-type="float" office:value="6323" table:style-name="ce7">
            <text:p>6,323<text:s/></text:p>
          </table:table-cell>
          <table:table-cell office:value-type="float" office:value="6502" table:style-name="ce7">
            <text:p>6,502<text:s/></text:p>
          </table:table-cell>
          <table:table-cell office:value-type="float" office:value="6742" table:style-name="ce7">
            <text:p>6,742<text:s/></text:p>
          </table:table-cell>
          <table:table-cell office:value-type="float" office:value="7039" table:style-name="ce7">
            <text:p>7,039<text:s/></text:p>
          </table:table-cell>
          <table:table-cell office:value-type="float" office:value="4582" table:style-name="ce7">
            <text:p>4,582<text:s/></text:p>
          </table:table-cell>
          <table:table-cell office:value-type="float" office:value="3538" table:style-name="ce7">
            <text:p>3,538<text:s/></text:p>
          </table:table-cell>
          <table:table-cell office:value-type="float" office:value="6391" table:style-name="ce7">
            <text:p>6,391<text:s/></text:p>
          </table:table-cell>
          <table:table-cell office:value-type="float" office:value="6454" table:style-name="ce7">
            <text:p>6,454<text:s/></text:p>
          </table:table-cell>
          <table:table-cell office:value-type="float" office:value="6577" table:style-name="ce7">
            <text:p>6,577<text:s/></text:p>
          </table:table-cell>
          <table:table-cell office:value-type="float" office:value="6652" table:style-name="ce7">
            <text:p>6,652<text:s/></text:p>
          </table:table-cell>
          <table:table-cell office:value-type="float" office:value="7178" table:style-name="ce7">
            <text:p>7,178<text:s/></text:p>
          </table:table-cell>
          <table:table-cell office:value-type="float" office:value="4391" table:style-name="ce7">
            <text:p>4,391<text:s/></text:p>
          </table:table-cell>
          <table:table-cell office:value-type="float" office:value="4604" table:style-name="ce7">
            <text:p>4,604<text:s/></text:p>
          </table:table-cell>
          <table:table-cell office:value-type="float" office:value="180050" table:formula="msoxl:=SUM(B19:AF19)" table:style-name="ce2">
            <text:p>180,050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內湖</text:p>
          </table:table-cell>
          <table:table-cell office:value-type="float" office:value="10653" table:style-name="ce7">
            <text:p>10,653<text:s/></text:p>
          </table:table-cell>
          <table:table-cell office:value-type="float" office:value="9031" table:style-name="ce7">
            <text:p>9,031<text:s/></text:p>
          </table:table-cell>
          <table:table-cell office:value-type="float" office:value="7189" table:style-name="ce7">
            <text:p>7,189<text:s/></text:p>
          </table:table-cell>
          <table:table-cell office:value-type="float" office:value="9576" table:style-name="ce7">
            <text:p>9,576<text:s/></text:p>
          </table:table-cell>
          <table:table-cell office:value-type="float" office:value="9933" table:style-name="ce7">
            <text:p>9,933<text:s/></text:p>
          </table:table-cell>
          <table:table-cell office:value-type="float" office:value="10067" table:style-name="ce7">
            <text:p>10,067<text:s/></text:p>
          </table:table-cell>
          <table:table-cell office:value-type="float" office:value="10331" table:style-name="ce7">
            <text:p>10,331<text:s/></text:p>
          </table:table-cell>
          <table:table-cell office:value-type="float" office:value="11020" table:style-name="ce7">
            <text:p>11,020<text:s/></text:p>
          </table:table-cell>
          <table:table-cell office:value-type="float" office:value="9477" table:style-name="ce7">
            <text:p>9,477<text:s/></text:p>
          </table:table-cell>
          <table:table-cell office:value-type="float" office:value="7871" table:style-name="ce7">
            <text:p>7,871<text:s/></text:p>
          </table:table-cell>
          <table:table-cell office:value-type="float" office:value="9543" table:style-name="ce7">
            <text:p>9,543<text:s/></text:p>
          </table:table-cell>
          <table:table-cell office:value-type="float" office:value="10004" table:style-name="ce7">
            <text:p>10,004<text:s/></text:p>
          </table:table-cell>
          <table:table-cell office:value-type="float" office:value="10324" table:style-name="ce7">
            <text:p>10,324<text:s/></text:p>
          </table:table-cell>
          <table:table-cell office:value-type="float" office:value="10326" table:style-name="ce7">
            <text:p>10,326<text:s/></text:p>
          </table:table-cell>
          <table:table-cell office:value-type="float" office:value="11100" table:style-name="ce7">
            <text:p>11,100<text:s/></text:p>
          </table:table-cell>
          <table:table-cell office:value-type="float" office:value="9510" table:style-name="ce7">
            <text:p>9,510<text:s/></text:p>
          </table:table-cell>
          <table:table-cell office:value-type="float" office:value="7568" table:style-name="ce7">
            <text:p>7,568<text:s/></text:p>
          </table:table-cell>
          <table:table-cell office:value-type="float" office:value="9739" table:style-name="ce7">
            <text:p>9,739<text:s/></text:p>
          </table:table-cell>
          <table:table-cell office:value-type="float" office:value="9931" table:style-name="ce7">
            <text:p>9,931<text:s/></text:p>
          </table:table-cell>
          <table:table-cell office:value-type="float" office:value="10246" table:style-name="ce7">
            <text:p>10,246<text:s/></text:p>
          </table:table-cell>
          <table:table-cell office:value-type="float" office:value="10066" table:style-name="ce7">
            <text:p>10,066<text:s/></text:p>
          </table:table-cell>
          <table:table-cell office:value-type="float" office:value="10758" table:style-name="ce7">
            <text:p>10,758<text:s/></text:p>
          </table:table-cell>
          <table:table-cell office:value-type="float" office:value="9335" table:style-name="ce7">
            <text:p>9,335<text:s/></text:p>
          </table:table-cell>
          <table:table-cell office:value-type="float" office:value="7710" table:style-name="ce7">
            <text:p>7,710<text:s/></text:p>
          </table:table-cell>
          <table:table-cell office:value-type="float" office:value="9744" table:style-name="ce7">
            <text:p>9,744<text:s/></text:p>
          </table:table-cell>
          <table:table-cell office:value-type="float" office:value="10290" table:style-name="ce7">
            <text:p>10,290<text:s/></text:p>
          </table:table-cell>
          <table:table-cell office:value-type="float" office:value="10579" table:style-name="ce7">
            <text:p>10,579<text:s/></text:p>
          </table:table-cell>
          <table:table-cell office:value-type="float" office:value="10426" table:style-name="ce7">
            <text:p>10,426<text:s/></text:p>
          </table:table-cell>
          <table:table-cell office:value-type="float" office:value="11079" table:style-name="ce7">
            <text:p>11,079<text:s/></text:p>
          </table:table-cell>
          <table:table-cell office:value-type="float" office:value="9300" table:style-name="ce7">
            <text:p>9,300<text:s/></text:p>
          </table:table-cell>
          <table:table-cell office:value-type="float" office:value="9771" table:style-name="ce7">
            <text:p>9,771<text:s/></text:p>
          </table:table-cell>
          <table:table-cell office:value-type="float" office:value="302497" table:formula="msoxl:=SUM(B20:AF20)" table:style-name="ce2">
            <text:p>302,497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大湖公園</text:p>
          </table:table-cell>
          <table:table-cell office:value-type="float" office:value="3662" table:style-name="ce7">
            <text:p>3,662<text:s/></text:p>
          </table:table-cell>
          <table:table-cell office:value-type="float" office:value="3184" table:style-name="ce7">
            <text:p>3,184<text:s/></text:p>
          </table:table-cell>
          <table:table-cell office:value-type="float" office:value="2773" table:style-name="ce7">
            <text:p>2,773<text:s/></text:p>
          </table:table-cell>
          <table:table-cell office:value-type="float" office:value="3037" table:style-name="ce7">
            <text:p>3,037<text:s/></text:p>
          </table:table-cell>
          <table:table-cell office:value-type="float" office:value="3410" table:style-name="ce7">
            <text:p>3,410<text:s/></text:p>
          </table:table-cell>
          <table:table-cell office:value-type="float" office:value="3423" table:style-name="ce7">
            <text:p>3,423<text:s/></text:p>
          </table:table-cell>
          <table:table-cell office:value-type="float" office:value="3917" table:style-name="ce7">
            <text:p>3,917<text:s/></text:p>
          </table:table-cell>
          <table:table-cell office:value-type="float" office:value="4042" table:style-name="ce7">
            <text:p>4,042<text:s/></text:p>
          </table:table-cell>
          <table:table-cell office:value-type="float" office:value="4010" table:style-name="ce7">
            <text:p>4,010<text:s/></text:p>
          </table:table-cell>
          <table:table-cell office:value-type="float" office:value="3762" table:style-name="ce7">
            <text:p>3,762<text:s/></text:p>
          </table:table-cell>
          <table:table-cell office:value-type="float" office:value="3779" table:style-name="ce7">
            <text:p>3,779<text:s/></text:p>
          </table:table-cell>
          <table:table-cell office:value-type="float" office:value="3584" table:style-name="ce7">
            <text:p>3,584<text:s/></text:p>
          </table:table-cell>
          <table:table-cell office:value-type="float" office:value="3927" table:style-name="ce7">
            <text:p>3,927<text:s/></text:p>
          </table:table-cell>
          <table:table-cell office:value-type="float" office:value="4074" table:style-name="ce7">
            <text:p>4,074<text:s/></text:p>
          </table:table-cell>
          <table:table-cell office:value-type="float" office:value="4403" table:style-name="ce7">
            <text:p>4,403<text:s/></text:p>
          </table:table-cell>
          <table:table-cell office:value-type="float" office:value="3223" table:style-name="ce7">
            <text:p>3,223<text:s/></text:p>
          </table:table-cell>
          <table:table-cell office:value-type="float" office:value="2749" table:style-name="ce7">
            <text:p>2,749<text:s/></text:p>
          </table:table-cell>
          <table:table-cell office:value-type="float" office:value="3904" table:style-name="ce7">
            <text:p>3,904<text:s/></text:p>
          </table:table-cell>
          <table:table-cell office:value-type="float" office:value="3639" table:style-name="ce7">
            <text:p>3,639<text:s/></text:p>
          </table:table-cell>
          <table:table-cell office:value-type="float" office:value="3495" table:style-name="ce7">
            <text:p>3,495<text:s/></text:p>
          </table:table-cell>
          <table:table-cell office:value-type="float" office:value="3402" table:style-name="ce7">
            <text:p>3,402<text:s/></text:p>
          </table:table-cell>
          <table:table-cell office:value-type="float" office:value="3658" table:style-name="ce7">
            <text:p>3,658<text:s/></text:p>
          </table:table-cell>
          <table:table-cell office:value-type="float" office:value="3287" table:style-name="ce7">
            <text:p>3,287<text:s/></text:p>
          </table:table-cell>
          <table:table-cell office:value-type="float" office:value="2877" table:style-name="ce7">
            <text:p>2,877<text:s/></text:p>
          </table:table-cell>
          <table:table-cell office:value-type="float" office:value="3733" table:style-name="ce7">
            <text:p>3,733<text:s/></text:p>
          </table:table-cell>
          <table:table-cell office:value-type="float" office:value="4269" table:style-name="ce7">
            <text:p>4,269<text:s/></text:p>
          </table:table-cell>
          <table:table-cell office:value-type="float" office:value="4211" table:style-name="ce7">
            <text:p>4,211<text:s/></text:p>
          </table:table-cell>
          <table:table-cell office:value-type="float" office:value="3539" table:style-name="ce7">
            <text:p>3,539<text:s/></text:p>
          </table:table-cell>
          <table:table-cell office:value-type="float" office:value="3759" table:style-name="ce7">
            <text:p>3,759<text:s/></text:p>
          </table:table-cell>
          <table:table-cell office:value-type="float" office:value="4157" table:style-name="ce7">
            <text:p>4,157<text:s/></text:p>
          </table:table-cell>
          <table:table-cell office:value-type="float" office:value="4903" table:style-name="ce7">
            <text:p>4,903<text:s/></text:p>
          </table:table-cell>
          <table:table-cell office:value-type="float" office:value="113792" table:formula="msoxl:=SUM(B21:AF21)" table:style-name="ce2">
            <text:p>113,792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葫洲</text:p>
          </table:table-cell>
          <table:table-cell office:value-type="float" office:value="10186" table:style-name="ce7">
            <text:p>10,186<text:s/></text:p>
          </table:table-cell>
          <table:table-cell office:value-type="float" office:value="6450" table:style-name="ce7">
            <text:p>6,450<text:s/></text:p>
          </table:table-cell>
          <table:table-cell office:value-type="float" office:value="4804" table:style-name="ce7">
            <text:p>4,804<text:s/></text:p>
          </table:table-cell>
          <table:table-cell office:value-type="float" office:value="8800" table:style-name="ce7">
            <text:p>8,800<text:s/></text:p>
          </table:table-cell>
          <table:table-cell office:value-type="float" office:value="9100" table:style-name="ce7">
            <text:p>9,100<text:s/></text:p>
          </table:table-cell>
          <table:table-cell office:value-type="float" office:value="9258" table:style-name="ce7">
            <text:p>9,258<text:s/></text:p>
          </table:table-cell>
          <table:table-cell office:value-type="float" office:value="9330" table:style-name="ce7">
            <text:p>9,330<text:s/></text:p>
          </table:table-cell>
          <table:table-cell office:value-type="float" office:value="10002" table:style-name="ce7">
            <text:p>10,002<text:s/></text:p>
          </table:table-cell>
          <table:table-cell office:value-type="float" office:value="6762" table:style-name="ce7">
            <text:p>6,762<text:s/></text:p>
          </table:table-cell>
          <table:table-cell office:value-type="float" office:value="5309" table:style-name="ce7">
            <text:p>5,309<text:s/></text:p>
          </table:table-cell>
          <table:table-cell office:value-type="float" office:value="8723" table:style-name="ce7">
            <text:p>8,723<text:s/></text:p>
          </table:table-cell>
          <table:table-cell office:value-type="float" office:value="9048" table:style-name="ce7">
            <text:p>9,048<text:s/></text:p>
          </table:table-cell>
          <table:table-cell office:value-type="float" office:value="9423" table:style-name="ce7">
            <text:p>9,423<text:s/></text:p>
          </table:table-cell>
          <table:table-cell office:value-type="float" office:value="9228" table:style-name="ce7">
            <text:p>9,228<text:s/></text:p>
          </table:table-cell>
          <table:table-cell office:value-type="float" office:value="10186" table:style-name="ce7">
            <text:p>10,186<text:s/></text:p>
          </table:table-cell>
          <table:table-cell office:value-type="float" office:value="6637" table:style-name="ce7">
            <text:p>6,637<text:s/></text:p>
          </table:table-cell>
          <table:table-cell office:value-type="float" office:value="5060" table:style-name="ce7">
            <text:p>5,060<text:s/></text:p>
          </table:table-cell>
          <table:table-cell office:value-type="float" office:value="8887" table:style-name="ce7">
            <text:p>8,887<text:s/></text:p>
          </table:table-cell>
          <table:table-cell office:value-type="float" office:value="8904" table:style-name="ce7">
            <text:p>8,904<text:s/></text:p>
          </table:table-cell>
          <table:table-cell office:value-type="float" office:value="9425" table:style-name="ce7">
            <text:p>9,425<text:s/></text:p>
          </table:table-cell>
          <table:table-cell office:value-type="float" office:value="9240" table:style-name="ce7">
            <text:p>9,240<text:s/></text:p>
          </table:table-cell>
          <table:table-cell office:value-type="float" office:value="10347" table:style-name="ce7">
            <text:p>10,347<text:s/></text:p>
          </table:table-cell>
          <table:table-cell office:value-type="float" office:value="6884" table:style-name="ce7">
            <text:p>6,884<text:s/></text:p>
          </table:table-cell>
          <table:table-cell office:value-type="float" office:value="5513" table:style-name="ce7">
            <text:p>5,513<text:s/></text:p>
          </table:table-cell>
          <table:table-cell office:value-type="float" office:value="9241" table:style-name="ce7">
            <text:p>9,241<text:s/></text:p>
          </table:table-cell>
          <table:table-cell office:value-type="float" office:value="9275" table:style-name="ce7">
            <text:p>9,275<text:s/></text:p>
          </table:table-cell>
          <table:table-cell office:value-type="float" office:value="9537" table:style-name="ce7">
            <text:p>9,537<text:s/></text:p>
          </table:table-cell>
          <table:table-cell office:value-type="float" office:value="9384" table:style-name="ce7">
            <text:p>9,384<text:s/></text:p>
          </table:table-cell>
          <table:table-cell office:value-type="float" office:value="10222" table:style-name="ce7">
            <text:p>10,222<text:s/></text:p>
          </table:table-cell>
          <table:table-cell office:value-type="float" office:value="6408" table:style-name="ce7">
            <text:p>6,408<text:s/></text:p>
          </table:table-cell>
          <table:table-cell office:value-type="float" office:value="6575" table:style-name="ce7">
            <text:p>6,575<text:s/></text:p>
          </table:table-cell>
          <table:table-cell office:value-type="float" office:value="258148" table:formula="msoxl:=SUM(B22:AF22)" table:style-name="ce2">
            <text:p>258,148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東湖</text:p>
          </table:table-cell>
          <table:table-cell office:value-type="float" office:value="9486" table:style-name="ce7">
            <text:p>9,486<text:s/></text:p>
          </table:table-cell>
          <table:table-cell office:value-type="float" office:value="6426" table:style-name="ce7">
            <text:p>6,426<text:s/></text:p>
          </table:table-cell>
          <table:table-cell office:value-type="float" office:value="5234" table:style-name="ce7">
            <text:p>5,234<text:s/></text:p>
          </table:table-cell>
          <table:table-cell office:value-type="float" office:value="8759" table:style-name="ce7">
            <text:p>8,759<text:s/></text:p>
          </table:table-cell>
          <table:table-cell office:value-type="float" office:value="8935" table:style-name="ce7">
            <text:p>8,935<text:s/></text:p>
          </table:table-cell>
          <table:table-cell office:value-type="float" office:value="8955" table:style-name="ce7">
            <text:p>8,955<text:s/></text:p>
          </table:table-cell>
          <table:table-cell office:value-type="float" office:value="9093" table:style-name="ce7">
            <text:p>9,093<text:s/></text:p>
          </table:table-cell>
          <table:table-cell office:value-type="float" office:value="9793" table:style-name="ce7">
            <text:p>9,793<text:s/></text:p>
          </table:table-cell>
          <table:table-cell office:value-type="float" office:value="6939" table:style-name="ce7">
            <text:p>6,939<text:s/></text:p>
          </table:table-cell>
          <table:table-cell office:value-type="float" office:value="5796" table:style-name="ce7">
            <text:p>5,796<text:s/></text:p>
          </table:table-cell>
          <table:table-cell office:value-type="float" office:value="8619" table:style-name="ce7">
            <text:p>8,619<text:s/></text:p>
          </table:table-cell>
          <table:table-cell office:value-type="float" office:value="8885" table:style-name="ce7">
            <text:p>8,885<text:s/></text:p>
          </table:table-cell>
          <table:table-cell office:value-type="float" office:value="8991" table:style-name="ce7">
            <text:p>8,991<text:s/></text:p>
          </table:table-cell>
          <table:table-cell office:value-type="float" office:value="8964" table:style-name="ce7">
            <text:p>8,964<text:s/></text:p>
          </table:table-cell>
          <table:table-cell office:value-type="float" office:value="9671" table:style-name="ce7">
            <text:p>9,671<text:s/></text:p>
          </table:table-cell>
          <table:table-cell office:value-type="float" office:value="6713" table:style-name="ce7">
            <text:p>6,713<text:s/></text:p>
          </table:table-cell>
          <table:table-cell office:value-type="float" office:value="5069" table:style-name="ce7">
            <text:p>5,069<text:s/></text:p>
          </table:table-cell>
          <table:table-cell office:value-type="float" office:value="8664" table:style-name="ce7">
            <text:p>8,664<text:s/></text:p>
          </table:table-cell>
          <table:table-cell office:value-type="float" office:value="8842" table:style-name="ce7">
            <text:p>8,842<text:s/></text:p>
          </table:table-cell>
          <table:table-cell office:value-type="float" office:value="9183" table:style-name="ce7">
            <text:p>9,183<text:s/></text:p>
          </table:table-cell>
          <table:table-cell office:value-type="float" office:value="8923" table:style-name="ce7">
            <text:p>8,923<text:s/></text:p>
          </table:table-cell>
          <table:table-cell office:value-type="float" office:value="9598" table:style-name="ce7">
            <text:p>9,598<text:s/></text:p>
          </table:table-cell>
          <table:table-cell office:value-type="float" office:value="6975" table:style-name="ce7">
            <text:p>6,975<text:s/></text:p>
          </table:table-cell>
          <table:table-cell office:value-type="float" office:value="5638" table:style-name="ce7">
            <text:p>5,638<text:s/></text:p>
          </table:table-cell>
          <table:table-cell office:value-type="float" office:value="8958" table:style-name="ce7">
            <text:p>8,958<text:s/></text:p>
          </table:table-cell>
          <table:table-cell office:value-type="float" office:value="9288" table:style-name="ce7">
            <text:p>9,288<text:s/></text:p>
          </table:table-cell>
          <table:table-cell office:value-type="float" office:value="9193" table:style-name="ce7">
            <text:p>9,193<text:s/></text:p>
          </table:table-cell>
          <table:table-cell office:value-type="float" office:value="8960" table:style-name="ce7">
            <text:p>8,960<text:s/></text:p>
          </table:table-cell>
          <table:table-cell office:value-type="float" office:value="9712" table:style-name="ce7">
            <text:p>9,712<text:s/></text:p>
          </table:table-cell>
          <table:table-cell office:value-type="float" office:value="6313" table:style-name="ce7">
            <text:p>6,313<text:s/></text:p>
          </table:table-cell>
          <table:table-cell office:value-type="float" office:value="7165" table:style-name="ce7">
            <text:p>7,165<text:s/></text:p>
          </table:table-cell>
          <table:table-cell office:value-type="float" office:value="253740" table:formula="msoxl:=SUM(B23:AF23)" table:style-name="ce2">
            <text:p>253,740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南港軟體園區</text:p>
          </table:table-cell>
          <table:table-cell office:value-type="float" office:value="8057" table:style-name="ce7">
            <text:p>8,057<text:s/></text:p>
          </table:table-cell>
          <table:table-cell office:value-type="float" office:value="2678" table:style-name="ce7">
            <text:p>2,678<text:s/></text:p>
          </table:table-cell>
          <table:table-cell office:value-type="float" office:value="2472" table:style-name="ce7">
            <text:p>2,472<text:s/></text:p>
          </table:table-cell>
          <table:table-cell office:value-type="float" office:value="7899" table:style-name="ce7">
            <text:p>7,899<text:s/></text:p>
          </table:table-cell>
          <table:table-cell office:value-type="float" office:value="7431" table:style-name="ce7">
            <text:p>7,431<text:s/></text:p>
          </table:table-cell>
          <table:table-cell office:value-type="float" office:value="7778" table:style-name="ce7">
            <text:p>7,778<text:s/></text:p>
          </table:table-cell>
          <table:table-cell office:value-type="float" office:value="7366" table:style-name="ce7">
            <text:p>7,366<text:s/></text:p>
          </table:table-cell>
          <table:table-cell office:value-type="float" office:value="7602" table:style-name="ce7">
            <text:p>7,602<text:s/></text:p>
          </table:table-cell>
          <table:table-cell office:value-type="float" office:value="2872" table:style-name="ce7">
            <text:p>2,872<text:s/></text:p>
          </table:table-cell>
          <table:table-cell office:value-type="float" office:value="2308" table:style-name="ce7">
            <text:p>2,308<text:s/></text:p>
          </table:table-cell>
          <table:table-cell office:value-type="float" office:value="7042" table:style-name="ce7">
            <text:p>7,042<text:s/></text:p>
          </table:table-cell>
          <table:table-cell office:value-type="float" office:value="7659" table:style-name="ce7">
            <text:p>7,659<text:s/></text:p>
          </table:table-cell>
          <table:table-cell office:value-type="float" office:value="7171" table:style-name="ce7">
            <text:p>7,171<text:s/></text:p>
          </table:table-cell>
          <table:table-cell office:value-type="float" office:value="7350" table:style-name="ce7">
            <text:p>7,350<text:s/></text:p>
          </table:table-cell>
          <table:table-cell office:value-type="float" office:value="7442" table:style-name="ce7">
            <text:p>7,442<text:s/></text:p>
          </table:table-cell>
          <table:table-cell office:value-type="float" office:value="3045" table:style-name="ce7">
            <text:p>3,045<text:s/></text:p>
          </table:table-cell>
          <table:table-cell office:value-type="float" office:value="2593" table:style-name="ce7">
            <text:p>2,593<text:s/></text:p>
          </table:table-cell>
          <table:table-cell office:value-type="float" office:value="7144" table:style-name="ce7">
            <text:p>7,144<text:s/></text:p>
          </table:table-cell>
          <table:table-cell office:value-type="float" office:value="7379" table:style-name="ce7">
            <text:p>7,379<text:s/></text:p>
          </table:table-cell>
          <table:table-cell office:value-type="float" office:value="8114" table:style-name="ce7">
            <text:p>8,114<text:s/></text:p>
          </table:table-cell>
          <table:table-cell office:value-type="float" office:value="8179" table:style-name="ce7">
            <text:p>8,179<text:s/></text:p>
          </table:table-cell>
          <table:table-cell office:value-type="float" office:value="7857" table:style-name="ce7">
            <text:p>7,857<text:s/></text:p>
          </table:table-cell>
          <table:table-cell office:value-type="float" office:value="3179" table:style-name="ce7">
            <text:p>3,179<text:s/></text:p>
          </table:table-cell>
          <table:table-cell office:value-type="float" office:value="2875" table:style-name="ce7">
            <text:p>2,875<text:s/></text:p>
          </table:table-cell>
          <table:table-cell office:value-type="float" office:value="7161" table:style-name="ce7">
            <text:p>7,161<text:s/></text:p>
          </table:table-cell>
          <table:table-cell office:value-type="float" office:value="7541" table:style-name="ce7">
            <text:p>7,541<text:s/></text:p>
          </table:table-cell>
          <table:table-cell office:value-type="float" office:value="6759" table:style-name="ce7">
            <text:p>6,759<text:s/></text:p>
          </table:table-cell>
          <table:table-cell office:value-type="float" office:value="7235" table:style-name="ce7">
            <text:p>7,235<text:s/></text:p>
          </table:table-cell>
          <table:table-cell office:value-type="float" office:value="7695" table:style-name="ce7">
            <text:p>7,695<text:s/></text:p>
          </table:table-cell>
          <table:table-cell office:value-type="float" office:value="3102" table:style-name="ce7">
            <text:p>3,102<text:s/></text:p>
          </table:table-cell>
          <table:table-cell office:value-type="float" office:value="3430" table:style-name="ce7">
            <text:p>3,430<text:s/></text:p>
          </table:table-cell>
          <table:table-cell office:value-type="float" office:value="186415" table:formula="msoxl:=SUM(B24:AF24)" table:style-name="ce2">
            <text:p>186,415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南港展覽館</text:p>
          </table:table-cell>
          <table:table-cell office:value-type="float" office:value="43658" table:style-name="ce7">
            <text:p>43,658<text:s/></text:p>
          </table:table-cell>
          <table:table-cell office:value-type="float" office:value="31710" table:style-name="ce7">
            <text:p>31,710<text:s/></text:p>
          </table:table-cell>
          <table:table-cell office:value-type="float" office:value="23763" table:style-name="ce7">
            <text:p>23,763<text:s/></text:p>
          </table:table-cell>
          <table:table-cell office:value-type="float" office:value="28038" table:style-name="ce7">
            <text:p>28,038<text:s/></text:p>
          </table:table-cell>
          <table:table-cell office:value-type="float" office:value="29843" table:style-name="ce7">
            <text:p>29,843<text:s/></text:p>
          </table:table-cell>
          <table:table-cell office:value-type="float" office:value="30969" table:style-name="ce7">
            <text:p>30,969<text:s/></text:p>
          </table:table-cell>
          <table:table-cell office:value-type="float" office:value="37022" table:style-name="ce7">
            <text:p>37,022<text:s/></text:p>
          </table:table-cell>
          <table:table-cell office:value-type="float" office:value="41450" table:style-name="ce7">
            <text:p>41,450<text:s/></text:p>
          </table:table-cell>
          <table:table-cell office:value-type="float" office:value="35858" table:style-name="ce7">
            <text:p>35,858<text:s/></text:p>
          </table:table-cell>
          <table:table-cell office:value-type="float" office:value="24040" table:style-name="ce7">
            <text:p>24,040<text:s/></text:p>
          </table:table-cell>
          <table:table-cell office:value-type="float" office:value="29187" table:style-name="ce7">
            <text:p>29,187<text:s/></text:p>
          </table:table-cell>
          <table:table-cell office:value-type="float" office:value="29551" table:style-name="ce7">
            <text:p>29,551<text:s/></text:p>
          </table:table-cell>
          <table:table-cell office:value-type="float" office:value="30192" table:style-name="ce7">
            <text:p>30,192<text:s/></text:p>
          </table:table-cell>
          <table:table-cell office:value-type="float" office:value="34318" table:style-name="ce7">
            <text:p>34,318<text:s/></text:p>
          </table:table-cell>
          <table:table-cell office:value-type="float" office:value="34250" table:style-name="ce7">
            <text:p>34,250<text:s/></text:p>
          </table:table-cell>
          <table:table-cell office:value-type="float" office:value="22913" table:style-name="ce7">
            <text:p>22,913<text:s/></text:p>
          </table:table-cell>
          <table:table-cell office:value-type="float" office:value="14454" table:style-name="ce7">
            <text:p>14,454<text:s/></text:p>
          </table:table-cell>
          <table:table-cell office:value-type="float" office:value="29219" table:style-name="ce7">
            <text:p>29,219<text:s/></text:p>
          </table:table-cell>
          <table:table-cell office:value-type="float" office:value="30235" table:style-name="ce7">
            <text:p>30,235<text:s/></text:p>
          </table:table-cell>
          <table:table-cell office:value-type="float" office:value="29705" table:style-name="ce7">
            <text:p>29,705<text:s/></text:p>
          </table:table-cell>
          <table:table-cell office:value-type="float" office:value="29386" table:style-name="ce7">
            <text:p>29,386<text:s/></text:p>
          </table:table-cell>
          <table:table-cell office:value-type="float" office:value="30736" table:style-name="ce7">
            <text:p>30,736<text:s/></text:p>
          </table:table-cell>
          <table:table-cell office:value-type="float" office:value="19633" table:style-name="ce7">
            <text:p>19,633<text:s/></text:p>
          </table:table-cell>
          <table:table-cell office:value-type="float" office:value="14823" table:style-name="ce7">
            <text:p>14,823<text:s/></text:p>
          </table:table-cell>
          <table:table-cell office:value-type="float" office:value="28722" table:style-name="ce7">
            <text:p>28,722<text:s/></text:p>
          </table:table-cell>
          <table:table-cell office:value-type="float" office:value="30094" table:style-name="ce7">
            <text:p>30,094<text:s/></text:p>
          </table:table-cell>
          <table:table-cell office:value-type="float" office:value="32312" table:style-name="ce7">
            <text:p>32,312<text:s/></text:p>
          </table:table-cell>
          <table:table-cell office:value-type="float" office:value="34800" table:style-name="ce7">
            <text:p>34,800<text:s/></text:p>
          </table:table-cell>
          <table:table-cell office:value-type="float" office:value="36034" table:style-name="ce7">
            <text:p>36,034<text:s/></text:p>
          </table:table-cell>
          <table:table-cell office:value-type="float" office:value="29248" table:style-name="ce7">
            <text:p>29,248<text:s/></text:p>
          </table:table-cell>
          <table:table-cell office:value-type="float" office:value="27166" table:style-name="ce7">
            <text:p>27,166<text:s/></text:p>
          </table:table-cell>
          <table:table-cell office:value-type="float" office:value="923329" table:formula="msoxl:=SUM(B25:AF25)" table:style-name="ce2">
            <text:p>923,329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小碧潭</text:p>
          </table:table-cell>
          <table:table-cell office:value-type="float" office:value="3393" table:style-name="ce7">
            <text:p>3,393<text:s/></text:p>
          </table:table-cell>
          <table:table-cell office:value-type="float" office:value="3058" table:style-name="ce7">
            <text:p>3,058<text:s/></text:p>
          </table:table-cell>
          <table:table-cell office:value-type="float" office:value="2845" table:style-name="ce7">
            <text:p>2,845<text:s/></text:p>
          </table:table-cell>
          <table:table-cell office:value-type="float" office:value="3013" table:style-name="ce7">
            <text:p>3,013<text:s/></text:p>
          </table:table-cell>
          <table:table-cell office:value-type="float" office:value="3081" table:style-name="ce7">
            <text:p>3,081<text:s/></text:p>
          </table:table-cell>
          <table:table-cell office:value-type="float" office:value="3095" table:style-name="ce7">
            <text:p>3,095<text:s/></text:p>
          </table:table-cell>
          <table:table-cell office:value-type="float" office:value="3111" table:style-name="ce7">
            <text:p>3,111<text:s/></text:p>
          </table:table-cell>
          <table:table-cell office:value-type="float" office:value="3327" table:style-name="ce7">
            <text:p>3,327<text:s/></text:p>
          </table:table-cell>
          <table:table-cell office:value-type="float" office:value="3107" table:style-name="ce7">
            <text:p>3,107<text:s/></text:p>
          </table:table-cell>
          <table:table-cell office:value-type="float" office:value="2937" table:style-name="ce7">
            <text:p>2,937<text:s/></text:p>
          </table:table-cell>
          <table:table-cell office:value-type="float" office:value="2911" table:style-name="ce7">
            <text:p>2,911<text:s/></text:p>
          </table:table-cell>
          <table:table-cell office:value-type="float" office:value="2965" table:style-name="ce7">
            <text:p>2,965<text:s/></text:p>
          </table:table-cell>
          <table:table-cell office:value-type="float" office:value="3025" table:style-name="ce7">
            <text:p>3,025<text:s/></text:p>
          </table:table-cell>
          <table:table-cell office:value-type="float" office:value="3128" table:style-name="ce7">
            <text:p>3,128<text:s/></text:p>
          </table:table-cell>
          <table:table-cell office:value-type="float" office:value="3341" table:style-name="ce7">
            <text:p>3,341<text:s/></text:p>
          </table:table-cell>
          <table:table-cell office:value-type="float" office:value="3694" table:style-name="ce7">
            <text:p>3,694<text:s/></text:p>
          </table:table-cell>
          <table:table-cell office:value-type="float" office:value="3289" table:style-name="ce7">
            <text:p>3,289<text:s/></text:p>
          </table:table-cell>
          <table:table-cell office:value-type="float" office:value="3052" table:style-name="ce7">
            <text:p>3,052<text:s/></text:p>
          </table:table-cell>
          <table:table-cell office:value-type="float" office:value="2958" table:style-name="ce7">
            <text:p>2,958<text:s/></text:p>
          </table:table-cell>
          <table:table-cell office:value-type="float" office:value="3017" table:style-name="ce7">
            <text:p>3,017<text:s/></text:p>
          </table:table-cell>
          <table:table-cell office:value-type="float" office:value="3197" table:style-name="ce7">
            <text:p>3,197<text:s/></text:p>
          </table:table-cell>
          <table:table-cell office:value-type="float" office:value="3183" table:style-name="ce7">
            <text:p>3,183<text:s/></text:p>
          </table:table-cell>
          <table:table-cell office:value-type="float" office:value="3580" table:style-name="ce7">
            <text:p>3,580<text:s/></text:p>
          </table:table-cell>
          <table:table-cell office:value-type="float" office:value="3396" table:style-name="ce7">
            <text:p>3,396<text:s/></text:p>
          </table:table-cell>
          <table:table-cell office:value-type="float" office:value="3225" table:style-name="ce7">
            <text:p>3,225<text:s/></text:p>
          </table:table-cell>
          <table:table-cell office:value-type="float" office:value="3089" table:style-name="ce7">
            <text:p>3,089<text:s/></text:p>
          </table:table-cell>
          <table:table-cell office:value-type="float" office:value="2958" table:style-name="ce7">
            <text:p>2,958<text:s/></text:p>
          </table:table-cell>
          <table:table-cell office:value-type="float" office:value="3234" table:style-name="ce7">
            <text:p>3,234<text:s/></text:p>
          </table:table-cell>
          <table:table-cell office:value-type="float" office:value="3393" table:style-name="ce7">
            <text:p>3,393<text:s/></text:p>
          </table:table-cell>
          <table:table-cell office:value-type="float" office:value="3042" table:style-name="ce7">
            <text:p>3,042<text:s/></text:p>
          </table:table-cell>
          <table:table-cell office:value-type="float" office:value="3480" table:style-name="ce7">
            <text:p>3,480<text:s/></text:p>
          </table:table-cell>
          <table:table-cell office:value-type="float" office:value="98124" table:formula="msoxl:=SUM(B26:AF26)" table:style-name="ce2">
            <text:p>98,124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新店</text:p>
          </table:table-cell>
          <table:table-cell office:value-type="float" office:value="12665" table:style-name="ce7">
            <text:p>12,665<text:s/></text:p>
          </table:table-cell>
          <table:table-cell office:value-type="float" office:value="10591" table:style-name="ce7">
            <text:p>10,591<text:s/></text:p>
          </table:table-cell>
          <table:table-cell office:value-type="float" office:value="9819" table:style-name="ce7">
            <text:p>9,819<text:s/></text:p>
          </table:table-cell>
          <table:table-cell office:value-type="float" office:value="11387" table:style-name="ce7">
            <text:p>11,387<text:s/></text:p>
          </table:table-cell>
          <table:table-cell office:value-type="float" office:value="12160" table:style-name="ce7">
            <text:p>12,160<text:s/></text:p>
          </table:table-cell>
          <table:table-cell office:value-type="float" office:value="11813" table:style-name="ce7">
            <text:p>11,813<text:s/></text:p>
          </table:table-cell>
          <table:table-cell office:value-type="float" office:value="12689" table:style-name="ce7">
            <text:p>12,689<text:s/></text:p>
          </table:table-cell>
          <table:table-cell office:value-type="float" office:value="13732" table:style-name="ce7">
            <text:p>13,732<text:s/></text:p>
          </table:table-cell>
          <table:table-cell office:value-type="float" office:value="12771" table:style-name="ce7">
            <text:p>12,771<text:s/></text:p>
          </table:table-cell>
          <table:table-cell office:value-type="float" office:value="11317" table:style-name="ce7">
            <text:p>11,317<text:s/></text:p>
          </table:table-cell>
          <table:table-cell office:value-type="float" office:value="12488" table:style-name="ce7">
            <text:p>12,488<text:s/></text:p>
          </table:table-cell>
          <table:table-cell office:value-type="float" office:value="12230" table:style-name="ce7">
            <text:p>12,230<text:s/></text:p>
          </table:table-cell>
          <table:table-cell office:value-type="float" office:value="12544" table:style-name="ce7">
            <text:p>12,544<text:s/></text:p>
          </table:table-cell>
          <table:table-cell office:value-type="float" office:value="12610" table:style-name="ce7">
            <text:p>12,610<text:s/></text:p>
          </table:table-cell>
          <table:table-cell office:value-type="float" office:value="13476" table:style-name="ce7">
            <text:p>13,476<text:s/></text:p>
          </table:table-cell>
          <table:table-cell office:value-type="float" office:value="11046" table:style-name="ce7">
            <text:p>11,046<text:s/></text:p>
          </table:table-cell>
          <table:table-cell office:value-type="float" office:value="9072" table:style-name="ce7">
            <text:p>9,072<text:s/></text:p>
          </table:table-cell>
          <table:table-cell office:value-type="float" office:value="12391" table:style-name="ce7">
            <text:p>12,391<text:s/></text:p>
          </table:table-cell>
          <table:table-cell office:value-type="float" office:value="12111" table:style-name="ce7">
            <text:p>12,111<text:s/></text:p>
          </table:table-cell>
          <table:table-cell office:value-type="float" office:value="12148" table:style-name="ce7">
            <text:p>12,148<text:s/></text:p>
          </table:table-cell>
          <table:table-cell office:value-type="float" office:value="12063" table:style-name="ce7">
            <text:p>12,063<text:s/></text:p>
          </table:table-cell>
          <table:table-cell office:value-type="float" office:value="12538" table:style-name="ce7">
            <text:p>12,538<text:s/></text:p>
          </table:table-cell>
          <table:table-cell office:value-type="float" office:value="10899" table:style-name="ce7">
            <text:p>10,899<text:s/></text:p>
          </table:table-cell>
          <table:table-cell office:value-type="float" office:value="9247" table:style-name="ce7">
            <text:p>9,247<text:s/></text:p>
          </table:table-cell>
          <table:table-cell office:value-type="float" office:value="12415" table:style-name="ce7">
            <text:p>12,415<text:s/></text:p>
          </table:table-cell>
          <table:table-cell office:value-type="float" office:value="12930" table:style-name="ce7">
            <text:p>12,930<text:s/></text:p>
          </table:table-cell>
          <table:table-cell office:value-type="float" office:value="12959" table:style-name="ce7">
            <text:p>12,959<text:s/></text:p>
          </table:table-cell>
          <table:table-cell office:value-type="float" office:value="12450" table:style-name="ce7">
            <text:p>12,450<text:s/></text:p>
          </table:table-cell>
          <table:table-cell office:value-type="float" office:value="13190" table:style-name="ce7">
            <text:p>13,190<text:s/></text:p>
          </table:table-cell>
          <table:table-cell office:value-type="float" office:value="11468" table:style-name="ce7">
            <text:p>11,468<text:s/></text:p>
          </table:table-cell>
          <table:table-cell office:value-type="float" office:value="12843" table:style-name="ce7">
            <text:p>12,843<text:s/></text:p>
          </table:table-cell>
          <table:table-cell office:value-type="float" office:value="372062" table:formula="msoxl:=SUM(B27:AF27)" table:style-name="ce2">
            <text:p>372,062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新店區公所</text:p>
          </table:table-cell>
          <table:table-cell office:value-type="float" office:value="13093" table:style-name="ce7">
            <text:p>13,093<text:s/></text:p>
          </table:table-cell>
          <table:table-cell office:value-type="float" office:value="9749" table:style-name="ce7">
            <text:p>9,749<text:s/></text:p>
          </table:table-cell>
          <table:table-cell office:value-type="float" office:value="7960" table:style-name="ce7">
            <text:p>7,960<text:s/></text:p>
          </table:table-cell>
          <table:table-cell office:value-type="float" office:value="11946" table:style-name="ce7">
            <text:p>11,946<text:s/></text:p>
          </table:table-cell>
          <table:table-cell office:value-type="float" office:value="12112" table:style-name="ce7">
            <text:p>12,112<text:s/></text:p>
          </table:table-cell>
          <table:table-cell office:value-type="float" office:value="12437" table:style-name="ce7">
            <text:p>12,437<text:s/></text:p>
          </table:table-cell>
          <table:table-cell office:value-type="float" office:value="12587" table:style-name="ce7">
            <text:p>12,587<text:s/></text:p>
          </table:table-cell>
          <table:table-cell office:value-type="float" office:value="13241" table:style-name="ce7">
            <text:p>13,241<text:s/></text:p>
          </table:table-cell>
          <table:table-cell office:value-type="float" office:value="10423" table:style-name="ce7">
            <text:p>10,423<text:s/></text:p>
          </table:table-cell>
          <table:table-cell office:value-type="float" office:value="8656" table:style-name="ce7">
            <text:p>8,656<text:s/></text:p>
          </table:table-cell>
          <table:table-cell office:value-type="float" office:value="11959" table:style-name="ce7">
            <text:p>11,959<text:s/></text:p>
          </table:table-cell>
          <table:table-cell office:value-type="float" office:value="12223" table:style-name="ce7">
            <text:p>12,223<text:s/></text:p>
          </table:table-cell>
          <table:table-cell office:value-type="float" office:value="12424" table:style-name="ce7">
            <text:p>12,424<text:s/></text:p>
          </table:table-cell>
          <table:table-cell office:value-type="float" office:value="12608" table:style-name="ce7">
            <text:p>12,608<text:s/></text:p>
          </table:table-cell>
          <table:table-cell office:value-type="float" office:value="13194" table:style-name="ce7">
            <text:p>13,194<text:s/></text:p>
          </table:table-cell>
          <table:table-cell office:value-type="float" office:value="10133" table:style-name="ce7">
            <text:p>10,133<text:s/></text:p>
          </table:table-cell>
          <table:table-cell office:value-type="float" office:value="8279" table:style-name="ce7">
            <text:p>8,279<text:s/></text:p>
          </table:table-cell>
          <table:table-cell office:value-type="float" office:value="12110" table:style-name="ce7">
            <text:p>12,110<text:s/></text:p>
          </table:table-cell>
          <table:table-cell office:value-type="float" office:value="12410" table:style-name="ce7">
            <text:p>12,410<text:s/></text:p>
          </table:table-cell>
          <table:table-cell office:value-type="float" office:value="12392" table:style-name="ce7">
            <text:p>12,392<text:s/></text:p>
          </table:table-cell>
          <table:table-cell office:value-type="float" office:value="12601" table:style-name="ce7">
            <text:p>12,601<text:s/></text:p>
          </table:table-cell>
          <table:table-cell office:value-type="float" office:value="13091" table:style-name="ce7">
            <text:p>13,091<text:s/></text:p>
          </table:table-cell>
          <table:table-cell office:value-type="float" office:value="10075" table:style-name="ce7">
            <text:p>10,075<text:s/></text:p>
          </table:table-cell>
          <table:table-cell office:value-type="float" office:value="8169" table:style-name="ce7">
            <text:p>8,169<text:s/></text:p>
          </table:table-cell>
          <table:table-cell office:value-type="float" office:value="12155" table:style-name="ce7">
            <text:p>12,155<text:s/></text:p>
          </table:table-cell>
          <table:table-cell office:value-type="float" office:value="12452" table:style-name="ce7">
            <text:p>12,452<text:s/></text:p>
          </table:table-cell>
          <table:table-cell office:value-type="float" office:value="12617" table:style-name="ce7">
            <text:p>12,617<text:s/></text:p>
          </table:table-cell>
          <table:table-cell office:value-type="float" office:value="12639" table:style-name="ce7">
            <text:p>12,639<text:s/></text:p>
          </table:table-cell>
          <table:table-cell office:value-type="float" office:value="13053" table:style-name="ce7">
            <text:p>13,053<text:s/></text:p>
          </table:table-cell>
          <table:table-cell office:value-type="float" office:value="9282" table:style-name="ce7">
            <text:p>9,282<text:s/></text:p>
          </table:table-cell>
          <table:table-cell office:value-type="float" office:value="9901" table:style-name="ce7">
            <text:p>9,901<text:s/></text:p>
          </table:table-cell>
          <table:table-cell office:value-type="float" office:value="355971" table:formula="msoxl:=SUM(B28:AF28)" table:style-name="ce2">
            <text:p>355,971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七張</text:p>
          </table:table-cell>
          <table:table-cell office:value-type="float" office:value="16472" table:style-name="ce7">
            <text:p>16,472<text:s/></text:p>
          </table:table-cell>
          <table:table-cell office:value-type="float" office:value="13337" table:style-name="ce7">
            <text:p>13,337<text:s/></text:p>
          </table:table-cell>
          <table:table-cell office:value-type="float" office:value="11080" table:style-name="ce7">
            <text:p>11,080<text:s/></text:p>
          </table:table-cell>
          <table:table-cell office:value-type="float" office:value="14554" table:style-name="ce7">
            <text:p>14,554<text:s/></text:p>
          </table:table-cell>
          <table:table-cell office:value-type="float" office:value="15216" table:style-name="ce7">
            <text:p>15,216<text:s/></text:p>
          </table:table-cell>
          <table:table-cell office:value-type="float" office:value="15703" table:style-name="ce7">
            <text:p>15,703<text:s/></text:p>
          </table:table-cell>
          <table:table-cell office:value-type="float" office:value="15571" table:style-name="ce7">
            <text:p>15,571<text:s/></text:p>
          </table:table-cell>
          <table:table-cell office:value-type="float" office:value="16833" table:style-name="ce7">
            <text:p>16,833<text:s/></text:p>
          </table:table-cell>
          <table:table-cell office:value-type="float" office:value="13957" table:style-name="ce7">
            <text:p>13,957<text:s/></text:p>
          </table:table-cell>
          <table:table-cell office:value-type="float" office:value="11513" table:style-name="ce7">
            <text:p>11,513<text:s/></text:p>
          </table:table-cell>
          <table:table-cell office:value-type="float" office:value="14955" table:style-name="ce7">
            <text:p>14,955<text:s/></text:p>
          </table:table-cell>
          <table:table-cell office:value-type="float" office:value="15192" table:style-name="ce7">
            <text:p>15,192<text:s/></text:p>
          </table:table-cell>
          <table:table-cell office:value-type="float" office:value="15450" table:style-name="ce7">
            <text:p>15,450<text:s/></text:p>
          </table:table-cell>
          <table:table-cell office:value-type="float" office:value="15551" table:style-name="ce7">
            <text:p>15,551<text:s/></text:p>
          </table:table-cell>
          <table:table-cell office:value-type="float" office:value="16695" table:style-name="ce7">
            <text:p>16,695<text:s/></text:p>
          </table:table-cell>
          <table:table-cell office:value-type="float" office:value="13842" table:style-name="ce7">
            <text:p>13,842<text:s/></text:p>
          </table:table-cell>
          <table:table-cell office:value-type="float" office:value="10902" table:style-name="ce7">
            <text:p>10,902<text:s/></text:p>
          </table:table-cell>
          <table:table-cell office:value-type="float" office:value="15250" table:style-name="ce7">
            <text:p>15,250<text:s/></text:p>
          </table:table-cell>
          <table:table-cell office:value-type="float" office:value="15330" table:style-name="ce7">
            <text:p>15,330<text:s/></text:p>
          </table:table-cell>
          <table:table-cell office:value-type="float" office:value="15789" table:style-name="ce7">
            <text:p>15,789<text:s/></text:p>
          </table:table-cell>
          <table:table-cell office:value-type="float" office:value="15591" table:style-name="ce7">
            <text:p>15,591<text:s/></text:p>
          </table:table-cell>
          <table:table-cell office:value-type="float" office:value="16504" table:style-name="ce7">
            <text:p>16,504<text:s/></text:p>
          </table:table-cell>
          <table:table-cell office:value-type="float" office:value="13836" table:style-name="ce7">
            <text:p>13,836<text:s/></text:p>
          </table:table-cell>
          <table:table-cell office:value-type="float" office:value="11104" table:style-name="ce7">
            <text:p>11,104<text:s/></text:p>
          </table:table-cell>
          <table:table-cell office:value-type="float" office:value="14999" table:style-name="ce7">
            <text:p>14,999<text:s/></text:p>
          </table:table-cell>
          <table:table-cell office:value-type="float" office:value="15479" table:style-name="ce7">
            <text:p>15,479<text:s/></text:p>
          </table:table-cell>
          <table:table-cell office:value-type="float" office:value="16005" table:style-name="ce7">
            <text:p>16,005<text:s/></text:p>
          </table:table-cell>
          <table:table-cell office:value-type="float" office:value="15805" table:style-name="ce7">
            <text:p>15,805<text:s/></text:p>
          </table:table-cell>
          <table:table-cell office:value-type="float" office:value="16889" table:style-name="ce7">
            <text:p>16,889<text:s/></text:p>
          </table:table-cell>
          <table:table-cell office:value-type="float" office:value="12629" table:style-name="ce7">
            <text:p>12,629<text:s/></text:p>
          </table:table-cell>
          <table:table-cell office:value-type="float" office:value="13653" table:style-name="ce7">
            <text:p>13,653<text:s/></text:p>
          </table:table-cell>
          <table:table-cell office:value-type="float" office:value="455686" table:formula="msoxl:=SUM(B29:AF29)" table:style-name="ce2">
            <text:p>455,686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大坪林</text:p>
          </table:table-cell>
          <table:table-cell office:value-type="float" office:value="24324" table:style-name="ce7">
            <text:p>24,324<text:s/></text:p>
          </table:table-cell>
          <table:table-cell office:value-type="float" office:value="17529" table:style-name="ce7">
            <text:p>17,529<text:s/></text:p>
          </table:table-cell>
          <table:table-cell office:value-type="float" office:value="14880" table:style-name="ce7">
            <text:p>14,880<text:s/></text:p>
          </table:table-cell>
          <table:table-cell office:value-type="float" office:value="21593" table:style-name="ce7">
            <text:p>21,593<text:s/></text:p>
          </table:table-cell>
          <table:table-cell office:value-type="float" office:value="22483" table:style-name="ce7">
            <text:p>22,483<text:s/></text:p>
          </table:table-cell>
          <table:table-cell office:value-type="float" office:value="22801" table:style-name="ce7">
            <text:p>22,801<text:s/></text:p>
          </table:table-cell>
          <table:table-cell office:value-type="float" office:value="22670" table:style-name="ce7">
            <text:p>22,670<text:s/></text:p>
          </table:table-cell>
          <table:table-cell office:value-type="float" office:value="24417" table:style-name="ce7">
            <text:p>24,417<text:s/></text:p>
          </table:table-cell>
          <table:table-cell office:value-type="float" office:value="18801" table:style-name="ce7">
            <text:p>18,801<text:s/></text:p>
          </table:table-cell>
          <table:table-cell office:value-type="float" office:value="15251" table:style-name="ce7">
            <text:p>15,251<text:s/></text:p>
          </table:table-cell>
          <table:table-cell office:value-type="float" office:value="21938" table:style-name="ce7">
            <text:p>21,938<text:s/></text:p>
          </table:table-cell>
          <table:table-cell office:value-type="float" office:value="22464" table:style-name="ce7">
            <text:p>22,464<text:s/></text:p>
          </table:table-cell>
          <table:table-cell office:value-type="float" office:value="22456" table:style-name="ce7">
            <text:p>22,456<text:s/></text:p>
          </table:table-cell>
          <table:table-cell office:value-type="float" office:value="22487" table:style-name="ce7">
            <text:p>22,487<text:s/></text:p>
          </table:table-cell>
          <table:table-cell office:value-type="float" office:value="24682" table:style-name="ce7">
            <text:p>24,682<text:s/></text:p>
          </table:table-cell>
          <table:table-cell office:value-type="float" office:value="18896" table:style-name="ce7">
            <text:p>18,896<text:s/></text:p>
          </table:table-cell>
          <table:table-cell office:value-type="float" office:value="14571" table:style-name="ce7">
            <text:p>14,571<text:s/></text:p>
          </table:table-cell>
          <table:table-cell office:value-type="float" office:value="22058" table:style-name="ce7">
            <text:p>22,058<text:s/></text:p>
          </table:table-cell>
          <table:table-cell office:value-type="float" office:value="22708" table:style-name="ce7">
            <text:p>22,708<text:s/></text:p>
          </table:table-cell>
          <table:table-cell office:value-type="float" office:value="23244" table:style-name="ce7">
            <text:p>23,244<text:s/></text:p>
          </table:table-cell>
          <table:table-cell office:value-type="float" office:value="23018" table:style-name="ce7">
            <text:p>23,018<text:s/></text:p>
          </table:table-cell>
          <table:table-cell office:value-type="float" office:value="24303" table:style-name="ce7">
            <text:p>24,303<text:s/></text:p>
          </table:table-cell>
          <table:table-cell office:value-type="float" office:value="18101" table:style-name="ce7">
            <text:p>18,101<text:s/></text:p>
          </table:table-cell>
          <table:table-cell office:value-type="float" office:value="14022" table:style-name="ce7">
            <text:p>14,022<text:s/></text:p>
          </table:table-cell>
          <table:table-cell office:value-type="float" office:value="21708" table:style-name="ce7">
            <text:p>21,708<text:s/></text:p>
          </table:table-cell>
          <table:table-cell office:value-type="float" office:value="22942" table:style-name="ce7">
            <text:p>22,942<text:s/></text:p>
          </table:table-cell>
          <table:table-cell office:value-type="float" office:value="23346" table:style-name="ce7">
            <text:p>23,346<text:s/></text:p>
          </table:table-cell>
          <table:table-cell office:value-type="float" office:value="22887" table:style-name="ce7">
            <text:p>22,887<text:s/></text:p>
          </table:table-cell>
          <table:table-cell office:value-type="float" office:value="24275" table:style-name="ce7">
            <text:p>24,275<text:s/></text:p>
          </table:table-cell>
          <table:table-cell office:value-type="float" office:value="17108" table:style-name="ce7">
            <text:p>17,108<text:s/></text:p>
          </table:table-cell>
          <table:table-cell office:value-type="float" office:value="17880" table:style-name="ce7">
            <text:p>17,880<text:s/></text:p>
          </table:table-cell>
          <table:table-cell office:value-type="float" office:value="649843" table:formula="msoxl:=SUM(B30:AF30)" table:style-name="ce2">
            <text:p>649,843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景美</text:p>
          </table:table-cell>
          <table:table-cell office:value-type="float" office:value="17656" table:style-name="ce7">
            <text:p>17,656<text:s/></text:p>
          </table:table-cell>
          <table:table-cell office:value-type="float" office:value="14500" table:style-name="ce7">
            <text:p>14,500<text:s/></text:p>
          </table:table-cell>
          <table:table-cell office:value-type="float" office:value="13141" table:style-name="ce7">
            <text:p>13,141<text:s/></text:p>
          </table:table-cell>
          <table:table-cell office:value-type="float" office:value="15099" table:style-name="ce7">
            <text:p>15,099<text:s/></text:p>
          </table:table-cell>
          <table:table-cell office:value-type="float" office:value="16661" table:style-name="ce7">
            <text:p>16,661<text:s/></text:p>
          </table:table-cell>
          <table:table-cell office:value-type="float" office:value="16290" table:style-name="ce7">
            <text:p>16,290<text:s/></text:p>
          </table:table-cell>
          <table:table-cell office:value-type="float" office:value="17022" table:style-name="ce7">
            <text:p>17,022<text:s/></text:p>
          </table:table-cell>
          <table:table-cell office:value-type="float" office:value="18167" table:style-name="ce7">
            <text:p>18,167<text:s/></text:p>
          </table:table-cell>
          <table:table-cell office:value-type="float" office:value="16528" table:style-name="ce7">
            <text:p>16,528<text:s/></text:p>
          </table:table-cell>
          <table:table-cell office:value-type="float" office:value="13502" table:style-name="ce7">
            <text:p>13,502<text:s/></text:p>
          </table:table-cell>
          <table:table-cell office:value-type="float" office:value="16451" table:style-name="ce7">
            <text:p>16,451<text:s/></text:p>
          </table:table-cell>
          <table:table-cell office:value-type="float" office:value="16715" table:style-name="ce7">
            <text:p>16,715<text:s/></text:p>
          </table:table-cell>
          <table:table-cell office:value-type="float" office:value="16850" table:style-name="ce7">
            <text:p>16,850<text:s/></text:p>
          </table:table-cell>
          <table:table-cell office:value-type="float" office:value="16573" table:style-name="ce7">
            <text:p>16,573<text:s/></text:p>
          </table:table-cell>
          <table:table-cell office:value-type="float" office:value="17738" table:style-name="ce7">
            <text:p>17,738<text:s/></text:p>
          </table:table-cell>
          <table:table-cell office:value-type="float" office:value="15192" table:style-name="ce7">
            <text:p>15,192<text:s/></text:p>
          </table:table-cell>
          <table:table-cell office:value-type="float" office:value="11872" table:style-name="ce7">
            <text:p>11,872<text:s/></text:p>
          </table:table-cell>
          <table:table-cell office:value-type="float" office:value="15754" table:style-name="ce7">
            <text:p>15,754<text:s/></text:p>
          </table:table-cell>
          <table:table-cell office:value-type="float" office:value="16557" table:style-name="ce7">
            <text:p>16,557<text:s/></text:p>
          </table:table-cell>
          <table:table-cell office:value-type="float" office:value="16699" table:style-name="ce7">
            <text:p>16,699<text:s/></text:p>
          </table:table-cell>
          <table:table-cell office:value-type="float" office:value="16648" table:style-name="ce7">
            <text:p>16,648<text:s/></text:p>
          </table:table-cell>
          <table:table-cell office:value-type="float" office:value="18145" table:style-name="ce7">
            <text:p>18,145<text:s/></text:p>
          </table:table-cell>
          <table:table-cell office:value-type="float" office:value="14633" table:style-name="ce7">
            <text:p>14,633<text:s/></text:p>
          </table:table-cell>
          <table:table-cell office:value-type="float" office:value="11811" table:style-name="ce7">
            <text:p>11,811<text:s/></text:p>
          </table:table-cell>
          <table:table-cell office:value-type="float" office:value="16394" table:style-name="ce7">
            <text:p>16,394<text:s/></text:p>
          </table:table-cell>
          <table:table-cell office:value-type="float" office:value="17205" table:style-name="ce7">
            <text:p>17,205<text:s/></text:p>
          </table:table-cell>
          <table:table-cell office:value-type="float" office:value="17601" table:style-name="ce7">
            <text:p>17,601<text:s/></text:p>
          </table:table-cell>
          <table:table-cell office:value-type="float" office:value="16741" table:style-name="ce7">
            <text:p>16,741<text:s/></text:p>
          </table:table-cell>
          <table:table-cell office:value-type="float" office:value="17870" table:style-name="ce7">
            <text:p>17,870<text:s/></text:p>
          </table:table-cell>
          <table:table-cell office:value-type="float" office:value="13702" table:style-name="ce7">
            <text:p>13,702<text:s/></text:p>
          </table:table-cell>
          <table:table-cell office:value-type="float" office:value="13911" table:style-name="ce7">
            <text:p>13,911<text:s/></text:p>
          </table:table-cell>
          <table:table-cell office:value-type="float" office:value="493628" table:formula="msoxl:=SUM(B31:AF31)" table:style-name="ce2">
            <text:p>493,628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萬隆</text:p>
          </table:table-cell>
          <table:table-cell office:value-type="float" office:value="10885" table:style-name="ce7">
            <text:p>10,885<text:s/></text:p>
          </table:table-cell>
          <table:table-cell office:value-type="float" office:value="9227" table:style-name="ce7">
            <text:p>9,227<text:s/></text:p>
          </table:table-cell>
          <table:table-cell office:value-type="float" office:value="7532" table:style-name="ce7">
            <text:p>7,532<text:s/></text:p>
          </table:table-cell>
          <table:table-cell office:value-type="float" office:value="9566" table:style-name="ce7">
            <text:p>9,566<text:s/></text:p>
          </table:table-cell>
          <table:table-cell office:value-type="float" office:value="10031" table:style-name="ce7">
            <text:p>10,031<text:s/></text:p>
          </table:table-cell>
          <table:table-cell office:value-type="float" office:value="10278" table:style-name="ce7">
            <text:p>10,278<text:s/></text:p>
          </table:table-cell>
          <table:table-cell office:value-type="float" office:value="10338" table:style-name="ce7">
            <text:p>10,338<text:s/></text:p>
          </table:table-cell>
          <table:table-cell office:value-type="float" office:value="10761" table:style-name="ce7">
            <text:p>10,761<text:s/></text:p>
          </table:table-cell>
          <table:table-cell office:value-type="float" office:value="9877" table:style-name="ce7">
            <text:p>9,877<text:s/></text:p>
          </table:table-cell>
          <table:table-cell office:value-type="float" office:value="8075" table:style-name="ce7">
            <text:p>8,075<text:s/></text:p>
          </table:table-cell>
          <table:table-cell office:value-type="float" office:value="9625" table:style-name="ce7">
            <text:p>9,625<text:s/></text:p>
          </table:table-cell>
          <table:table-cell office:value-type="float" office:value="9879" table:style-name="ce7">
            <text:p>9,879<text:s/></text:p>
          </table:table-cell>
          <table:table-cell office:value-type="float" office:value="10086" table:style-name="ce7">
            <text:p>10,086<text:s/></text:p>
          </table:table-cell>
          <table:table-cell office:value-type="float" office:value="10021" table:style-name="ce7">
            <text:p>10,021<text:s/></text:p>
          </table:table-cell>
          <table:table-cell office:value-type="float" office:value="11069" table:style-name="ce7">
            <text:p>11,069<text:s/></text:p>
          </table:table-cell>
          <table:table-cell office:value-type="float" office:value="9500" table:style-name="ce7">
            <text:p>9,500<text:s/></text:p>
          </table:table-cell>
          <table:table-cell office:value-type="float" office:value="7673" table:style-name="ce7">
            <text:p>7,673<text:s/></text:p>
          </table:table-cell>
          <table:table-cell office:value-type="float" office:value="9662" table:style-name="ce7">
            <text:p>9,662<text:s/></text:p>
          </table:table-cell>
          <table:table-cell office:value-type="float" office:value="9934" table:style-name="ce7">
            <text:p>9,934<text:s/></text:p>
          </table:table-cell>
          <table:table-cell office:value-type="float" office:value="10433" table:style-name="ce7">
            <text:p>10,433<text:s/></text:p>
          </table:table-cell>
          <table:table-cell office:value-type="float" office:value="10255" table:style-name="ce7">
            <text:p>10,255<text:s/></text:p>
          </table:table-cell>
          <table:table-cell office:value-type="float" office:value="10833" table:style-name="ce7">
            <text:p>10,833<text:s/></text:p>
          </table:table-cell>
          <table:table-cell office:value-type="float" office:value="9516" table:style-name="ce7">
            <text:p>9,516<text:s/></text:p>
          </table:table-cell>
          <table:table-cell office:value-type="float" office:value="7575" table:style-name="ce7">
            <text:p>7,575<text:s/></text:p>
          </table:table-cell>
          <table:table-cell office:value-type="float" office:value="9643" table:style-name="ce7">
            <text:p>9,643<text:s/></text:p>
          </table:table-cell>
          <table:table-cell office:value-type="float" office:value="10080" table:style-name="ce7">
            <text:p>10,080<text:s/></text:p>
          </table:table-cell>
          <table:table-cell office:value-type="float" office:value="10482" table:style-name="ce7">
            <text:p>10,482<text:s/></text:p>
          </table:table-cell>
          <table:table-cell office:value-type="float" office:value="10229" table:style-name="ce7">
            <text:p>10,229<text:s/></text:p>
          </table:table-cell>
          <table:table-cell office:value-type="float" office:value="10918" table:style-name="ce7">
            <text:p>10,918<text:s/></text:p>
          </table:table-cell>
          <table:table-cell office:value-type="float" office:value="8926" table:style-name="ce7">
            <text:p>8,926<text:s/></text:p>
          </table:table-cell>
          <table:table-cell office:value-type="float" office:value="8988" table:style-name="ce7">
            <text:p>8,988<text:s/></text:p>
          </table:table-cell>
          <table:table-cell office:value-type="float" office:value="301897" table:formula="msoxl:=SUM(B32:AF32)" table:style-name="ce2">
            <text:p>301,897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公館</text:p>
          </table:table-cell>
          <table:table-cell office:value-type="float" office:value="33595" table:style-name="ce7">
            <text:p>33,595<text:s/></text:p>
          </table:table-cell>
          <table:table-cell office:value-type="float" office:value="27233" table:style-name="ce7">
            <text:p>27,233<text:s/></text:p>
          </table:table-cell>
          <table:table-cell office:value-type="float" office:value="27215" table:style-name="ce7">
            <text:p>27,215<text:s/></text:p>
          </table:table-cell>
          <table:table-cell office:value-type="float" office:value="25648" table:style-name="ce7">
            <text:p>25,648<text:s/></text:p>
          </table:table-cell>
          <table:table-cell office:value-type="float" office:value="27402" table:style-name="ce7">
            <text:p>27,402<text:s/></text:p>
          </table:table-cell>
          <table:table-cell office:value-type="float" office:value="28442" table:style-name="ce7">
            <text:p>28,442<text:s/></text:p>
          </table:table-cell>
          <table:table-cell office:value-type="float" office:value="29241" table:style-name="ce7">
            <text:p>29,241<text:s/></text:p>
          </table:table-cell>
          <table:table-cell office:value-type="float" office:value="33650" table:style-name="ce7">
            <text:p>33,650<text:s/></text:p>
          </table:table-cell>
          <table:table-cell office:value-type="float" office:value="38390" table:style-name="ce7">
            <text:p>38,390<text:s/></text:p>
          </table:table-cell>
          <table:table-cell office:value-type="float" office:value="30647" table:style-name="ce7">
            <text:p>30,647<text:s/></text:p>
          </table:table-cell>
          <table:table-cell office:value-type="float" office:value="26053" table:style-name="ce7">
            <text:p>26,053<text:s/></text:p>
          </table:table-cell>
          <table:table-cell office:value-type="float" office:value="27734" table:style-name="ce7">
            <text:p>27,734<text:s/></text:p>
          </table:table-cell>
          <table:table-cell office:value-type="float" office:value="27547" table:style-name="ce7">
            <text:p>27,547<text:s/></text:p>
          </table:table-cell>
          <table:table-cell office:value-type="float" office:value="27834" table:style-name="ce7">
            <text:p>27,834<text:s/></text:p>
          </table:table-cell>
          <table:table-cell office:value-type="float" office:value="30926" table:style-name="ce7">
            <text:p>30,926<text:s/></text:p>
          </table:table-cell>
          <table:table-cell office:value-type="float" office:value="29061" table:style-name="ce7">
            <text:p>29,061<text:s/></text:p>
          </table:table-cell>
          <table:table-cell office:value-type="float" office:value="21776" table:style-name="ce7">
            <text:p>21,776<text:s/></text:p>
          </table:table-cell>
          <table:table-cell office:value-type="float" office:value="25283" table:style-name="ce7">
            <text:p>25,283<text:s/></text:p>
          </table:table-cell>
          <table:table-cell office:value-type="float" office:value="26703" table:style-name="ce7">
            <text:p>26,703<text:s/></text:p>
          </table:table-cell>
          <table:table-cell office:value-type="float" office:value="27952" table:style-name="ce7">
            <text:p>27,952<text:s/></text:p>
          </table:table-cell>
          <table:table-cell office:value-type="float" office:value="28734" table:style-name="ce7">
            <text:p>28,734<text:s/></text:p>
          </table:table-cell>
          <table:table-cell office:value-type="float" office:value="33950" table:style-name="ce7">
            <text:p>33,950<text:s/></text:p>
          </table:table-cell>
          <table:table-cell office:value-type="float" office:value="31788" table:style-name="ce7">
            <text:p>31,788<text:s/></text:p>
          </table:table-cell>
          <table:table-cell office:value-type="float" office:value="25197" table:style-name="ce7">
            <text:p>25,197<text:s/></text:p>
          </table:table-cell>
          <table:table-cell office:value-type="float" office:value="26256" table:style-name="ce7">
            <text:p>26,256<text:s/></text:p>
          </table:table-cell>
          <table:table-cell office:value-type="float" office:value="25911" table:style-name="ce7">
            <text:p>25,911<text:s/></text:p>
          </table:table-cell>
          <table:table-cell office:value-type="float" office:value="26462" table:style-name="ce7">
            <text:p>26,462<text:s/></text:p>
          </table:table-cell>
          <table:table-cell office:value-type="float" office:value="26399" table:style-name="ce7">
            <text:p>26,399<text:s/></text:p>
          </table:table-cell>
          <table:table-cell office:value-type="float" office:value="28169" table:style-name="ce7">
            <text:p>28,169<text:s/></text:p>
          </table:table-cell>
          <table:table-cell office:value-type="float" office:value="24547" table:style-name="ce7">
            <text:p>24,547<text:s/></text:p>
          </table:table-cell>
          <table:table-cell office:value-type="float" office:value="27852" table:style-name="ce7">
            <text:p>27,852<text:s/></text:p>
          </table:table-cell>
          <table:table-cell office:value-type="float" office:value="877597" table:formula="msoxl:=SUM(B33:AF33)" table:style-name="ce2">
            <text:p>877,597<text:s/></text:p>
          </table:table-cell>
          <table:table-cell table:number-columns-repeated="87" table:style-name="ce2"/>
          <table:table-cell table:number-columns-repeated="16264" table:style-name="ce1"/>
        </table:table-row>
        <table:table-row table:style-name="ro1">
          <table:table-cell office:value-type="string" table:style-name="ce4">
            <text:p>台電大樓</text:p>
          </table:table-cell>
          <table:table-cell office:value-type="float" office:value="18451" table:style-name="ce7">
            <text:p>18,451<text:s/></text:p>
          </table:table-cell>
          <table:table-cell office:value-type="float" office:value="15091" table:style-name="ce7">
            <text:p>15,091<text:s/></text:p>
          </table:table-cell>
          <table:table-cell office:value-type="float" office:value="13032" table:style-name="ce7">
            <text:p>13,032<text:s/></text:p>
          </table:table-cell>
          <table:table-cell office:value-type="float" office:value="15609" table:style-name="ce7">
            <text:p>15,609<text:s/></text:p>
          </table:table-cell>
          <table:table-cell office:value-type="float" office:value="16330" table:style-name="ce7">
            <text:p>16,330<text:s/></text:p>
          </table:table-cell>
          <table:table-cell office:value-type="float" office:value="16770" table:style-name="ce7">
            <text:p>16,770<text:s/></text:p>
          </table:table-cell>
          <table:table-cell office:value-type="float" office:value="16970" table:style-name="ce7">
            <text:p>16,970<text:s/></text:p>
          </table:table-cell>
          <table:table-cell office:value-type="float" office:value="18459" table:style-name="ce7">
            <text:p>18,459<text:s/></text:p>
          </table:table-cell>
          <table:table-cell office:value-type="float" office:value="19758" table:style-name="ce7">
            <text:p>19,758<text:s/></text:p>
          </table:table-cell>
          <table:table-cell office:value-type="float" office:value="14441" table:style-name="ce7">
            <text:p>14,441<text:s/></text:p>
          </table:table-cell>
          <table:table-cell office:value-type="float" office:value="15083" table:style-name="ce7">
            <text:p>15,083<text:s/></text:p>
          </table:table-cell>
          <table:table-cell office:value-type="float" office:value="16218" table:style-name="ce7">
            <text:p>16,218<text:s/></text:p>
          </table:table-cell>
          <table:table-cell office:value-type="float" office:value="16624" table:style-name="ce7">
            <text:p>16,624<text:s/></text:p>
          </table:table-cell>
          <table:table-cell office:value-type="float" office:value="16515" table:style-name="ce7">
            <text:p>16,515<text:s/></text:p>
          </table:table-cell>
          <table:table-cell office:value-type="float" office:value="18087" table:style-name="ce7">
            <text:p>18,087<text:s/></text:p>
          </table:table-cell>
          <table:table-cell office:value-type="float" office:value="16983" table:style-name="ce7">
            <text:p>16,983<text:s/></text:p>
          </table:table-cell>
          <table:table-cell office:value-type="float" office:value="12982" table:style-name="ce7">
            <text:p>12,982<text:s/></text:p>
          </table:table-cell>
          <table:table-cell office:value-type="float" office:value="15529" table:style-name="ce7">
            <text:p>15,529<text:s/></text:p>
          </table:table-cell>
          <table:table-cell office:value-type="float" office:value="16355" table:style-name="ce7">
            <text:p>16,355<text:s/></text:p>
          </table:table-cell>
          <table:table-cell office:value-type="float" office:value="16795" table:style-name="ce7">
            <text:p>16,795<text:s/></text:p>
          </table:table-cell>
          <table:table-cell office:value-type="float" office:value="17399" table:style-name="ce7">
            <text:p>17,399<text:s/></text:p>
          </table:table-cell>
          <table:table-cell office:value-type="float" office:value="19335" table:style-name="ce7">
            <text:p>19,335<text:s/></text:p>
          </table:table-cell>
          <table:table-cell office:value-type="float" office:value="16166" table:style-name="ce7">
            <text:p>16,166<text:s/></text:p>
          </table:table-cell>
          <table:table-cell office:value-type="float" office:value="13656" table:style-name="ce7">
            <text:p>13,656<text:s/></text:p>
          </table:table-cell>
          <table:table-cell office:value-type="float" office:value="15742" table:style-name="ce7">
            <text:p>15,742<text:s/></text:p>
          </table:table-cell>
          <table:table-cell office:value-type="float" office:value="16208" table:style-name="ce7">
            <text:p>16,208<text:s/></text:p>
          </table:table-cell>
          <table:table-cell office:value-type="float" office:value="16701" table:style-name="ce7">
            <text:p>16,701<text:s/></text:p>
          </table:table-cell>
          <table:table-cell office:value-type="float" office:value="16754" table:style-name="ce7">
            <text:p>16,754<text:s/></text:p>
          </table:table-cell>
          <table:table-cell office:value-type="float" office:value="18232" table:style-name="ce7">
            <text:p>18,232<text:s/></text:p>
          </table:table-cell>
          <table:table-cell office:value-type="float" office:value="13997" table:style-name="ce7">
            <text:p>13,997<text:s/></text:p>
          </table:table-cell>
          <table:table-cell office:value-type="float" office:value="13746" table:style-name="ce7">
            <text:p>13,746<text:s/></text:p>
          </table:table-cell>
          <table:table-cell office:value-type="float" office:value="504018" table:formula="msoxl:=SUM(B34:AF34)" table:style-name="ce2">
            <text:p>504,018<text:s/></text:p>
          </table:table-cell>
          <table:table-cell table:number-columns-repeated="88" table:style-name="ce2"/>
          <table:table-cell table:number-columns-repeated="16263"/>
        </table:table-row>
        <table:table-row table:style-name="ro1">
          <table:table-cell office:value-type="string" table:style-name="ce4">
            <text:p>古亭</text:p>
          </table:table-cell>
          <table:table-cell office:value-type="float" office:value="35184" table:style-name="ce7">
            <text:p>35,184<text:s/></text:p>
          </table:table-cell>
          <table:table-cell office:value-type="float" office:value="26108" table:style-name="ce7">
            <text:p>26,108<text:s/></text:p>
          </table:table-cell>
          <table:table-cell office:value-type="float" office:value="20555" table:style-name="ce7">
            <text:p>20,555<text:s/></text:p>
          </table:table-cell>
          <table:table-cell office:value-type="float" office:value="31425" table:style-name="ce7">
            <text:p>31,425<text:s/></text:p>
          </table:table-cell>
          <table:table-cell office:value-type="float" office:value="33265" table:style-name="ce7">
            <text:p>33,265<text:s/></text:p>
          </table:table-cell>
          <table:table-cell office:value-type="float" office:value="33845" table:style-name="ce7">
            <text:p>33,845<text:s/></text:p>
          </table:table-cell>
          <table:table-cell office:value-type="float" office:value="33440" table:style-name="ce7">
            <text:p>33,440<text:s/></text:p>
          </table:table-cell>
          <table:table-cell office:value-type="float" office:value="35755" table:style-name="ce7">
            <text:p>35,755<text:s/></text:p>
          </table:table-cell>
          <table:table-cell office:value-type="float" office:value="27743" table:style-name="ce7">
            <text:p>27,743<text:s/></text:p>
          </table:table-cell>
          <table:table-cell office:value-type="float" office:value="20682" table:style-name="ce7">
            <text:p>20,682<text:s/></text:p>
          </table:table-cell>
          <table:table-cell office:value-type="float" office:value="31025" table:style-name="ce7">
            <text:p>31,025<text:s/></text:p>
          </table:table-cell>
          <table:table-cell office:value-type="float" office:value="32873" table:style-name="ce7">
            <text:p>32,873<text:s/></text:p>
          </table:table-cell>
          <table:table-cell office:value-type="float" office:value="33475" table:style-name="ce7">
            <text:p>33,475<text:s/></text:p>
          </table:table-cell>
          <table:table-cell office:value-type="float" office:value="33260" table:style-name="ce7">
            <text:p>33,260<text:s/></text:p>
          </table:table-cell>
          <table:table-cell office:value-type="float" office:value="35083" table:style-name="ce7">
            <text:p>35,083<text:s/></text:p>
          </table:table-cell>
          <table:table-cell office:value-type="float" office:value="27670" table:style-name="ce7">
            <text:p>27,670<text:s/></text:p>
          </table:table-cell>
          <table:table-cell office:value-type="float" office:value="21780" table:style-name="ce7">
            <text:p>21,780<text:s/></text:p>
          </table:table-cell>
          <table:table-cell office:value-type="float" office:value="31020" table:style-name="ce7">
            <text:p>31,020<text:s/></text:p>
          </table:table-cell>
          <table:table-cell office:value-type="float" office:value="33005" table:style-name="ce7">
            <text:p>33,005<text:s/></text:p>
          </table:table-cell>
          <table:table-cell office:value-type="float" office:value="33581" table:style-name="ce7">
            <text:p>33,581<text:s/></text:p>
          </table:table-cell>
          <table:table-cell office:value-type="float" office:value="34043" table:style-name="ce7">
            <text:p>34,043<text:s/></text:p>
          </table:table-cell>
          <table:table-cell office:value-type="float" office:value="36262" table:style-name="ce7">
            <text:p>36,262<text:s/></text:p>
          </table:table-cell>
          <table:table-cell office:value-type="float" office:value="28728" table:style-name="ce7">
            <text:p>28,728<text:s/></text:p>
          </table:table-cell>
          <table:table-cell office:value-type="float" office:value="20621" table:style-name="ce7">
            <text:p>20,621<text:s/></text:p>
          </table:table-cell>
          <table:table-cell office:value-type="float" office:value="30986" table:style-name="ce7">
            <text:p>30,986<text:s/></text:p>
          </table:table-cell>
          <table:table-cell office:value-type="float" office:value="32483" table:style-name="ce7">
            <text:p>32,483<text:s/></text:p>
          </table:table-cell>
          <table:table-cell office:value-type="float" office:value="32979" table:style-name="ce7">
            <text:p>32,979<text:s/></text:p>
          </table:table-cell>
          <table:table-cell office:value-type="float" office:value="32986" table:style-name="ce7">
            <text:p>32,986<text:s/></text:p>
          </table:table-cell>
          <table:table-cell office:value-type="float" office:value="33924" table:style-name="ce7">
            <text:p>33,924<text:s/></text:p>
          </table:table-cell>
          <table:table-cell office:value-type="float" office:value="23863" table:style-name="ce7">
            <text:p>23,863<text:s/></text:p>
          </table:table-cell>
          <table:table-cell office:value-type="float" office:value="22908" table:style-name="ce7">
            <text:p>22,908<text:s/></text:p>
          </table:table-cell>
          <table:table-cell office:value-type="float" office:value="940557" table:formula="msoxl:=SUM(B35:AF35)" table:style-name="ce2">
            <text:p>940,557<text:s/></text:p>
          </table:table-cell>
          <table:table-cell table:number-columns-repeated="88" table:style-name="ce2"/>
          <table:table-cell table:number-columns-repeated="16263"/>
        </table:table-row>
        <table:table-row table:style-name="ro1">
          <table:table-cell office:value-type="string" table:style-name="ce4">
            <text:p>中正紀念堂</text:p>
          </table:table-cell>
          <table:table-cell office:value-type="float" office:value="32258" table:style-name="ce7">
            <text:p>32,258<text:s/></text:p>
          </table:table-cell>
          <table:table-cell office:value-type="float" office:value="31690" table:style-name="ce7">
            <text:p>31,690<text:s/></text:p>
          </table:table-cell>
          <table:table-cell office:value-type="float" office:value="25320" table:style-name="ce7">
            <text:p>25,320<text:s/></text:p>
          </table:table-cell>
          <table:table-cell office:value-type="float" office:value="24545" table:style-name="ce7">
            <text:p>24,545<text:s/></text:p>
          </table:table-cell>
          <table:table-cell office:value-type="float" office:value="30534" table:style-name="ce7">
            <text:p>30,534<text:s/></text:p>
          </table:table-cell>
          <table:table-cell office:value-type="float" office:value="29820" table:style-name="ce7">
            <text:p>29,820<text:s/></text:p>
          </table:table-cell>
          <table:table-cell office:value-type="float" office:value="32055" table:style-name="ce7">
            <text:p>32,055<text:s/></text:p>
          </table:table-cell>
          <table:table-cell office:value-type="float" office:value="33323" table:style-name="ce7">
            <text:p>33,323<text:s/></text:p>
          </table:table-cell>
          <table:table-cell office:value-type="float" office:value="28040" table:style-name="ce7">
            <text:p>28,040<text:s/></text:p>
          </table:table-cell>
          <table:table-cell office:value-type="float" office:value="24307" table:style-name="ce7">
            <text:p>24,307<text:s/></text:p>
          </table:table-cell>
          <table:table-cell office:value-type="float" office:value="27054" table:style-name="ce7">
            <text:p>27,054<text:s/></text:p>
          </table:table-cell>
          <table:table-cell office:value-type="float" office:value="30703" table:style-name="ce7">
            <text:p>30,703<text:s/></text:p>
          </table:table-cell>
          <table:table-cell office:value-type="float" office:value="31048" table:style-name="ce7">
            <text:p>31,048<text:s/></text:p>
          </table:table-cell>
          <table:table-cell office:value-type="float" office:value="30970" table:style-name="ce7">
            <text:p>30,970<text:s/></text:p>
          </table:table-cell>
          <table:table-cell office:value-type="float" office:value="32666" table:style-name="ce7">
            <text:p>32,666<text:s/></text:p>
          </table:table-cell>
          <table:table-cell office:value-type="float" office:value="28090" table:style-name="ce7">
            <text:p>28,090<text:s/></text:p>
          </table:table-cell>
          <table:table-cell office:value-type="float" office:value="24461" table:style-name="ce7">
            <text:p>24,461<text:s/></text:p>
          </table:table-cell>
          <table:table-cell office:value-type="float" office:value="27798" table:style-name="ce7">
            <text:p>27,798<text:s/></text:p>
          </table:table-cell>
          <table:table-cell office:value-type="float" office:value="30712" table:style-name="ce7">
            <text:p>30,712<text:s/></text:p>
          </table:table-cell>
          <table:table-cell office:value-type="float" office:value="31009" table:style-name="ce7">
            <text:p>31,009<text:s/></text:p>
          </table:table-cell>
          <table:table-cell office:value-type="float" office:value="30788" table:style-name="ce7">
            <text:p>30,788<text:s/></text:p>
          </table:table-cell>
          <table:table-cell office:value-type="float" office:value="33987" table:style-name="ce7">
            <text:p>33,987<text:s/></text:p>
          </table:table-cell>
          <table:table-cell office:value-type="float" office:value="33899" table:style-name="ce7">
            <text:p>33,899<text:s/></text:p>
          </table:table-cell>
          <table:table-cell office:value-type="float" office:value="23052" table:style-name="ce7">
            <text:p>23,052<text:s/></text:p>
          </table:table-cell>
          <table:table-cell office:value-type="float" office:value="29260" table:style-name="ce7">
            <text:p>29,260<text:s/></text:p>
          </table:table-cell>
          <table:table-cell office:value-type="float" office:value="32647" table:style-name="ce7">
            <text:p>32,647<text:s/></text:p>
          </table:table-cell>
          <table:table-cell office:value-type="float" office:value="31851" table:style-name="ce7">
            <text:p>31,851<text:s/></text:p>
          </table:table-cell>
          <table:table-cell office:value-type="float" office:value="32016" table:style-name="ce7">
            <text:p>32,016<text:s/></text:p>
          </table:table-cell>
          <table:table-cell office:value-type="float" office:value="34474" table:style-name="ce7">
            <text:p>34,474<text:s/></text:p>
          </table:table-cell>
          <table:table-cell office:value-type="float" office:value="27465" table:style-name="ce7">
            <text:p>27,465<text:s/></text:p>
          </table:table-cell>
          <table:table-cell office:value-type="float" office:value="35415" table:style-name="ce7">
            <text:p>35,415<text:s/></text:p>
          </table:table-cell>
          <table:table-cell office:value-type="float" office:value="931257" table:formula="msoxl:=SUM(B36:AF36)" table:style-name="ce2">
            <text:p>931,257<text:s/></text:p>
          </table:table-cell>
          <table:table-cell table:number-columns-repeated="88" table:style-name="ce2"/>
          <table:table-cell table:number-columns-repeated="16263"/>
        </table:table-row>
        <table:table-row table:style-name="ro1">
          <table:table-cell office:value-type="string" table:style-name="ce4">
            <text:p>小南門</text:p>
          </table:table-cell>
          <table:table-cell office:value-type="float" office:value="11976" table:style-name="ce7">
            <text:p>11,976<text:s/></text:p>
          </table:table-cell>
          <table:table-cell office:value-type="float" office:value="6083" table:style-name="ce7">
            <text:p>6,083<text:s/></text:p>
          </table:table-cell>
          <table:table-cell office:value-type="float" office:value="3886" table:style-name="ce7">
            <text:p>3,886<text:s/></text:p>
          </table:table-cell>
          <table:table-cell office:value-type="float" office:value="11481" table:style-name="ce7">
            <text:p>11,481<text:s/></text:p>
          </table:table-cell>
          <table:table-cell office:value-type="float" office:value="12152" table:style-name="ce7">
            <text:p>12,152<text:s/></text:p>
          </table:table-cell>
          <table:table-cell office:value-type="float" office:value="11853" table:style-name="ce7">
            <text:p>11,853<text:s/></text:p>
          </table:table-cell>
          <table:table-cell office:value-type="float" office:value="11993" table:style-name="ce7">
            <text:p>11,993<text:s/></text:p>
          </table:table-cell>
          <table:table-cell office:value-type="float" office:value="12132" table:style-name="ce7">
            <text:p>12,132<text:s/></text:p>
          </table:table-cell>
          <table:table-cell office:value-type="float" office:value="5519" table:style-name="ce7">
            <text:p>5,519<text:s/></text:p>
          </table:table-cell>
          <table:table-cell office:value-type="float" office:value="4325" table:style-name="ce7">
            <text:p>4,325<text:s/></text:p>
          </table:table-cell>
          <table:table-cell office:value-type="float" office:value="11491" table:style-name="ce7">
            <text:p>11,491<text:s/></text:p>
          </table:table-cell>
          <table:table-cell office:value-type="float" office:value="12378" table:style-name="ce7">
            <text:p>12,378<text:s/></text:p>
          </table:table-cell>
          <table:table-cell office:value-type="float" office:value="12077" table:style-name="ce7">
            <text:p>12,077<text:s/></text:p>
          </table:table-cell>
          <table:table-cell office:value-type="float" office:value="12196" table:style-name="ce7">
            <text:p>12,196<text:s/></text:p>
          </table:table-cell>
          <table:table-cell office:value-type="float" office:value="12298" table:style-name="ce7">
            <text:p>12,298<text:s/></text:p>
          </table:table-cell>
          <table:table-cell office:value-type="float" office:value="5204" table:style-name="ce7">
            <text:p>5,204<text:s/></text:p>
          </table:table-cell>
          <table:table-cell office:value-type="float" office:value="4501" table:style-name="ce7">
            <text:p>4,501<text:s/></text:p>
          </table:table-cell>
          <table:table-cell office:value-type="float" office:value="11861" table:style-name="ce7">
            <text:p>11,861<text:s/></text:p>
          </table:table-cell>
          <table:table-cell office:value-type="float" office:value="11919" table:style-name="ce7">
            <text:p>11,919<text:s/></text:p>
          </table:table-cell>
          <table:table-cell office:value-type="float" office:value="12020" table:style-name="ce7">
            <text:p>12,020<text:s/></text:p>
          </table:table-cell>
          <table:table-cell office:value-type="float" office:value="12602" table:style-name="ce7">
            <text:p>12,602<text:s/></text:p>
          </table:table-cell>
          <table:table-cell office:value-type="float" office:value="12480" table:style-name="ce7">
            <text:p>12,480<text:s/></text:p>
          </table:table-cell>
          <table:table-cell office:value-type="float" office:value="5264" table:style-name="ce7">
            <text:p>5,264<text:s/></text:p>
          </table:table-cell>
          <table:table-cell office:value-type="float" office:value="3749" table:style-name="ce7">
            <text:p>3,749<text:s/></text:p>
          </table:table-cell>
          <table:table-cell office:value-type="float" office:value="10397" table:style-name="ce7">
            <text:p>10,397<text:s/></text:p>
          </table:table-cell>
          <table:table-cell office:value-type="float" office:value="12011" table:style-name="ce7">
            <text:p>12,011<text:s/></text:p>
          </table:table-cell>
          <table:table-cell office:value-type="float" office:value="11971" table:style-name="ce7">
            <text:p>11,971<text:s/></text:p>
          </table:table-cell>
          <table:table-cell office:value-type="float" office:value="11961" table:style-name="ce7">
            <text:p>11,961<text:s/></text:p>
          </table:table-cell>
          <table:table-cell office:value-type="float" office:value="11787" table:style-name="ce7">
            <text:p>11,787<text:s/></text:p>
          </table:table-cell>
          <table:table-cell office:value-type="float" office:value="4605" table:style-name="ce7">
            <text:p>4,605<text:s/></text:p>
          </table:table-cell>
          <table:table-cell office:value-type="float" office:value="4717" table:style-name="ce7">
            <text:p>4,717<text:s/></text:p>
          </table:table-cell>
          <table:table-cell office:value-type="float" office:value="298889" table:formula="msoxl:=SUM(B37:AF37)" table:style-name="ce2">
            <text:p>298,889<text:s/></text:p>
          </table:table-cell>
          <table:table-cell table:number-columns-repeated="87" table:style-name="ce2"/>
          <table:table-cell table:number-columns-repeated="16264" table:style-name="ce1"/>
        </table:table-row>
        <table:table-row table:style-name="ro1">
          <table:table-cell office:value-type="string" table:style-name="ce4">
            <text:p>頂溪</text:p>
          </table:table-cell>
          <table:table-cell office:value-type="float" office:value="36931" table:style-name="ce7">
            <text:p>36,931<text:s/></text:p>
          </table:table-cell>
          <table:table-cell office:value-type="float" office:value="29120" table:style-name="ce7">
            <text:p>29,120<text:s/></text:p>
          </table:table-cell>
          <table:table-cell office:value-type="float" office:value="24342" table:style-name="ce7">
            <text:p>24,342<text:s/></text:p>
          </table:table-cell>
          <table:table-cell office:value-type="float" office:value="33545" table:style-name="ce7">
            <text:p>33,545<text:s/></text:p>
          </table:table-cell>
          <table:table-cell office:value-type="float" office:value="34613" table:style-name="ce7">
            <text:p>34,613<text:s/></text:p>
          </table:table-cell>
          <table:table-cell office:value-type="float" office:value="34546" table:style-name="ce7">
            <text:p>34,546<text:s/></text:p>
          </table:table-cell>
          <table:table-cell office:value-type="float" office:value="35022" table:style-name="ce7">
            <text:p>35,022<text:s/></text:p>
          </table:table-cell>
          <table:table-cell office:value-type="float" office:value="37196" table:style-name="ce7">
            <text:p>37,196<text:s/></text:p>
          </table:table-cell>
          <table:table-cell office:value-type="float" office:value="31619" table:style-name="ce7">
            <text:p>31,619<text:s/></text:p>
          </table:table-cell>
          <table:table-cell office:value-type="float" office:value="25498" table:style-name="ce7">
            <text:p>25,498<text:s/></text:p>
          </table:table-cell>
          <table:table-cell office:value-type="float" office:value="32874" table:style-name="ce7">
            <text:p>32,874<text:s/></text:p>
          </table:table-cell>
          <table:table-cell office:value-type="float" office:value="34179" table:style-name="ce7">
            <text:p>34,179<text:s/></text:p>
          </table:table-cell>
          <table:table-cell office:value-type="float" office:value="34400" table:style-name="ce7">
            <text:p>34,400<text:s/></text:p>
          </table:table-cell>
          <table:table-cell office:value-type="float" office:value="34713" table:style-name="ce7">
            <text:p>34,713<text:s/></text:p>
          </table:table-cell>
          <table:table-cell office:value-type="float" office:value="36687" table:style-name="ce7">
            <text:p>36,687<text:s/></text:p>
          </table:table-cell>
          <table:table-cell office:value-type="float" office:value="30299" table:style-name="ce7">
            <text:p>30,299<text:s/></text:p>
          </table:table-cell>
          <table:table-cell office:value-type="float" office:value="24360" table:style-name="ce7">
            <text:p>24,360<text:s/></text:p>
          </table:table-cell>
          <table:table-cell office:value-type="float" office:value="33162" table:style-name="ce7">
            <text:p>33,162<text:s/></text:p>
          </table:table-cell>
          <table:table-cell office:value-type="float" office:value="34365" table:style-name="ce7">
            <text:p>34,365<text:s/></text:p>
          </table:table-cell>
          <table:table-cell office:value-type="float" office:value="35002" table:style-name="ce7">
            <text:p>35,002<text:s/></text:p>
          </table:table-cell>
          <table:table-cell office:value-type="float" office:value="34732" table:style-name="ce7">
            <text:p>34,732<text:s/></text:p>
          </table:table-cell>
          <table:table-cell office:value-type="float" office:value="37044" table:style-name="ce7">
            <text:p>37,044<text:s/></text:p>
          </table:table-cell>
          <table:table-cell office:value-type="float" office:value="31337" table:style-name="ce7">
            <text:p>31,337<text:s/></text:p>
          </table:table-cell>
          <table:table-cell office:value-type="float" office:value="25366" table:style-name="ce7">
            <text:p>25,366<text:s/></text:p>
          </table:table-cell>
          <table:table-cell office:value-type="float" office:value="33643" table:style-name="ce7">
            <text:p>33,643<text:s/></text:p>
          </table:table-cell>
          <table:table-cell office:value-type="float" office:value="35026" table:style-name="ce7">
            <text:p>35,026<text:s/></text:p>
          </table:table-cell>
          <table:table-cell office:value-type="float" office:value="35463" table:style-name="ce7">
            <text:p>35,463<text:s/></text:p>
          </table:table-cell>
          <table:table-cell office:value-type="float" office:value="35591" table:style-name="ce7">
            <text:p>35,591<text:s/></text:p>
          </table:table-cell>
          <table:table-cell office:value-type="float" office:value="36675" table:style-name="ce7">
            <text:p>36,675<text:s/></text:p>
          </table:table-cell>
          <table:table-cell office:value-type="float" office:value="29359" table:style-name="ce7">
            <text:p>29,359<text:s/></text:p>
          </table:table-cell>
          <table:table-cell office:value-type="float" office:value="31354" table:style-name="ce7">
            <text:p>31,354<text:s/></text:p>
          </table:table-cell>
          <table:table-cell office:value-type="float" office:value="1018063" table:formula="msoxl:=SUM(B38:AF38)" table:style-name="ce2">
            <text:p>1,018,063<text:s/></text:p>
          </table:table-cell>
          <table:table-cell table:number-columns-repeated="87" table:style-name="ce2"/>
          <table:table-cell table:number-columns-repeated="16264" table:style-name="ce1"/>
        </table:table-row>
        <table:table-row table:style-name="ro1">
          <table:table-cell office:value-type="string" table:style-name="ce4">
            <text:p>永安市場</text:p>
          </table:table-cell>
          <table:table-cell office:value-type="float" office:value="26473" table:style-name="ce7">
            <text:p>26,473<text:s/></text:p>
          </table:table-cell>
          <table:table-cell office:value-type="float" office:value="20516" table:style-name="ce7">
            <text:p>20,516<text:s/></text:p>
          </table:table-cell>
          <table:table-cell office:value-type="float" office:value="16728" table:style-name="ce7">
            <text:p>16,728<text:s/></text:p>
          </table:table-cell>
          <table:table-cell office:value-type="float" office:value="23863" table:style-name="ce7">
            <text:p>23,863<text:s/></text:p>
          </table:table-cell>
          <table:table-cell office:value-type="float" office:value="24913" table:style-name="ce7">
            <text:p>24,913<text:s/></text:p>
          </table:table-cell>
          <table:table-cell office:value-type="float" office:value="24847" table:style-name="ce7">
            <text:p>24,847<text:s/></text:p>
          </table:table-cell>
          <table:table-cell office:value-type="float" office:value="25493" table:style-name="ce7">
            <text:p>25,493<text:s/></text:p>
          </table:table-cell>
          <table:table-cell office:value-type="float" office:value="26537" table:style-name="ce7">
            <text:p>26,537<text:s/></text:p>
          </table:table-cell>
          <table:table-cell office:value-type="float" office:value="21706" table:style-name="ce7">
            <text:p>21,706<text:s/></text:p>
          </table:table-cell>
          <table:table-cell office:value-type="float" office:value="17671" table:style-name="ce7">
            <text:p>17,671<text:s/></text:p>
          </table:table-cell>
          <table:table-cell office:value-type="float" office:value="23921" table:style-name="ce7">
            <text:p>23,921<text:s/></text:p>
          </table:table-cell>
          <table:table-cell office:value-type="float" office:value="24708" table:style-name="ce7">
            <text:p>24,708<text:s/></text:p>
          </table:table-cell>
          <table:table-cell office:value-type="float" office:value="25208" table:style-name="ce7">
            <text:p>25,208<text:s/></text:p>
          </table:table-cell>
          <table:table-cell office:value-type="float" office:value="25274" table:style-name="ce7">
            <text:p>25,274<text:s/></text:p>
          </table:table-cell>
          <table:table-cell office:value-type="float" office:value="26419" table:style-name="ce7">
            <text:p>26,419<text:s/></text:p>
          </table:table-cell>
          <table:table-cell office:value-type="float" office:value="21103" table:style-name="ce7">
            <text:p>21,103<text:s/></text:p>
          </table:table-cell>
          <table:table-cell office:value-type="float" office:value="16753" table:style-name="ce7">
            <text:p>16,753<text:s/></text:p>
          </table:table-cell>
          <table:table-cell office:value-type="float" office:value="23914" table:style-name="ce7">
            <text:p>23,914<text:s/></text:p>
          </table:table-cell>
          <table:table-cell office:value-type="float" office:value="24671" table:style-name="ce7">
            <text:p>24,671<text:s/></text:p>
          </table:table-cell>
          <table:table-cell office:value-type="float" office:value="25151" table:style-name="ce7">
            <text:p>25,151<text:s/></text:p>
          </table:table-cell>
          <table:table-cell office:value-type="float" office:value="24831" table:style-name="ce7">
            <text:p>24,831<text:s/></text:p>
          </table:table-cell>
          <table:table-cell office:value-type="float" office:value="26310" table:style-name="ce7">
            <text:p>26,310<text:s/></text:p>
          </table:table-cell>
          <table:table-cell office:value-type="float" office:value="21711" table:style-name="ce7">
            <text:p>21,711<text:s/></text:p>
          </table:table-cell>
          <table:table-cell office:value-type="float" office:value="17082" table:style-name="ce7">
            <text:p>17,082<text:s/></text:p>
          </table:table-cell>
          <table:table-cell office:value-type="float" office:value="24267" table:style-name="ce7">
            <text:p>24,267<text:s/></text:p>
          </table:table-cell>
          <table:table-cell office:value-type="float" office:value="25390" table:style-name="ce7">
            <text:p>25,390<text:s/></text:p>
          </table:table-cell>
          <table:table-cell office:value-type="float" office:value="25366" table:style-name="ce7">
            <text:p>25,366<text:s/></text:p>
          </table:table-cell>
          <table:table-cell office:value-type="float" office:value="25494" table:style-name="ce7">
            <text:p>25,494<text:s/></text:p>
          </table:table-cell>
          <table:table-cell office:value-type="float" office:value="26188" table:style-name="ce7">
            <text:p>26,188<text:s/></text:p>
          </table:table-cell>
          <table:table-cell office:value-type="float" office:value="19784" table:style-name="ce7">
            <text:p>19,784<text:s/></text:p>
          </table:table-cell>
          <table:table-cell office:value-type="float" office:value="20998" table:style-name="ce7">
            <text:p>20,998<text:s/></text:p>
          </table:table-cell>
          <table:table-cell office:value-type="float" office:value="723290" table:formula="msoxl:=SUM(B39:AF39)" table:style-name="ce2">
            <text:p>723,290<text:s/></text:p>
          </table:table-cell>
          <table:table-cell table:number-columns-repeated="87" table:style-name="ce2"/>
          <table:table-cell table:number-columns-repeated="16264" table:style-name="ce1"/>
        </table:table-row>
        <table:table-row table:style-name="ro1">
          <table:table-cell office:value-type="string" table:style-name="ce4">
            <text:p>景安</text:p>
          </table:table-cell>
          <table:table-cell office:value-type="float" office:value="24809" table:style-name="ce7">
            <text:p>24,809<text:s/></text:p>
          </table:table-cell>
          <table:table-cell office:value-type="float" office:value="18464" table:style-name="ce7">
            <text:p>18,464<text:s/></text:p>
          </table:table-cell>
          <table:table-cell office:value-type="float" office:value="14860" table:style-name="ce7">
            <text:p>14,860<text:s/></text:p>
          </table:table-cell>
          <table:table-cell office:value-type="float" office:value="23139" table:style-name="ce7">
            <text:p>23,139<text:s/></text:p>
          </table:table-cell>
          <table:table-cell office:value-type="float" office:value="23985" table:style-name="ce7">
            <text:p>23,985<text:s/></text:p>
          </table:table-cell>
          <table:table-cell office:value-type="float" office:value="23469" table:style-name="ce7">
            <text:p>23,469<text:s/></text:p>
          </table:table-cell>
          <table:table-cell office:value-type="float" office:value="24151" table:style-name="ce7">
            <text:p>24,151<text:s/></text:p>
          </table:table-cell>
          <table:table-cell office:value-type="float" office:value="25242" table:style-name="ce7">
            <text:p>25,242<text:s/></text:p>
          </table:table-cell>
          <table:table-cell office:value-type="float" office:value="19888" table:style-name="ce7">
            <text:p>19,888<text:s/></text:p>
          </table:table-cell>
          <table:table-cell office:value-type="float" office:value="16064" table:style-name="ce7">
            <text:p>16,064<text:s/></text:p>
          </table:table-cell>
          <table:table-cell office:value-type="float" office:value="22906" table:style-name="ce7">
            <text:p>22,906<text:s/></text:p>
          </table:table-cell>
          <table:table-cell office:value-type="float" office:value="23379" table:style-name="ce7">
            <text:p>23,379<text:s/></text:p>
          </table:table-cell>
          <table:table-cell office:value-type="float" office:value="23581" table:style-name="ce7">
            <text:p>23,581<text:s/></text:p>
          </table:table-cell>
          <table:table-cell office:value-type="float" office:value="23717" table:style-name="ce7">
            <text:p>23,717<text:s/></text:p>
          </table:table-cell>
          <table:table-cell office:value-type="float" office:value="25012" table:style-name="ce7">
            <text:p>25,012<text:s/></text:p>
          </table:table-cell>
          <table:table-cell office:value-type="float" office:value="19067" table:style-name="ce7">
            <text:p>19,067<text:s/></text:p>
          </table:table-cell>
          <table:table-cell office:value-type="float" office:value="14651" table:style-name="ce7">
            <text:p>14,651<text:s/></text:p>
          </table:table-cell>
          <table:table-cell office:value-type="float" office:value="23018" table:style-name="ce7">
            <text:p>23,018<text:s/></text:p>
          </table:table-cell>
          <table:table-cell office:value-type="float" office:value="23642" table:style-name="ce7">
            <text:p>23,642<text:s/></text:p>
          </table:table-cell>
          <table:table-cell office:value-type="float" office:value="23640" table:style-name="ce7">
            <text:p>23,640<text:s/></text:p>
          </table:table-cell>
          <table:table-cell office:value-type="float" office:value="24091" table:style-name="ce7">
            <text:p>24,091<text:s/></text:p>
          </table:table-cell>
          <table:table-cell office:value-type="float" office:value="24864" table:style-name="ce7">
            <text:p>24,864<text:s/></text:p>
          </table:table-cell>
          <table:table-cell office:value-type="float" office:value="19109" table:style-name="ce7">
            <text:p>19,109<text:s/></text:p>
          </table:table-cell>
          <table:table-cell office:value-type="float" office:value="14617" table:style-name="ce7">
            <text:p>14,617<text:s/></text:p>
          </table:table-cell>
          <table:table-cell office:value-type="float" office:value="23052" table:style-name="ce7">
            <text:p>23,052<text:s/></text:p>
          </table:table-cell>
          <table:table-cell office:value-type="float" office:value="23666" table:style-name="ce7">
            <text:p>23,666<text:s/></text:p>
          </table:table-cell>
          <table:table-cell office:value-type="float" office:value="23860" table:style-name="ce7">
            <text:p>23,860<text:s/></text:p>
          </table:table-cell>
          <table:table-cell office:value-type="float" office:value="24135" table:style-name="ce7">
            <text:p>24,135<text:s/></text:p>
          </table:table-cell>
          <table:table-cell office:value-type="float" office:value="24503" table:style-name="ce7">
            <text:p>24,503<text:s/></text:p>
          </table:table-cell>
          <table:table-cell office:value-type="float" office:value="17838" table:style-name="ce7">
            <text:p>17,838<text:s/></text:p>
          </table:table-cell>
          <table:table-cell office:value-type="float" office:value="19017" table:style-name="ce7">
            <text:p>19,017<text:s/></text:p>
          </table:table-cell>
          <table:table-cell office:value-type="float" office:value="675436" table:formula="msoxl:=SUM(B40:AF40)" table:style-name="ce2">
            <text:p>675,436<text:s/></text:p>
          </table:table-cell>
          <table:table-cell table:number-columns-repeated="87" table:style-name="ce2"/>
          <table:table-cell table:number-columns-repeated="16264" table:style-name="ce1"/>
        </table:table-row>
        <table:table-row table:style-name="ro1">
          <table:table-cell office:value-type="string" table:style-name="ce4">
            <text:p>南勢角</text:p>
          </table:table-cell>
          <table:table-cell office:value-type="float" office:value="21085" table:style-name="ce7">
            <text:p>21,085<text:s/></text:p>
          </table:table-cell>
          <table:table-cell office:value-type="float" office:value="16872" table:style-name="ce7">
            <text:p>16,872<text:s/></text:p>
          </table:table-cell>
          <table:table-cell office:value-type="float" office:value="13666" table:style-name="ce7">
            <text:p>13,666<text:s/></text:p>
          </table:table-cell>
          <table:table-cell office:value-type="float" office:value="19126" table:style-name="ce7">
            <text:p>19,126<text:s/></text:p>
          </table:table-cell>
          <table:table-cell office:value-type="float" office:value="20372" table:style-name="ce7">
            <text:p>20,372<text:s/></text:p>
          </table:table-cell>
          <table:table-cell office:value-type="float" office:value="20318" table:style-name="ce7">
            <text:p>20,318<text:s/></text:p>
          </table:table-cell>
          <table:table-cell office:value-type="float" office:value="20862" table:style-name="ce7">
            <text:p>20,862<text:s/></text:p>
          </table:table-cell>
          <table:table-cell office:value-type="float" office:value="21601" table:style-name="ce7">
            <text:p>21,601<text:s/></text:p>
          </table:table-cell>
          <table:table-cell office:value-type="float" office:value="18718" table:style-name="ce7">
            <text:p>18,718<text:s/></text:p>
          </table:table-cell>
          <table:table-cell office:value-type="float" office:value="14903" table:style-name="ce7">
            <text:p>14,903<text:s/></text:p>
          </table:table-cell>
          <table:table-cell office:value-type="float" office:value="20022" table:style-name="ce7">
            <text:p>20,022<text:s/></text:p>
          </table:table-cell>
          <table:table-cell office:value-type="float" office:value="20569" table:style-name="ce7">
            <text:p>20,569<text:s/></text:p>
          </table:table-cell>
          <table:table-cell office:value-type="float" office:value="20571" table:style-name="ce7">
            <text:p>20,571<text:s/></text:p>
          </table:table-cell>
          <table:table-cell office:value-type="float" office:value="20893" table:style-name="ce7">
            <text:p>20,893<text:s/></text:p>
          </table:table-cell>
          <table:table-cell office:value-type="float" office:value="21375" table:style-name="ce7">
            <text:p>21,375<text:s/></text:p>
          </table:table-cell>
          <table:table-cell office:value-type="float" office:value="17190" table:style-name="ce7">
            <text:p>17,190<text:s/></text:p>
          </table:table-cell>
          <table:table-cell office:value-type="float" office:value="13480" table:style-name="ce7">
            <text:p>13,480<text:s/></text:p>
          </table:table-cell>
          <table:table-cell office:value-type="float" office:value="19863" table:style-name="ce7">
            <text:p>19,863<text:s/></text:p>
          </table:table-cell>
          <table:table-cell office:value-type="float" office:value="20633" table:style-name="ce7">
            <text:p>20,633<text:s/></text:p>
          </table:table-cell>
          <table:table-cell office:value-type="float" office:value="20631" table:style-name="ce7">
            <text:p>20,631<text:s/></text:p>
          </table:table-cell>
          <table:table-cell office:value-type="float" office:value="20582" table:style-name="ce7">
            <text:p>20,582<text:s/></text:p>
          </table:table-cell>
          <table:table-cell office:value-type="float" office:value="21288" table:style-name="ce7">
            <text:p>21,288<text:s/></text:p>
          </table:table-cell>
          <table:table-cell office:value-type="float" office:value="17051" table:style-name="ce7">
            <text:p>17,051<text:s/></text:p>
          </table:table-cell>
          <table:table-cell office:value-type="float" office:value="13712" table:style-name="ce7">
            <text:p>13,712<text:s/></text:p>
          </table:table-cell>
          <table:table-cell office:value-type="float" office:value="19809" table:style-name="ce7">
            <text:p>19,809<text:s/></text:p>
          </table:table-cell>
          <table:table-cell office:value-type="float" office:value="20531" table:style-name="ce7">
            <text:p>20,531<text:s/></text:p>
          </table:table-cell>
          <table:table-cell office:value-type="float" office:value="20641" table:style-name="ce7">
            <text:p>20,641<text:s/></text:p>
          </table:table-cell>
          <table:table-cell office:value-type="float" office:value="20601" table:style-name="ce7">
            <text:p>20,601<text:s/></text:p>
          </table:table-cell>
          <table:table-cell office:value-type="float" office:value="20919" table:style-name="ce7">
            <text:p>20,919<text:s/></text:p>
          </table:table-cell>
          <table:table-cell office:value-type="float" office:value="16523" table:style-name="ce7">
            <text:p>16,523<text:s/></text:p>
          </table:table-cell>
          <table:table-cell office:value-type="float" office:value="17683" table:style-name="ce7">
            <text:p>17,683<text:s/></text:p>
          </table:table-cell>
          <table:table-cell office:value-type="float" office:value="592090" table:formula="msoxl:=SUM(B41:AF41)" table:style-name="ce2">
            <text:p>592,090<text:s/></text:p>
          </table:table-cell>
          <table:table-cell table:number-columns-repeated="87" table:style-name="ce2"/>
          <table:table-cell table:number-columns-repeated="16264" table:style-name="ce1"/>
        </table:table-row>
        <table:table-row table:style-name="ro1">
          <table:table-cell office:value-type="string" table:style-name="ce4">
            <text:p>台大醫院</text:p>
          </table:table-cell>
          <table:table-cell office:value-type="float" office:value="24405" table:style-name="ce7">
            <text:p>24,405<text:s/></text:p>
          </table:table-cell>
          <table:table-cell office:value-type="float" office:value="12247" table:style-name="ce7">
            <text:p>12,247<text:s/></text:p>
          </table:table-cell>
          <table:table-cell office:value-type="float" office:value="10876" table:style-name="ce7">
            <text:p>10,876<text:s/></text:p>
          </table:table-cell>
          <table:table-cell office:value-type="float" office:value="23969" table:style-name="ce7">
            <text:p>23,969<text:s/></text:p>
          </table:table-cell>
          <table:table-cell office:value-type="float" office:value="24560" table:style-name="ce7">
            <text:p>24,560<text:s/></text:p>
          </table:table-cell>
          <table:table-cell office:value-type="float" office:value="24762" table:style-name="ce7">
            <text:p>24,762<text:s/></text:p>
          </table:table-cell>
          <table:table-cell office:value-type="float" office:value="24322" table:style-name="ce7">
            <text:p>24,322<text:s/></text:p>
          </table:table-cell>
          <table:table-cell office:value-type="float" office:value="24672" table:style-name="ce7">
            <text:p>24,672<text:s/></text:p>
          </table:table-cell>
          <table:table-cell office:value-type="float" office:value="12551" table:style-name="ce7">
            <text:p>12,551<text:s/></text:p>
          </table:table-cell>
          <table:table-cell office:value-type="float" office:value="9423" table:style-name="ce7">
            <text:p>9,423<text:s/></text:p>
          </table:table-cell>
          <table:table-cell office:value-type="float" office:value="24486" table:style-name="ce7">
            <text:p>24,486<text:s/></text:p>
          </table:table-cell>
          <table:table-cell office:value-type="float" office:value="25763" table:style-name="ce7">
            <text:p>25,763<text:s/></text:p>
          </table:table-cell>
          <table:table-cell office:value-type="float" office:value="24675" table:style-name="ce7">
            <text:p>24,675<text:s/></text:p>
          </table:table-cell>
          <table:table-cell office:value-type="float" office:value="24498" table:style-name="ce7">
            <text:p>24,498<text:s/></text:p>
          </table:table-cell>
          <table:table-cell office:value-type="float" office:value="24886" table:style-name="ce7">
            <text:p>24,886<text:s/></text:p>
          </table:table-cell>
          <table:table-cell office:value-type="float" office:value="11057" table:style-name="ce7">
            <text:p>11,057<text:s/></text:p>
          </table:table-cell>
          <table:table-cell office:value-type="float" office:value="9945" table:style-name="ce7">
            <text:p>9,945<text:s/></text:p>
          </table:table-cell>
          <table:table-cell office:value-type="float" office:value="24312" table:style-name="ce7">
            <text:p>24,312<text:s/></text:p>
          </table:table-cell>
          <table:table-cell office:value-type="float" office:value="26000" table:style-name="ce7">
            <text:p>26,000<text:s/></text:p>
          </table:table-cell>
          <table:table-cell office:value-type="float" office:value="24640" table:style-name="ce7">
            <text:p>24,640<text:s/></text:p>
          </table:table-cell>
          <table:table-cell office:value-type="float" office:value="24338" table:style-name="ce7">
            <text:p>24,338<text:s/></text:p>
          </table:table-cell>
          <table:table-cell office:value-type="float" office:value="23990" table:style-name="ce7">
            <text:p>23,990<text:s/></text:p>
          </table:table-cell>
          <table:table-cell office:value-type="float" office:value="17548" table:style-name="ce7">
            <text:p>17,548<text:s/></text:p>
          </table:table-cell>
          <table:table-cell office:value-type="float" office:value="8491" table:style-name="ce7">
            <text:p>8,491<text:s/></text:p>
          </table:table-cell>
          <table:table-cell office:value-type="float" office:value="24496" table:style-name="ce7">
            <text:p>24,496<text:s/></text:p>
          </table:table-cell>
          <table:table-cell office:value-type="float" office:value="24556" table:style-name="ce7">
            <text:p>24,556<text:s/></text:p>
          </table:table-cell>
          <table:table-cell office:value-type="float" office:value="24428" table:style-name="ce7">
            <text:p>24,428<text:s/></text:p>
          </table:table-cell>
          <table:table-cell office:value-type="float" office:value="24341" table:style-name="ce7">
            <text:p>24,341<text:s/></text:p>
          </table:table-cell>
          <table:table-cell office:value-type="float" office:value="24139" table:style-name="ce7">
            <text:p>24,139<text:s/></text:p>
          </table:table-cell>
          <table:table-cell office:value-type="float" office:value="10326" table:style-name="ce7">
            <text:p>10,326<text:s/></text:p>
          </table:table-cell>
          <table:table-cell office:value-type="float" office:value="9710" table:style-name="ce7">
            <text:p>9,710<text:s/></text:p>
          </table:table-cell>
          <table:table-cell office:value-type="float" office:value="628412" table:formula="msoxl:=SUM(B42:AF42)" table:style-name="ce2">
            <text:p>628,412<text:s/></text:p>
          </table:table-cell>
          <table:table-cell table:number-columns-repeated="87" table:style-name="ce2"/>
          <table:table-cell table:number-columns-repeated="16264" table:style-name="ce1"/>
        </table:table-row>
        <table:table-row table:style-name="ro1">
          <table:table-cell office:value-type="string" table:style-name="ce4">
            <text:p>台北車站</text:p>
          </table:table-cell>
          <table:table-cell office:value-type="float" office:value="158740" table:style-name="ce7">
            <text:p>158,740<text:s/></text:p>
          </table:table-cell>
          <table:table-cell office:value-type="float" office:value="164553" table:style-name="ce7">
            <text:p>164,553<text:s/></text:p>
          </table:table-cell>
          <table:table-cell office:value-type="float" office:value="162078" table:style-name="ce7">
            <text:p>162,078<text:s/></text:p>
          </table:table-cell>
          <table:table-cell office:value-type="float" office:value="137494" table:style-name="ce7">
            <text:p>137,494<text:s/></text:p>
          </table:table-cell>
          <table:table-cell office:value-type="float" office:value="130567" table:style-name="ce7">
            <text:p>130,567<text:s/></text:p>
          </table:table-cell>
          <table:table-cell office:value-type="float" office:value="133517" table:style-name="ce7">
            <text:p>133,517<text:s/></text:p>
          </table:table-cell>
          <table:table-cell office:value-type="float" office:value="137468" table:style-name="ce7">
            <text:p>137,468<text:s/></text:p>
          </table:table-cell>
          <table:table-cell office:value-type="float" office:value="171263" table:style-name="ce7">
            <text:p>171,263<text:s/></text:p>
          </table:table-cell>
          <table:table-cell office:value-type="float" office:value="183387" table:style-name="ce7">
            <text:p>183,387<text:s/></text:p>
          </table:table-cell>
          <table:table-cell office:value-type="float" office:value="175926" table:style-name="ce7">
            <text:p>175,926<text:s/></text:p>
          </table:table-cell>
          <table:table-cell office:value-type="float" office:value="141717" table:style-name="ce7">
            <text:p>141,717<text:s/></text:p>
          </table:table-cell>
          <table:table-cell office:value-type="float" office:value="134503" table:style-name="ce7">
            <text:p>134,503<text:s/></text:p>
          </table:table-cell>
          <table:table-cell office:value-type="float" office:value="134531" table:style-name="ce7">
            <text:p>134,531<text:s/></text:p>
          </table:table-cell>
          <table:table-cell office:value-type="float" office:value="139314" table:style-name="ce7">
            <text:p>139,314<text:s/></text:p>
          </table:table-cell>
          <table:table-cell office:value-type="float" office:value="168607" table:style-name="ce7">
            <text:p>168,607<text:s/></text:p>
          </table:table-cell>
          <table:table-cell office:value-type="float" office:value="174830" table:style-name="ce7">
            <text:p>174,830<text:s/></text:p>
          </table:table-cell>
          <table:table-cell office:value-type="float" office:value="167268" table:style-name="ce7">
            <text:p>167,268<text:s/></text:p>
          </table:table-cell>
          <table:table-cell office:value-type="float" office:value="141897" table:style-name="ce7">
            <text:p>141,897<text:s/></text:p>
          </table:table-cell>
          <table:table-cell office:value-type="float" office:value="135225" table:style-name="ce7">
            <text:p>135,225<text:s/></text:p>
          </table:table-cell>
          <table:table-cell office:value-type="float" office:value="135824" table:style-name="ce7">
            <text:p>135,824<text:s/></text:p>
          </table:table-cell>
          <table:table-cell office:value-type="float" office:value="139049" table:style-name="ce7">
            <text:p>139,049<text:s/></text:p>
          </table:table-cell>
          <table:table-cell office:value-type="float" office:value="164024" table:style-name="ce7">
            <text:p>164,024<text:s/></text:p>
          </table:table-cell>
          <table:table-cell office:value-type="float" office:value="174065" table:style-name="ce7">
            <text:p>174,065<text:s/></text:p>
          </table:table-cell>
          <table:table-cell office:value-type="float" office:value="162134" table:style-name="ce7">
            <text:p>162,134<text:s/></text:p>
          </table:table-cell>
          <table:table-cell office:value-type="float" office:value="150949" table:style-name="ce7">
            <text:p>150,949<text:s/></text:p>
          </table:table-cell>
          <table:table-cell office:value-type="float" office:value="139768" table:style-name="ce7">
            <text:p>139,768<text:s/></text:p>
          </table:table-cell>
          <table:table-cell office:value-type="float" office:value="140425" table:style-name="ce7">
            <text:p>140,425<text:s/></text:p>
          </table:table-cell>
          <table:table-cell office:value-type="float" office:value="142344" table:style-name="ce7">
            <text:p>142,344<text:s/></text:p>
          </table:table-cell>
          <table:table-cell office:value-type="float" office:value="163645" table:style-name="ce7">
            <text:p>163,645<text:s/></text:p>
          </table:table-cell>
          <table:table-cell office:value-type="float" office:value="155157" table:style-name="ce7">
            <text:p>155,157<text:s/></text:p>
          </table:table-cell>
          <table:table-cell office:value-type="float" office:value="205684" table:style-name="ce7">
            <text:p>205,684<text:s/></text:p>
          </table:table-cell>
          <table:table-cell office:value-type="float" office:value="4765953" table:formula="msoxl:=SUM(B43:AF43)" table:style-name="ce2">
            <text:p>4,765,953<text:s/></text:p>
          </table:table-cell>
          <table:table-cell table:number-columns-repeated="87" table:style-name="ce2"/>
          <table:table-cell table:number-columns-repeated="16264" table:style-name="ce1"/>
        </table:table-row>
        <table:table-row table:style-name="ro1">
          <table:table-cell office:value-type="string" table:style-name="ce4">
            <text:p>中山</text:p>
          </table:table-cell>
          <table:table-cell office:value-type="float" office:value="52525" table:style-name="ce7">
            <text:p>52,525<text:s/></text:p>
          </table:table-cell>
          <table:table-cell office:value-type="float" office:value="58117" table:style-name="ce7">
            <text:p>58,117<text:s/></text:p>
          </table:table-cell>
          <table:table-cell office:value-type="float" office:value="46910" table:style-name="ce7">
            <text:p>46,910<text:s/></text:p>
          </table:table-cell>
          <table:table-cell office:value-type="float" office:value="39972" table:style-name="ce7">
            <text:p>39,972<text:s/></text:p>
          </table:table-cell>
          <table:table-cell office:value-type="float" office:value="42651" table:style-name="ce7">
            <text:p>42,651<text:s/></text:p>
          </table:table-cell>
          <table:table-cell office:value-type="float" office:value="43552" table:style-name="ce7">
            <text:p>43,552<text:s/></text:p>
          </table:table-cell>
          <table:table-cell office:value-type="float" office:value="46508" table:style-name="ce7">
            <text:p>46,508<text:s/></text:p>
          </table:table-cell>
          <table:table-cell office:value-type="float" office:value="54304" table:style-name="ce7">
            <text:p>54,304<text:s/></text:p>
          </table:table-cell>
          <table:table-cell office:value-type="float" office:value="60232" table:style-name="ce7">
            <text:p>60,232<text:s/></text:p>
          </table:table-cell>
          <table:table-cell office:value-type="float" office:value="49038" table:style-name="ce7">
            <text:p>49,038<text:s/></text:p>
          </table:table-cell>
          <table:table-cell office:value-type="float" office:value="42744" table:style-name="ce7">
            <text:p>42,744<text:s/></text:p>
          </table:table-cell>
          <table:table-cell office:value-type="float" office:value="44666" table:style-name="ce7">
            <text:p>44,666<text:s/></text:p>
          </table:table-cell>
          <table:table-cell office:value-type="float" office:value="45636" table:style-name="ce7">
            <text:p>45,636<text:s/></text:p>
          </table:table-cell>
          <table:table-cell office:value-type="float" office:value="46348" table:style-name="ce7">
            <text:p>46,348<text:s/></text:p>
          </table:table-cell>
          <table:table-cell office:value-type="float" office:value="55044" table:style-name="ce7">
            <text:p>55,044<text:s/></text:p>
          </table:table-cell>
          <table:table-cell office:value-type="float" office:value="61917" table:style-name="ce7">
            <text:p>61,917<text:s/></text:p>
          </table:table-cell>
          <table:table-cell office:value-type="float" office:value="52122" table:style-name="ce7">
            <text:p>52,122<text:s/></text:p>
          </table:table-cell>
          <table:table-cell office:value-type="float" office:value="44883" table:style-name="ce7">
            <text:p>44,883<text:s/></text:p>
          </table:table-cell>
          <table:table-cell office:value-type="float" office:value="46493" table:style-name="ce7">
            <text:p>46,493<text:s/></text:p>
          </table:table-cell>
          <table:table-cell office:value-type="float" office:value="48147" table:style-name="ce7">
            <text:p>48,147<text:s/></text:p>
          </table:table-cell>
          <table:table-cell office:value-type="float" office:value="49304" table:style-name="ce7">
            <text:p>49,304<text:s/></text:p>
          </table:table-cell>
          <table:table-cell office:value-type="float" office:value="57151" table:style-name="ce7">
            <text:p>57,151<text:s/></text:p>
          </table:table-cell>
          <table:table-cell office:value-type="float" office:value="64016" table:style-name="ce7">
            <text:p>64,016<text:s/></text:p>
          </table:table-cell>
          <table:table-cell office:value-type="float" office:value="54228" table:style-name="ce7">
            <text:p>54,228<text:s/></text:p>
          </table:table-cell>
          <table:table-cell office:value-type="float" office:value="53225" table:style-name="ce7">
            <text:p>53,225<text:s/></text:p>
          </table:table-cell>
          <table:table-cell office:value-type="float" office:value="48190" table:style-name="ce7">
            <text:p>48,190<text:s/></text:p>
          </table:table-cell>
          <table:table-cell office:value-type="float" office:value="49809" table:style-name="ce7">
            <text:p>49,809<text:s/></text:p>
          </table:table-cell>
          <table:table-cell office:value-type="float" office:value="50746" table:style-name="ce7">
            <text:p>50,746<text:s/></text:p>
          </table:table-cell>
          <table:table-cell office:value-type="float" office:value="58559" table:style-name="ce7">
            <text:p>58,559<text:s/></text:p>
          </table:table-cell>
          <table:table-cell office:value-type="float" office:value="59082" table:style-name="ce7">
            <text:p>59,082<text:s/></text:p>
          </table:table-cell>
          <table:table-cell office:value-type="float" office:value="63774" table:style-name="ce7">
            <text:p>63,774<text:s/></text:p>
          </table:table-cell>
          <table:table-cell office:value-type="float" office:value="1589893" table:formula="msoxl:=SUM(B44:AF44)" table:style-name="ce2">
            <text:p>1,589,893<text:s/></text:p>
          </table:table-cell>
          <table:table-cell table:number-columns-repeated="87" table:style-name="ce2"/>
          <table:table-cell table:number-columns-repeated="16264" table:style-name="ce1"/>
        </table:table-row>
        <table:table-row table:style-name="ro1">
          <table:table-cell office:value-type="string" table:style-name="ce4">
            <text:p>雙連</text:p>
          </table:table-cell>
          <table:table-cell office:value-type="float" office:value="22774" table:style-name="ce7">
            <text:p>22,774<text:s/></text:p>
          </table:table-cell>
          <table:table-cell office:value-type="float" office:value="20016" table:style-name="ce7">
            <text:p>20,016<text:s/></text:p>
          </table:table-cell>
          <table:table-cell office:value-type="float" office:value="14288" table:style-name="ce7">
            <text:p>14,288<text:s/></text:p>
          </table:table-cell>
          <table:table-cell office:value-type="float" office:value="20803" table:style-name="ce7">
            <text:p>20,803<text:s/></text:p>
          </table:table-cell>
          <table:table-cell office:value-type="float" office:value="21152" table:style-name="ce7">
            <text:p>21,152<text:s/></text:p>
          </table:table-cell>
          <table:table-cell office:value-type="float" office:value="21648" table:style-name="ce7">
            <text:p>21,648<text:s/></text:p>
          </table:table-cell>
          <table:table-cell office:value-type="float" office:value="22132" table:style-name="ce7">
            <text:p>22,132<text:s/></text:p>
          </table:table-cell>
          <table:table-cell office:value-type="float" office:value="23498" table:style-name="ce7">
            <text:p>23,498<text:s/></text:p>
          </table:table-cell>
          <table:table-cell office:value-type="float" office:value="20545" table:style-name="ce7">
            <text:p>20,545<text:s/></text:p>
          </table:table-cell>
          <table:table-cell office:value-type="float" office:value="14825" table:style-name="ce7">
            <text:p>14,825<text:s/></text:p>
          </table:table-cell>
          <table:table-cell office:value-type="float" office:value="21173" table:style-name="ce7">
            <text:p>21,173<text:s/></text:p>
          </table:table-cell>
          <table:table-cell office:value-type="float" office:value="21101" table:style-name="ce7">
            <text:p>21,101<text:s/></text:p>
          </table:table-cell>
          <table:table-cell office:value-type="float" office:value="22009" table:style-name="ce7">
            <text:p>22,009<text:s/></text:p>
          </table:table-cell>
          <table:table-cell office:value-type="float" office:value="21860" table:style-name="ce7">
            <text:p>21,860<text:s/></text:p>
          </table:table-cell>
          <table:table-cell office:value-type="float" office:value="23903" table:style-name="ce7">
            <text:p>23,903<text:s/></text:p>
          </table:table-cell>
          <table:table-cell office:value-type="float" office:value="23055" table:style-name="ce7">
            <text:p>23,055<text:s/></text:p>
          </table:table-cell>
          <table:table-cell office:value-type="float" office:value="15650" table:style-name="ce7">
            <text:p>15,650<text:s/></text:p>
          </table:table-cell>
          <table:table-cell office:value-type="float" office:value="22600" table:style-name="ce7">
            <text:p>22,600<text:s/></text:p>
          </table:table-cell>
          <table:table-cell office:value-type="float" office:value="22431" table:style-name="ce7">
            <text:p>22,431<text:s/></text:p>
          </table:table-cell>
          <table:table-cell office:value-type="float" office:value="22233" table:style-name="ce7">
            <text:p>22,233<text:s/></text:p>
          </table:table-cell>
          <table:table-cell office:value-type="float" office:value="22065" table:style-name="ce7">
            <text:p>22,065<text:s/></text:p>
          </table:table-cell>
          <table:table-cell office:value-type="float" office:value="23848" table:style-name="ce7">
            <text:p>23,848<text:s/></text:p>
          </table:table-cell>
          <table:table-cell office:value-type="float" office:value="19834" table:style-name="ce7">
            <text:p>19,834<text:s/></text:p>
          </table:table-cell>
          <table:table-cell office:value-type="float" office:value="15497" table:style-name="ce7">
            <text:p>15,497<text:s/></text:p>
          </table:table-cell>
          <table:table-cell office:value-type="float" office:value="22852" table:style-name="ce7">
            <text:p>22,852<text:s/></text:p>
          </table:table-cell>
          <table:table-cell office:value-type="float" office:value="22461" table:style-name="ce7">
            <text:p>22,461<text:s/></text:p>
          </table:table-cell>
          <table:table-cell office:value-type="float" office:value="22900" table:style-name="ce7">
            <text:p>22,900<text:s/></text:p>
          </table:table-cell>
          <table:table-cell office:value-type="float" office:value="22570" table:style-name="ce7">
            <text:p>22,570<text:s/></text:p>
          </table:table-cell>
          <table:table-cell office:value-type="float" office:value="24337" table:style-name="ce7">
            <text:p>24,337<text:s/></text:p>
          </table:table-cell>
          <table:table-cell office:value-type="float" office:value="20613" table:style-name="ce7">
            <text:p>20,613<text:s/></text:p>
          </table:table-cell>
          <table:table-cell office:value-type="float" office:value="18997" table:style-name="ce7">
            <text:p>18,997<text:s/></text:p>
          </table:table-cell>
          <table:table-cell office:value-type="float" office:value="653670" table:formula="msoxl:=SUM(B45:AF45)" table:style-name="ce2">
            <text:p>653,670<text:s/></text:p>
          </table:table-cell>
          <table:table-cell table:number-columns-repeated="87" table:style-name="ce2"/>
          <table:table-cell table:number-columns-repeated="16264" table:style-name="ce1"/>
        </table:table-row>
        <table:table-row table:style-name="ro1">
          <table:table-cell office:value-type="string" table:style-name="ce4">
            <text:p>民權西路</text:p>
          </table:table-cell>
          <table:table-cell office:value-type="float" office:value="26001" table:style-name="ce7">
            <text:p>26,001<text:s/></text:p>
          </table:table-cell>
          <table:table-cell office:value-type="float" office:value="18106" table:style-name="ce7">
            <text:p>18,106<text:s/></text:p>
          </table:table-cell>
          <table:table-cell office:value-type="float" office:value="16824" table:style-name="ce7">
            <text:p>16,824<text:s/></text:p>
          </table:table-cell>
          <table:table-cell office:value-type="float" office:value="23251" table:style-name="ce7">
            <text:p>23,251<text:s/></text:p>
          </table:table-cell>
          <table:table-cell office:value-type="float" office:value="24720" table:style-name="ce7">
            <text:p>24,720<text:s/></text:p>
          </table:table-cell>
          <table:table-cell office:value-type="float" office:value="24789" table:style-name="ce7">
            <text:p>24,789<text:s/></text:p>
          </table:table-cell>
          <table:table-cell office:value-type="float" office:value="25439" table:style-name="ce7">
            <text:p>25,439<text:s/></text:p>
          </table:table-cell>
          <table:table-cell office:value-type="float" office:value="26914" table:style-name="ce7">
            <text:p>26,914<text:s/></text:p>
          </table:table-cell>
          <table:table-cell office:value-type="float" office:value="19948" table:style-name="ce7">
            <text:p>19,948<text:s/></text:p>
          </table:table-cell>
          <table:table-cell office:value-type="float" office:value="17454" table:style-name="ce7">
            <text:p>17,454<text:s/></text:p>
          </table:table-cell>
          <table:table-cell office:value-type="float" office:value="23849" table:style-name="ce7">
            <text:p>23,849<text:s/></text:p>
          </table:table-cell>
          <table:table-cell office:value-type="float" office:value="24860" table:style-name="ce7">
            <text:p>24,860<text:s/></text:p>
          </table:table-cell>
          <table:table-cell office:value-type="float" office:value="24902" table:style-name="ce7">
            <text:p>24,902<text:s/></text:p>
          </table:table-cell>
          <table:table-cell office:value-type="float" office:value="25320" table:style-name="ce7">
            <text:p>25,320<text:s/></text:p>
          </table:table-cell>
          <table:table-cell office:value-type="float" office:value="26994" table:style-name="ce7">
            <text:p>26,994<text:s/></text:p>
          </table:table-cell>
          <table:table-cell office:value-type="float" office:value="19402" table:style-name="ce7">
            <text:p>19,402<text:s/></text:p>
          </table:table-cell>
          <table:table-cell office:value-type="float" office:value="17233" table:style-name="ce7">
            <text:p>17,233<text:s/></text:p>
          </table:table-cell>
          <table:table-cell office:value-type="float" office:value="24473" table:style-name="ce7">
            <text:p>24,473<text:s/></text:p>
          </table:table-cell>
          <table:table-cell office:value-type="float" office:value="25112" table:style-name="ce7">
            <text:p>25,112<text:s/></text:p>
          </table:table-cell>
          <table:table-cell office:value-type="float" office:value="25173" table:style-name="ce7">
            <text:p>25,173<text:s/></text:p>
          </table:table-cell>
          <table:table-cell office:value-type="float" office:value="25151" table:style-name="ce7">
            <text:p>25,151<text:s/></text:p>
          </table:table-cell>
          <table:table-cell office:value-type="float" office:value="26483" table:style-name="ce7">
            <text:p>26,483<text:s/></text:p>
          </table:table-cell>
          <table:table-cell office:value-type="float" office:value="18587" table:style-name="ce7">
            <text:p>18,587<text:s/></text:p>
          </table:table-cell>
          <table:table-cell office:value-type="float" office:value="18689" table:style-name="ce7">
            <text:p>18,689<text:s/></text:p>
          </table:table-cell>
          <table:table-cell office:value-type="float" office:value="24882" table:style-name="ce7">
            <text:p>24,882<text:s/></text:p>
          </table:table-cell>
          <table:table-cell office:value-type="float" office:value="25417" table:style-name="ce7">
            <text:p>25,417<text:s/></text:p>
          </table:table-cell>
          <table:table-cell office:value-type="float" office:value="25600" table:style-name="ce7">
            <text:p>25,600<text:s/></text:p>
          </table:table-cell>
          <table:table-cell office:value-type="float" office:value="25483" table:style-name="ce7">
            <text:p>25,483<text:s/></text:p>
          </table:table-cell>
          <table:table-cell office:value-type="float" office:value="26769" table:style-name="ce7">
            <text:p>26,769<text:s/></text:p>
          </table:table-cell>
          <table:table-cell office:value-type="float" office:value="17419" table:style-name="ce7">
            <text:p>17,419<text:s/></text:p>
          </table:table-cell>
          <table:table-cell office:value-type="float" office:value="20386" table:style-name="ce7">
            <text:p>20,386<text:s/></text:p>
          </table:table-cell>
          <table:table-cell office:value-type="float" office:value="715630" table:formula="msoxl:=SUM(B46:AF46)" table:style-name="ce2">
            <text:p>715,630<text:s/></text:p>
          </table:table-cell>
          <table:table-cell table:number-columns-repeated="87" table:style-name="ce2"/>
          <table:table-cell table:number-columns-repeated="16264" table:style-name="ce1"/>
        </table:table-row>
        <table:table-row table:style-name="ro1">
          <table:table-cell office:value-type="string" table:style-name="ce4">
            <text:p>圓山</text:p>
          </table:table-cell>
          <table:table-cell office:value-type="float" office:value="30934" table:style-name="ce7">
            <text:p>30,934<text:s/></text:p>
          </table:table-cell>
          <table:table-cell office:value-type="float" office:value="38843" table:style-name="ce7">
            <text:p>38,843<text:s/></text:p>
          </table:table-cell>
          <table:table-cell office:value-type="float" office:value="38314" table:style-name="ce7">
            <text:p>38,314<text:s/></text:p>
          </table:table-cell>
          <table:table-cell office:value-type="float" office:value="23596" table:style-name="ce7">
            <text:p>23,596<text:s/></text:p>
          </table:table-cell>
          <table:table-cell office:value-type="float" office:value="25639" table:style-name="ce7">
            <text:p>25,639<text:s/></text:p>
          </table:table-cell>
          <table:table-cell office:value-type="float" office:value="24908" table:style-name="ce7">
            <text:p>24,908<text:s/></text:p>
          </table:table-cell>
          <table:table-cell office:value-type="float" office:value="26888" table:style-name="ce7">
            <text:p>26,888<text:s/></text:p>
          </table:table-cell>
          <table:table-cell office:value-type="float" office:value="31246" table:style-name="ce7">
            <text:p>31,246<text:s/></text:p>
          </table:table-cell>
          <table:table-cell office:value-type="float" office:value="42971" table:style-name="ce7">
            <text:p>42,971<text:s/></text:p>
          </table:table-cell>
          <table:table-cell office:value-type="float" office:value="34921" table:style-name="ce7">
            <text:p>34,921<text:s/></text:p>
          </table:table-cell>
          <table:table-cell office:value-type="float" office:value="23424" table:style-name="ce7">
            <text:p>23,424<text:s/></text:p>
          </table:table-cell>
          <table:table-cell office:value-type="float" office:value="25846" table:style-name="ce7">
            <text:p>25,846<text:s/></text:p>
          </table:table-cell>
          <table:table-cell office:value-type="float" office:value="26084" table:style-name="ce7">
            <text:p>26,084<text:s/></text:p>
          </table:table-cell>
          <table:table-cell office:value-type="float" office:value="29852" table:style-name="ce7">
            <text:p>29,852<text:s/></text:p>
          </table:table-cell>
          <table:table-cell office:value-type="float" office:value="33485" table:style-name="ce7">
            <text:p>33,485<text:s/></text:p>
          </table:table-cell>
          <table:table-cell office:value-type="float" office:value="35555" table:style-name="ce7">
            <text:p>35,555<text:s/></text:p>
          </table:table-cell>
          <table:table-cell office:value-type="float" office:value="23410" table:style-name="ce7">
            <text:p>23,410<text:s/></text:p>
          </table:table-cell>
          <table:table-cell office:value-type="float" office:value="25064" table:style-name="ce7">
            <text:p>25,064<text:s/></text:p>
          </table:table-cell>
          <table:table-cell office:value-type="float" office:value="25251" table:style-name="ce7">
            <text:p>25,251<text:s/></text:p>
          </table:table-cell>
          <table:table-cell office:value-type="float" office:value="25321" table:style-name="ce7">
            <text:p>25,321<text:s/></text:p>
          </table:table-cell>
          <table:table-cell office:value-type="float" office:value="24940" table:style-name="ce7">
            <text:p>24,940<text:s/></text:p>
          </table:table-cell>
          <table:table-cell office:value-type="float" office:value="26777" table:style-name="ce7">
            <text:p>26,777<text:s/></text:p>
          </table:table-cell>
          <table:table-cell office:value-type="float" office:value="27851" table:style-name="ce7">
            <text:p>27,851<text:s/></text:p>
          </table:table-cell>
          <table:table-cell office:value-type="float" office:value="24351" table:style-name="ce7">
            <text:p>24,351<text:s/></text:p>
          </table:table-cell>
          <table:table-cell office:value-type="float" office:value="25045" table:style-name="ce7">
            <text:p>25,045<text:s/></text:p>
          </table:table-cell>
          <table:table-cell office:value-type="float" office:value="26289" table:style-name="ce7">
            <text:p>26,289<text:s/></text:p>
          </table:table-cell>
          <table:table-cell office:value-type="float" office:value="26684" table:style-name="ce7">
            <text:p>26,684<text:s/></text:p>
          </table:table-cell>
          <table:table-cell office:value-type="float" office:value="25875" table:style-name="ce7">
            <text:p>25,875<text:s/></text:p>
          </table:table-cell>
          <table:table-cell office:value-type="float" office:value="28125" table:style-name="ce7">
            <text:p>28,125<text:s/></text:p>
          </table:table-cell>
          <table:table-cell office:value-type="float" office:value="27763" table:style-name="ce7">
            <text:p>27,763<text:s/></text:p>
          </table:table-cell>
          <table:table-cell office:value-type="float" office:value="31227" table:style-name="ce7">
            <text:p>31,227<text:s/></text:p>
          </table:table-cell>
          <table:table-cell office:value-type="float" office:value="886479" table:formula="msoxl:=SUM(B47:AF47)" table:style-name="ce2">
            <text:p>886,479<text:s/></text:p>
          </table:table-cell>
          <table:table-cell table:number-columns-repeated="87" table:style-name="ce2"/>
          <table:table-cell table:number-columns-repeated="16264" table:style-name="ce1"/>
        </table:table-row>
        <table:table-row table:style-name="ro1">
          <table:table-cell office:value-type="string" table:style-name="ce4">
            <text:p>劍潭</text:p>
          </table:table-cell>
          <table:table-cell office:value-type="float" office:value="32786" table:style-name="ce7">
            <text:p>32,786<text:s/></text:p>
          </table:table-cell>
          <table:table-cell office:value-type="float" office:value="28859" table:style-name="ce7">
            <text:p>28,859<text:s/></text:p>
          </table:table-cell>
          <table:table-cell office:value-type="float" office:value="24842" table:style-name="ce7">
            <text:p>24,842<text:s/></text:p>
          </table:table-cell>
          <table:table-cell office:value-type="float" office:value="24792" table:style-name="ce7">
            <text:p>24,792<text:s/></text:p>
          </table:table-cell>
          <table:table-cell office:value-type="float" office:value="27981" table:style-name="ce7">
            <text:p>27,981<text:s/></text:p>
          </table:table-cell>
          <table:table-cell office:value-type="float" office:value="27826" table:style-name="ce7">
            <text:p>27,826<text:s/></text:p>
          </table:table-cell>
          <table:table-cell office:value-type="float" office:value="31370" table:style-name="ce7">
            <text:p>31,370<text:s/></text:p>
          </table:table-cell>
          <table:table-cell office:value-type="float" office:value="34554" table:style-name="ce7">
            <text:p>34,554<text:s/></text:p>
          </table:table-cell>
          <table:table-cell office:value-type="float" office:value="32936" table:style-name="ce7">
            <text:p>32,936<text:s/></text:p>
          </table:table-cell>
          <table:table-cell office:value-type="float" office:value="26876" table:style-name="ce7">
            <text:p>26,876<text:s/></text:p>
          </table:table-cell>
          <table:table-cell office:value-type="float" office:value="27850" table:style-name="ce7">
            <text:p>27,850<text:s/></text:p>
          </table:table-cell>
          <table:table-cell office:value-type="float" office:value="28620" table:style-name="ce7">
            <text:p>28,620<text:s/></text:p>
          </table:table-cell>
          <table:table-cell office:value-type="float" office:value="29183" table:style-name="ce7">
            <text:p>29,183<text:s/></text:p>
          </table:table-cell>
          <table:table-cell office:value-type="float" office:value="30159" table:style-name="ce7">
            <text:p>30,159<text:s/></text:p>
          </table:table-cell>
          <table:table-cell office:value-type="float" office:value="34509" table:style-name="ce7">
            <text:p>34,509<text:s/></text:p>
          </table:table-cell>
          <table:table-cell office:value-type="float" office:value="29153" table:style-name="ce7">
            <text:p>29,153<text:s/></text:p>
          </table:table-cell>
          <table:table-cell office:value-type="float" office:value="24341" table:style-name="ce7">
            <text:p>24,341<text:s/></text:p>
          </table:table-cell>
          <table:table-cell office:value-type="float" office:value="27709" table:style-name="ce7">
            <text:p>27,709<text:s/></text:p>
          </table:table-cell>
          <table:table-cell office:value-type="float" office:value="29473" table:style-name="ce7">
            <text:p>29,473<text:s/></text:p>
          </table:table-cell>
          <table:table-cell office:value-type="float" office:value="29544" table:style-name="ce7">
            <text:p>29,544<text:s/></text:p>
          </table:table-cell>
          <table:table-cell office:value-type="float" office:value="28812" table:style-name="ce7">
            <text:p>28,812<text:s/></text:p>
          </table:table-cell>
          <table:table-cell office:value-type="float" office:value="33214" table:style-name="ce7">
            <text:p>33,214<text:s/></text:p>
          </table:table-cell>
          <table:table-cell office:value-type="float" office:value="29254" table:style-name="ce7">
            <text:p>29,254<text:s/></text:p>
          </table:table-cell>
          <table:table-cell office:value-type="float" office:value="24865" table:style-name="ce7">
            <text:p>24,865<text:s/></text:p>
          </table:table-cell>
          <table:table-cell office:value-type="float" office:value="29774" table:style-name="ce7">
            <text:p>29,774<text:s/></text:p>
          </table:table-cell>
          <table:table-cell office:value-type="float" office:value="31132" table:style-name="ce7">
            <text:p>31,132<text:s/></text:p>
          </table:table-cell>
          <table:table-cell office:value-type="float" office:value="30789" table:style-name="ce7">
            <text:p>30,789<text:s/></text:p>
          </table:table-cell>
          <table:table-cell office:value-type="float" office:value="31287" table:style-name="ce7">
            <text:p>31,287<text:s/></text:p>
          </table:table-cell>
          <table:table-cell office:value-type="float" office:value="34727" table:style-name="ce7">
            <text:p>34,727<text:s/></text:p>
          </table:table-cell>
          <table:table-cell office:value-type="float" office:value="32660" table:style-name="ce7">
            <text:p>32,660<text:s/></text:p>
          </table:table-cell>
          <table:table-cell office:value-type="float" office:value="35709" table:style-name="ce7">
            <text:p>35,709<text:s/></text:p>
          </table:table-cell>
          <table:table-cell office:value-type="float" office:value="925586" table:formula="msoxl:=SUM(B48:AF48)" table:style-name="ce2">
            <text:p>925,586<text:s/></text:p>
          </table:table-cell>
          <table:table-cell table:number-columns-repeated="87" table:style-name="ce2"/>
          <table:table-cell table:number-columns-repeated="16264" table:style-name="ce1"/>
        </table:table-row>
        <table:table-row table:style-name="ro1">
          <table:table-cell office:value-type="string" table:style-name="ce4">
            <text:p>士林</text:p>
          </table:table-cell>
          <table:table-cell office:value-type="float" office:value="33425" table:style-name="ce7">
            <text:p>33,425<text:s/></text:p>
          </table:table-cell>
          <table:table-cell office:value-type="float" office:value="31739" table:style-name="ce7">
            <text:p>31,739<text:s/></text:p>
          </table:table-cell>
          <table:table-cell office:value-type="float" office:value="28123" table:style-name="ce7">
            <text:p>28,123<text:s/></text:p>
          </table:table-cell>
          <table:table-cell office:value-type="float" office:value="26527" table:style-name="ce7">
            <text:p>26,527<text:s/></text:p>
          </table:table-cell>
          <table:table-cell office:value-type="float" office:value="30391" table:style-name="ce7">
            <text:p>30,391<text:s/></text:p>
          </table:table-cell>
          <table:table-cell office:value-type="float" office:value="29780" table:style-name="ce7">
            <text:p>29,780<text:s/></text:p>
          </table:table-cell>
          <table:table-cell office:value-type="float" office:value="36462" table:style-name="ce7">
            <text:p>36,462<text:s/></text:p>
          </table:table-cell>
          <table:table-cell office:value-type="float" office:value="38374" table:style-name="ce7">
            <text:p>38,374<text:s/></text:p>
          </table:table-cell>
          <table:table-cell office:value-type="float" office:value="35240" table:style-name="ce7">
            <text:p>35,240<text:s/></text:p>
          </table:table-cell>
          <table:table-cell office:value-type="float" office:value="32074" table:style-name="ce7">
            <text:p>32,074<text:s/></text:p>
          </table:table-cell>
          <table:table-cell office:value-type="float" office:value="28753" table:style-name="ce7">
            <text:p>28,753<text:s/></text:p>
          </table:table-cell>
          <table:table-cell office:value-type="float" office:value="29647" table:style-name="ce7">
            <text:p>29,647<text:s/></text:p>
          </table:table-cell>
          <table:table-cell office:value-type="float" office:value="30413" table:style-name="ce7">
            <text:p>30,413<text:s/></text:p>
          </table:table-cell>
          <table:table-cell office:value-type="float" office:value="31205" table:style-name="ce7">
            <text:p>31,205<text:s/></text:p>
          </table:table-cell>
          <table:table-cell office:value-type="float" office:value="34334" table:style-name="ce7">
            <text:p>34,334<text:s/></text:p>
          </table:table-cell>
          <table:table-cell office:value-type="float" office:value="28209" table:style-name="ce7">
            <text:p>28,209<text:s/></text:p>
          </table:table-cell>
          <table:table-cell office:value-type="float" office:value="22616" table:style-name="ce7">
            <text:p>22,616<text:s/></text:p>
          </table:table-cell>
          <table:table-cell office:value-type="float" office:value="27796" table:style-name="ce7">
            <text:p>27,796<text:s/></text:p>
          </table:table-cell>
          <table:table-cell office:value-type="float" office:value="28729" table:style-name="ce7">
            <text:p>28,729<text:s/></text:p>
          </table:table-cell>
          <table:table-cell office:value-type="float" office:value="29586" table:style-name="ce7">
            <text:p>29,586<text:s/></text:p>
          </table:table-cell>
          <table:table-cell office:value-type="float" office:value="29085" table:style-name="ce7">
            <text:p>29,085<text:s/></text:p>
          </table:table-cell>
          <table:table-cell office:value-type="float" office:value="31484" table:style-name="ce7">
            <text:p>31,484<text:s/></text:p>
          </table:table-cell>
          <table:table-cell office:value-type="float" office:value="27875" table:style-name="ce7">
            <text:p>27,875<text:s/></text:p>
          </table:table-cell>
          <table:table-cell office:value-type="float" office:value="22395" table:style-name="ce7">
            <text:p>22,395<text:s/></text:p>
          </table:table-cell>
          <table:table-cell office:value-type="float" office:value="26236" table:style-name="ce7">
            <text:p>26,236<text:s/></text:p>
          </table:table-cell>
          <table:table-cell office:value-type="float" office:value="30918" table:style-name="ce7">
            <text:p>30,918<text:s/></text:p>
          </table:table-cell>
          <table:table-cell office:value-type="float" office:value="31011" table:style-name="ce7">
            <text:p>31,011<text:s/></text:p>
          </table:table-cell>
          <table:table-cell office:value-type="float" office:value="29637" table:style-name="ce7">
            <text:p>29,637<text:s/></text:p>
          </table:table-cell>
          <table:table-cell office:value-type="float" office:value="33513" table:style-name="ce7">
            <text:p>33,513<text:s/></text:p>
          </table:table-cell>
          <table:table-cell office:value-type="float" office:value="27042" table:style-name="ce7">
            <text:p>27,042<text:s/></text:p>
          </table:table-cell>
          <table:table-cell office:value-type="float" office:value="30398" table:style-name="ce7">
            <text:p>30,398<text:s/></text:p>
          </table:table-cell>
          <table:table-cell office:value-type="float" office:value="933017" table:formula="msoxl:=SUM(B49:AF49)" table:style-name="ce2">
            <text:p>933,017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芝山</text:p>
          </table:table-cell>
          <table:table-cell office:value-type="float" office:value="27980" table:style-name="ce7">
            <text:p>27,980<text:s/></text:p>
          </table:table-cell>
          <table:table-cell office:value-type="float" office:value="22566" table:style-name="ce7">
            <text:p>22,566<text:s/></text:p>
          </table:table-cell>
          <table:table-cell office:value-type="float" office:value="20801" table:style-name="ce7">
            <text:p>20,801<text:s/></text:p>
          </table:table-cell>
          <table:table-cell office:value-type="float" office:value="22640" table:style-name="ce7">
            <text:p>22,640<text:s/></text:p>
          </table:table-cell>
          <table:table-cell office:value-type="float" office:value="25975" table:style-name="ce7">
            <text:p>25,975<text:s/></text:p>
          </table:table-cell>
          <table:table-cell office:value-type="float" office:value="24733" table:style-name="ce7">
            <text:p>24,733<text:s/></text:p>
          </table:table-cell>
          <table:table-cell office:value-type="float" office:value="26983" table:style-name="ce7">
            <text:p>26,983<text:s/></text:p>
          </table:table-cell>
          <table:table-cell office:value-type="float" office:value="28197" table:style-name="ce7">
            <text:p>28,197<text:s/></text:p>
          </table:table-cell>
          <table:table-cell office:value-type="float" office:value="24052" table:style-name="ce7">
            <text:p>24,052<text:s/></text:p>
          </table:table-cell>
          <table:table-cell office:value-type="float" office:value="19403" table:style-name="ce7">
            <text:p>19,403<text:s/></text:p>
          </table:table-cell>
          <table:table-cell office:value-type="float" office:value="22923" table:style-name="ce7">
            <text:p>22,923<text:s/></text:p>
          </table:table-cell>
          <table:table-cell office:value-type="float" office:value="23916" table:style-name="ce7">
            <text:p>23,916<text:s/></text:p>
          </table:table-cell>
          <table:table-cell office:value-type="float" office:value="24992" table:style-name="ce7">
            <text:p>24,992<text:s/></text:p>
          </table:table-cell>
          <table:table-cell office:value-type="float" office:value="24321" table:style-name="ce7">
            <text:p>24,321<text:s/></text:p>
          </table:table-cell>
          <table:table-cell office:value-type="float" office:value="26698" table:style-name="ce7">
            <text:p>26,698<text:s/></text:p>
          </table:table-cell>
          <table:table-cell office:value-type="float" office:value="21275" table:style-name="ce7">
            <text:p>21,275<text:s/></text:p>
          </table:table-cell>
          <table:table-cell office:value-type="float" office:value="16363" table:style-name="ce7">
            <text:p>16,363<text:s/></text:p>
          </table:table-cell>
          <table:table-cell office:value-type="float" office:value="22916" table:style-name="ce7">
            <text:p>22,916<text:s/></text:p>
          </table:table-cell>
          <table:table-cell office:value-type="float" office:value="23930" table:style-name="ce7">
            <text:p>23,930<text:s/></text:p>
          </table:table-cell>
          <table:table-cell office:value-type="float" office:value="24099" table:style-name="ce7">
            <text:p>24,099<text:s/></text:p>
          </table:table-cell>
          <table:table-cell office:value-type="float" office:value="24077" table:style-name="ce7">
            <text:p>24,077<text:s/></text:p>
          </table:table-cell>
          <table:table-cell office:value-type="float" office:value="25845" table:style-name="ce7">
            <text:p>25,845<text:s/></text:p>
          </table:table-cell>
          <table:table-cell office:value-type="float" office:value="20881" table:style-name="ce7">
            <text:p>20,881<text:s/></text:p>
          </table:table-cell>
          <table:table-cell office:value-type="float" office:value="17000" table:style-name="ce7">
            <text:p>17,000<text:s/></text:p>
          </table:table-cell>
          <table:table-cell office:value-type="float" office:value="23195" table:style-name="ce7">
            <text:p>23,195<text:s/></text:p>
          </table:table-cell>
          <table:table-cell office:value-type="float" office:value="24311" table:style-name="ce7">
            <text:p>24,311<text:s/></text:p>
          </table:table-cell>
          <table:table-cell office:value-type="float" office:value="24141" table:style-name="ce7">
            <text:p>24,141<text:s/></text:p>
          </table:table-cell>
          <table:table-cell office:value-type="float" office:value="23881" table:style-name="ce7">
            <text:p>23,881<text:s/></text:p>
          </table:table-cell>
          <table:table-cell office:value-type="float" office:value="25687" table:style-name="ce7">
            <text:p>25,687<text:s/></text:p>
          </table:table-cell>
          <table:table-cell office:value-type="float" office:value="20557" table:style-name="ce7">
            <text:p>20,557<text:s/></text:p>
          </table:table-cell>
          <table:table-cell office:value-type="float" office:value="21759" table:style-name="ce7">
            <text:p>21,759<text:s/></text:p>
          </table:table-cell>
          <table:table-cell office:value-type="float" office:value="726097" table:formula="msoxl:=SUM(B50:AF50)" table:style-name="ce2">
            <text:p>726,097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明德</text:p>
          </table:table-cell>
          <table:table-cell office:value-type="float" office:value="14118" table:style-name="ce7">
            <text:p>14,118<text:s/></text:p>
          </table:table-cell>
          <table:table-cell office:value-type="float" office:value="9651" table:style-name="ce7">
            <text:p>9,651<text:s/></text:p>
          </table:table-cell>
          <table:table-cell office:value-type="float" office:value="7664" table:style-name="ce7">
            <text:p>7,664<text:s/></text:p>
          </table:table-cell>
          <table:table-cell office:value-type="float" office:value="13006" table:style-name="ce7">
            <text:p>13,006<text:s/></text:p>
          </table:table-cell>
          <table:table-cell office:value-type="float" office:value="13783" table:style-name="ce7">
            <text:p>13,783<text:s/></text:p>
          </table:table-cell>
          <table:table-cell office:value-type="float" office:value="13731" table:style-name="ce7">
            <text:p>13,731<text:s/></text:p>
          </table:table-cell>
          <table:table-cell office:value-type="float" office:value="13933" table:style-name="ce7">
            <text:p>13,933<text:s/></text:p>
          </table:table-cell>
          <table:table-cell office:value-type="float" office:value="14506" table:style-name="ce7">
            <text:p>14,506<text:s/></text:p>
          </table:table-cell>
          <table:table-cell office:value-type="float" office:value="10259" table:style-name="ce7">
            <text:p>10,259<text:s/></text:p>
          </table:table-cell>
          <table:table-cell office:value-type="float" office:value="7697" table:style-name="ce7">
            <text:p>7,697<text:s/></text:p>
          </table:table-cell>
          <table:table-cell office:value-type="float" office:value="13346" table:style-name="ce7">
            <text:p>13,346<text:s/></text:p>
          </table:table-cell>
          <table:table-cell office:value-type="float" office:value="13747" table:style-name="ce7">
            <text:p>13,747<text:s/></text:p>
          </table:table-cell>
          <table:table-cell office:value-type="float" office:value="13815" table:style-name="ce7">
            <text:p>13,815<text:s/></text:p>
          </table:table-cell>
          <table:table-cell office:value-type="float" office:value="13892" table:style-name="ce7">
            <text:p>13,892<text:s/></text:p>
          </table:table-cell>
          <table:table-cell office:value-type="float" office:value="14467" table:style-name="ce7">
            <text:p>14,467<text:s/></text:p>
          </table:table-cell>
          <table:table-cell office:value-type="float" office:value="9687" table:style-name="ce7">
            <text:p>9,687<text:s/></text:p>
          </table:table-cell>
          <table:table-cell office:value-type="float" office:value="7249" table:style-name="ce7">
            <text:p>7,249<text:s/></text:p>
          </table:table-cell>
          <table:table-cell office:value-type="float" office:value="13814" table:style-name="ce7">
            <text:p>13,814<text:s/></text:p>
          </table:table-cell>
          <table:table-cell office:value-type="float" office:value="14040" table:style-name="ce7">
            <text:p>14,040<text:s/></text:p>
          </table:table-cell>
          <table:table-cell office:value-type="float" office:value="13736" table:style-name="ce7">
            <text:p>13,736<text:s/></text:p>
          </table:table-cell>
          <table:table-cell office:value-type="float" office:value="13437" table:style-name="ce7">
            <text:p>13,437<text:s/></text:p>
          </table:table-cell>
          <table:table-cell office:value-type="float" office:value="13715" table:style-name="ce7">
            <text:p>13,715<text:s/></text:p>
          </table:table-cell>
          <table:table-cell office:value-type="float" office:value="9615" table:style-name="ce7">
            <text:p>9,615<text:s/></text:p>
          </table:table-cell>
          <table:table-cell office:value-type="float" office:value="7286" table:style-name="ce7">
            <text:p>7,286<text:s/></text:p>
          </table:table-cell>
          <table:table-cell office:value-type="float" office:value="13291" table:style-name="ce7">
            <text:p>13,291<text:s/></text:p>
          </table:table-cell>
          <table:table-cell office:value-type="float" office:value="13944" table:style-name="ce7">
            <text:p>13,944<text:s/></text:p>
          </table:table-cell>
          <table:table-cell office:value-type="float" office:value="13966" table:style-name="ce7">
            <text:p>13,966<text:s/></text:p>
          </table:table-cell>
          <table:table-cell office:value-type="float" office:value="13750" table:style-name="ce7">
            <text:p>13,750<text:s/></text:p>
          </table:table-cell>
          <table:table-cell office:value-type="float" office:value="14314" table:style-name="ce7">
            <text:p>14,314<text:s/></text:p>
          </table:table-cell>
          <table:table-cell office:value-type="float" office:value="9468" table:style-name="ce7">
            <text:p>9,468<text:s/></text:p>
          </table:table-cell>
          <table:table-cell office:value-type="float" office:value="8933" table:style-name="ce7">
            <text:p>8,933<text:s/></text:p>
          </table:table-cell>
          <table:table-cell office:value-type="float" office:value="377860" table:formula="msoxl:=SUM(B51:AF51)" table:style-name="ce2">
            <text:p>377,860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石牌</text:p>
          </table:table-cell>
          <table:table-cell office:value-type="float" office:value="32995" table:style-name="ce7">
            <text:p>32,995<text:s/></text:p>
          </table:table-cell>
          <table:table-cell office:value-type="float" office:value="23395" table:style-name="ce7">
            <text:p>23,395<text:s/></text:p>
          </table:table-cell>
          <table:table-cell office:value-type="float" office:value="18717" table:style-name="ce7">
            <text:p>18,717<text:s/></text:p>
          </table:table-cell>
          <table:table-cell office:value-type="float" office:value="29080" table:style-name="ce7">
            <text:p>29,080<text:s/></text:p>
          </table:table-cell>
          <table:table-cell office:value-type="float" office:value="30766" table:style-name="ce7">
            <text:p>30,766<text:s/></text:p>
          </table:table-cell>
          <table:table-cell office:value-type="float" office:value="31091" table:style-name="ce7">
            <text:p>31,091<text:s/></text:p>
          </table:table-cell>
          <table:table-cell office:value-type="float" office:value="32108" table:style-name="ce7">
            <text:p>32,108<text:s/></text:p>
          </table:table-cell>
          <table:table-cell office:value-type="float" office:value="34010" table:style-name="ce7">
            <text:p>34,010<text:s/></text:p>
          </table:table-cell>
          <table:table-cell office:value-type="float" office:value="25714" table:style-name="ce7">
            <text:p>25,714<text:s/></text:p>
          </table:table-cell>
          <table:table-cell office:value-type="float" office:value="20504" table:style-name="ce7">
            <text:p>20,504<text:s/></text:p>
          </table:table-cell>
          <table:table-cell office:value-type="float" office:value="30079" table:style-name="ce7">
            <text:p>30,079<text:s/></text:p>
          </table:table-cell>
          <table:table-cell office:value-type="float" office:value="30892" table:style-name="ce7">
            <text:p>30,892<text:s/></text:p>
          </table:table-cell>
          <table:table-cell office:value-type="float" office:value="31639" table:style-name="ce7">
            <text:p>31,639<text:s/></text:p>
          </table:table-cell>
          <table:table-cell office:value-type="float" office:value="31634" table:style-name="ce7">
            <text:p>31,634<text:s/></text:p>
          </table:table-cell>
          <table:table-cell office:value-type="float" office:value="34092" table:style-name="ce7">
            <text:p>34,092<text:s/></text:p>
          </table:table-cell>
          <table:table-cell office:value-type="float" office:value="23643" table:style-name="ce7">
            <text:p>23,643<text:s/></text:p>
          </table:table-cell>
          <table:table-cell office:value-type="float" office:value="17487" table:style-name="ce7">
            <text:p>17,487<text:s/></text:p>
          </table:table-cell>
          <table:table-cell office:value-type="float" office:value="30802" table:style-name="ce7">
            <text:p>30,802<text:s/></text:p>
          </table:table-cell>
          <table:table-cell office:value-type="float" office:value="31100" table:style-name="ce7">
            <text:p>31,100<text:s/></text:p>
          </table:table-cell>
          <table:table-cell office:value-type="float" office:value="31482" table:style-name="ce7">
            <text:p>31,482<text:s/></text:p>
          </table:table-cell>
          <table:table-cell office:value-type="float" office:value="30269" table:style-name="ce7">
            <text:p>30,269<text:s/></text:p>
          </table:table-cell>
          <table:table-cell office:value-type="float" office:value="31847" table:style-name="ce7">
            <text:p>31,847<text:s/></text:p>
          </table:table-cell>
          <table:table-cell office:value-type="float" office:value="22914" table:style-name="ce7">
            <text:p>22,914<text:s/></text:p>
          </table:table-cell>
          <table:table-cell office:value-type="float" office:value="17377" table:style-name="ce7">
            <text:p>17,377<text:s/></text:p>
          </table:table-cell>
          <table:table-cell office:value-type="float" office:value="30568" table:style-name="ce7">
            <text:p>30,568<text:s/></text:p>
          </table:table-cell>
          <table:table-cell office:value-type="float" office:value="31246" table:style-name="ce7">
            <text:p>31,246<text:s/></text:p>
          </table:table-cell>
          <table:table-cell office:value-type="float" office:value="31564" table:style-name="ce7">
            <text:p>31,564<text:s/></text:p>
          </table:table-cell>
          <table:table-cell office:value-type="float" office:value="31286" table:style-name="ce7">
            <text:p>31,286<text:s/></text:p>
          </table:table-cell>
          <table:table-cell office:value-type="float" office:value="32519" table:style-name="ce7">
            <text:p>32,519<text:s/></text:p>
          </table:table-cell>
          <table:table-cell office:value-type="float" office:value="21435" table:style-name="ce7">
            <text:p>21,435<text:s/></text:p>
          </table:table-cell>
          <table:table-cell office:value-type="float" office:value="21693" table:style-name="ce7">
            <text:p>21,693<text:s/></text:p>
          </table:table-cell>
          <table:table-cell office:value-type="float" office:value="873948" table:formula="msoxl:=SUM(B52:AF52)" table:style-name="ce2">
            <text:p>873,948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唭哩岸</text:p>
          </table:table-cell>
          <table:table-cell office:value-type="float" office:value="7800" table:style-name="ce7">
            <text:p>7,800<text:s/></text:p>
          </table:table-cell>
          <table:table-cell office:value-type="float" office:value="6960" table:style-name="ce7">
            <text:p>6,960<text:s/></text:p>
          </table:table-cell>
          <table:table-cell office:value-type="float" office:value="5779" table:style-name="ce7">
            <text:p>5,779<text:s/></text:p>
          </table:table-cell>
          <table:table-cell office:value-type="float" office:value="6928" table:style-name="ce7">
            <text:p>6,928<text:s/></text:p>
          </table:table-cell>
          <table:table-cell office:value-type="float" office:value="7488" table:style-name="ce7">
            <text:p>7,488<text:s/></text:p>
          </table:table-cell>
          <table:table-cell office:value-type="float" office:value="7372" table:style-name="ce7">
            <text:p>7,372<text:s/></text:p>
          </table:table-cell>
          <table:table-cell office:value-type="float" office:value="7724" table:style-name="ce7">
            <text:p>7,724<text:s/></text:p>
          </table:table-cell>
          <table:table-cell office:value-type="float" office:value="8099" table:style-name="ce7">
            <text:p>8,099<text:s/></text:p>
          </table:table-cell>
          <table:table-cell office:value-type="float" office:value="7365" table:style-name="ce7">
            <text:p>7,365<text:s/></text:p>
          </table:table-cell>
          <table:table-cell office:value-type="float" office:value="5942" table:style-name="ce7">
            <text:p>5,942<text:s/></text:p>
          </table:table-cell>
          <table:table-cell office:value-type="float" office:value="6982" table:style-name="ce7">
            <text:p>6,982<text:s/></text:p>
          </table:table-cell>
          <table:table-cell office:value-type="float" office:value="7250" table:style-name="ce7">
            <text:p>7,250<text:s/></text:p>
          </table:table-cell>
          <table:table-cell office:value-type="float" office:value="7256" table:style-name="ce7">
            <text:p>7,256<text:s/></text:p>
          </table:table-cell>
          <table:table-cell office:value-type="float" office:value="7542" table:style-name="ce7">
            <text:p>7,542<text:s/></text:p>
          </table:table-cell>
          <table:table-cell office:value-type="float" office:value="8046" table:style-name="ce7">
            <text:p>8,046<text:s/></text:p>
          </table:table-cell>
          <table:table-cell office:value-type="float" office:value="6761" table:style-name="ce7">
            <text:p>6,761<text:s/></text:p>
          </table:table-cell>
          <table:table-cell office:value-type="float" office:value="5362" table:style-name="ce7">
            <text:p>5,362<text:s/></text:p>
          </table:table-cell>
          <table:table-cell office:value-type="float" office:value="7049" table:style-name="ce7">
            <text:p>7,049<text:s/></text:p>
          </table:table-cell>
          <table:table-cell office:value-type="float" office:value="7301" table:style-name="ce7">
            <text:p>7,301<text:s/></text:p>
          </table:table-cell>
          <table:table-cell office:value-type="float" office:value="7468" table:style-name="ce7">
            <text:p>7,468<text:s/></text:p>
          </table:table-cell>
          <table:table-cell office:value-type="float" office:value="7258" table:style-name="ce7">
            <text:p>7,258<text:s/></text:p>
          </table:table-cell>
          <table:table-cell office:value-type="float" office:value="7879" table:style-name="ce7">
            <text:p>7,879<text:s/></text:p>
          </table:table-cell>
          <table:table-cell office:value-type="float" office:value="6932" table:style-name="ce7">
            <text:p>6,932<text:s/></text:p>
          </table:table-cell>
          <table:table-cell office:value-type="float" office:value="5618" table:style-name="ce7">
            <text:p>5,618<text:s/></text:p>
          </table:table-cell>
          <table:table-cell office:value-type="float" office:value="7163" table:style-name="ce7">
            <text:p>7,163<text:s/></text:p>
          </table:table-cell>
          <table:table-cell office:value-type="float" office:value="7287" table:style-name="ce7">
            <text:p>7,287<text:s/></text:p>
          </table:table-cell>
          <table:table-cell office:value-type="float" office:value="7504" table:style-name="ce7">
            <text:p>7,504<text:s/></text:p>
          </table:table-cell>
          <table:table-cell office:value-type="float" office:value="7440" table:style-name="ce7">
            <text:p>7,440<text:s/></text:p>
          </table:table-cell>
          <table:table-cell office:value-type="float" office:value="7979" table:style-name="ce7">
            <text:p>7,979<text:s/></text:p>
          </table:table-cell>
          <table:table-cell office:value-type="float" office:value="6723" table:style-name="ce7">
            <text:p>6,723<text:s/></text:p>
          </table:table-cell>
          <table:table-cell office:value-type="float" office:value="7119" table:style-name="ce7">
            <text:p>7,119<text:s/></text:p>
          </table:table-cell>
          <table:table-cell office:value-type="float" office:value="221376" table:formula="msoxl:=SUM(B53:AF53)" table:style-name="ce2">
            <text:p>221,376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奇岩</text:p>
          </table:table-cell>
          <table:table-cell office:value-type="float" office:value="9936" table:style-name="ce7">
            <text:p>9,936<text:s/></text:p>
          </table:table-cell>
          <table:table-cell office:value-type="float" office:value="6698" table:style-name="ce7">
            <text:p>6,698<text:s/></text:p>
          </table:table-cell>
          <table:table-cell office:value-type="float" office:value="5612" table:style-name="ce7">
            <text:p>5,612<text:s/></text:p>
          </table:table-cell>
          <table:table-cell office:value-type="float" office:value="9045" table:style-name="ce7">
            <text:p>9,045<text:s/></text:p>
          </table:table-cell>
          <table:table-cell office:value-type="float" office:value="9415" table:style-name="ce7">
            <text:p>9,415<text:s/></text:p>
          </table:table-cell>
          <table:table-cell office:value-type="float" office:value="9530" table:style-name="ce7">
            <text:p>9,530<text:s/></text:p>
          </table:table-cell>
          <table:table-cell office:value-type="float" office:value="9662" table:style-name="ce7">
            <text:p>9,662<text:s/></text:p>
          </table:table-cell>
          <table:table-cell office:value-type="float" office:value="10083" table:style-name="ce7">
            <text:p>10,083<text:s/></text:p>
          </table:table-cell>
          <table:table-cell office:value-type="float" office:value="7689" table:style-name="ce7">
            <text:p>7,689<text:s/></text:p>
          </table:table-cell>
          <table:table-cell office:value-type="float" office:value="5923" table:style-name="ce7">
            <text:p>5,923<text:s/></text:p>
          </table:table-cell>
          <table:table-cell office:value-type="float" office:value="9186" table:style-name="ce7">
            <text:p>9,186<text:s/></text:p>
          </table:table-cell>
          <table:table-cell office:value-type="float" office:value="9444" table:style-name="ce7">
            <text:p>9,444<text:s/></text:p>
          </table:table-cell>
          <table:table-cell office:value-type="float" office:value="9643" table:style-name="ce7">
            <text:p>9,643<text:s/></text:p>
          </table:table-cell>
          <table:table-cell office:value-type="float" office:value="9490" table:style-name="ce7">
            <text:p>9,490<text:s/></text:p>
          </table:table-cell>
          <table:table-cell office:value-type="float" office:value="10047" table:style-name="ce7">
            <text:p>10,047<text:s/></text:p>
          </table:table-cell>
          <table:table-cell office:value-type="float" office:value="6937" table:style-name="ce7">
            <text:p>6,937<text:s/></text:p>
          </table:table-cell>
          <table:table-cell office:value-type="float" office:value="5521" table:style-name="ce7">
            <text:p>5,521<text:s/></text:p>
          </table:table-cell>
          <table:table-cell office:value-type="float" office:value="9287" table:style-name="ce7">
            <text:p>9,287<text:s/></text:p>
          </table:table-cell>
          <table:table-cell office:value-type="float" office:value="9404" table:style-name="ce7">
            <text:p>9,404<text:s/></text:p>
          </table:table-cell>
          <table:table-cell office:value-type="float" office:value="9569" table:style-name="ce7">
            <text:p>9,569<text:s/></text:p>
          </table:table-cell>
          <table:table-cell office:value-type="float" office:value="9302" table:style-name="ce7">
            <text:p>9,302<text:s/></text:p>
          </table:table-cell>
          <table:table-cell office:value-type="float" office:value="9570" table:style-name="ce7">
            <text:p>9,570<text:s/></text:p>
          </table:table-cell>
          <table:table-cell office:value-type="float" office:value="7152" table:style-name="ce7">
            <text:p>7,152<text:s/></text:p>
          </table:table-cell>
          <table:table-cell office:value-type="float" office:value="5659" table:style-name="ce7">
            <text:p>5,659<text:s/></text:p>
          </table:table-cell>
          <table:table-cell office:value-type="float" office:value="9342" table:style-name="ce7">
            <text:p>9,342<text:s/></text:p>
          </table:table-cell>
          <table:table-cell office:value-type="float" office:value="9653" table:style-name="ce7">
            <text:p>9,653<text:s/></text:p>
          </table:table-cell>
          <table:table-cell office:value-type="float" office:value="10130" table:style-name="ce7">
            <text:p>10,130<text:s/></text:p>
          </table:table-cell>
          <table:table-cell office:value-type="float" office:value="9483" table:style-name="ce7">
            <text:p>9,483<text:s/></text:p>
          </table:table-cell>
          <table:table-cell office:value-type="float" office:value="9809" table:style-name="ce7">
            <text:p>9,809<text:s/></text:p>
          </table:table-cell>
          <table:table-cell office:value-type="float" office:value="6558" table:style-name="ce7">
            <text:p>6,558<text:s/></text:p>
          </table:table-cell>
          <table:table-cell office:value-type="float" office:value="8489" table:style-name="ce7">
            <text:p>8,489<text:s/></text:p>
          </table:table-cell>
          <table:table-cell office:value-type="float" office:value="267268" table:formula="msoxl:=SUM(B54:AF54)" table:style-name="ce2">
            <text:p>267,268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北投</text:p>
          </table:table-cell>
          <table:table-cell office:value-type="float" office:value="20552" table:style-name="ce7">
            <text:p>20,552<text:s/></text:p>
          </table:table-cell>
          <table:table-cell office:value-type="float" office:value="16841" table:style-name="ce7">
            <text:p>16,841<text:s/></text:p>
          </table:table-cell>
          <table:table-cell office:value-type="float" office:value="14466" table:style-name="ce7">
            <text:p>14,466<text:s/></text:p>
          </table:table-cell>
          <table:table-cell office:value-type="float" office:value="16135" table:style-name="ce7">
            <text:p>16,135<text:s/></text:p>
          </table:table-cell>
          <table:table-cell office:value-type="float" office:value="18506" table:style-name="ce7">
            <text:p>18,506<text:s/></text:p>
          </table:table-cell>
          <table:table-cell office:value-type="float" office:value="18110" table:style-name="ce7">
            <text:p>18,110<text:s/></text:p>
          </table:table-cell>
          <table:table-cell office:value-type="float" office:value="19506" table:style-name="ce7">
            <text:p>19,506<text:s/></text:p>
          </table:table-cell>
          <table:table-cell office:value-type="float" office:value="21941" table:style-name="ce7">
            <text:p>21,941<text:s/></text:p>
          </table:table-cell>
          <table:table-cell office:value-type="float" office:value="18316" table:style-name="ce7">
            <text:p>18,316<text:s/></text:p>
          </table:table-cell>
          <table:table-cell office:value-type="float" office:value="15030" table:style-name="ce7">
            <text:p>15,030<text:s/></text:p>
          </table:table-cell>
          <table:table-cell office:value-type="float" office:value="18185" table:style-name="ce7">
            <text:p>18,185<text:s/></text:p>
          </table:table-cell>
          <table:table-cell office:value-type="float" office:value="19157" table:style-name="ce7">
            <text:p>19,157<text:s/></text:p>
          </table:table-cell>
          <table:table-cell office:value-type="float" office:value="19464" table:style-name="ce7">
            <text:p>19,464<text:s/></text:p>
          </table:table-cell>
          <table:table-cell office:value-type="float" office:value="19341" table:style-name="ce7">
            <text:p>19,341<text:s/></text:p>
          </table:table-cell>
          <table:table-cell office:value-type="float" office:value="21421" table:style-name="ce7">
            <text:p>21,421<text:s/></text:p>
          </table:table-cell>
          <table:table-cell office:value-type="float" office:value="16873" table:style-name="ce7">
            <text:p>16,873<text:s/></text:p>
          </table:table-cell>
          <table:table-cell office:value-type="float" office:value="13766" table:style-name="ce7">
            <text:p>13,766<text:s/></text:p>
          </table:table-cell>
          <table:table-cell office:value-type="float" office:value="18381" table:style-name="ce7">
            <text:p>18,381<text:s/></text:p>
          </table:table-cell>
          <table:table-cell office:value-type="float" office:value="19114" table:style-name="ce7">
            <text:p>19,114<text:s/></text:p>
          </table:table-cell>
          <table:table-cell office:value-type="float" office:value="19068" table:style-name="ce7">
            <text:p>19,068<text:s/></text:p>
          </table:table-cell>
          <table:table-cell office:value-type="float" office:value="18417" table:style-name="ce7">
            <text:p>18,417<text:s/></text:p>
          </table:table-cell>
          <table:table-cell office:value-type="float" office:value="20283" table:style-name="ce7">
            <text:p>20,283<text:s/></text:p>
          </table:table-cell>
          <table:table-cell office:value-type="float" office:value="17404" table:style-name="ce7">
            <text:p>17,404<text:s/></text:p>
          </table:table-cell>
          <table:table-cell office:value-type="float" office:value="13988" table:style-name="ce7">
            <text:p>13,988<text:s/></text:p>
          </table:table-cell>
          <table:table-cell office:value-type="float" office:value="18236" table:style-name="ce7">
            <text:p>18,236<text:s/></text:p>
          </table:table-cell>
          <table:table-cell office:value-type="float" office:value="19418" table:style-name="ce7">
            <text:p>19,418<text:s/></text:p>
          </table:table-cell>
          <table:table-cell office:value-type="float" office:value="19969" table:style-name="ce7">
            <text:p>19,969<text:s/></text:p>
          </table:table-cell>
          <table:table-cell office:value-type="float" office:value="18761" table:style-name="ce7">
            <text:p>18,761<text:s/></text:p>
          </table:table-cell>
          <table:table-cell office:value-type="float" office:value="21832" table:style-name="ce7">
            <text:p>21,832<text:s/></text:p>
          </table:table-cell>
          <table:table-cell office:value-type="float" office:value="17184" table:style-name="ce7">
            <text:p>17,184<text:s/></text:p>
          </table:table-cell>
          <table:table-cell office:value-type="float" office:value="17823" table:style-name="ce7">
            <text:p>17,823<text:s/></text:p>
          </table:table-cell>
          <table:table-cell office:value-type="float" office:value="567488" table:formula="msoxl:=SUM(B55:AF55)" table:style-name="ce2">
            <text:p>567,488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新北投</text:p>
          </table:table-cell>
          <table:table-cell office:value-type="float" office:value="7002" table:style-name="ce7">
            <text:p>7,002<text:s/></text:p>
          </table:table-cell>
          <table:table-cell office:value-type="float" office:value="7464" table:style-name="ce7">
            <text:p>7,464<text:s/></text:p>
          </table:table-cell>
          <table:table-cell office:value-type="float" office:value="7435" table:style-name="ce7">
            <text:p>7,435<text:s/></text:p>
          </table:table-cell>
          <table:table-cell office:value-type="float" office:value="5746" table:style-name="ce7">
            <text:p>5,746<text:s/></text:p>
          </table:table-cell>
          <table:table-cell office:value-type="float" office:value="6570" table:style-name="ce7">
            <text:p>6,570<text:s/></text:p>
          </table:table-cell>
          <table:table-cell office:value-type="float" office:value="6297" table:style-name="ce7">
            <text:p>6,297<text:s/></text:p>
          </table:table-cell>
          <table:table-cell office:value-type="float" office:value="7030" table:style-name="ce7">
            <text:p>7,030<text:s/></text:p>
          </table:table-cell>
          <table:table-cell office:value-type="float" office:value="7549" table:style-name="ce7">
            <text:p>7,549<text:s/></text:p>
          </table:table-cell>
          <table:table-cell office:value-type="float" office:value="8374" table:style-name="ce7">
            <text:p>8,374<text:s/></text:p>
          </table:table-cell>
          <table:table-cell office:value-type="float" office:value="7080" table:style-name="ce7">
            <text:p>7,080<text:s/></text:p>
          </table:table-cell>
          <table:table-cell office:value-type="float" office:value="5821" table:style-name="ce7">
            <text:p>5,821<text:s/></text:p>
          </table:table-cell>
          <table:table-cell office:value-type="float" office:value="6553" table:style-name="ce7">
            <text:p>6,553<text:s/></text:p>
          </table:table-cell>
          <table:table-cell office:value-type="float" office:value="6383" table:style-name="ce7">
            <text:p>6,383<text:s/></text:p>
          </table:table-cell>
          <table:table-cell office:value-type="float" office:value="6649" table:style-name="ce7">
            <text:p>6,649<text:s/></text:p>
          </table:table-cell>
          <table:table-cell office:value-type="float" office:value="7349" table:style-name="ce7">
            <text:p>7,349<text:s/></text:p>
          </table:table-cell>
          <table:table-cell office:value-type="float" office:value="7638" table:style-name="ce7">
            <text:p>7,638<text:s/></text:p>
          </table:table-cell>
          <table:table-cell office:value-type="float" office:value="6909" table:style-name="ce7">
            <text:p>6,909<text:s/></text:p>
          </table:table-cell>
          <table:table-cell office:value-type="float" office:value="6311" table:style-name="ce7">
            <text:p>6,311<text:s/></text:p>
          </table:table-cell>
          <table:table-cell office:value-type="float" office:value="6801" table:style-name="ce7">
            <text:p>6,801<text:s/></text:p>
          </table:table-cell>
          <table:table-cell office:value-type="float" office:value="6665" table:style-name="ce7">
            <text:p>6,665<text:s/></text:p>
          </table:table-cell>
          <table:table-cell office:value-type="float" office:value="7017" table:style-name="ce7">
            <text:p>7,017<text:s/></text:p>
          </table:table-cell>
          <table:table-cell office:value-type="float" office:value="7694" table:style-name="ce7">
            <text:p>7,694<text:s/></text:p>
          </table:table-cell>
          <table:table-cell office:value-type="float" office:value="8054" table:style-name="ce7">
            <text:p>8,054<text:s/></text:p>
          </table:table-cell>
          <table:table-cell office:value-type="float" office:value="7061" table:style-name="ce7">
            <text:p>7,061<text:s/></text:p>
          </table:table-cell>
          <table:table-cell office:value-type="float" office:value="7242" table:style-name="ce7">
            <text:p>7,242<text:s/></text:p>
          </table:table-cell>
          <table:table-cell office:value-type="float" office:value="7576" table:style-name="ce7">
            <text:p>7,576<text:s/></text:p>
          </table:table-cell>
          <table:table-cell office:value-type="float" office:value="7457" table:style-name="ce7">
            <text:p>7,457<text:s/></text:p>
          </table:table-cell>
          <table:table-cell office:value-type="float" office:value="7300" table:style-name="ce7">
            <text:p>7,300<text:s/></text:p>
          </table:table-cell>
          <table:table-cell office:value-type="float" office:value="8526" table:style-name="ce7">
            <text:p>8,526<text:s/></text:p>
          </table:table-cell>
          <table:table-cell office:value-type="float" office:value="8227" table:style-name="ce7">
            <text:p>8,227<text:s/></text:p>
          </table:table-cell>
          <table:table-cell office:value-type="float" office:value="9090" table:style-name="ce7">
            <text:p>9,090<text:s/></text:p>
          </table:table-cell>
          <table:table-cell office:value-type="float" office:value="222870" table:formula="msoxl:=SUM(B56:AF56)" table:style-name="ce2">
            <text:p>222,870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復興崗</text:p>
          </table:table-cell>
          <table:table-cell office:value-type="float" office:value="4283" table:style-name="ce7">
            <text:p>4,283<text:s/></text:p>
          </table:table-cell>
          <table:table-cell office:value-type="float" office:value="3642" table:style-name="ce7">
            <text:p>3,642<text:s/></text:p>
          </table:table-cell>
          <table:table-cell office:value-type="float" office:value="2930" table:style-name="ce7">
            <text:p>2,930<text:s/></text:p>
          </table:table-cell>
          <table:table-cell office:value-type="float" office:value="3630" table:style-name="ce7">
            <text:p>3,630<text:s/></text:p>
          </table:table-cell>
          <table:table-cell office:value-type="float" office:value="4022" table:style-name="ce7">
            <text:p>4,022<text:s/></text:p>
          </table:table-cell>
          <table:table-cell office:value-type="float" office:value="4145" table:style-name="ce7">
            <text:p>4,145<text:s/></text:p>
          </table:table-cell>
          <table:table-cell office:value-type="float" office:value="4094" table:style-name="ce7">
            <text:p>4,094<text:s/></text:p>
          </table:table-cell>
          <table:table-cell office:value-type="float" office:value="4513" table:style-name="ce7">
            <text:p>4,513<text:s/></text:p>
          </table:table-cell>
          <table:table-cell office:value-type="float" office:value="3771" table:style-name="ce7">
            <text:p>3,771<text:s/></text:p>
          </table:table-cell>
          <table:table-cell office:value-type="float" office:value="3015" table:style-name="ce7">
            <text:p>3,015<text:s/></text:p>
          </table:table-cell>
          <table:table-cell office:value-type="float" office:value="3852" table:style-name="ce7">
            <text:p>3,852<text:s/></text:p>
          </table:table-cell>
          <table:table-cell office:value-type="float" office:value="3900" table:style-name="ce7">
            <text:p>3,900<text:s/></text:p>
          </table:table-cell>
          <table:table-cell office:value-type="float" office:value="4235" table:style-name="ce7">
            <text:p>4,235<text:s/></text:p>
          </table:table-cell>
          <table:table-cell office:value-type="float" office:value="3991" table:style-name="ce7">
            <text:p>3,991<text:s/></text:p>
          </table:table-cell>
          <table:table-cell office:value-type="float" office:value="4275" table:style-name="ce7">
            <text:p>4,275<text:s/></text:p>
          </table:table-cell>
          <table:table-cell office:value-type="float" office:value="3463" table:style-name="ce7">
            <text:p>3,463<text:s/></text:p>
          </table:table-cell>
          <table:table-cell office:value-type="float" office:value="2695" table:style-name="ce7">
            <text:p>2,695<text:s/></text:p>
          </table:table-cell>
          <table:table-cell office:value-type="float" office:value="3951" table:style-name="ce7">
            <text:p>3,951<text:s/></text:p>
          </table:table-cell>
          <table:table-cell office:value-type="float" office:value="3870" table:style-name="ce7">
            <text:p>3,870<text:s/></text:p>
          </table:table-cell>
          <table:table-cell office:value-type="float" office:value="4076" table:style-name="ce7">
            <text:p>4,076<text:s/></text:p>
          </table:table-cell>
          <table:table-cell office:value-type="float" office:value="4036" table:style-name="ce7">
            <text:p>4,036<text:s/></text:p>
          </table:table-cell>
          <table:table-cell office:value-type="float" office:value="4324" table:style-name="ce7">
            <text:p>4,324<text:s/></text:p>
          </table:table-cell>
          <table:table-cell office:value-type="float" office:value="3487" table:style-name="ce7">
            <text:p>3,487<text:s/></text:p>
          </table:table-cell>
          <table:table-cell office:value-type="float" office:value="3258" table:style-name="ce7">
            <text:p>3,258<text:s/></text:p>
          </table:table-cell>
          <table:table-cell office:value-type="float" office:value="3959" table:style-name="ce7">
            <text:p>3,959<text:s/></text:p>
          </table:table-cell>
          <table:table-cell office:value-type="float" office:value="4116" table:style-name="ce7">
            <text:p>4,116<text:s/></text:p>
          </table:table-cell>
          <table:table-cell office:value-type="float" office:value="4174" table:style-name="ce7">
            <text:p>4,174<text:s/></text:p>
          </table:table-cell>
          <table:table-cell office:value-type="float" office:value="4085" table:style-name="ce7">
            <text:p>4,085<text:s/></text:p>
          </table:table-cell>
          <table:table-cell office:value-type="float" office:value="4331" table:style-name="ce7">
            <text:p>4,331<text:s/></text:p>
          </table:table-cell>
          <table:table-cell office:value-type="float" office:value="3623" table:style-name="ce7">
            <text:p>3,623<text:s/></text:p>
          </table:table-cell>
          <table:table-cell office:value-type="float" office:value="3990" table:style-name="ce7">
            <text:p>3,990<text:s/></text:p>
          </table:table-cell>
          <table:table-cell office:value-type="float" office:value="119736" table:formula="msoxl:=SUM(B57:AF57)" table:style-name="ce2">
            <text:p>119,736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忠義</text:p>
          </table:table-cell>
          <table:table-cell office:value-type="float" office:value="3542" table:style-name="ce7">
            <text:p>3,542<text:s/></text:p>
          </table:table-cell>
          <table:table-cell office:value-type="float" office:value="1939" table:style-name="ce7">
            <text:p>1,939<text:s/></text:p>
          </table:table-cell>
          <table:table-cell office:value-type="float" office:value="1574" table:style-name="ce7">
            <text:p>1,574<text:s/></text:p>
          </table:table-cell>
          <table:table-cell office:value-type="float" office:value="3225" table:style-name="ce7">
            <text:p>3,225<text:s/></text:p>
          </table:table-cell>
          <table:table-cell office:value-type="float" office:value="3519" table:style-name="ce7">
            <text:p>3,519<text:s/></text:p>
          </table:table-cell>
          <table:table-cell office:value-type="float" office:value="3409" table:style-name="ce7">
            <text:p>3,409<text:s/></text:p>
          </table:table-cell>
          <table:table-cell office:value-type="float" office:value="3636" table:style-name="ce7">
            <text:p>3,636<text:s/></text:p>
          </table:table-cell>
          <table:table-cell office:value-type="float" office:value="3668" table:style-name="ce7">
            <text:p>3,668<text:s/></text:p>
          </table:table-cell>
          <table:table-cell office:value-type="float" office:value="2013" table:style-name="ce7">
            <text:p>2,013<text:s/></text:p>
          </table:table-cell>
          <table:table-cell office:value-type="float" office:value="1619" table:style-name="ce7">
            <text:p>1,619<text:s/></text:p>
          </table:table-cell>
          <table:table-cell office:value-type="float" office:value="3221" table:style-name="ce7">
            <text:p>3,221<text:s/></text:p>
          </table:table-cell>
          <table:table-cell office:value-type="float" office:value="3485" table:style-name="ce7">
            <text:p>3,485<text:s/></text:p>
          </table:table-cell>
          <table:table-cell office:value-type="float" office:value="3480" table:style-name="ce7">
            <text:p>3,480<text:s/></text:p>
          </table:table-cell>
          <table:table-cell office:value-type="float" office:value="3475" table:style-name="ce7">
            <text:p>3,475<text:s/></text:p>
          </table:table-cell>
          <table:table-cell office:value-type="float" office:value="3622" table:style-name="ce7">
            <text:p>3,622<text:s/></text:p>
          </table:table-cell>
          <table:table-cell office:value-type="float" office:value="2011" table:style-name="ce7">
            <text:p>2,011<text:s/></text:p>
          </table:table-cell>
          <table:table-cell office:value-type="float" office:value="1447" table:style-name="ce7">
            <text:p>1,447<text:s/></text:p>
          </table:table-cell>
          <table:table-cell office:value-type="float" office:value="3291" table:style-name="ce7">
            <text:p>3,291<text:s/></text:p>
          </table:table-cell>
          <table:table-cell office:value-type="float" office:value="3477" table:style-name="ce7">
            <text:p>3,477<text:s/></text:p>
          </table:table-cell>
          <table:table-cell office:value-type="float" office:value="3422" table:style-name="ce7">
            <text:p>3,422<text:s/></text:p>
          </table:table-cell>
          <table:table-cell office:value-type="float" office:value="3335" table:style-name="ce7">
            <text:p>3,335<text:s/></text:p>
          </table:table-cell>
          <table:table-cell office:value-type="float" office:value="3599" table:style-name="ce7">
            <text:p>3,599<text:s/></text:p>
          </table:table-cell>
          <table:table-cell office:value-type="float" office:value="1953" table:style-name="ce7">
            <text:p>1,953<text:s/></text:p>
          </table:table-cell>
          <table:table-cell office:value-type="float" office:value="1500" table:style-name="ce7">
            <text:p>1,500<text:s/></text:p>
          </table:table-cell>
          <table:table-cell office:value-type="float" office:value="2551" table:style-name="ce7">
            <text:p>2,551<text:s/></text:p>
          </table:table-cell>
          <table:table-cell office:value-type="float" office:value="3422" table:style-name="ce7">
            <text:p>3,422<text:s/></text:p>
          </table:table-cell>
          <table:table-cell office:value-type="float" office:value="3442" table:style-name="ce7">
            <text:p>3,442<text:s/></text:p>
          </table:table-cell>
          <table:table-cell office:value-type="float" office:value="3427" table:style-name="ce7">
            <text:p>3,427<text:s/></text:p>
          </table:table-cell>
          <table:table-cell office:value-type="float" office:value="3362" table:style-name="ce7">
            <text:p>3,362<text:s/></text:p>
          </table:table-cell>
          <table:table-cell office:value-type="float" office:value="2002" table:style-name="ce7">
            <text:p>2,002<text:s/></text:p>
          </table:table-cell>
          <table:table-cell office:value-type="float" office:value="1998" table:style-name="ce7">
            <text:p>1,998<text:s/></text:p>
          </table:table-cell>
          <table:table-cell office:value-type="float" office:value="89666" table:formula="msoxl:=SUM(B58:AF58)" table:style-name="ce2">
            <text:p>89,666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關渡</text:p>
          </table:table-cell>
          <table:table-cell office:value-type="float" office:value="14203" table:style-name="ce7">
            <text:p>14,203<text:s/></text:p>
          </table:table-cell>
          <table:table-cell office:value-type="float" office:value="9296" table:style-name="ce7">
            <text:p>9,296<text:s/></text:p>
          </table:table-cell>
          <table:table-cell office:value-type="float" office:value="7090" table:style-name="ce7">
            <text:p>7,090<text:s/></text:p>
          </table:table-cell>
          <table:table-cell office:value-type="float" office:value="12748" table:style-name="ce7">
            <text:p>12,748<text:s/></text:p>
          </table:table-cell>
          <table:table-cell office:value-type="float" office:value="13925" table:style-name="ce7">
            <text:p>13,925<text:s/></text:p>
          </table:table-cell>
          <table:table-cell office:value-type="float" office:value="13900" table:style-name="ce7">
            <text:p>13,900<text:s/></text:p>
          </table:table-cell>
          <table:table-cell office:value-type="float" office:value="14592" table:style-name="ce7">
            <text:p>14,592<text:s/></text:p>
          </table:table-cell>
          <table:table-cell office:value-type="float" office:value="14922" table:style-name="ce7">
            <text:p>14,922<text:s/></text:p>
          </table:table-cell>
          <table:table-cell office:value-type="float" office:value="9501" table:style-name="ce7">
            <text:p>9,501<text:s/></text:p>
          </table:table-cell>
          <table:table-cell office:value-type="float" office:value="8074" table:style-name="ce7">
            <text:p>8,074<text:s/></text:p>
          </table:table-cell>
          <table:table-cell office:value-type="float" office:value="13661" table:style-name="ce7">
            <text:p>13,661<text:s/></text:p>
          </table:table-cell>
          <table:table-cell office:value-type="float" office:value="14000" table:style-name="ce7">
            <text:p>14,000<text:s/></text:p>
          </table:table-cell>
          <table:table-cell office:value-type="float" office:value="14348" table:style-name="ce7">
            <text:p>14,348<text:s/></text:p>
          </table:table-cell>
          <table:table-cell office:value-type="float" office:value="14235" table:style-name="ce7">
            <text:p>14,235<text:s/></text:p>
          </table:table-cell>
          <table:table-cell office:value-type="float" office:value="14608" table:style-name="ce7">
            <text:p>14,608<text:s/></text:p>
          </table:table-cell>
          <table:table-cell office:value-type="float" office:value="8941" table:style-name="ce7">
            <text:p>8,941<text:s/></text:p>
          </table:table-cell>
          <table:table-cell office:value-type="float" office:value="6739" table:style-name="ce7">
            <text:p>6,739<text:s/></text:p>
          </table:table-cell>
          <table:table-cell office:value-type="float" office:value="13922" table:style-name="ce7">
            <text:p>13,922<text:s/></text:p>
          </table:table-cell>
          <table:table-cell office:value-type="float" office:value="14206" table:style-name="ce7">
            <text:p>14,206<text:s/></text:p>
          </table:table-cell>
          <table:table-cell office:value-type="float" office:value="13968" table:style-name="ce7">
            <text:p>13,968<text:s/></text:p>
          </table:table-cell>
          <table:table-cell office:value-type="float" office:value="13580" table:style-name="ce7">
            <text:p>13,580<text:s/></text:p>
          </table:table-cell>
          <table:table-cell office:value-type="float" office:value="13874" table:style-name="ce7">
            <text:p>13,874<text:s/></text:p>
          </table:table-cell>
          <table:table-cell office:value-type="float" office:value="8355" table:style-name="ce7">
            <text:p>8,355<text:s/></text:p>
          </table:table-cell>
          <table:table-cell office:value-type="float" office:value="6647" table:style-name="ce7">
            <text:p>6,647<text:s/></text:p>
          </table:table-cell>
          <table:table-cell office:value-type="float" office:value="13241" table:style-name="ce7">
            <text:p>13,241<text:s/></text:p>
          </table:table-cell>
          <table:table-cell office:value-type="float" office:value="14136" table:style-name="ce7">
            <text:p>14,136<text:s/></text:p>
          </table:table-cell>
          <table:table-cell office:value-type="float" office:value="14592" table:style-name="ce7">
            <text:p>14,592<text:s/></text:p>
          </table:table-cell>
          <table:table-cell office:value-type="float" office:value="14065" table:style-name="ce7">
            <text:p>14,065<text:s/></text:p>
          </table:table-cell>
          <table:table-cell office:value-type="float" office:value="14676" table:style-name="ce7">
            <text:p>14,676<text:s/></text:p>
          </table:table-cell>
          <table:table-cell office:value-type="float" office:value="9738" table:style-name="ce7">
            <text:p>9,738<text:s/></text:p>
          </table:table-cell>
          <table:table-cell office:value-type="float" office:value="10407" table:style-name="ce7">
            <text:p>10,407<text:s/></text:p>
          </table:table-cell>
          <table:table-cell office:value-type="float" office:value="380190" table:formula="msoxl:=SUM(B59:AF59)" table:style-name="ce2">
            <text:p>380,190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竹圍</text:p>
          </table:table-cell>
          <table:table-cell office:value-type="float" office:value="10102" table:style-name="ce7">
            <text:p>10,102<text:s/></text:p>
          </table:table-cell>
          <table:table-cell office:value-type="float" office:value="8748" table:style-name="ce7">
            <text:p>8,748<text:s/></text:p>
          </table:table-cell>
          <table:table-cell office:value-type="float" office:value="6853" table:style-name="ce7">
            <text:p>6,853<text:s/></text:p>
          </table:table-cell>
          <table:table-cell office:value-type="float" office:value="8590" table:style-name="ce7">
            <text:p>8,590<text:s/></text:p>
          </table:table-cell>
          <table:table-cell office:value-type="float" office:value="9444" table:style-name="ce7">
            <text:p>9,444<text:s/></text:p>
          </table:table-cell>
          <table:table-cell office:value-type="float" office:value="9286" table:style-name="ce7">
            <text:p>9,286<text:s/></text:p>
          </table:table-cell>
          <table:table-cell office:value-type="float" office:value="9630" table:style-name="ce7">
            <text:p>9,630<text:s/></text:p>
          </table:table-cell>
          <table:table-cell office:value-type="float" office:value="10423" table:style-name="ce7">
            <text:p>10,423<text:s/></text:p>
          </table:table-cell>
          <table:table-cell office:value-type="float" office:value="8837" table:style-name="ce7">
            <text:p>8,837<text:s/></text:p>
          </table:table-cell>
          <table:table-cell office:value-type="float" office:value="7381" table:style-name="ce7">
            <text:p>7,381<text:s/></text:p>
          </table:table-cell>
          <table:table-cell office:value-type="float" office:value="9219" table:style-name="ce7">
            <text:p>9,219<text:s/></text:p>
          </table:table-cell>
          <table:table-cell office:value-type="float" office:value="9368" table:style-name="ce7">
            <text:p>9,368<text:s/></text:p>
          </table:table-cell>
          <table:table-cell office:value-type="float" office:value="9421" table:style-name="ce7">
            <text:p>9,421<text:s/></text:p>
          </table:table-cell>
          <table:table-cell office:value-type="float" office:value="9559" table:style-name="ce7">
            <text:p>9,559<text:s/></text:p>
          </table:table-cell>
          <table:table-cell office:value-type="float" office:value="10313" table:style-name="ce7">
            <text:p>10,313<text:s/></text:p>
          </table:table-cell>
          <table:table-cell office:value-type="float" office:value="8479" table:style-name="ce7">
            <text:p>8,479<text:s/></text:p>
          </table:table-cell>
          <table:table-cell office:value-type="float" office:value="6447" table:style-name="ce7">
            <text:p>6,447<text:s/></text:p>
          </table:table-cell>
          <table:table-cell office:value-type="float" office:value="9342" table:style-name="ce7">
            <text:p>9,342<text:s/></text:p>
          </table:table-cell>
          <table:table-cell office:value-type="float" office:value="9308" table:style-name="ce7">
            <text:p>9,308<text:s/></text:p>
          </table:table-cell>
          <table:table-cell office:value-type="float" office:value="9551" table:style-name="ce7">
            <text:p>9,551<text:s/></text:p>
          </table:table-cell>
          <table:table-cell office:value-type="float" office:value="9264" table:style-name="ce7">
            <text:p>9,264<text:s/></text:p>
          </table:table-cell>
          <table:table-cell office:value-type="float" office:value="9778" table:style-name="ce7">
            <text:p>9,778<text:s/></text:p>
          </table:table-cell>
          <table:table-cell office:value-type="float" office:value="8295" table:style-name="ce7">
            <text:p>8,295<text:s/></text:p>
          </table:table-cell>
          <table:table-cell office:value-type="float" office:value="6486" table:style-name="ce7">
            <text:p>6,486<text:s/></text:p>
          </table:table-cell>
          <table:table-cell office:value-type="float" office:value="9308" table:style-name="ce7">
            <text:p>9,308<text:s/></text:p>
          </table:table-cell>
          <table:table-cell office:value-type="float" office:value="9381" table:style-name="ce7">
            <text:p>9,381<text:s/></text:p>
          </table:table-cell>
          <table:table-cell office:value-type="float" office:value="9541" table:style-name="ce7">
            <text:p>9,541<text:s/></text:p>
          </table:table-cell>
          <table:table-cell office:value-type="float" office:value="9151" table:style-name="ce7">
            <text:p>9,151<text:s/></text:p>
          </table:table-cell>
          <table:table-cell office:value-type="float" office:value="9993" table:style-name="ce7">
            <text:p>9,993<text:s/></text:p>
          </table:table-cell>
          <table:table-cell office:value-type="float" office:value="8035" table:style-name="ce7">
            <text:p>8,035<text:s/></text:p>
          </table:table-cell>
          <table:table-cell office:value-type="float" office:value="9975" table:style-name="ce7">
            <text:p>9,975<text:s/></text:p>
          </table:table-cell>
          <table:table-cell office:value-type="float" office:value="279508" table:formula="msoxl:=SUM(B60:AF60)" table:style-name="ce2">
            <text:p>279,508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紅樹林</text:p>
          </table:table-cell>
          <table:table-cell office:value-type="float" office:value="13501" table:style-name="ce7">
            <text:p>13,501<text:s/></text:p>
          </table:table-cell>
          <table:table-cell office:value-type="float" office:value="10416" table:style-name="ce7">
            <text:p>10,416<text:s/></text:p>
          </table:table-cell>
          <table:table-cell office:value-type="float" office:value="8846" table:style-name="ce7">
            <text:p>8,846<text:s/></text:p>
          </table:table-cell>
          <table:table-cell office:value-type="float" office:value="11444" table:style-name="ce7">
            <text:p>11,444<text:s/></text:p>
          </table:table-cell>
          <table:table-cell office:value-type="float" office:value="12090" table:style-name="ce7">
            <text:p>12,090<text:s/></text:p>
          </table:table-cell>
          <table:table-cell office:value-type="float" office:value="12141" table:style-name="ce7">
            <text:p>12,141<text:s/></text:p>
          </table:table-cell>
          <table:table-cell office:value-type="float" office:value="13148" table:style-name="ce7">
            <text:p>13,148<text:s/></text:p>
          </table:table-cell>
          <table:table-cell office:value-type="float" office:value="14456" table:style-name="ce7">
            <text:p>14,456<text:s/></text:p>
          </table:table-cell>
          <table:table-cell office:value-type="float" office:value="11471" table:style-name="ce7">
            <text:p>11,471<text:s/></text:p>
          </table:table-cell>
          <table:table-cell office:value-type="float" office:value="10019" table:style-name="ce7">
            <text:p>10,019<text:s/></text:p>
          </table:table-cell>
          <table:table-cell office:value-type="float" office:value="12156" table:style-name="ce7">
            <text:p>12,156<text:s/></text:p>
          </table:table-cell>
          <table:table-cell office:value-type="float" office:value="12432" table:style-name="ce7">
            <text:p>12,432<text:s/></text:p>
          </table:table-cell>
          <table:table-cell office:value-type="float" office:value="12477" table:style-name="ce7">
            <text:p>12,477<text:s/></text:p>
          </table:table-cell>
          <table:table-cell office:value-type="float" office:value="13034" table:style-name="ce7">
            <text:p>13,034<text:s/></text:p>
          </table:table-cell>
          <table:table-cell office:value-type="float" office:value="14291" table:style-name="ce7">
            <text:p>14,291<text:s/></text:p>
          </table:table-cell>
          <table:table-cell office:value-type="float" office:value="10218" table:style-name="ce7">
            <text:p>10,218<text:s/></text:p>
          </table:table-cell>
          <table:table-cell office:value-type="float" office:value="8086" table:style-name="ce7">
            <text:p>8,086<text:s/></text:p>
          </table:table-cell>
          <table:table-cell office:value-type="float" office:value="12209" table:style-name="ce7">
            <text:p>12,209<text:s/></text:p>
          </table:table-cell>
          <table:table-cell office:value-type="float" office:value="12061" table:style-name="ce7">
            <text:p>12,061<text:s/></text:p>
          </table:table-cell>
          <table:table-cell office:value-type="float" office:value="12583" table:style-name="ce7">
            <text:p>12,583<text:s/></text:p>
          </table:table-cell>
          <table:table-cell office:value-type="float" office:value="12169" table:style-name="ce7">
            <text:p>12,169<text:s/></text:p>
          </table:table-cell>
          <table:table-cell office:value-type="float" office:value="13606" table:style-name="ce7">
            <text:p>13,606<text:s/></text:p>
          </table:table-cell>
          <table:table-cell office:value-type="float" office:value="10177" table:style-name="ce7">
            <text:p>10,177<text:s/></text:p>
          </table:table-cell>
          <table:table-cell office:value-type="float" office:value="8045" table:style-name="ce7">
            <text:p>8,045<text:s/></text:p>
          </table:table-cell>
          <table:table-cell office:value-type="float" office:value="12113" table:style-name="ce7">
            <text:p>12,113<text:s/></text:p>
          </table:table-cell>
          <table:table-cell office:value-type="float" office:value="12631" table:style-name="ce7">
            <text:p>12,631<text:s/></text:p>
          </table:table-cell>
          <table:table-cell office:value-type="float" office:value="12694" table:style-name="ce7">
            <text:p>12,694<text:s/></text:p>
          </table:table-cell>
          <table:table-cell office:value-type="float" office:value="12834" table:style-name="ce7">
            <text:p>12,834<text:s/></text:p>
          </table:table-cell>
          <table:table-cell office:value-type="float" office:value="13815" table:style-name="ce7">
            <text:p>13,815<text:s/></text:p>
          </table:table-cell>
          <table:table-cell office:value-type="float" office:value="10352" table:style-name="ce7">
            <text:p>10,352<text:s/></text:p>
          </table:table-cell>
          <table:table-cell office:value-type="float" office:value="16218" table:style-name="ce7">
            <text:p>16,218<text:s/></text:p>
          </table:table-cell>
          <table:table-cell office:value-type="float" office:value="371733" table:formula="msoxl:=SUM(B61:AF61)" table:style-name="ce2">
            <text:p>371,733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淡水</text:p>
          </table:table-cell>
          <table:table-cell office:value-type="float" office:value="37238" table:style-name="ce7">
            <text:p>37,238<text:s/></text:p>
          </table:table-cell>
          <table:table-cell office:value-type="float" office:value="35902" table:style-name="ce7">
            <text:p>35,902<text:s/></text:p>
          </table:table-cell>
          <table:table-cell office:value-type="float" office:value="32632" table:style-name="ce7">
            <text:p>32,632<text:s/></text:p>
          </table:table-cell>
          <table:table-cell office:value-type="float" office:value="28929" table:style-name="ce7">
            <text:p>28,929<text:s/></text:p>
          </table:table-cell>
          <table:table-cell office:value-type="float" office:value="32835" table:style-name="ce7">
            <text:p>32,835<text:s/></text:p>
          </table:table-cell>
          <table:table-cell office:value-type="float" office:value="31446" table:style-name="ce7">
            <text:p>31,446<text:s/></text:p>
          </table:table-cell>
          <table:table-cell office:value-type="float" office:value="37005" table:style-name="ce7">
            <text:p>37,005<text:s/></text:p>
          </table:table-cell>
          <table:table-cell office:value-type="float" office:value="42107" table:style-name="ce7">
            <text:p>42,107<text:s/></text:p>
          </table:table-cell>
          <table:table-cell office:value-type="float" office:value="44011" table:style-name="ce7">
            <text:p>44,011<text:s/></text:p>
          </table:table-cell>
          <table:table-cell office:value-type="float" office:value="41275" table:style-name="ce7">
            <text:p>41,275<text:s/></text:p>
          </table:table-cell>
          <table:table-cell office:value-type="float" office:value="35397" table:style-name="ce7">
            <text:p>35,397<text:s/></text:p>
          </table:table-cell>
          <table:table-cell office:value-type="float" office:value="33683" table:style-name="ce7">
            <text:p>33,683<text:s/></text:p>
          </table:table-cell>
          <table:table-cell office:value-type="float" office:value="35397" table:style-name="ce7">
            <text:p>35,397<text:s/></text:p>
          </table:table-cell>
          <table:table-cell office:value-type="float" office:value="37560" table:style-name="ce7">
            <text:p>37,560<text:s/></text:p>
          </table:table-cell>
          <table:table-cell office:value-type="float" office:value="42628" table:style-name="ce7">
            <text:p>42,628<text:s/></text:p>
          </table:table-cell>
          <table:table-cell office:value-type="float" office:value="33108" table:style-name="ce7">
            <text:p>33,108<text:s/></text:p>
          </table:table-cell>
          <table:table-cell office:value-type="float" office:value="28594" table:style-name="ce7">
            <text:p>28,594<text:s/></text:p>
          </table:table-cell>
          <table:table-cell office:value-type="float" office:value="35331" table:style-name="ce7">
            <text:p>35,331<text:s/></text:p>
          </table:table-cell>
          <table:table-cell office:value-type="float" office:value="32976" table:style-name="ce7">
            <text:p>32,976<text:s/></text:p>
          </table:table-cell>
          <table:table-cell office:value-type="float" office:value="32506" table:style-name="ce7">
            <text:p>32,506<text:s/></text:p>
          </table:table-cell>
          <table:table-cell office:value-type="float" office:value="31891" table:style-name="ce7">
            <text:p>31,891<text:s/></text:p>
          </table:table-cell>
          <table:table-cell office:value-type="float" office:value="36795" table:style-name="ce7">
            <text:p>36,795<text:s/></text:p>
          </table:table-cell>
          <table:table-cell office:value-type="float" office:value="34416" table:style-name="ce7">
            <text:p>34,416<text:s/></text:p>
          </table:table-cell>
          <table:table-cell office:value-type="float" office:value="28530" table:style-name="ce7">
            <text:p>28,530<text:s/></text:p>
          </table:table-cell>
          <table:table-cell office:value-type="float" office:value="36419" table:style-name="ce7">
            <text:p>36,419<text:s/></text:p>
          </table:table-cell>
          <table:table-cell office:value-type="float" office:value="36723" table:style-name="ce7">
            <text:p>36,723<text:s/></text:p>
          </table:table-cell>
          <table:table-cell office:value-type="float" office:value="37258" table:style-name="ce7">
            <text:p>37,258<text:s/></text:p>
          </table:table-cell>
          <table:table-cell office:value-type="float" office:value="33847" table:style-name="ce7">
            <text:p>33,847<text:s/></text:p>
          </table:table-cell>
          <table:table-cell office:value-type="float" office:value="41088" table:style-name="ce7">
            <text:p>41,088<text:s/></text:p>
          </table:table-cell>
          <table:table-cell office:value-type="float" office:value="41761" table:style-name="ce7">
            <text:p>41,761<text:s/></text:p>
          </table:table-cell>
          <table:table-cell office:value-type="float" office:value="74110" table:style-name="ce7">
            <text:p>74,110<text:s/></text:p>
          </table:table-cell>
          <table:table-cell office:value-type="float" office:value="1143398" table:formula="msoxl:=SUM(B62:AF62)" table:style-name="ce2">
            <text:p>1,143,398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頂埔</text:p>
          </table:table-cell>
          <table:table-cell office:value-type="float" office:value="10490" table:style-name="ce7">
            <text:p>10,490<text:s/></text:p>
          </table:table-cell>
          <table:table-cell office:value-type="float" office:value="7242" table:style-name="ce7">
            <text:p>7,242<text:s/></text:p>
          </table:table-cell>
          <table:table-cell office:value-type="float" office:value="6021" table:style-name="ce7">
            <text:p>6,021<text:s/></text:p>
          </table:table-cell>
          <table:table-cell office:value-type="float" office:value="9697" table:style-name="ce7">
            <text:p>9,697<text:s/></text:p>
          </table:table-cell>
          <table:table-cell office:value-type="float" office:value="10029" table:style-name="ce7">
            <text:p>10,029<text:s/></text:p>
          </table:table-cell>
          <table:table-cell office:value-type="float" office:value="9935" table:style-name="ce7">
            <text:p>9,935<text:s/></text:p>
          </table:table-cell>
          <table:table-cell office:value-type="float" office:value="10372" table:style-name="ce7">
            <text:p>10,372<text:s/></text:p>
          </table:table-cell>
          <table:table-cell office:value-type="float" office:value="11025" table:style-name="ce7">
            <text:p>11,025<text:s/></text:p>
          </table:table-cell>
          <table:table-cell office:value-type="float" office:value="7798" table:style-name="ce7">
            <text:p>7,798<text:s/></text:p>
          </table:table-cell>
          <table:table-cell office:value-type="float" office:value="6833" table:style-name="ce7">
            <text:p>6,833<text:s/></text:p>
          </table:table-cell>
          <table:table-cell office:value-type="float" office:value="10015" table:style-name="ce7">
            <text:p>10,015<text:s/></text:p>
          </table:table-cell>
          <table:table-cell office:value-type="float" office:value="10264" table:style-name="ce7">
            <text:p>10,264<text:s/></text:p>
          </table:table-cell>
          <table:table-cell office:value-type="float" office:value="10193" table:style-name="ce7">
            <text:p>10,193<text:s/></text:p>
          </table:table-cell>
          <table:table-cell office:value-type="float" office:value="10325" table:style-name="ce7">
            <text:p>10,325<text:s/></text:p>
          </table:table-cell>
          <table:table-cell office:value-type="float" office:value="10965" table:style-name="ce7">
            <text:p>10,965<text:s/></text:p>
          </table:table-cell>
          <table:table-cell office:value-type="float" office:value="7443" table:style-name="ce7">
            <text:p>7,443<text:s/></text:p>
          </table:table-cell>
          <table:table-cell office:value-type="float" office:value="5887" table:style-name="ce7">
            <text:p>5,887<text:s/></text:p>
          </table:table-cell>
          <table:table-cell office:value-type="float" office:value="10164" table:style-name="ce7">
            <text:p>10,164<text:s/></text:p>
          </table:table-cell>
          <table:table-cell office:value-type="float" office:value="10179" table:style-name="ce7">
            <text:p>10,179<text:s/></text:p>
          </table:table-cell>
          <table:table-cell office:value-type="float" office:value="10228" table:style-name="ce7">
            <text:p>10,228<text:s/></text:p>
          </table:table-cell>
          <table:table-cell office:value-type="float" office:value="10128" table:style-name="ce7">
            <text:p>10,128<text:s/></text:p>
          </table:table-cell>
          <table:table-cell office:value-type="float" office:value="10612" table:style-name="ce7">
            <text:p>10,612<text:s/></text:p>
          </table:table-cell>
          <table:table-cell office:value-type="float" office:value="7151" table:style-name="ce7">
            <text:p>7,151<text:s/></text:p>
          </table:table-cell>
          <table:table-cell office:value-type="float" office:value="6319" table:style-name="ce7">
            <text:p>6,319<text:s/></text:p>
          </table:table-cell>
          <table:table-cell office:value-type="float" office:value="10190" table:style-name="ce7">
            <text:p>10,190<text:s/></text:p>
          </table:table-cell>
          <table:table-cell office:value-type="float" office:value="10071" table:style-name="ce7">
            <text:p>10,071<text:s/></text:p>
          </table:table-cell>
          <table:table-cell office:value-type="float" office:value="10238" table:style-name="ce7">
            <text:p>10,238<text:s/></text:p>
          </table:table-cell>
          <table:table-cell office:value-type="float" office:value="10134" table:style-name="ce7">
            <text:p>10,134<text:s/></text:p>
          </table:table-cell>
          <table:table-cell office:value-type="float" office:value="10751" table:style-name="ce7">
            <text:p>10,751<text:s/></text:p>
          </table:table-cell>
          <table:table-cell office:value-type="float" office:value="6916" table:style-name="ce7">
            <text:p>6,916<text:s/></text:p>
          </table:table-cell>
          <table:table-cell office:value-type="float" office:value="9385" table:style-name="ce7">
            <text:p>9,385<text:s/></text:p>
          </table:table-cell>
          <table:table-cell office:value-type="float" office:value="287000" table:formula="msoxl:=SUM(B63:AF63)" table:style-name="ce2">
            <text:p>287,000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永寧</text:p>
          </table:table-cell>
          <table:table-cell office:value-type="float" office:value="14538" table:style-name="ce7">
            <text:p>14,538<text:s/></text:p>
          </table:table-cell>
          <table:table-cell office:value-type="float" office:value="12228" table:style-name="ce7">
            <text:p>12,228<text:s/></text:p>
          </table:table-cell>
          <table:table-cell office:value-type="float" office:value="10273" table:style-name="ce7">
            <text:p>10,273<text:s/></text:p>
          </table:table-cell>
          <table:table-cell office:value-type="float" office:value="12675" table:style-name="ce7">
            <text:p>12,675<text:s/></text:p>
          </table:table-cell>
          <table:table-cell office:value-type="float" office:value="13234" table:style-name="ce7">
            <text:p>13,234<text:s/></text:p>
          </table:table-cell>
          <table:table-cell office:value-type="float" office:value="13163" table:style-name="ce7">
            <text:p>13,163<text:s/></text:p>
          </table:table-cell>
          <table:table-cell office:value-type="float" office:value="14191" table:style-name="ce7">
            <text:p>14,191<text:s/></text:p>
          </table:table-cell>
          <table:table-cell office:value-type="float" office:value="15473" table:style-name="ce7">
            <text:p>15,473<text:s/></text:p>
          </table:table-cell>
          <table:table-cell office:value-type="float" office:value="13738" table:style-name="ce7">
            <text:p>13,738<text:s/></text:p>
          </table:table-cell>
          <table:table-cell office:value-type="float" office:value="11453" table:style-name="ce7">
            <text:p>11,453<text:s/></text:p>
          </table:table-cell>
          <table:table-cell office:value-type="float" office:value="13641" table:style-name="ce7">
            <text:p>13,641<text:s/></text:p>
          </table:table-cell>
          <table:table-cell office:value-type="float" office:value="13652" table:style-name="ce7">
            <text:p>13,652<text:s/></text:p>
          </table:table-cell>
          <table:table-cell office:value-type="float" office:value="13703" table:style-name="ce7">
            <text:p>13,703<text:s/></text:p>
          </table:table-cell>
          <table:table-cell office:value-type="float" office:value="13884" table:style-name="ce7">
            <text:p>13,884<text:s/></text:p>
          </table:table-cell>
          <table:table-cell office:value-type="float" office:value="15283" table:style-name="ce7">
            <text:p>15,283<text:s/></text:p>
          </table:table-cell>
          <table:table-cell office:value-type="float" office:value="12267" table:style-name="ce7">
            <text:p>12,267<text:s/></text:p>
          </table:table-cell>
          <table:table-cell office:value-type="float" office:value="10069" table:style-name="ce7">
            <text:p>10,069<text:s/></text:p>
          </table:table-cell>
          <table:table-cell office:value-type="float" office:value="13808" table:style-name="ce7">
            <text:p>13,808<text:s/></text:p>
          </table:table-cell>
          <table:table-cell office:value-type="float" office:value="13439" table:style-name="ce7">
            <text:p>13,439<text:s/></text:p>
          </table:table-cell>
          <table:table-cell office:value-type="float" office:value="13549" table:style-name="ce7">
            <text:p>13,549<text:s/></text:p>
          </table:table-cell>
          <table:table-cell office:value-type="float" office:value="13268" table:style-name="ce7">
            <text:p>13,268<text:s/></text:p>
          </table:table-cell>
          <table:table-cell office:value-type="float" office:value="14248" table:style-name="ce7">
            <text:p>14,248<text:s/></text:p>
          </table:table-cell>
          <table:table-cell office:value-type="float" office:value="11962" table:style-name="ce7">
            <text:p>11,962<text:s/></text:p>
          </table:table-cell>
          <table:table-cell office:value-type="float" office:value="10100" table:style-name="ce7">
            <text:p>10,100<text:s/></text:p>
          </table:table-cell>
          <table:table-cell office:value-type="float" office:value="13477" table:style-name="ce7">
            <text:p>13,477<text:s/></text:p>
          </table:table-cell>
          <table:table-cell office:value-type="float" office:value="13910" table:style-name="ce7">
            <text:p>13,910<text:s/></text:p>
          </table:table-cell>
          <table:table-cell office:value-type="float" office:value="14007" table:style-name="ce7">
            <text:p>14,007<text:s/></text:p>
          </table:table-cell>
          <table:table-cell office:value-type="float" office:value="13753" table:style-name="ce7">
            <text:p>13,753<text:s/></text:p>
          </table:table-cell>
          <table:table-cell office:value-type="float" office:value="15121" table:style-name="ce7">
            <text:p>15,121<text:s/></text:p>
          </table:table-cell>
          <table:table-cell office:value-type="float" office:value="11464" table:style-name="ce7">
            <text:p>11,464<text:s/></text:p>
          </table:table-cell>
          <table:table-cell office:value-type="float" office:value="13213" table:style-name="ce7">
            <text:p>13,213<text:s/></text:p>
          </table:table-cell>
          <table:table-cell office:value-type="float" office:value="408784" table:formula="msoxl:=SUM(B64:AF64)" table:style-name="ce2">
            <text:p>408,784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土城</text:p>
          </table:table-cell>
          <table:table-cell office:value-type="float" office:value="9022" table:style-name="ce7">
            <text:p>9,022<text:s/></text:p>
          </table:table-cell>
          <table:table-cell office:value-type="float" office:value="7610" table:style-name="ce7">
            <text:p>7,610<text:s/></text:p>
          </table:table-cell>
          <table:table-cell office:value-type="float" office:value="5872" table:style-name="ce7">
            <text:p>5,872<text:s/></text:p>
          </table:table-cell>
          <table:table-cell office:value-type="float" office:value="8180" table:style-name="ce7">
            <text:p>8,180<text:s/></text:p>
          </table:table-cell>
          <table:table-cell office:value-type="float" office:value="8515" table:style-name="ce7">
            <text:p>8,515<text:s/></text:p>
          </table:table-cell>
          <table:table-cell office:value-type="float" office:value="8711" table:style-name="ce7">
            <text:p>8,711<text:s/></text:p>
          </table:table-cell>
          <table:table-cell office:value-type="float" office:value="8733" table:style-name="ce7">
            <text:p>8,733<text:s/></text:p>
          </table:table-cell>
          <table:table-cell office:value-type="float" office:value="9530" table:style-name="ce7">
            <text:p>9,530<text:s/></text:p>
          </table:table-cell>
          <table:table-cell office:value-type="float" office:value="8350" table:style-name="ce7">
            <text:p>8,350<text:s/></text:p>
          </table:table-cell>
          <table:table-cell office:value-type="float" office:value="6629" table:style-name="ce7">
            <text:p>6,629<text:s/></text:p>
          </table:table-cell>
          <table:table-cell office:value-type="float" office:value="8775" table:style-name="ce7">
            <text:p>8,775<text:s/></text:p>
          </table:table-cell>
          <table:table-cell office:value-type="float" office:value="8741" table:style-name="ce7">
            <text:p>8,741<text:s/></text:p>
          </table:table-cell>
          <table:table-cell office:value-type="float" office:value="8869" table:style-name="ce7">
            <text:p>8,869<text:s/></text:p>
          </table:table-cell>
          <table:table-cell office:value-type="float" office:value="8831" table:style-name="ce7">
            <text:p>8,831<text:s/></text:p>
          </table:table-cell>
          <table:table-cell office:value-type="float" office:value="9373" table:style-name="ce7">
            <text:p>9,373<text:s/></text:p>
          </table:table-cell>
          <table:table-cell office:value-type="float" office:value="8038" table:style-name="ce7">
            <text:p>8,038<text:s/></text:p>
          </table:table-cell>
          <table:table-cell office:value-type="float" office:value="5773" table:style-name="ce7">
            <text:p>5,773<text:s/></text:p>
          </table:table-cell>
          <table:table-cell office:value-type="float" office:value="8579" table:style-name="ce7">
            <text:p>8,579<text:s/></text:p>
          </table:table-cell>
          <table:table-cell office:value-type="float" office:value="8578" table:style-name="ce7">
            <text:p>8,578<text:s/></text:p>
          </table:table-cell>
          <table:table-cell office:value-type="float" office:value="8831" table:style-name="ce7">
            <text:p>8,831<text:s/></text:p>
          </table:table-cell>
          <table:table-cell office:value-type="float" office:value="8589" table:style-name="ce7">
            <text:p>8,589<text:s/></text:p>
          </table:table-cell>
          <table:table-cell office:value-type="float" office:value="9116" table:style-name="ce7">
            <text:p>9,116<text:s/></text:p>
          </table:table-cell>
          <table:table-cell office:value-type="float" office:value="7691" table:style-name="ce7">
            <text:p>7,691<text:s/></text:p>
          </table:table-cell>
          <table:table-cell office:value-type="float" office:value="5710" table:style-name="ce7">
            <text:p>5,710<text:s/></text:p>
          </table:table-cell>
          <table:table-cell office:value-type="float" office:value="8815" table:style-name="ce7">
            <text:p>8,815<text:s/></text:p>
          </table:table-cell>
          <table:table-cell office:value-type="float" office:value="8935" table:style-name="ce7">
            <text:p>8,935<text:s/></text:p>
          </table:table-cell>
          <table:table-cell office:value-type="float" office:value="9134" table:style-name="ce7">
            <text:p>9,134<text:s/></text:p>
          </table:table-cell>
          <table:table-cell office:value-type="float" office:value="8679" table:style-name="ce7">
            <text:p>8,679<text:s/></text:p>
          </table:table-cell>
          <table:table-cell office:value-type="float" office:value="9237" table:style-name="ce7">
            <text:p>9,237<text:s/></text:p>
          </table:table-cell>
          <table:table-cell office:value-type="float" office:value="7038" table:style-name="ce7">
            <text:p>7,038<text:s/></text:p>
          </table:table-cell>
          <table:table-cell office:value-type="float" office:value="7790" table:style-name="ce7">
            <text:p>7,790<text:s/></text:p>
          </table:table-cell>
          <table:table-cell office:value-type="float" office:value="256274" table:formula="msoxl:=SUM(B65:AF65)" table:style-name="ce2">
            <text:p>256,274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海山</text:p>
          </table:table-cell>
          <table:table-cell office:value-type="float" office:value="23959" table:style-name="ce7">
            <text:p>23,959<text:s/></text:p>
          </table:table-cell>
          <table:table-cell office:value-type="float" office:value="19298" table:style-name="ce7">
            <text:p>19,298<text:s/></text:p>
          </table:table-cell>
          <table:table-cell office:value-type="float" office:value="16130" table:style-name="ce7">
            <text:p>16,130<text:s/></text:p>
          </table:table-cell>
          <table:table-cell office:value-type="float" office:value="21738" table:style-name="ce7">
            <text:p>21,738<text:s/></text:p>
          </table:table-cell>
          <table:table-cell office:value-type="float" office:value="22847" table:style-name="ce7">
            <text:p>22,847<text:s/></text:p>
          </table:table-cell>
          <table:table-cell office:value-type="float" office:value="22793" table:style-name="ce7">
            <text:p>22,793<text:s/></text:p>
          </table:table-cell>
          <table:table-cell office:value-type="float" office:value="23455" table:style-name="ce7">
            <text:p>23,455<text:s/></text:p>
          </table:table-cell>
          <table:table-cell office:value-type="float" office:value="24767" table:style-name="ce7">
            <text:p>24,767<text:s/></text:p>
          </table:table-cell>
          <table:table-cell office:value-type="float" office:value="21047" table:style-name="ce7">
            <text:p>21,047<text:s/></text:p>
          </table:table-cell>
          <table:table-cell office:value-type="float" office:value="16529" table:style-name="ce7">
            <text:p>16,529<text:s/></text:p>
          </table:table-cell>
          <table:table-cell office:value-type="float" office:value="22428" table:style-name="ce7">
            <text:p>22,428<text:s/></text:p>
          </table:table-cell>
          <table:table-cell office:value-type="float" office:value="22843" table:style-name="ce7">
            <text:p>22,843<text:s/></text:p>
          </table:table-cell>
          <table:table-cell office:value-type="float" office:value="23265" table:style-name="ce7">
            <text:p>23,265<text:s/></text:p>
          </table:table-cell>
          <table:table-cell office:value-type="float" office:value="23608" table:style-name="ce7">
            <text:p>23,608<text:s/></text:p>
          </table:table-cell>
          <table:table-cell office:value-type="float" office:value="24871" table:style-name="ce7">
            <text:p>24,871<text:s/></text:p>
          </table:table-cell>
          <table:table-cell office:value-type="float" office:value="19561" table:style-name="ce7">
            <text:p>19,561<text:s/></text:p>
          </table:table-cell>
          <table:table-cell office:value-type="float" office:value="15203" table:style-name="ce7">
            <text:p>15,203<text:s/></text:p>
          </table:table-cell>
          <table:table-cell office:value-type="float" office:value="22609" table:style-name="ce7">
            <text:p>22,609<text:s/></text:p>
          </table:table-cell>
          <table:table-cell office:value-type="float" office:value="22806" table:style-name="ce7">
            <text:p>22,806<text:s/></text:p>
          </table:table-cell>
          <table:table-cell office:value-type="float" office:value="23373" table:style-name="ce7">
            <text:p>23,373<text:s/></text:p>
          </table:table-cell>
          <table:table-cell office:value-type="float" office:value="23331" table:style-name="ce7">
            <text:p>23,331<text:s/></text:p>
          </table:table-cell>
          <table:table-cell office:value-type="float" office:value="24272" table:style-name="ce7">
            <text:p>24,272<text:s/></text:p>
          </table:table-cell>
          <table:table-cell office:value-type="float" office:value="19140" table:style-name="ce7">
            <text:p>19,140<text:s/></text:p>
          </table:table-cell>
          <table:table-cell office:value-type="float" office:value="15779" table:style-name="ce7">
            <text:p>15,779<text:s/></text:p>
          </table:table-cell>
          <table:table-cell office:value-type="float" office:value="22886" table:style-name="ce7">
            <text:p>22,886<text:s/></text:p>
          </table:table-cell>
          <table:table-cell office:value-type="float" office:value="23466" table:style-name="ce7">
            <text:p>23,466<text:s/></text:p>
          </table:table-cell>
          <table:table-cell office:value-type="float" office:value="23522" table:style-name="ce7">
            <text:p>23,522<text:s/></text:p>
          </table:table-cell>
          <table:table-cell office:value-type="float" office:value="23304" table:style-name="ce7">
            <text:p>23,304<text:s/></text:p>
          </table:table-cell>
          <table:table-cell office:value-type="float" office:value="24270" table:style-name="ce7">
            <text:p>24,270<text:s/></text:p>
          </table:table-cell>
          <table:table-cell office:value-type="float" office:value="18324" table:style-name="ce7">
            <text:p>18,324<text:s/></text:p>
          </table:table-cell>
          <table:table-cell office:value-type="float" office:value="19421" table:style-name="ce7">
            <text:p>19,421<text:s/></text:p>
          </table:table-cell>
          <table:table-cell office:value-type="float" office:value="670845" table:formula="msoxl:=SUM(B66:AF66)" table:style-name="ce2">
            <text:p>670,845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亞東醫院</text:p>
          </table:table-cell>
          <table:table-cell office:value-type="float" office:value="27648" table:style-name="ce7">
            <text:p>27,648<text:s/></text:p>
          </table:table-cell>
          <table:table-cell office:value-type="float" office:value="18844" table:style-name="ce7">
            <text:p>18,844<text:s/></text:p>
          </table:table-cell>
          <table:table-cell office:value-type="float" office:value="13915" table:style-name="ce7">
            <text:p>13,915<text:s/></text:p>
          </table:table-cell>
          <table:table-cell office:value-type="float" office:value="25656" table:style-name="ce7">
            <text:p>25,656<text:s/></text:p>
          </table:table-cell>
          <table:table-cell office:value-type="float" office:value="27009" table:style-name="ce7">
            <text:p>27,009<text:s/></text:p>
          </table:table-cell>
          <table:table-cell office:value-type="float" office:value="27240" table:style-name="ce7">
            <text:p>27,240<text:s/></text:p>
          </table:table-cell>
          <table:table-cell office:value-type="float" office:value="27593" table:style-name="ce7">
            <text:p>27,593<text:s/></text:p>
          </table:table-cell>
          <table:table-cell office:value-type="float" office:value="28292" table:style-name="ce7">
            <text:p>28,292<text:s/></text:p>
          </table:table-cell>
          <table:table-cell office:value-type="float" office:value="20236" table:style-name="ce7">
            <text:p>20,236<text:s/></text:p>
          </table:table-cell>
          <table:table-cell office:value-type="float" office:value="15338" table:style-name="ce7">
            <text:p>15,338<text:s/></text:p>
          </table:table-cell>
          <table:table-cell office:value-type="float" office:value="26252" table:style-name="ce7">
            <text:p>26,252<text:s/></text:p>
          </table:table-cell>
          <table:table-cell office:value-type="float" office:value="27071" table:style-name="ce7">
            <text:p>27,071<text:s/></text:p>
          </table:table-cell>
          <table:table-cell office:value-type="float" office:value="27198" table:style-name="ce7">
            <text:p>27,198<text:s/></text:p>
          </table:table-cell>
          <table:table-cell office:value-type="float" office:value="27394" table:style-name="ce7">
            <text:p>27,394<text:s/></text:p>
          </table:table-cell>
          <table:table-cell office:value-type="float" office:value="28279" table:style-name="ce7">
            <text:p>28,279<text:s/></text:p>
          </table:table-cell>
          <table:table-cell office:value-type="float" office:value="19474" table:style-name="ce7">
            <text:p>19,474<text:s/></text:p>
          </table:table-cell>
          <table:table-cell office:value-type="float" office:value="14054" table:style-name="ce7">
            <text:p>14,054<text:s/></text:p>
          </table:table-cell>
          <table:table-cell office:value-type="float" office:value="26325" table:style-name="ce7">
            <text:p>26,325<text:s/></text:p>
          </table:table-cell>
          <table:table-cell office:value-type="float" office:value="27167" table:style-name="ce7">
            <text:p>27,167<text:s/></text:p>
          </table:table-cell>
          <table:table-cell office:value-type="float" office:value="27337" table:style-name="ce7">
            <text:p>27,337<text:s/></text:p>
          </table:table-cell>
          <table:table-cell office:value-type="float" office:value="27153" table:style-name="ce7">
            <text:p>27,153<text:s/></text:p>
          </table:table-cell>
          <table:table-cell office:value-type="float" office:value="27828" table:style-name="ce7">
            <text:p>27,828<text:s/></text:p>
          </table:table-cell>
          <table:table-cell office:value-type="float" office:value="19126" table:style-name="ce7">
            <text:p>19,126<text:s/></text:p>
          </table:table-cell>
          <table:table-cell office:value-type="float" office:value="14435" table:style-name="ce7">
            <text:p>14,435<text:s/></text:p>
          </table:table-cell>
          <table:table-cell office:value-type="float" office:value="26454" table:style-name="ce7">
            <text:p>26,454<text:s/></text:p>
          </table:table-cell>
          <table:table-cell office:value-type="float" office:value="27100" table:style-name="ce7">
            <text:p>27,100<text:s/></text:p>
          </table:table-cell>
          <table:table-cell office:value-type="float" office:value="27158" table:style-name="ce7">
            <text:p>27,158<text:s/></text:p>
          </table:table-cell>
          <table:table-cell office:value-type="float" office:value="27139" table:style-name="ce7">
            <text:p>27,139<text:s/></text:p>
          </table:table-cell>
          <table:table-cell office:value-type="float" office:value="27768" table:style-name="ce7">
            <text:p>27,768<text:s/></text:p>
          </table:table-cell>
          <table:table-cell office:value-type="float" office:value="17788" table:style-name="ce7">
            <text:p>17,788<text:s/></text:p>
          </table:table-cell>
          <table:table-cell office:value-type="float" office:value="17656" table:style-name="ce7">
            <text:p>17,656<text:s/></text:p>
          </table:table-cell>
          <table:table-cell office:value-type="float" office:value="741927" table:formula="msoxl:=SUM(B67:AF67)" table:style-name="ce2">
            <text:p>741,927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府中</text:p>
          </table:table-cell>
          <table:table-cell office:value-type="float" office:value="32171" table:style-name="ce7">
            <text:p>32,171<text:s/></text:p>
          </table:table-cell>
          <table:table-cell office:value-type="float" office:value="32789" table:style-name="ce7">
            <text:p>32,789<text:s/></text:p>
          </table:table-cell>
          <table:table-cell office:value-type="float" office:value="26405" table:style-name="ce7">
            <text:p>26,405<text:s/></text:p>
          </table:table-cell>
          <table:table-cell office:value-type="float" office:value="28167" table:style-name="ce7">
            <text:p>28,167<text:s/></text:p>
          </table:table-cell>
          <table:table-cell office:value-type="float" office:value="30032" table:style-name="ce7">
            <text:p>30,032<text:s/></text:p>
          </table:table-cell>
          <table:table-cell office:value-type="float" office:value="29741" table:style-name="ce7">
            <text:p>29,741<text:s/></text:p>
          </table:table-cell>
          <table:table-cell office:value-type="float" office:value="30811" table:style-name="ce7">
            <text:p>30,811<text:s/></text:p>
          </table:table-cell>
          <table:table-cell office:value-type="float" office:value="33985" table:style-name="ce7">
            <text:p>33,985<text:s/></text:p>
          </table:table-cell>
          <table:table-cell office:value-type="float" office:value="37039" table:style-name="ce7">
            <text:p>37,039<text:s/></text:p>
          </table:table-cell>
          <table:table-cell office:value-type="float" office:value="28886" table:style-name="ce7">
            <text:p>28,886<text:s/></text:p>
          </table:table-cell>
          <table:table-cell office:value-type="float" office:value="29717" table:style-name="ce7">
            <text:p>29,717<text:s/></text:p>
          </table:table-cell>
          <table:table-cell office:value-type="float" office:value="30271" table:style-name="ce7">
            <text:p>30,271<text:s/></text:p>
          </table:table-cell>
          <table:table-cell office:value-type="float" office:value="31489" table:style-name="ce7">
            <text:p>31,489<text:s/></text:p>
          </table:table-cell>
          <table:table-cell office:value-type="float" office:value="31310" table:style-name="ce7">
            <text:p>31,310<text:s/></text:p>
          </table:table-cell>
          <table:table-cell office:value-type="float" office:value="34014" table:style-name="ce7">
            <text:p>34,014<text:s/></text:p>
          </table:table-cell>
          <table:table-cell office:value-type="float" office:value="35951" table:style-name="ce7">
            <text:p>35,951<text:s/></text:p>
          </table:table-cell>
          <table:table-cell office:value-type="float" office:value="27390" table:style-name="ce7">
            <text:p>27,390<text:s/></text:p>
          </table:table-cell>
          <table:table-cell office:value-type="float" office:value="29979" table:style-name="ce7">
            <text:p>29,979<text:s/></text:p>
          </table:table-cell>
          <table:table-cell office:value-type="float" office:value="30406" table:style-name="ce7">
            <text:p>30,406<text:s/></text:p>
          </table:table-cell>
          <table:table-cell office:value-type="float" office:value="30793" table:style-name="ce7">
            <text:p>30,793<text:s/></text:p>
          </table:table-cell>
          <table:table-cell office:value-type="float" office:value="30559" table:style-name="ce7">
            <text:p>30,559<text:s/></text:p>
          </table:table-cell>
          <table:table-cell office:value-type="float" office:value="34027" table:style-name="ce7">
            <text:p>34,027<text:s/></text:p>
          </table:table-cell>
          <table:table-cell office:value-type="float" office:value="35379" table:style-name="ce7">
            <text:p>35,379<text:s/></text:p>
          </table:table-cell>
          <table:table-cell office:value-type="float" office:value="28237" table:style-name="ce7">
            <text:p>28,237<text:s/></text:p>
          </table:table-cell>
          <table:table-cell office:value-type="float" office:value="31618" table:style-name="ce7">
            <text:p>31,618<text:s/></text:p>
          </table:table-cell>
          <table:table-cell office:value-type="float" office:value="31212" table:style-name="ce7">
            <text:p>31,212<text:s/></text:p>
          </table:table-cell>
          <table:table-cell office:value-type="float" office:value="31446" table:style-name="ce7">
            <text:p>31,446<text:s/></text:p>
          </table:table-cell>
          <table:table-cell office:value-type="float" office:value="31121" table:style-name="ce7">
            <text:p>31,121<text:s/></text:p>
          </table:table-cell>
          <table:table-cell office:value-type="float" office:value="33558" table:style-name="ce7">
            <text:p>33,558<text:s/></text:p>
          </table:table-cell>
          <table:table-cell office:value-type="float" office:value="30838" table:style-name="ce7">
            <text:p>30,838<text:s/></text:p>
          </table:table-cell>
          <table:table-cell office:value-type="float" office:value="33403" table:style-name="ce7">
            <text:p>33,403<text:s/></text:p>
          </table:table-cell>
          <table:table-cell office:value-type="float" office:value="972744" table:formula="msoxl:=SUM(B68:AF68)" table:style-name="ce2">
            <text:p>972,744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BL板橋</text:p>
          </table:table-cell>
          <table:table-cell office:value-type="float" office:value="47496" table:style-name="ce7">
            <text:p>47,496<text:s/></text:p>
          </table:table-cell>
          <table:table-cell office:value-type="float" office:value="60534" table:style-name="ce7">
            <text:p>60,534<text:s/></text:p>
          </table:table-cell>
          <table:table-cell office:value-type="float" office:value="48428" table:style-name="ce7">
            <text:p>48,428<text:s/></text:p>
          </table:table-cell>
          <table:table-cell office:value-type="float" office:value="37863" table:style-name="ce7">
            <text:p>37,863<text:s/></text:p>
          </table:table-cell>
          <table:table-cell office:value-type="float" office:value="38688" table:style-name="ce7">
            <text:p>38,688<text:s/></text:p>
          </table:table-cell>
          <table:table-cell office:value-type="float" office:value="39131" table:style-name="ce7">
            <text:p>39,131<text:s/></text:p>
          </table:table-cell>
          <table:table-cell office:value-type="float" office:value="41853" table:style-name="ce7">
            <text:p>41,853<text:s/></text:p>
          </table:table-cell>
          <table:table-cell office:value-type="float" office:value="51042" table:style-name="ce7">
            <text:p>51,042<text:s/></text:p>
          </table:table-cell>
          <table:table-cell office:value-type="float" office:value="73213" table:style-name="ce7">
            <text:p>73,213<text:s/></text:p>
          </table:table-cell>
          <table:table-cell office:value-type="float" office:value="56516" table:style-name="ce7">
            <text:p>56,516<text:s/></text:p>
          </table:table-cell>
          <table:table-cell office:value-type="float" office:value="41529" table:style-name="ce7">
            <text:p>41,529<text:s/></text:p>
          </table:table-cell>
          <table:table-cell office:value-type="float" office:value="39965" table:style-name="ce7">
            <text:p>39,965<text:s/></text:p>
          </table:table-cell>
          <table:table-cell office:value-type="float" office:value="40883" table:style-name="ce7">
            <text:p>40,883<text:s/></text:p>
          </table:table-cell>
          <table:table-cell office:value-type="float" office:value="42045" table:style-name="ce7">
            <text:p>42,045<text:s/></text:p>
          </table:table-cell>
          <table:table-cell office:value-type="float" office:value="52736" table:style-name="ce7">
            <text:p>52,736<text:s/></text:p>
          </table:table-cell>
          <table:table-cell office:value-type="float" office:value="67279" table:style-name="ce7">
            <text:p>67,279<text:s/></text:p>
          </table:table-cell>
          <table:table-cell office:value-type="float" office:value="51343" table:style-name="ce7">
            <text:p>51,343<text:s/></text:p>
          </table:table-cell>
          <table:table-cell office:value-type="float" office:value="41723" table:style-name="ce7">
            <text:p>41,723<text:s/></text:p>
          </table:table-cell>
          <table:table-cell office:value-type="float" office:value="40385" table:style-name="ce7">
            <text:p>40,385<text:s/></text:p>
          </table:table-cell>
          <table:table-cell office:value-type="float" office:value="40941" table:style-name="ce7">
            <text:p>40,941<text:s/></text:p>
          </table:table-cell>
          <table:table-cell office:value-type="float" office:value="41757" table:style-name="ce7">
            <text:p>41,757<text:s/></text:p>
          </table:table-cell>
          <table:table-cell office:value-type="float" office:value="50032" table:style-name="ce7">
            <text:p>50,032<text:s/></text:p>
          </table:table-cell>
          <table:table-cell office:value-type="float" office:value="63363" table:style-name="ce7">
            <text:p>63,363<text:s/></text:p>
          </table:table-cell>
          <table:table-cell office:value-type="float" office:value="55945" table:style-name="ce7">
            <text:p>55,945<text:s/></text:p>
          </table:table-cell>
          <table:table-cell office:value-type="float" office:value="48404" table:style-name="ce7">
            <text:p>48,404<text:s/></text:p>
          </table:table-cell>
          <table:table-cell office:value-type="float" office:value="41351" table:style-name="ce7">
            <text:p>41,351<text:s/></text:p>
          </table:table-cell>
          <table:table-cell office:value-type="float" office:value="41316" table:style-name="ce7">
            <text:p>41,316<text:s/></text:p>
          </table:table-cell>
          <table:table-cell office:value-type="float" office:value="41153" table:style-name="ce7">
            <text:p>41,153<text:s/></text:p>
          </table:table-cell>
          <table:table-cell office:value-type="float" office:value="47855" table:style-name="ce7">
            <text:p>47,855<text:s/></text:p>
          </table:table-cell>
          <table:table-cell office:value-type="float" office:value="49556" table:style-name="ce7">
            <text:p>49,556<text:s/></text:p>
          </table:table-cell>
          <table:table-cell office:value-type="float" office:value="57542" table:style-name="ce7">
            <text:p>57,542<text:s/></text:p>
          </table:table-cell>
          <table:table-cell office:value-type="float" office:value="1491867" table:formula="msoxl:=SUM(B69:AF69)" table:style-name="ce2">
            <text:p>1,491,867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新埔</text:p>
          </table:table-cell>
          <table:table-cell office:value-type="float" office:value="42923" table:style-name="ce7">
            <text:p>42,923<text:s/></text:p>
          </table:table-cell>
          <table:table-cell office:value-type="float" office:value="33495" table:style-name="ce7">
            <text:p>33,495<text:s/></text:p>
          </table:table-cell>
          <table:table-cell office:value-type="float" office:value="28166" table:style-name="ce7">
            <text:p>28,166<text:s/></text:p>
          </table:table-cell>
          <table:table-cell office:value-type="float" office:value="38739" table:style-name="ce7">
            <text:p>38,739<text:s/></text:p>
          </table:table-cell>
          <table:table-cell office:value-type="float" office:value="40513" table:style-name="ce7">
            <text:p>40,513<text:s/></text:p>
          </table:table-cell>
          <table:table-cell office:value-type="float" office:value="40618" table:style-name="ce7">
            <text:p>40,618<text:s/></text:p>
          </table:table-cell>
          <table:table-cell office:value-type="float" office:value="41613" table:style-name="ce7">
            <text:p>41,613<text:s/></text:p>
          </table:table-cell>
          <table:table-cell office:value-type="float" office:value="44148" table:style-name="ce7">
            <text:p>44,148<text:s/></text:p>
          </table:table-cell>
          <table:table-cell office:value-type="float" office:value="35998" table:style-name="ce7">
            <text:p>35,998<text:s/></text:p>
          </table:table-cell>
          <table:table-cell office:value-type="float" office:value="28710" table:style-name="ce7">
            <text:p>28,710<text:s/></text:p>
          </table:table-cell>
          <table:table-cell office:value-type="float" office:value="39219" table:style-name="ce7">
            <text:p>39,219<text:s/></text:p>
          </table:table-cell>
          <table:table-cell office:value-type="float" office:value="40768" table:style-name="ce7">
            <text:p>40,768<text:s/></text:p>
          </table:table-cell>
          <table:table-cell office:value-type="float" office:value="40945" table:style-name="ce7">
            <text:p>40,945<text:s/></text:p>
          </table:table-cell>
          <table:table-cell office:value-type="float" office:value="40930" table:style-name="ce7">
            <text:p>40,930<text:s/></text:p>
          </table:table-cell>
          <table:table-cell office:value-type="float" office:value="44073" table:style-name="ce7">
            <text:p>44,073<text:s/></text:p>
          </table:table-cell>
          <table:table-cell office:value-type="float" office:value="35883" table:style-name="ce7">
            <text:p>35,883<text:s/></text:p>
          </table:table-cell>
          <table:table-cell office:value-type="float" office:value="27598" table:style-name="ce7">
            <text:p>27,598<text:s/></text:p>
          </table:table-cell>
          <table:table-cell office:value-type="float" office:value="39592" table:style-name="ce7">
            <text:p>39,592<text:s/></text:p>
          </table:table-cell>
          <table:table-cell office:value-type="float" office:value="40456" table:style-name="ce7">
            <text:p>40,456<text:s/></text:p>
          </table:table-cell>
          <table:table-cell office:value-type="float" office:value="41189" table:style-name="ce7">
            <text:p>41,189<text:s/></text:p>
          </table:table-cell>
          <table:table-cell office:value-type="float" office:value="41047" table:style-name="ce7">
            <text:p>41,047<text:s/></text:p>
          </table:table-cell>
          <table:table-cell office:value-type="float" office:value="43213" table:style-name="ce7">
            <text:p>43,213<text:s/></text:p>
          </table:table-cell>
          <table:table-cell office:value-type="float" office:value="34373" table:style-name="ce7">
            <text:p>34,373<text:s/></text:p>
          </table:table-cell>
          <table:table-cell office:value-type="float" office:value="27756" table:style-name="ce7">
            <text:p>27,756<text:s/></text:p>
          </table:table-cell>
          <table:table-cell office:value-type="float" office:value="40298" table:style-name="ce7">
            <text:p>40,298<text:s/></text:p>
          </table:table-cell>
          <table:table-cell office:value-type="float" office:value="41095" table:style-name="ce7">
            <text:p>41,095<text:s/></text:p>
          </table:table-cell>
          <table:table-cell office:value-type="float" office:value="41315" table:style-name="ce7">
            <text:p>41,315<text:s/></text:p>
          </table:table-cell>
          <table:table-cell office:value-type="float" office:value="41366" table:style-name="ce7">
            <text:p>41,366<text:s/></text:p>
          </table:table-cell>
          <table:table-cell office:value-type="float" office:value="42991" table:style-name="ce7">
            <text:p>42,991<text:s/></text:p>
          </table:table-cell>
          <table:table-cell office:value-type="float" office:value="31424" table:style-name="ce7">
            <text:p>31,424<text:s/></text:p>
          </table:table-cell>
          <table:table-cell office:value-type="float" office:value="32880" table:style-name="ce7">
            <text:p>32,880<text:s/></text:p>
          </table:table-cell>
          <table:table-cell office:value-type="float" office:value="1183334" table:formula="msoxl:=SUM(B70:AF70)" table:style-name="ce2">
            <text:p>1,183,334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江子翠</text:p>
          </table:table-cell>
          <table:table-cell office:value-type="float" office:value="29591" table:style-name="ce7">
            <text:p>29,591<text:s/></text:p>
          </table:table-cell>
          <table:table-cell office:value-type="float" office:value="24247" table:style-name="ce7">
            <text:p>24,247<text:s/></text:p>
          </table:table-cell>
          <table:table-cell office:value-type="float" office:value="19760" table:style-name="ce7">
            <text:p>19,760<text:s/></text:p>
          </table:table-cell>
          <table:table-cell office:value-type="float" office:value="26238" table:style-name="ce7">
            <text:p>26,238<text:s/></text:p>
          </table:table-cell>
          <table:table-cell office:value-type="float" office:value="27370" table:style-name="ce7">
            <text:p>27,370<text:s/></text:p>
          </table:table-cell>
          <table:table-cell office:value-type="float" office:value="27657" table:style-name="ce7">
            <text:p>27,657<text:s/></text:p>
          </table:table-cell>
          <table:table-cell office:value-type="float" office:value="28190" table:style-name="ce7">
            <text:p>28,190<text:s/></text:p>
          </table:table-cell>
          <table:table-cell office:value-type="float" office:value="29934" table:style-name="ce7">
            <text:p>29,934<text:s/></text:p>
          </table:table-cell>
          <table:table-cell office:value-type="float" office:value="26037" table:style-name="ce7">
            <text:p>26,037<text:s/></text:p>
          </table:table-cell>
          <table:table-cell office:value-type="float" office:value="20588" table:style-name="ce7">
            <text:p>20,588<text:s/></text:p>
          </table:table-cell>
          <table:table-cell office:value-type="float" office:value="26832" table:style-name="ce7">
            <text:p>26,832<text:s/></text:p>
          </table:table-cell>
          <table:table-cell office:value-type="float" office:value="27208" table:style-name="ce7">
            <text:p>27,208<text:s/></text:p>
          </table:table-cell>
          <table:table-cell office:value-type="float" office:value="28126" table:style-name="ce7">
            <text:p>28,126<text:s/></text:p>
          </table:table-cell>
          <table:table-cell office:value-type="float" office:value="28143" table:style-name="ce7">
            <text:p>28,143<text:s/></text:p>
          </table:table-cell>
          <table:table-cell office:value-type="float" office:value="29750" table:style-name="ce7">
            <text:p>29,750<text:s/></text:p>
          </table:table-cell>
          <table:table-cell office:value-type="float" office:value="25562" table:style-name="ce7">
            <text:p>25,562<text:s/></text:p>
          </table:table-cell>
          <table:table-cell office:value-type="float" office:value="19727" table:style-name="ce7">
            <text:p>19,727<text:s/></text:p>
          </table:table-cell>
          <table:table-cell office:value-type="float" office:value="26726" table:style-name="ce7">
            <text:p>26,726<text:s/></text:p>
          </table:table-cell>
          <table:table-cell office:value-type="float" office:value="27662" table:style-name="ce7">
            <text:p>27,662<text:s/></text:p>
          </table:table-cell>
          <table:table-cell office:value-type="float" office:value="28287" table:style-name="ce7">
            <text:p>28,287<text:s/></text:p>
          </table:table-cell>
          <table:table-cell office:value-type="float" office:value="28324" table:style-name="ce7">
            <text:p>28,324<text:s/></text:p>
          </table:table-cell>
          <table:table-cell office:value-type="float" office:value="29664" table:style-name="ce7">
            <text:p>29,664<text:s/></text:p>
          </table:table-cell>
          <table:table-cell office:value-type="float" office:value="24706" table:style-name="ce7">
            <text:p>24,706<text:s/></text:p>
          </table:table-cell>
          <table:table-cell office:value-type="float" office:value="20105" table:style-name="ce7">
            <text:p>20,105<text:s/></text:p>
          </table:table-cell>
          <table:table-cell office:value-type="float" office:value="27623" table:style-name="ce7">
            <text:p>27,623<text:s/></text:p>
          </table:table-cell>
          <table:table-cell office:value-type="float" office:value="27502" table:style-name="ce7">
            <text:p>27,502<text:s/></text:p>
          </table:table-cell>
          <table:table-cell office:value-type="float" office:value="28176" table:style-name="ce7">
            <text:p>28,176<text:s/></text:p>
          </table:table-cell>
          <table:table-cell office:value-type="float" office:value="28019" table:style-name="ce7">
            <text:p>28,019<text:s/></text:p>
          </table:table-cell>
          <table:table-cell office:value-type="float" office:value="29158" table:style-name="ce7">
            <text:p>29,158<text:s/></text:p>
          </table:table-cell>
          <table:table-cell office:value-type="float" office:value="22558" table:style-name="ce7">
            <text:p>22,558<text:s/></text:p>
          </table:table-cell>
          <table:table-cell office:value-type="float" office:value="23427" table:style-name="ce7">
            <text:p>23,427<text:s/></text:p>
          </table:table-cell>
          <table:table-cell office:value-type="float" office:value="816897" table:formula="msoxl:=SUM(B71:AF71)" table:style-name="ce2">
            <text:p>816,897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龍山寺</text:p>
          </table:table-cell>
          <table:table-cell office:value-type="float" office:value="29846" table:style-name="ce7">
            <text:p>29,846<text:s/></text:p>
          </table:table-cell>
          <table:table-cell office:value-type="float" office:value="32725" table:style-name="ce7">
            <text:p>32,725<text:s/></text:p>
          </table:table-cell>
          <table:table-cell office:value-type="float" office:value="28153" table:style-name="ce7">
            <text:p>28,153<text:s/></text:p>
          </table:table-cell>
          <table:table-cell office:value-type="float" office:value="27319" table:style-name="ce7">
            <text:p>27,319<text:s/></text:p>
          </table:table-cell>
          <table:table-cell office:value-type="float" office:value="27346" table:style-name="ce7">
            <text:p>27,346<text:s/></text:p>
          </table:table-cell>
          <table:table-cell office:value-type="float" office:value="27203" table:style-name="ce7">
            <text:p>27,203<text:s/></text:p>
          </table:table-cell>
          <table:table-cell office:value-type="float" office:value="29004" table:style-name="ce7">
            <text:p>29,004<text:s/></text:p>
          </table:table-cell>
          <table:table-cell office:value-type="float" office:value="31042" table:style-name="ce7">
            <text:p>31,042<text:s/></text:p>
          </table:table-cell>
          <table:table-cell office:value-type="float" office:value="31653" table:style-name="ce7">
            <text:p>31,653<text:s/></text:p>
          </table:table-cell>
          <table:table-cell office:value-type="float" office:value="27368" table:style-name="ce7">
            <text:p>27,368<text:s/></text:p>
          </table:table-cell>
          <table:table-cell office:value-type="float" office:value="27741" table:style-name="ce7">
            <text:p>27,741<text:s/></text:p>
          </table:table-cell>
          <table:table-cell office:value-type="float" office:value="27425" table:style-name="ce7">
            <text:p>27,425<text:s/></text:p>
          </table:table-cell>
          <table:table-cell office:value-type="float" office:value="29050" table:style-name="ce7">
            <text:p>29,050<text:s/></text:p>
          </table:table-cell>
          <table:table-cell office:value-type="float" office:value="28766" table:style-name="ce7">
            <text:p>28,766<text:s/></text:p>
          </table:table-cell>
          <table:table-cell office:value-type="float" office:value="31222" table:style-name="ce7">
            <text:p>31,222<text:s/></text:p>
          </table:table-cell>
          <table:table-cell office:value-type="float" office:value="32200" table:style-name="ce7">
            <text:p>32,200<text:s/></text:p>
          </table:table-cell>
          <table:table-cell office:value-type="float" office:value="26291" table:style-name="ce7">
            <text:p>26,291<text:s/></text:p>
          </table:table-cell>
          <table:table-cell office:value-type="float" office:value="27621" table:style-name="ce7">
            <text:p>27,621<text:s/></text:p>
          </table:table-cell>
          <table:table-cell office:value-type="float" office:value="27306" table:style-name="ce7">
            <text:p>27,306<text:s/></text:p>
          </table:table-cell>
          <table:table-cell office:value-type="float" office:value="27805" table:style-name="ce7">
            <text:p>27,805<text:s/></text:p>
          </table:table-cell>
          <table:table-cell office:value-type="float" office:value="27180" table:style-name="ce7">
            <text:p>27,180<text:s/></text:p>
          </table:table-cell>
          <table:table-cell office:value-type="float" office:value="29502" table:style-name="ce7">
            <text:p>29,502<text:s/></text:p>
          </table:table-cell>
          <table:table-cell office:value-type="float" office:value="30287" table:style-name="ce7">
            <text:p>30,287<text:s/></text:p>
          </table:table-cell>
          <table:table-cell office:value-type="float" office:value="26204" table:style-name="ce7">
            <text:p>26,204<text:s/></text:p>
          </table:table-cell>
          <table:table-cell office:value-type="float" office:value="29303" table:style-name="ce7">
            <text:p>29,303<text:s/></text:p>
          </table:table-cell>
          <table:table-cell office:value-type="float" office:value="29040" table:style-name="ce7">
            <text:p>29,040<text:s/></text:p>
          </table:table-cell>
          <table:table-cell office:value-type="float" office:value="29534" table:style-name="ce7">
            <text:p>29,534<text:s/></text:p>
          </table:table-cell>
          <table:table-cell office:value-type="float" office:value="29015" table:style-name="ce7">
            <text:p>29,015<text:s/></text:p>
          </table:table-cell>
          <table:table-cell office:value-type="float" office:value="31695" table:style-name="ce7">
            <text:p>31,695<text:s/></text:p>
          </table:table-cell>
          <table:table-cell office:value-type="float" office:value="30886" table:style-name="ce7">
            <text:p>30,886<text:s/></text:p>
          </table:table-cell>
          <table:table-cell office:value-type="float" office:value="34596" table:style-name="ce7">
            <text:p>34,596<text:s/></text:p>
          </table:table-cell>
          <table:table-cell office:value-type="float" office:value="904328" table:formula="msoxl:=SUM(B72:AF72)" table:style-name="ce2">
            <text:p>904,328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西門</text:p>
          </table:table-cell>
          <table:table-cell office:value-type="float" office:value="70550" table:style-name="ce7">
            <text:p>70,550<text:s/></text:p>
          </table:table-cell>
          <table:table-cell office:value-type="float" office:value="79460" table:style-name="ce7">
            <text:p>79,460<text:s/></text:p>
          </table:table-cell>
          <table:table-cell office:value-type="float" office:value="68500" table:style-name="ce7">
            <text:p>68,500<text:s/></text:p>
          </table:table-cell>
          <table:table-cell office:value-type="float" office:value="57835" table:style-name="ce7">
            <text:p>57,835<text:s/></text:p>
          </table:table-cell>
          <table:table-cell office:value-type="float" office:value="61408" table:style-name="ce7">
            <text:p>61,408<text:s/></text:p>
          </table:table-cell>
          <table:table-cell office:value-type="float" office:value="61492" table:style-name="ce7">
            <text:p>61,492<text:s/></text:p>
          </table:table-cell>
          <table:table-cell office:value-type="float" office:value="63852" table:style-name="ce7">
            <text:p>63,852<text:s/></text:p>
          </table:table-cell>
          <table:table-cell office:value-type="float" office:value="73094" table:style-name="ce7">
            <text:p>73,094<text:s/></text:p>
          </table:table-cell>
          <table:table-cell office:value-type="float" office:value="89271" table:style-name="ce7">
            <text:p>89,271<text:s/></text:p>
          </table:table-cell>
          <table:table-cell office:value-type="float" office:value="74003" table:style-name="ce7">
            <text:p>74,003<text:s/></text:p>
          </table:table-cell>
          <table:table-cell office:value-type="float" office:value="62343" table:style-name="ce7">
            <text:p>62,343<text:s/></text:p>
          </table:table-cell>
          <table:table-cell office:value-type="float" office:value="63907" table:style-name="ce7">
            <text:p>63,907<text:s/></text:p>
          </table:table-cell>
          <table:table-cell office:value-type="float" office:value="63064" table:style-name="ce7">
            <text:p>63,064<text:s/></text:p>
          </table:table-cell>
          <table:table-cell office:value-type="float" office:value="63261" table:style-name="ce7">
            <text:p>63,261<text:s/></text:p>
          </table:table-cell>
          <table:table-cell office:value-type="float" office:value="74215" table:style-name="ce7">
            <text:p>74,215<text:s/></text:p>
          </table:table-cell>
          <table:table-cell office:value-type="float" office:value="88260" table:style-name="ce7">
            <text:p>88,260<text:s/></text:p>
          </table:table-cell>
          <table:table-cell office:value-type="float" office:value="74045" table:style-name="ce7">
            <text:p>74,045<text:s/></text:p>
          </table:table-cell>
          <table:table-cell office:value-type="float" office:value="63029" table:style-name="ce7">
            <text:p>63,029<text:s/></text:p>
          </table:table-cell>
          <table:table-cell office:value-type="float" office:value="62812" table:style-name="ce7">
            <text:p>62,812<text:s/></text:p>
          </table:table-cell>
          <table:table-cell office:value-type="float" office:value="65256" table:style-name="ce7">
            <text:p>65,256<text:s/></text:p>
          </table:table-cell>
          <table:table-cell office:value-type="float" office:value="66081" table:style-name="ce7">
            <text:p>66,081<text:s/></text:p>
          </table:table-cell>
          <table:table-cell office:value-type="float" office:value="76879" table:style-name="ce7">
            <text:p>76,879<text:s/></text:p>
          </table:table-cell>
          <table:table-cell office:value-type="float" office:value="90037" table:style-name="ce7">
            <text:p>90,037<text:s/></text:p>
          </table:table-cell>
          <table:table-cell office:value-type="float" office:value="78203" table:style-name="ce7">
            <text:p>78,203<text:s/></text:p>
          </table:table-cell>
          <table:table-cell office:value-type="float" office:value="72052" table:style-name="ce7">
            <text:p>72,052<text:s/></text:p>
          </table:table-cell>
          <table:table-cell office:value-type="float" office:value="68829" table:style-name="ce7">
            <text:p>68,829<text:s/></text:p>
          </table:table-cell>
          <table:table-cell office:value-type="float" office:value="68043" table:style-name="ce7">
            <text:p>68,043<text:s/></text:p>
          </table:table-cell>
          <table:table-cell office:value-type="float" office:value="69113" table:style-name="ce7">
            <text:p>69,113<text:s/></text:p>
          </table:table-cell>
          <table:table-cell office:value-type="float" office:value="79480" table:style-name="ce7">
            <text:p>79,480<text:s/></text:p>
          </table:table-cell>
          <table:table-cell office:value-type="float" office:value="87106" table:style-name="ce7">
            <text:p>87,106<text:s/></text:p>
          </table:table-cell>
          <table:table-cell office:value-type="float" office:value="109737" table:style-name="ce7">
            <text:p>109,737<text:s/></text:p>
          </table:table-cell>
          <table:table-cell office:value-type="float" office:value="2245217" table:formula="msoxl:=SUM(B73:AF73)" table:style-name="ce2">
            <text:p>2,245,217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善導寺</text:p>
          </table:table-cell>
          <table:table-cell office:value-type="float" office:value="27222" table:style-name="ce7">
            <text:p>27,222<text:s/></text:p>
          </table:table-cell>
          <table:table-cell office:value-type="float" office:value="18858" table:style-name="ce7">
            <text:p>18,858<text:s/></text:p>
          </table:table-cell>
          <table:table-cell office:value-type="float" office:value="20820" table:style-name="ce7">
            <text:p>20,820<text:s/></text:p>
          </table:table-cell>
          <table:table-cell office:value-type="float" office:value="25050" table:style-name="ce7">
            <text:p>25,050<text:s/></text:p>
          </table:table-cell>
          <table:table-cell office:value-type="float" office:value="25605" table:style-name="ce7">
            <text:p>25,605<text:s/></text:p>
          </table:table-cell>
          <table:table-cell office:value-type="float" office:value="26535" table:style-name="ce7">
            <text:p>26,535<text:s/></text:p>
          </table:table-cell>
          <table:table-cell office:value-type="float" office:value="25794" table:style-name="ce7">
            <text:p>25,794<text:s/></text:p>
          </table:table-cell>
          <table:table-cell office:value-type="float" office:value="26983" table:style-name="ce7">
            <text:p>26,983<text:s/></text:p>
          </table:table-cell>
          <table:table-cell office:value-type="float" office:value="18197" table:style-name="ce7">
            <text:p>18,197<text:s/></text:p>
          </table:table-cell>
          <table:table-cell office:value-type="float" office:value="14779" table:style-name="ce7">
            <text:p>14,779<text:s/></text:p>
          </table:table-cell>
          <table:table-cell office:value-type="float" office:value="23757" table:style-name="ce7">
            <text:p>23,757<text:s/></text:p>
          </table:table-cell>
          <table:table-cell office:value-type="float" office:value="25700" table:style-name="ce7">
            <text:p>25,700<text:s/></text:p>
          </table:table-cell>
          <table:table-cell office:value-type="float" office:value="26320" table:style-name="ce7">
            <text:p>26,320<text:s/></text:p>
          </table:table-cell>
          <table:table-cell office:value-type="float" office:value="26391" table:style-name="ce7">
            <text:p>26,391<text:s/></text:p>
          </table:table-cell>
          <table:table-cell office:value-type="float" office:value="27052" table:style-name="ce7">
            <text:p>27,052<text:s/></text:p>
          </table:table-cell>
          <table:table-cell office:value-type="float" office:value="21036" table:style-name="ce7">
            <text:p>21,036<text:s/></text:p>
          </table:table-cell>
          <table:table-cell office:value-type="float" office:value="15671" table:style-name="ce7">
            <text:p>15,671<text:s/></text:p>
          </table:table-cell>
          <table:table-cell office:value-type="float" office:value="24176" table:style-name="ce7">
            <text:p>24,176<text:s/></text:p>
          </table:table-cell>
          <table:table-cell office:value-type="float" office:value="25826" table:style-name="ce7">
            <text:p>25,826<text:s/></text:p>
          </table:table-cell>
          <table:table-cell office:value-type="float" office:value="26130" table:style-name="ce7">
            <text:p>26,130<text:s/></text:p>
          </table:table-cell>
          <table:table-cell office:value-type="float" office:value="26978" table:style-name="ce7">
            <text:p>26,978<text:s/></text:p>
          </table:table-cell>
          <table:table-cell office:value-type="float" office:value="27873" table:style-name="ce7">
            <text:p>27,873<text:s/></text:p>
          </table:table-cell>
          <table:table-cell office:value-type="float" office:value="18860" table:style-name="ce7">
            <text:p>18,860<text:s/></text:p>
          </table:table-cell>
          <table:table-cell office:value-type="float" office:value="15129" table:style-name="ce7">
            <text:p>15,129<text:s/></text:p>
          </table:table-cell>
          <table:table-cell office:value-type="float" office:value="25932" table:style-name="ce7">
            <text:p>25,932<text:s/></text:p>
          </table:table-cell>
          <table:table-cell office:value-type="float" office:value="26222" table:style-name="ce7">
            <text:p>26,222<text:s/></text:p>
          </table:table-cell>
          <table:table-cell office:value-type="float" office:value="26671" table:style-name="ce7">
            <text:p>26,671<text:s/></text:p>
          </table:table-cell>
          <table:table-cell office:value-type="float" office:value="26941" table:style-name="ce7">
            <text:p>26,941<text:s/></text:p>
          </table:table-cell>
          <table:table-cell office:value-type="float" office:value="23924" table:style-name="ce7">
            <text:p>23,924<text:s/></text:p>
          </table:table-cell>
          <table:table-cell office:value-type="float" office:value="16187" table:style-name="ce7">
            <text:p>16,187<text:s/></text:p>
          </table:table-cell>
          <table:table-cell office:value-type="float" office:value="16447" table:style-name="ce7">
            <text:p>16,447<text:s/></text:p>
          </table:table-cell>
          <table:table-cell office:value-type="float" office:value="723066" table:formula="msoxl:=SUM(B74:AF74)" table:style-name="ce2">
            <text:p>723,066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忠孝新生</text:p>
          </table:table-cell>
          <table:table-cell office:value-type="float" office:value="39066" table:style-name="ce7">
            <text:p>39,066<text:s/></text:p>
          </table:table-cell>
          <table:table-cell office:value-type="float" office:value="36036" table:style-name="ce7">
            <text:p>36,036<text:s/></text:p>
          </table:table-cell>
          <table:table-cell office:value-type="float" office:value="32092" table:style-name="ce7">
            <text:p>32,092<text:s/></text:p>
          </table:table-cell>
          <table:table-cell office:value-type="float" office:value="32667" table:style-name="ce7">
            <text:p>32,667<text:s/></text:p>
          </table:table-cell>
          <table:table-cell office:value-type="float" office:value="33660" table:style-name="ce7">
            <text:p>33,660<text:s/></text:p>
          </table:table-cell>
          <table:table-cell office:value-type="float" office:value="35045" table:style-name="ce7">
            <text:p>35,045<text:s/></text:p>
          </table:table-cell>
          <table:table-cell office:value-type="float" office:value="35707" table:style-name="ce7">
            <text:p>35,707<text:s/></text:p>
          </table:table-cell>
          <table:table-cell office:value-type="float" office:value="38573" table:style-name="ce7">
            <text:p>38,573<text:s/></text:p>
          </table:table-cell>
          <table:table-cell office:value-type="float" office:value="36856" table:style-name="ce7">
            <text:p>36,856<text:s/></text:p>
          </table:table-cell>
          <table:table-cell office:value-type="float" office:value="31098" table:style-name="ce7">
            <text:p>31,098<text:s/></text:p>
          </table:table-cell>
          <table:table-cell office:value-type="float" office:value="32979" table:style-name="ce7">
            <text:p>32,979<text:s/></text:p>
          </table:table-cell>
          <table:table-cell office:value-type="float" office:value="33745" table:style-name="ce7">
            <text:p>33,745<text:s/></text:p>
          </table:table-cell>
          <table:table-cell office:value-type="float" office:value="34685" table:style-name="ce7">
            <text:p>34,685<text:s/></text:p>
          </table:table-cell>
          <table:table-cell office:value-type="float" office:value="35660" table:style-name="ce7">
            <text:p>35,660<text:s/></text:p>
          </table:table-cell>
          <table:table-cell office:value-type="float" office:value="39812" table:style-name="ce7">
            <text:p>39,812<text:s/></text:p>
          </table:table-cell>
          <table:table-cell office:value-type="float" office:value="36718" table:style-name="ce7">
            <text:p>36,718<text:s/></text:p>
          </table:table-cell>
          <table:table-cell office:value-type="float" office:value="30365" table:style-name="ce7">
            <text:p>30,365<text:s/></text:p>
          </table:table-cell>
          <table:table-cell office:value-type="float" office:value="33607" table:style-name="ce7">
            <text:p>33,607<text:s/></text:p>
          </table:table-cell>
          <table:table-cell office:value-type="float" office:value="34611" table:style-name="ce7">
            <text:p>34,611<text:s/></text:p>
          </table:table-cell>
          <table:table-cell office:value-type="float" office:value="35365" table:style-name="ce7">
            <text:p>35,365<text:s/></text:p>
          </table:table-cell>
          <table:table-cell office:value-type="float" office:value="36032" table:style-name="ce7">
            <text:p>36,032<text:s/></text:p>
          </table:table-cell>
          <table:table-cell office:value-type="float" office:value="38723" table:style-name="ce7">
            <text:p>38,723<text:s/></text:p>
          </table:table-cell>
          <table:table-cell office:value-type="float" office:value="36441" table:style-name="ce7">
            <text:p>36,441<text:s/></text:p>
          </table:table-cell>
          <table:table-cell office:value-type="float" office:value="29368" table:style-name="ce7">
            <text:p>29,368<text:s/></text:p>
          </table:table-cell>
          <table:table-cell office:value-type="float" office:value="36637" table:style-name="ce7">
            <text:p>36,637<text:s/></text:p>
          </table:table-cell>
          <table:table-cell office:value-type="float" office:value="35883" table:style-name="ce7">
            <text:p>35,883<text:s/></text:p>
          </table:table-cell>
          <table:table-cell office:value-type="float" office:value="37788" table:style-name="ce7">
            <text:p>37,788<text:s/></text:p>
          </table:table-cell>
          <table:table-cell office:value-type="float" office:value="38378" table:style-name="ce7">
            <text:p>38,378<text:s/></text:p>
          </table:table-cell>
          <table:table-cell office:value-type="float" office:value="40464" table:style-name="ce7">
            <text:p>40,464<text:s/></text:p>
          </table:table-cell>
          <table:table-cell office:value-type="float" office:value="34302" table:style-name="ce7">
            <text:p>34,302<text:s/></text:p>
          </table:table-cell>
          <table:table-cell office:value-type="float" office:value="40068" table:style-name="ce7">
            <text:p>40,068<text:s/></text:p>
          </table:table-cell>
          <table:table-cell office:value-type="float" office:value="1102431" table:formula="msoxl:=SUM(B75:AF75)" table:style-name="ce2">
            <text:p>1,102,431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忠孝敦化</text:p>
          </table:table-cell>
          <table:table-cell office:value-type="float" office:value="37655" table:style-name="ce7">
            <text:p>37,655<text:s/></text:p>
          </table:table-cell>
          <table:table-cell office:value-type="float" office:value="31831" table:style-name="ce7">
            <text:p>31,831<text:s/></text:p>
          </table:table-cell>
          <table:table-cell office:value-type="float" office:value="23910" table:style-name="ce7">
            <text:p>23,910<text:s/></text:p>
          </table:table-cell>
          <table:table-cell office:value-type="float" office:value="31157" table:style-name="ce7">
            <text:p>31,157<text:s/></text:p>
          </table:table-cell>
          <table:table-cell office:value-type="float" office:value="32797" table:style-name="ce7">
            <text:p>32,797<text:s/></text:p>
          </table:table-cell>
          <table:table-cell office:value-type="float" office:value="33693" table:style-name="ce7">
            <text:p>33,693<text:s/></text:p>
          </table:table-cell>
          <table:table-cell office:value-type="float" office:value="34163" table:style-name="ce7">
            <text:p>34,163<text:s/></text:p>
          </table:table-cell>
          <table:table-cell office:value-type="float" office:value="38117" table:style-name="ce7">
            <text:p>38,117<text:s/></text:p>
          </table:table-cell>
          <table:table-cell office:value-type="float" office:value="33476" table:style-name="ce7">
            <text:p>33,476<text:s/></text:p>
          </table:table-cell>
          <table:table-cell office:value-type="float" office:value="23944" table:style-name="ce7">
            <text:p>23,944<text:s/></text:p>
          </table:table-cell>
          <table:table-cell office:value-type="float" office:value="31471" table:style-name="ce7">
            <text:p>31,471<text:s/></text:p>
          </table:table-cell>
          <table:table-cell office:value-type="float" office:value="33339" table:style-name="ce7">
            <text:p>33,339<text:s/></text:p>
          </table:table-cell>
          <table:table-cell office:value-type="float" office:value="33083" table:style-name="ce7">
            <text:p>33,083<text:s/></text:p>
          </table:table-cell>
          <table:table-cell office:value-type="float" office:value="34352" table:style-name="ce7">
            <text:p>34,352<text:s/></text:p>
          </table:table-cell>
          <table:table-cell office:value-type="float" office:value="37584" table:style-name="ce7">
            <text:p>37,584<text:s/></text:p>
          </table:table-cell>
          <table:table-cell office:value-type="float" office:value="33933" table:style-name="ce7">
            <text:p>33,933<text:s/></text:p>
          </table:table-cell>
          <table:table-cell office:value-type="float" office:value="26847" table:style-name="ce7">
            <text:p>26,847<text:s/></text:p>
          </table:table-cell>
          <table:table-cell office:value-type="float" office:value="31649" table:style-name="ce7">
            <text:p>31,649<text:s/></text:p>
          </table:table-cell>
          <table:table-cell office:value-type="float" office:value="34053" table:style-name="ce7">
            <text:p>34,053<text:s/></text:p>
          </table:table-cell>
          <table:table-cell office:value-type="float" office:value="35283" table:style-name="ce7">
            <text:p>35,283<text:s/></text:p>
          </table:table-cell>
          <table:table-cell office:value-type="float" office:value="36812" table:style-name="ce7">
            <text:p>36,812<text:s/></text:p>
          </table:table-cell>
          <table:table-cell office:value-type="float" office:value="39995" table:style-name="ce7">
            <text:p>39,995<text:s/></text:p>
          </table:table-cell>
          <table:table-cell office:value-type="float" office:value="36422" table:style-name="ce7">
            <text:p>36,422<text:s/></text:p>
          </table:table-cell>
          <table:table-cell office:value-type="float" office:value="28050" table:style-name="ce7">
            <text:p>28,050<text:s/></text:p>
          </table:table-cell>
          <table:table-cell office:value-type="float" office:value="35248" table:style-name="ce7">
            <text:p>35,248<text:s/></text:p>
          </table:table-cell>
          <table:table-cell office:value-type="float" office:value="34823" table:style-name="ce7">
            <text:p>34,823<text:s/></text:p>
          </table:table-cell>
          <table:table-cell office:value-type="float" office:value="35499" table:style-name="ce7">
            <text:p>35,499<text:s/></text:p>
          </table:table-cell>
          <table:table-cell office:value-type="float" office:value="35896" table:style-name="ce7">
            <text:p>35,896<text:s/></text:p>
          </table:table-cell>
          <table:table-cell office:value-type="float" office:value="39479" table:style-name="ce7">
            <text:p>39,479<text:s/></text:p>
          </table:table-cell>
          <table:table-cell office:value-type="float" office:value="31095" table:style-name="ce7">
            <text:p>31,095<text:s/></text:p>
          </table:table-cell>
          <table:table-cell office:value-type="float" office:value="43602" table:style-name="ce7">
            <text:p>43,602<text:s/></text:p>
          </table:table-cell>
          <table:table-cell office:value-type="float" office:value="1049258" table:formula="msoxl:=SUM(B76:AF76)" table:style-name="ce2">
            <text:p>1,049,258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國父紀念館</text:p>
          </table:table-cell>
          <table:table-cell office:value-type="float" office:value="24024" table:style-name="ce7">
            <text:p>24,024<text:s/></text:p>
          </table:table-cell>
          <table:table-cell office:value-type="float" office:value="19210" table:style-name="ce7">
            <text:p>19,210<text:s/></text:p>
          </table:table-cell>
          <table:table-cell office:value-type="float" office:value="25081" table:style-name="ce7">
            <text:p>25,081<text:s/></text:p>
          </table:table-cell>
          <table:table-cell office:value-type="float" office:value="23484" table:style-name="ce7">
            <text:p>23,484<text:s/></text:p>
          </table:table-cell>
          <table:table-cell office:value-type="float" office:value="23214" table:style-name="ce7">
            <text:p>23,214<text:s/></text:p>
          </table:table-cell>
          <table:table-cell office:value-type="float" office:value="25624" table:style-name="ce7">
            <text:p>25,624<text:s/></text:p>
          </table:table-cell>
          <table:table-cell office:value-type="float" office:value="22153" table:style-name="ce7">
            <text:p>22,153<text:s/></text:p>
          </table:table-cell>
          <table:table-cell office:value-type="float" office:value="31362" table:style-name="ce7">
            <text:p>31,362<text:s/></text:p>
          </table:table-cell>
          <table:table-cell office:value-type="float" office:value="30729" table:style-name="ce7">
            <text:p>30,729<text:s/></text:p>
          </table:table-cell>
          <table:table-cell office:value-type="float" office:value="26586" table:style-name="ce7">
            <text:p>26,586<text:s/></text:p>
          </table:table-cell>
          <table:table-cell office:value-type="float" office:value="20112" table:style-name="ce7">
            <text:p>20,112<text:s/></text:p>
          </table:table-cell>
          <table:table-cell office:value-type="float" office:value="21267" table:style-name="ce7">
            <text:p>21,267<text:s/></text:p>
          </table:table-cell>
          <table:table-cell office:value-type="float" office:value="21675" table:style-name="ce7">
            <text:p>21,675<text:s/></text:p>
          </table:table-cell>
          <table:table-cell office:value-type="float" office:value="21761" table:style-name="ce7">
            <text:p>21,761<text:s/></text:p>
          </table:table-cell>
          <table:table-cell office:value-type="float" office:value="25246" table:style-name="ce7">
            <text:p>25,246<text:s/></text:p>
          </table:table-cell>
          <table:table-cell office:value-type="float" office:value="23115" table:style-name="ce7">
            <text:p>23,115<text:s/></text:p>
          </table:table-cell>
          <table:table-cell office:value-type="float" office:value="18571" table:style-name="ce7">
            <text:p>18,571<text:s/></text:p>
          </table:table-cell>
          <table:table-cell office:value-type="float" office:value="20112" table:style-name="ce7">
            <text:p>20,112<text:s/></text:p>
          </table:table-cell>
          <table:table-cell office:value-type="float" office:value="20624" table:style-name="ce7">
            <text:p>20,624<text:s/></text:p>
          </table:table-cell>
          <table:table-cell office:value-type="float" office:value="21988" table:style-name="ce7">
            <text:p>21,988<text:s/></text:p>
          </table:table-cell>
          <table:table-cell office:value-type="float" office:value="22742" table:style-name="ce7">
            <text:p>22,742<text:s/></text:p>
          </table:table-cell>
          <table:table-cell office:value-type="float" office:value="24127" table:style-name="ce7">
            <text:p>24,127<text:s/></text:p>
          </table:table-cell>
          <table:table-cell office:value-type="float" office:value="22813" table:style-name="ce7">
            <text:p>22,813<text:s/></text:p>
          </table:table-cell>
          <table:table-cell office:value-type="float" office:value="19214" table:style-name="ce7">
            <text:p>19,214<text:s/></text:p>
          </table:table-cell>
          <table:table-cell office:value-type="float" office:value="22454" table:style-name="ce7">
            <text:p>22,454<text:s/></text:p>
          </table:table-cell>
          <table:table-cell office:value-type="float" office:value="21876" table:style-name="ce7">
            <text:p>21,876<text:s/></text:p>
          </table:table-cell>
          <table:table-cell office:value-type="float" office:value="22697" table:style-name="ce7">
            <text:p>22,697<text:s/></text:p>
          </table:table-cell>
          <table:table-cell office:value-type="float" office:value="23265" table:style-name="ce7">
            <text:p>23,265<text:s/></text:p>
          </table:table-cell>
          <table:table-cell office:value-type="float" office:value="25280" table:style-name="ce7">
            <text:p>25,280<text:s/></text:p>
          </table:table-cell>
          <table:table-cell office:value-type="float" office:value="20258" table:style-name="ce7">
            <text:p>20,258<text:s/></text:p>
          </table:table-cell>
          <table:table-cell office:value-type="float" office:value="48481" table:style-name="ce7">
            <text:p>48,481<text:s/></text:p>
          </table:table-cell>
          <table:table-cell office:value-type="float" office:value="739145" table:formula="msoxl:=SUM(B77:AF77)" table:style-name="ce2">
            <text:p>739,145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市政府</text:p>
          </table:table-cell>
          <table:table-cell office:value-type="float" office:value="72928" table:style-name="ce7">
            <text:p>72,928<text:s/></text:p>
          </table:table-cell>
          <table:table-cell office:value-type="float" office:value="72464" table:style-name="ce7">
            <text:p>72,464<text:s/></text:p>
          </table:table-cell>
          <table:table-cell office:value-type="float" office:value="61161" table:style-name="ce7">
            <text:p>61,161<text:s/></text:p>
          </table:table-cell>
          <table:table-cell office:value-type="float" office:value="59568" table:style-name="ce7">
            <text:p>59,568<text:s/></text:p>
          </table:table-cell>
          <table:table-cell office:value-type="float" office:value="60665" table:style-name="ce7">
            <text:p>60,665<text:s/></text:p>
          </table:table-cell>
          <table:table-cell office:value-type="float" office:value="63140" table:style-name="ce7">
            <text:p>63,140<text:s/></text:p>
          </table:table-cell>
          <table:table-cell office:value-type="float" office:value="64079" table:style-name="ce7">
            <text:p>64,079<text:s/></text:p>
          </table:table-cell>
          <table:table-cell office:value-type="float" office:value="79600" table:style-name="ce7">
            <text:p>79,600<text:s/></text:p>
          </table:table-cell>
          <table:table-cell office:value-type="float" office:value="85429" table:style-name="ce7">
            <text:p>85,429<text:s/></text:p>
          </table:table-cell>
          <table:table-cell office:value-type="float" office:value="67595" table:style-name="ce7">
            <text:p>67,595<text:s/></text:p>
          </table:table-cell>
          <table:table-cell office:value-type="float" office:value="64100" table:style-name="ce7">
            <text:p>64,100<text:s/></text:p>
          </table:table-cell>
          <table:table-cell office:value-type="float" office:value="64939" table:style-name="ce7">
            <text:p>64,939<text:s/></text:p>
          </table:table-cell>
          <table:table-cell office:value-type="float" office:value="64899" table:style-name="ce7">
            <text:p>64,899<text:s/></text:p>
          </table:table-cell>
          <table:table-cell office:value-type="float" office:value="65797" table:style-name="ce7">
            <text:p>65,797<text:s/></text:p>
          </table:table-cell>
          <table:table-cell office:value-type="float" office:value="77853" table:style-name="ce7">
            <text:p>77,853<text:s/></text:p>
          </table:table-cell>
          <table:table-cell office:value-type="float" office:value="81720" table:style-name="ce7">
            <text:p>81,720<text:s/></text:p>
          </table:table-cell>
          <table:table-cell office:value-type="float" office:value="64415" table:style-name="ce7">
            <text:p>64,415<text:s/></text:p>
          </table:table-cell>
          <table:table-cell office:value-type="float" office:value="63774" table:style-name="ce7">
            <text:p>63,774<text:s/></text:p>
          </table:table-cell>
          <table:table-cell office:value-type="float" office:value="64373" table:style-name="ce7">
            <text:p>64,373<text:s/></text:p>
          </table:table-cell>
          <table:table-cell office:value-type="float" office:value="68171" table:style-name="ce7">
            <text:p>68,171<text:s/></text:p>
          </table:table-cell>
          <table:table-cell office:value-type="float" office:value="71271" table:style-name="ce7">
            <text:p>71,271<text:s/></text:p>
          </table:table-cell>
          <table:table-cell office:value-type="float" office:value="81161" table:style-name="ce7">
            <text:p>81,161<text:s/></text:p>
          </table:table-cell>
          <table:table-cell office:value-type="float" office:value="96299" table:style-name="ce7">
            <text:p>96,299<text:s/></text:p>
          </table:table-cell>
          <table:table-cell office:value-type="float" office:value="88869" table:style-name="ce7">
            <text:p>88,869<text:s/></text:p>
          </table:table-cell>
          <table:table-cell office:value-type="float" office:value="72599" table:style-name="ce7">
            <text:p>72,599<text:s/></text:p>
          </table:table-cell>
          <table:table-cell office:value-type="float" office:value="62618" table:style-name="ce7">
            <text:p>62,618<text:s/></text:p>
          </table:table-cell>
          <table:table-cell office:value-type="float" office:value="62925" table:style-name="ce7">
            <text:p>62,925<text:s/></text:p>
          </table:table-cell>
          <table:table-cell office:value-type="float" office:value="64102" table:style-name="ce7">
            <text:p>64,102<text:s/></text:p>
          </table:table-cell>
          <table:table-cell office:value-type="float" office:value="70804" table:style-name="ce7">
            <text:p>70,804<text:s/></text:p>
          </table:table-cell>
          <table:table-cell office:value-type="float" office:value="61831" table:style-name="ce7">
            <text:p>61,831<text:s/></text:p>
          </table:table-cell>
          <table:table-cell office:value-type="float" office:value="109257" table:style-name="ce7">
            <text:p>109,257<text:s/></text:p>
          </table:table-cell>
          <table:table-cell office:value-type="float" office:value="2208406" table:formula="msoxl:=SUM(B78:AF78)" table:style-name="ce2">
            <text:p>2,208,406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永春</text:p>
          </table:table-cell>
          <table:table-cell office:value-type="float" office:value="22978" table:style-name="ce7">
            <text:p>22,978<text:s/></text:p>
          </table:table-cell>
          <table:table-cell office:value-type="float" office:value="16493" table:style-name="ce7">
            <text:p>16,493<text:s/></text:p>
          </table:table-cell>
          <table:table-cell office:value-type="float" office:value="13793" table:style-name="ce7">
            <text:p>13,793<text:s/></text:p>
          </table:table-cell>
          <table:table-cell office:value-type="float" office:value="20301" table:style-name="ce7">
            <text:p>20,301<text:s/></text:p>
          </table:table-cell>
          <table:table-cell office:value-type="float" office:value="21469" table:style-name="ce7">
            <text:p>21,469<text:s/></text:p>
          </table:table-cell>
          <table:table-cell office:value-type="float" office:value="21114" table:style-name="ce7">
            <text:p>21,114<text:s/></text:p>
          </table:table-cell>
          <table:table-cell office:value-type="float" office:value="21738" table:style-name="ce7">
            <text:p>21,738<text:s/></text:p>
          </table:table-cell>
          <table:table-cell office:value-type="float" office:value="23486" table:style-name="ce7">
            <text:p>23,486<text:s/></text:p>
          </table:table-cell>
          <table:table-cell office:value-type="float" office:value="17753" table:style-name="ce7">
            <text:p>17,753<text:s/></text:p>
          </table:table-cell>
          <table:table-cell office:value-type="float" office:value="13970" table:style-name="ce7">
            <text:p>13,970<text:s/></text:p>
          </table:table-cell>
          <table:table-cell office:value-type="float" office:value="19909" table:style-name="ce7">
            <text:p>19,909<text:s/></text:p>
          </table:table-cell>
          <table:table-cell office:value-type="float" office:value="21511" table:style-name="ce7">
            <text:p>21,511<text:s/></text:p>
          </table:table-cell>
          <table:table-cell office:value-type="float" office:value="21342" table:style-name="ce7">
            <text:p>21,342<text:s/></text:p>
          </table:table-cell>
          <table:table-cell office:value-type="float" office:value="21560" table:style-name="ce7">
            <text:p>21,560<text:s/></text:p>
          </table:table-cell>
          <table:table-cell office:value-type="float" office:value="23187" table:style-name="ce7">
            <text:p>23,187<text:s/></text:p>
          </table:table-cell>
          <table:table-cell office:value-type="float" office:value="17537" table:style-name="ce7">
            <text:p>17,537<text:s/></text:p>
          </table:table-cell>
          <table:table-cell office:value-type="float" office:value="13802" table:style-name="ce7">
            <text:p>13,802<text:s/></text:p>
          </table:table-cell>
          <table:table-cell office:value-type="float" office:value="20308" table:style-name="ce7">
            <text:p>20,308<text:s/></text:p>
          </table:table-cell>
          <table:table-cell office:value-type="float" office:value="21232" table:style-name="ce7">
            <text:p>21,232<text:s/></text:p>
          </table:table-cell>
          <table:table-cell office:value-type="float" office:value="22127" table:style-name="ce7">
            <text:p>22,127<text:s/></text:p>
          </table:table-cell>
          <table:table-cell office:value-type="float" office:value="22067" table:style-name="ce7">
            <text:p>22,067<text:s/></text:p>
          </table:table-cell>
          <table:table-cell office:value-type="float" office:value="23339" table:style-name="ce7">
            <text:p>23,339<text:s/></text:p>
          </table:table-cell>
          <table:table-cell office:value-type="float" office:value="17480" table:style-name="ce7">
            <text:p>17,480<text:s/></text:p>
          </table:table-cell>
          <table:table-cell office:value-type="float" office:value="14898" table:style-name="ce7">
            <text:p>14,898<text:s/></text:p>
          </table:table-cell>
          <table:table-cell office:value-type="float" office:value="20704" table:style-name="ce7">
            <text:p>20,704<text:s/></text:p>
          </table:table-cell>
          <table:table-cell office:value-type="float" office:value="21668" table:style-name="ce7">
            <text:p>21,668<text:s/></text:p>
          </table:table-cell>
          <table:table-cell office:value-type="float" office:value="21958" table:style-name="ce7">
            <text:p>21,958<text:s/></text:p>
          </table:table-cell>
          <table:table-cell office:value-type="float" office:value="22295" table:style-name="ce7">
            <text:p>22,295<text:s/></text:p>
          </table:table-cell>
          <table:table-cell office:value-type="float" office:value="23687" table:style-name="ce7">
            <text:p>23,687<text:s/></text:p>
          </table:table-cell>
          <table:table-cell office:value-type="float" office:value="16546" table:style-name="ce7">
            <text:p>16,546<text:s/></text:p>
          </table:table-cell>
          <table:table-cell office:value-type="float" office:value="31716" table:style-name="ce7">
            <text:p>31,716<text:s/></text:p>
          </table:table-cell>
          <table:table-cell office:value-type="float" office:value="631968" table:formula="msoxl:=SUM(B79:AF79)" table:style-name="ce2">
            <text:p>631,968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後山埤</text:p>
          </table:table-cell>
          <table:table-cell office:value-type="float" office:value="18090" table:style-name="ce7">
            <text:p>18,090<text:s/></text:p>
          </table:table-cell>
          <table:table-cell office:value-type="float" office:value="15097" table:style-name="ce7">
            <text:p>15,097<text:s/></text:p>
          </table:table-cell>
          <table:table-cell office:value-type="float" office:value="12302" table:style-name="ce7">
            <text:p>12,302<text:s/></text:p>
          </table:table-cell>
          <table:table-cell office:value-type="float" office:value="16157" table:style-name="ce7">
            <text:p>16,157<text:s/></text:p>
          </table:table-cell>
          <table:table-cell office:value-type="float" office:value="16773" table:style-name="ce7">
            <text:p>16,773<text:s/></text:p>
          </table:table-cell>
          <table:table-cell office:value-type="float" office:value="16900" table:style-name="ce7">
            <text:p>16,900<text:s/></text:p>
          </table:table-cell>
          <table:table-cell office:value-type="float" office:value="17071" table:style-name="ce7">
            <text:p>17,071<text:s/></text:p>
          </table:table-cell>
          <table:table-cell office:value-type="float" office:value="18418" table:style-name="ce7">
            <text:p>18,418<text:s/></text:p>
          </table:table-cell>
          <table:table-cell office:value-type="float" office:value="15916" table:style-name="ce7">
            <text:p>15,916<text:s/></text:p>
          </table:table-cell>
          <table:table-cell office:value-type="float" office:value="12694" table:style-name="ce7">
            <text:p>12,694<text:s/></text:p>
          </table:table-cell>
          <table:table-cell office:value-type="float" office:value="16102" table:style-name="ce7">
            <text:p>16,102<text:s/></text:p>
          </table:table-cell>
          <table:table-cell office:value-type="float" office:value="16681" table:style-name="ce7">
            <text:p>16,681<text:s/></text:p>
          </table:table-cell>
          <table:table-cell office:value-type="float" office:value="16966" table:style-name="ce7">
            <text:p>16,966<text:s/></text:p>
          </table:table-cell>
          <table:table-cell office:value-type="float" office:value="16915" table:style-name="ce7">
            <text:p>16,915<text:s/></text:p>
          </table:table-cell>
          <table:table-cell office:value-type="float" office:value="18074" table:style-name="ce7">
            <text:p>18,074<text:s/></text:p>
          </table:table-cell>
          <table:table-cell office:value-type="float" office:value="15771" table:style-name="ce7">
            <text:p>15,771<text:s/></text:p>
          </table:table-cell>
          <table:table-cell office:value-type="float" office:value="12331" table:style-name="ce7">
            <text:p>12,331<text:s/></text:p>
          </table:table-cell>
          <table:table-cell office:value-type="float" office:value="16119" table:style-name="ce7">
            <text:p>16,119<text:s/></text:p>
          </table:table-cell>
          <table:table-cell office:value-type="float" office:value="16485" table:style-name="ce7">
            <text:p>16,485<text:s/></text:p>
          </table:table-cell>
          <table:table-cell office:value-type="float" office:value="16967" table:style-name="ce7">
            <text:p>16,967<text:s/></text:p>
          </table:table-cell>
          <table:table-cell office:value-type="float" office:value="17219" table:style-name="ce7">
            <text:p>17,219<text:s/></text:p>
          </table:table-cell>
          <table:table-cell office:value-type="float" office:value="17938" table:style-name="ce7">
            <text:p>17,938<text:s/></text:p>
          </table:table-cell>
          <table:table-cell office:value-type="float" office:value="15386" table:style-name="ce7">
            <text:p>15,386<text:s/></text:p>
          </table:table-cell>
          <table:table-cell office:value-type="float" office:value="13059" table:style-name="ce7">
            <text:p>13,059<text:s/></text:p>
          </table:table-cell>
          <table:table-cell office:value-type="float" office:value="16678" table:style-name="ce7">
            <text:p>16,678<text:s/></text:p>
          </table:table-cell>
          <table:table-cell office:value-type="float" office:value="16965" table:style-name="ce7">
            <text:p>16,965<text:s/></text:p>
          </table:table-cell>
          <table:table-cell office:value-type="float" office:value="17158" table:style-name="ce7">
            <text:p>17,158<text:s/></text:p>
          </table:table-cell>
          <table:table-cell office:value-type="float" office:value="17093" table:style-name="ce7">
            <text:p>17,093<text:s/></text:p>
          </table:table-cell>
          <table:table-cell office:value-type="float" office:value="18334" table:style-name="ce7">
            <text:p>18,334<text:s/></text:p>
          </table:table-cell>
          <table:table-cell office:value-type="float" office:value="14788" table:style-name="ce7">
            <text:p>14,788<text:s/></text:p>
          </table:table-cell>
          <table:table-cell office:value-type="float" office:value="18118" table:style-name="ce7">
            <text:p>18,118<text:s/></text:p>
          </table:table-cell>
          <table:table-cell office:value-type="float" office:value="504565" table:formula="msoxl:=SUM(B80:AF80)" table:style-name="ce2">
            <text:p>504,565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昆陽</text:p>
          </table:table-cell>
          <table:table-cell office:value-type="float" office:value="16851" table:style-name="ce7">
            <text:p>16,851<text:s/></text:p>
          </table:table-cell>
          <table:table-cell office:value-type="float" office:value="11653" table:style-name="ce7">
            <text:p>11,653<text:s/></text:p>
          </table:table-cell>
          <table:table-cell office:value-type="float" office:value="7482" table:style-name="ce7">
            <text:p>7,482<text:s/></text:p>
          </table:table-cell>
          <table:table-cell office:value-type="float" office:value="13904" table:style-name="ce7">
            <text:p>13,904<text:s/></text:p>
          </table:table-cell>
          <table:table-cell office:value-type="float" office:value="14209" table:style-name="ce7">
            <text:p>14,209<text:s/></text:p>
          </table:table-cell>
          <table:table-cell office:value-type="float" office:value="14376" table:style-name="ce7">
            <text:p>14,376<text:s/></text:p>
          </table:table-cell>
          <table:table-cell office:value-type="float" office:value="15159" table:style-name="ce7">
            <text:p>15,159<text:s/></text:p>
          </table:table-cell>
          <table:table-cell office:value-type="float" office:value="15927" table:style-name="ce7">
            <text:p>15,927<text:s/></text:p>
          </table:table-cell>
          <table:table-cell office:value-type="float" office:value="11016" table:style-name="ce7">
            <text:p>11,016<text:s/></text:p>
          </table:table-cell>
          <table:table-cell office:value-type="float" office:value="8279" table:style-name="ce7">
            <text:p>8,279<text:s/></text:p>
          </table:table-cell>
          <table:table-cell office:value-type="float" office:value="13936" table:style-name="ce7">
            <text:p>13,936<text:s/></text:p>
          </table:table-cell>
          <table:table-cell office:value-type="float" office:value="14503" table:style-name="ce7">
            <text:p>14,503<text:s/></text:p>
          </table:table-cell>
          <table:table-cell office:value-type="float" office:value="14734" table:style-name="ce7">
            <text:p>14,734<text:s/></text:p>
          </table:table-cell>
          <table:table-cell office:value-type="float" office:value="14935" table:style-name="ce7">
            <text:p>14,935<text:s/></text:p>
          </table:table-cell>
          <table:table-cell office:value-type="float" office:value="15630" table:style-name="ce7">
            <text:p>15,630<text:s/></text:p>
          </table:table-cell>
          <table:table-cell office:value-type="float" office:value="11055" table:style-name="ce7">
            <text:p>11,055<text:s/></text:p>
          </table:table-cell>
          <table:table-cell office:value-type="float" office:value="8792" table:style-name="ce7">
            <text:p>8,792<text:s/></text:p>
          </table:table-cell>
          <table:table-cell office:value-type="float" office:value="14154" table:style-name="ce7">
            <text:p>14,154<text:s/></text:p>
          </table:table-cell>
          <table:table-cell office:value-type="float" office:value="14529" table:style-name="ce7">
            <text:p>14,529<text:s/></text:p>
          </table:table-cell>
          <table:table-cell office:value-type="float" office:value="14998" table:style-name="ce7">
            <text:p>14,998<text:s/></text:p>
          </table:table-cell>
          <table:table-cell office:value-type="float" office:value="14946" table:style-name="ce7">
            <text:p>14,946<text:s/></text:p>
          </table:table-cell>
          <table:table-cell office:value-type="float" office:value="16718" table:style-name="ce7">
            <text:p>16,718<text:s/></text:p>
          </table:table-cell>
          <table:table-cell office:value-type="float" office:value="9514" table:style-name="ce7">
            <text:p>9,514<text:s/></text:p>
          </table:table-cell>
          <table:table-cell office:value-type="float" office:value="8773" table:style-name="ce7">
            <text:p>8,773<text:s/></text:p>
          </table:table-cell>
          <table:table-cell office:value-type="float" office:value="14726" table:style-name="ce7">
            <text:p>14,726<text:s/></text:p>
          </table:table-cell>
          <table:table-cell office:value-type="float" office:value="14831" table:style-name="ce7">
            <text:p>14,831<text:s/></text:p>
          </table:table-cell>
          <table:table-cell office:value-type="float" office:value="14904" table:style-name="ce7">
            <text:p>14,904<text:s/></text:p>
          </table:table-cell>
          <table:table-cell office:value-type="float" office:value="14941" table:style-name="ce7">
            <text:p>14,941<text:s/></text:p>
          </table:table-cell>
          <table:table-cell office:value-type="float" office:value="15885" table:style-name="ce7">
            <text:p>15,885<text:s/></text:p>
          </table:table-cell>
          <table:table-cell office:value-type="float" office:value="10241" table:style-name="ce7">
            <text:p>10,241<text:s/></text:p>
          </table:table-cell>
          <table:table-cell office:value-type="float" office:value="10016" table:style-name="ce7">
            <text:p>10,016<text:s/></text:p>
          </table:table-cell>
          <table:table-cell office:value-type="float" office:value="411617" table:formula="msoxl:=SUM(B81:AF81)" table:style-name="ce2">
            <text:p>411,617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南港</text:p>
          </table:table-cell>
          <table:table-cell office:value-type="float" office:value="28226" table:style-name="ce7">
            <text:p>28,226<text:s/></text:p>
          </table:table-cell>
          <table:table-cell office:value-type="float" office:value="23069" table:style-name="ce7">
            <text:p>23,069<text:s/></text:p>
          </table:table-cell>
          <table:table-cell office:value-type="float" office:value="20339" table:style-name="ce7">
            <text:p>20,339<text:s/></text:p>
          </table:table-cell>
          <table:table-cell office:value-type="float" office:value="21755" table:style-name="ce7">
            <text:p>21,755<text:s/></text:p>
          </table:table-cell>
          <table:table-cell office:value-type="float" office:value="21563" table:style-name="ce7">
            <text:p>21,563<text:s/></text:p>
          </table:table-cell>
          <table:table-cell office:value-type="float" office:value="22470" table:style-name="ce7">
            <text:p>22,470<text:s/></text:p>
          </table:table-cell>
          <table:table-cell office:value-type="float" office:value="24594" table:style-name="ce7">
            <text:p>24,594<text:s/></text:p>
          </table:table-cell>
          <table:table-cell office:value-type="float" office:value="27863" table:style-name="ce7">
            <text:p>27,863<text:s/></text:p>
          </table:table-cell>
          <table:table-cell office:value-type="float" office:value="27304" table:style-name="ce7">
            <text:p>27,304<text:s/></text:p>
          </table:table-cell>
          <table:table-cell office:value-type="float" office:value="23582" table:style-name="ce7">
            <text:p>23,582<text:s/></text:p>
          </table:table-cell>
          <table:table-cell office:value-type="float" office:value="21378" table:style-name="ce7">
            <text:p>21,378<text:s/></text:p>
          </table:table-cell>
          <table:table-cell office:value-type="float" office:value="22063" table:style-name="ce7">
            <text:p>22,063<text:s/></text:p>
          </table:table-cell>
          <table:table-cell office:value-type="float" office:value="22427" table:style-name="ce7">
            <text:p>22,427<text:s/></text:p>
          </table:table-cell>
          <table:table-cell office:value-type="float" office:value="23166" table:style-name="ce7">
            <text:p>23,166<text:s/></text:p>
          </table:table-cell>
          <table:table-cell office:value-type="float" office:value="26201" table:style-name="ce7">
            <text:p>26,201<text:s/></text:p>
          </table:table-cell>
          <table:table-cell office:value-type="float" office:value="23735" table:style-name="ce7">
            <text:p>23,735<text:s/></text:p>
          </table:table-cell>
          <table:table-cell office:value-type="float" office:value="20686" table:style-name="ce7">
            <text:p>20,686<text:s/></text:p>
          </table:table-cell>
          <table:table-cell office:value-type="float" office:value="21525" table:style-name="ce7">
            <text:p>21,525<text:s/></text:p>
          </table:table-cell>
          <table:table-cell office:value-type="float" office:value="21926" table:style-name="ce7">
            <text:p>21,926<text:s/></text:p>
          </table:table-cell>
          <table:table-cell office:value-type="float" office:value="22892" table:style-name="ce7">
            <text:p>22,892<text:s/></text:p>
          </table:table-cell>
          <table:table-cell office:value-type="float" office:value="23321" table:style-name="ce7">
            <text:p>23,321<text:s/></text:p>
          </table:table-cell>
          <table:table-cell office:value-type="float" office:value="25192" table:style-name="ce7">
            <text:p>25,192<text:s/></text:p>
          </table:table-cell>
          <table:table-cell office:value-type="float" office:value="21076" table:style-name="ce7">
            <text:p>21,076<text:s/></text:p>
          </table:table-cell>
          <table:table-cell office:value-type="float" office:value="20099" table:style-name="ce7">
            <text:p>20,099<text:s/></text:p>
          </table:table-cell>
          <table:table-cell office:value-type="float" office:value="22815" table:style-name="ce7">
            <text:p>22,815<text:s/></text:p>
          </table:table-cell>
          <table:table-cell office:value-type="float" office:value="22349" table:style-name="ce7">
            <text:p>22,349<text:s/></text:p>
          </table:table-cell>
          <table:table-cell office:value-type="float" office:value="23141" table:style-name="ce7">
            <text:p>23,141<text:s/></text:p>
          </table:table-cell>
          <table:table-cell office:value-type="float" office:value="23457" table:style-name="ce7">
            <text:p>23,457<text:s/></text:p>
          </table:table-cell>
          <table:table-cell office:value-type="float" office:value="27015" table:style-name="ce7">
            <text:p>27,015<text:s/></text:p>
          </table:table-cell>
          <table:table-cell office:value-type="float" office:value="22772" table:style-name="ce7">
            <text:p>22,772<text:s/></text:p>
          </table:table-cell>
          <table:table-cell office:value-type="float" office:value="26979" table:style-name="ce7">
            <text:p>26,979<text:s/></text:p>
          </table:table-cell>
          <table:table-cell office:value-type="float" office:value="724980" table:formula="msoxl:=SUM(B82:AF82)" table:style-name="ce2">
            <text:p>724,980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象山</text:p>
          </table:table-cell>
          <table:table-cell office:value-type="float" office:value="14023" table:style-name="ce7">
            <text:p>14,023<text:s/></text:p>
          </table:table-cell>
          <table:table-cell office:value-type="float" office:value="10712" table:style-name="ce7">
            <text:p>10,712<text:s/></text:p>
          </table:table-cell>
          <table:table-cell office:value-type="float" office:value="8548" table:style-name="ce7">
            <text:p>8,548<text:s/></text:p>
          </table:table-cell>
          <table:table-cell office:value-type="float" office:value="13135" table:style-name="ce7">
            <text:p>13,135<text:s/></text:p>
          </table:table-cell>
          <table:table-cell office:value-type="float" office:value="14082" table:style-name="ce7">
            <text:p>14,082<text:s/></text:p>
          </table:table-cell>
          <table:table-cell office:value-type="float" office:value="13958" table:style-name="ce7">
            <text:p>13,958<text:s/></text:p>
          </table:table-cell>
          <table:table-cell office:value-type="float" office:value="15064" table:style-name="ce7">
            <text:p>15,064<text:s/></text:p>
          </table:table-cell>
          <table:table-cell office:value-type="float" office:value="16205" table:style-name="ce7">
            <text:p>16,205<text:s/></text:p>
          </table:table-cell>
          <table:table-cell office:value-type="float" office:value="12343" table:style-name="ce7">
            <text:p>12,343<text:s/></text:p>
          </table:table-cell>
          <table:table-cell office:value-type="float" office:value="10379" table:style-name="ce7">
            <text:p>10,379<text:s/></text:p>
          </table:table-cell>
          <table:table-cell office:value-type="float" office:value="14736" table:style-name="ce7">
            <text:p>14,736<text:s/></text:p>
          </table:table-cell>
          <table:table-cell office:value-type="float" office:value="14230" table:style-name="ce7">
            <text:p>14,230<text:s/></text:p>
          </table:table-cell>
          <table:table-cell office:value-type="float" office:value="14636" table:style-name="ce7">
            <text:p>14,636<text:s/></text:p>
          </table:table-cell>
          <table:table-cell office:value-type="float" office:value="15368" table:style-name="ce7">
            <text:p>15,368<text:s/></text:p>
          </table:table-cell>
          <table:table-cell office:value-type="float" office:value="15830" table:style-name="ce7">
            <text:p>15,830<text:s/></text:p>
          </table:table-cell>
          <table:table-cell office:value-type="float" office:value="10599" table:style-name="ce7">
            <text:p>10,599<text:s/></text:p>
          </table:table-cell>
          <table:table-cell office:value-type="float" office:value="8309" table:style-name="ce7">
            <text:p>8,309<text:s/></text:p>
          </table:table-cell>
          <table:table-cell office:value-type="float" office:value="14779" table:style-name="ce7">
            <text:p>14,779<text:s/></text:p>
          </table:table-cell>
          <table:table-cell office:value-type="float" office:value="14233" table:style-name="ce7">
            <text:p>14,233<text:s/></text:p>
          </table:table-cell>
          <table:table-cell office:value-type="float" office:value="14258" table:style-name="ce7">
            <text:p>14,258<text:s/></text:p>
          </table:table-cell>
          <table:table-cell office:value-type="float" office:value="13789" table:style-name="ce7">
            <text:p>13,789<text:s/></text:p>
          </table:table-cell>
          <table:table-cell office:value-type="float" office:value="14750" table:style-name="ce7">
            <text:p>14,750<text:s/></text:p>
          </table:table-cell>
          <table:table-cell office:value-type="float" office:value="11399" table:style-name="ce7">
            <text:p>11,399<text:s/></text:p>
          </table:table-cell>
          <table:table-cell office:value-type="float" office:value="9592" table:style-name="ce7">
            <text:p>9,592<text:s/></text:p>
          </table:table-cell>
          <table:table-cell office:value-type="float" office:value="14401" table:style-name="ce7">
            <text:p>14,401<text:s/></text:p>
          </table:table-cell>
          <table:table-cell office:value-type="float" office:value="15053" table:style-name="ce7">
            <text:p>15,053<text:s/></text:p>
          </table:table-cell>
          <table:table-cell office:value-type="float" office:value="15861" table:style-name="ce7">
            <text:p>15,861<text:s/></text:p>
          </table:table-cell>
          <table:table-cell office:value-type="float" office:value="15179" table:style-name="ce7">
            <text:p>15,179<text:s/></text:p>
          </table:table-cell>
          <table:table-cell office:value-type="float" office:value="15338" table:style-name="ce7">
            <text:p>15,338<text:s/></text:p>
          </table:table-cell>
          <table:table-cell office:value-type="float" office:value="11816" table:style-name="ce7">
            <text:p>11,816<text:s/></text:p>
          </table:table-cell>
          <table:table-cell office:value-type="float" office:value="38191" table:style-name="ce7">
            <text:p>38,191<text:s/></text:p>
          </table:table-cell>
          <table:table-cell office:value-type="float" office:value="440796" table:formula="msoxl:=SUM(B83:AF83)" table:style-name="ce2">
            <text:p>440,796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台北101/世貿</text:p>
          </table:table-cell>
          <table:table-cell office:value-type="float" office:value="36627" table:style-name="ce7">
            <text:p>36,627<text:s/></text:p>
          </table:table-cell>
          <table:table-cell office:value-type="float" office:value="36071" table:style-name="ce7">
            <text:p>36,071<text:s/></text:p>
          </table:table-cell>
          <table:table-cell office:value-type="float" office:value="30441" table:style-name="ce7">
            <text:p>30,441<text:s/></text:p>
          </table:table-cell>
          <table:table-cell office:value-type="float" office:value="30489" table:style-name="ce7">
            <text:p>30,489<text:s/></text:p>
          </table:table-cell>
          <table:table-cell office:value-type="float" office:value="29899" table:style-name="ce7">
            <text:p>29,899<text:s/></text:p>
          </table:table-cell>
          <table:table-cell office:value-type="float" office:value="30878" table:style-name="ce7">
            <text:p>30,878<text:s/></text:p>
          </table:table-cell>
          <table:table-cell office:value-type="float" office:value="32661" table:style-name="ce7">
            <text:p>32,661<text:s/></text:p>
          </table:table-cell>
          <table:table-cell office:value-type="float" office:value="37058" table:style-name="ce7">
            <text:p>37,058<text:s/></text:p>
          </table:table-cell>
          <table:table-cell office:value-type="float" office:value="36935" table:style-name="ce7">
            <text:p>36,935<text:s/></text:p>
          </table:table-cell>
          <table:table-cell office:value-type="float" office:value="31783" table:style-name="ce7">
            <text:p>31,783<text:s/></text:p>
          </table:table-cell>
          <table:table-cell office:value-type="float" office:value="31982" table:style-name="ce7">
            <text:p>31,982<text:s/></text:p>
          </table:table-cell>
          <table:table-cell office:value-type="float" office:value="32298" table:style-name="ce7">
            <text:p>32,298<text:s/></text:p>
          </table:table-cell>
          <table:table-cell office:value-type="float" office:value="31455" table:style-name="ce7">
            <text:p>31,455<text:s/></text:p>
          </table:table-cell>
          <table:table-cell office:value-type="float" office:value="33401" table:style-name="ce7">
            <text:p>33,401<text:s/></text:p>
          </table:table-cell>
          <table:table-cell office:value-type="float" office:value="36198" table:style-name="ce7">
            <text:p>36,198<text:s/></text:p>
          </table:table-cell>
          <table:table-cell office:value-type="float" office:value="37714" table:style-name="ce7">
            <text:p>37,714<text:s/></text:p>
          </table:table-cell>
          <table:table-cell office:value-type="float" office:value="30372" table:style-name="ce7">
            <text:p>30,372<text:s/></text:p>
          </table:table-cell>
          <table:table-cell office:value-type="float" office:value="33110" table:style-name="ce7">
            <text:p>33,110<text:s/></text:p>
          </table:table-cell>
          <table:table-cell office:value-type="float" office:value="32183" table:style-name="ce7">
            <text:p>32,183<text:s/></text:p>
          </table:table-cell>
          <table:table-cell office:value-type="float" office:value="33666" table:style-name="ce7">
            <text:p>33,666<text:s/></text:p>
          </table:table-cell>
          <table:table-cell office:value-type="float" office:value="35285" table:style-name="ce7">
            <text:p>35,285<text:s/></text:p>
          </table:table-cell>
          <table:table-cell office:value-type="float" office:value="44045" table:style-name="ce7">
            <text:p>44,045<text:s/></text:p>
          </table:table-cell>
          <table:table-cell office:value-type="float" office:value="49175" table:style-name="ce7">
            <text:p>49,175<text:s/></text:p>
          </table:table-cell>
          <table:table-cell office:value-type="float" office:value="45765" table:style-name="ce7">
            <text:p>45,765<text:s/></text:p>
          </table:table-cell>
          <table:table-cell office:value-type="float" office:value="44869" table:style-name="ce7">
            <text:p>44,869<text:s/></text:p>
          </table:table-cell>
          <table:table-cell office:value-type="float" office:value="34178" table:style-name="ce7">
            <text:p>34,178<text:s/></text:p>
          </table:table-cell>
          <table:table-cell office:value-type="float" office:value="33530" table:style-name="ce7">
            <text:p>33,530<text:s/></text:p>
          </table:table-cell>
          <table:table-cell office:value-type="float" office:value="33682" table:style-name="ce7">
            <text:p>33,682<text:s/></text:p>
          </table:table-cell>
          <table:table-cell office:value-type="float" office:value="37164" table:style-name="ce7">
            <text:p>37,164<text:s/></text:p>
          </table:table-cell>
          <table:table-cell office:value-type="float" office:value="32677" table:style-name="ce7">
            <text:p>32,677<text:s/></text:p>
          </table:table-cell>
          <table:table-cell office:value-type="float" office:value="70929" table:style-name="ce7">
            <text:p>70,929<text:s/></text:p>
          </table:table-cell>
          <table:table-cell office:value-type="float" office:value="1126520" table:formula="msoxl:=SUM(B84:AF84)" table:style-name="ce2">
            <text:p>1,126,520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信義安和</text:p>
          </table:table-cell>
          <table:table-cell office:value-type="float" office:value="21107" table:style-name="ce7">
            <text:p>21,107<text:s/></text:p>
          </table:table-cell>
          <table:table-cell office:value-type="float" office:value="14352" table:style-name="ce7">
            <text:p>14,352<text:s/></text:p>
          </table:table-cell>
          <table:table-cell office:value-type="float" office:value="10646" table:style-name="ce7">
            <text:p>10,646<text:s/></text:p>
          </table:table-cell>
          <table:table-cell office:value-type="float" office:value="18914" table:style-name="ce7">
            <text:p>18,914<text:s/></text:p>
          </table:table-cell>
          <table:table-cell office:value-type="float" office:value="19260" table:style-name="ce7">
            <text:p>19,260<text:s/></text:p>
          </table:table-cell>
          <table:table-cell office:value-type="float" office:value="20033" table:style-name="ce7">
            <text:p>20,033<text:s/></text:p>
          </table:table-cell>
          <table:table-cell office:value-type="float" office:value="20084" table:style-name="ce7">
            <text:p>20,084<text:s/></text:p>
          </table:table-cell>
          <table:table-cell office:value-type="float" office:value="21365" table:style-name="ce7">
            <text:p>21,365<text:s/></text:p>
          </table:table-cell>
          <table:table-cell office:value-type="float" office:value="15185" table:style-name="ce7">
            <text:p>15,185<text:s/></text:p>
          </table:table-cell>
          <table:table-cell office:value-type="float" office:value="11307" table:style-name="ce7">
            <text:p>11,307<text:s/></text:p>
          </table:table-cell>
          <table:table-cell office:value-type="float" office:value="18469" table:style-name="ce7">
            <text:p>18,469<text:s/></text:p>
          </table:table-cell>
          <table:table-cell office:value-type="float" office:value="19387" table:style-name="ce7">
            <text:p>19,387<text:s/></text:p>
          </table:table-cell>
          <table:table-cell office:value-type="float" office:value="19734" table:style-name="ce7">
            <text:p>19,734<text:s/></text:p>
          </table:table-cell>
          <table:table-cell office:value-type="float" office:value="20051" table:style-name="ce7">
            <text:p>20,051<text:s/></text:p>
          </table:table-cell>
          <table:table-cell office:value-type="float" office:value="21311" table:style-name="ce7">
            <text:p>21,311<text:s/></text:p>
          </table:table-cell>
          <table:table-cell office:value-type="float" office:value="15385" table:style-name="ce7">
            <text:p>15,385<text:s/></text:p>
          </table:table-cell>
          <table:table-cell office:value-type="float" office:value="11407" table:style-name="ce7">
            <text:p>11,407<text:s/></text:p>
          </table:table-cell>
          <table:table-cell office:value-type="float" office:value="19263" table:style-name="ce7">
            <text:p>19,263<text:s/></text:p>
          </table:table-cell>
          <table:table-cell office:value-type="float" office:value="19859" table:style-name="ce7">
            <text:p>19,859<text:s/></text:p>
          </table:table-cell>
          <table:table-cell office:value-type="float" office:value="20197" table:style-name="ce7">
            <text:p>20,197<text:s/></text:p>
          </table:table-cell>
          <table:table-cell office:value-type="float" office:value="20651" table:style-name="ce7">
            <text:p>20,651<text:s/></text:p>
          </table:table-cell>
          <table:table-cell office:value-type="float" office:value="22342" table:style-name="ce7">
            <text:p>22,342<text:s/></text:p>
          </table:table-cell>
          <table:table-cell office:value-type="float" office:value="15781" table:style-name="ce7">
            <text:p>15,781<text:s/></text:p>
          </table:table-cell>
          <table:table-cell office:value-type="float" office:value="12091" table:style-name="ce7">
            <text:p>12,091<text:s/></text:p>
          </table:table-cell>
          <table:table-cell office:value-type="float" office:value="19887" table:style-name="ce7">
            <text:p>19,887<text:s/></text:p>
          </table:table-cell>
          <table:table-cell office:value-type="float" office:value="20566" table:style-name="ce7">
            <text:p>20,566<text:s/></text:p>
          </table:table-cell>
          <table:table-cell office:value-type="float" office:value="20632" table:style-name="ce7">
            <text:p>20,632<text:s/></text:p>
          </table:table-cell>
          <table:table-cell office:value-type="float" office:value="20909" table:style-name="ce7">
            <text:p>20,909<text:s/></text:p>
          </table:table-cell>
          <table:table-cell office:value-type="float" office:value="21962" table:style-name="ce7">
            <text:p>21,962<text:s/></text:p>
          </table:table-cell>
          <table:table-cell office:value-type="float" office:value="14576" table:style-name="ce7">
            <text:p>14,576<text:s/></text:p>
          </table:table-cell>
          <table:table-cell office:value-type="float" office:value="34317" table:style-name="ce7">
            <text:p>34,317<text:s/></text:p>
          </table:table-cell>
          <table:table-cell office:value-type="float" office:value="581030" table:formula="msoxl:=SUM(B85:AF85)" table:style-name="ce2">
            <text:p>581,030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大安森林公園</text:p>
          </table:table-cell>
          <table:table-cell office:value-type="float" office:value="8869" table:style-name="ce7">
            <text:p>8,869<text:s/></text:p>
          </table:table-cell>
          <table:table-cell office:value-type="float" office:value="10690" table:style-name="ce7">
            <text:p>10,690<text:s/></text:p>
          </table:table-cell>
          <table:table-cell office:value-type="float" office:value="10681" table:style-name="ce7">
            <text:p>10,681<text:s/></text:p>
          </table:table-cell>
          <table:table-cell office:value-type="float" office:value="7807" table:style-name="ce7">
            <text:p>7,807<text:s/></text:p>
          </table:table-cell>
          <table:table-cell office:value-type="float" office:value="8807" table:style-name="ce7">
            <text:p>8,807<text:s/></text:p>
          </table:table-cell>
          <table:table-cell office:value-type="float" office:value="8204" table:style-name="ce7">
            <text:p>8,204<text:s/></text:p>
          </table:table-cell>
          <table:table-cell office:value-type="float" office:value="9345" table:style-name="ce7">
            <text:p>9,345<text:s/></text:p>
          </table:table-cell>
          <table:table-cell office:value-type="float" office:value="10223" table:style-name="ce7">
            <text:p>10,223<text:s/></text:p>
          </table:table-cell>
          <table:table-cell office:value-type="float" office:value="13254" table:style-name="ce7">
            <text:p>13,254<text:s/></text:p>
          </table:table-cell>
          <table:table-cell office:value-type="float" office:value="11906" table:style-name="ce7">
            <text:p>11,906<text:s/></text:p>
          </table:table-cell>
          <table:table-cell office:value-type="float" office:value="8828" table:style-name="ce7">
            <text:p>8,828<text:s/></text:p>
          </table:table-cell>
          <table:table-cell office:value-type="float" office:value="8640" table:style-name="ce7">
            <text:p>8,640<text:s/></text:p>
          </table:table-cell>
          <table:table-cell office:value-type="float" office:value="9122" table:style-name="ce7">
            <text:p>9,122<text:s/></text:p>
          </table:table-cell>
          <table:table-cell office:value-type="float" office:value="9338" table:style-name="ce7">
            <text:p>9,338<text:s/></text:p>
          </table:table-cell>
          <table:table-cell office:value-type="float" office:value="10150" table:style-name="ce7">
            <text:p>10,150<text:s/></text:p>
          </table:table-cell>
          <table:table-cell office:value-type="float" office:value="11836" table:style-name="ce7">
            <text:p>11,836<text:s/></text:p>
          </table:table-cell>
          <table:table-cell office:value-type="float" office:value="10124" table:style-name="ce7">
            <text:p>10,124<text:s/></text:p>
          </table:table-cell>
          <table:table-cell office:value-type="float" office:value="9113" table:style-name="ce7">
            <text:p>9,113<text:s/></text:p>
          </table:table-cell>
          <table:table-cell office:value-type="float" office:value="8729" table:style-name="ce7">
            <text:p>8,729<text:s/></text:p>
          </table:table-cell>
          <table:table-cell office:value-type="float" office:value="8879" table:style-name="ce7">
            <text:p>8,879<text:s/></text:p>
          </table:table-cell>
          <table:table-cell office:value-type="float" office:value="8530" table:style-name="ce7">
            <text:p>8,530<text:s/></text:p>
          </table:table-cell>
          <table:table-cell office:value-type="float" office:value="9340" table:style-name="ce7">
            <text:p>9,340<text:s/></text:p>
          </table:table-cell>
          <table:table-cell office:value-type="float" office:value="11363" table:style-name="ce7">
            <text:p>11,363<text:s/></text:p>
          </table:table-cell>
          <table:table-cell office:value-type="float" office:value="9805" table:style-name="ce7">
            <text:p>9,805<text:s/></text:p>
          </table:table-cell>
          <table:table-cell office:value-type="float" office:value="9801" table:style-name="ce7">
            <text:p>9,801<text:s/></text:p>
          </table:table-cell>
          <table:table-cell office:value-type="float" office:value="9566" table:style-name="ce7">
            <text:p>9,566<text:s/></text:p>
          </table:table-cell>
          <table:table-cell office:value-type="float" office:value="9632" table:style-name="ce7">
            <text:p>9,632<text:s/></text:p>
          </table:table-cell>
          <table:table-cell office:value-type="float" office:value="9050" table:style-name="ce7">
            <text:p>9,050<text:s/></text:p>
          </table:table-cell>
          <table:table-cell office:value-type="float" office:value="9667" table:style-name="ce7">
            <text:p>9,667<text:s/></text:p>
          </table:table-cell>
          <table:table-cell office:value-type="float" office:value="11313" table:style-name="ce7">
            <text:p>11,313<text:s/></text:p>
          </table:table-cell>
          <table:table-cell office:value-type="float" office:value="16440" table:style-name="ce7">
            <text:p>16,440<text:s/></text:p>
          </table:table-cell>
          <table:table-cell office:value-type="float" office:value="309052" table:formula="msoxl:=SUM(B86:AF86)" table:style-name="ce2">
            <text:p>309,052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北門</text:p>
          </table:table-cell>
          <table:table-cell office:value-type="float" office:value="16524" table:style-name="ce7">
            <text:p>16,524<text:s/></text:p>
          </table:table-cell>
          <table:table-cell office:value-type="float" office:value="14177" table:style-name="ce7">
            <text:p>14,177<text:s/></text:p>
          </table:table-cell>
          <table:table-cell office:value-type="float" office:value="11614" table:style-name="ce7">
            <text:p>11,614<text:s/></text:p>
          </table:table-cell>
          <table:table-cell office:value-type="float" office:value="14599" table:style-name="ce7">
            <text:p>14,599<text:s/></text:p>
          </table:table-cell>
          <table:table-cell office:value-type="float" office:value="15330" table:style-name="ce7">
            <text:p>15,330<text:s/></text:p>
          </table:table-cell>
          <table:table-cell office:value-type="float" office:value="14902" table:style-name="ce7">
            <text:p>14,902<text:s/></text:p>
          </table:table-cell>
          <table:table-cell office:value-type="float" office:value="15793" table:style-name="ce7">
            <text:p>15,793<text:s/></text:p>
          </table:table-cell>
          <table:table-cell office:value-type="float" office:value="17233" table:style-name="ce7">
            <text:p>17,233<text:s/></text:p>
          </table:table-cell>
          <table:table-cell office:value-type="float" office:value="15869" table:style-name="ce7">
            <text:p>15,869<text:s/></text:p>
          </table:table-cell>
          <table:table-cell office:value-type="float" office:value="13365" table:style-name="ce7">
            <text:p>13,365<text:s/></text:p>
          </table:table-cell>
          <table:table-cell office:value-type="float" office:value="15078" table:style-name="ce7">
            <text:p>15,078<text:s/></text:p>
          </table:table-cell>
          <table:table-cell office:value-type="float" office:value="15323" table:style-name="ce7">
            <text:p>15,323<text:s/></text:p>
          </table:table-cell>
          <table:table-cell office:value-type="float" office:value="15584" table:style-name="ce7">
            <text:p>15,584<text:s/></text:p>
          </table:table-cell>
          <table:table-cell office:value-type="float" office:value="15776" table:style-name="ce7">
            <text:p>15,776<text:s/></text:p>
          </table:table-cell>
          <table:table-cell office:value-type="float" office:value="17113" table:style-name="ce7">
            <text:p>17,113<text:s/></text:p>
          </table:table-cell>
          <table:table-cell office:value-type="float" office:value="14938" table:style-name="ce7">
            <text:p>14,938<text:s/></text:p>
          </table:table-cell>
          <table:table-cell office:value-type="float" office:value="12385" table:style-name="ce7">
            <text:p>12,385<text:s/></text:p>
          </table:table-cell>
          <table:table-cell office:value-type="float" office:value="15292" table:style-name="ce7">
            <text:p>15,292<text:s/></text:p>
          </table:table-cell>
          <table:table-cell office:value-type="float" office:value="15432" table:style-name="ce7">
            <text:p>15,432<text:s/></text:p>
          </table:table-cell>
          <table:table-cell office:value-type="float" office:value="15431" table:style-name="ce7">
            <text:p>15,431<text:s/></text:p>
          </table:table-cell>
          <table:table-cell office:value-type="float" office:value="15327" table:style-name="ce7">
            <text:p>15,327<text:s/></text:p>
          </table:table-cell>
          <table:table-cell office:value-type="float" office:value="16956" table:style-name="ce7">
            <text:p>16,956<text:s/></text:p>
          </table:table-cell>
          <table:table-cell office:value-type="float" office:value="14858" table:style-name="ce7">
            <text:p>14,858<text:s/></text:p>
          </table:table-cell>
          <table:table-cell office:value-type="float" office:value="11978" table:style-name="ce7">
            <text:p>11,978<text:s/></text:p>
          </table:table-cell>
          <table:table-cell office:value-type="float" office:value="16157" table:style-name="ce7">
            <text:p>16,157<text:s/></text:p>
          </table:table-cell>
          <table:table-cell office:value-type="float" office:value="16298" table:style-name="ce7">
            <text:p>16,298<text:s/></text:p>
          </table:table-cell>
          <table:table-cell office:value-type="float" office:value="16448" table:style-name="ce7">
            <text:p>16,448<text:s/></text:p>
          </table:table-cell>
          <table:table-cell office:value-type="float" office:value="16174" table:style-name="ce7">
            <text:p>16,174<text:s/></text:p>
          </table:table-cell>
          <table:table-cell office:value-type="float" office:value="17675" table:style-name="ce7">
            <text:p>17,675<text:s/></text:p>
          </table:table-cell>
          <table:table-cell office:value-type="float" office:value="15195" table:style-name="ce7">
            <text:p>15,195<text:s/></text:p>
          </table:table-cell>
          <table:table-cell office:value-type="float" office:value="16935" table:style-name="ce7">
            <text:p>16,935<text:s/></text:p>
          </table:table-cell>
          <table:table-cell office:value-type="float" office:value="475759" table:formula="msoxl:=SUM(B87:AF87)" table:style-name="ce2">
            <text:p>475,759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松江南京</text:p>
          </table:table-cell>
          <table:table-cell office:value-type="float" office:value="42144" table:style-name="ce7">
            <text:p>42,144<text:s/></text:p>
          </table:table-cell>
          <table:table-cell office:value-type="float" office:value="25052" table:style-name="ce7">
            <text:p>25,052<text:s/></text:p>
          </table:table-cell>
          <table:table-cell office:value-type="float" office:value="16432" table:style-name="ce7">
            <text:p>16,432<text:s/></text:p>
          </table:table-cell>
          <table:table-cell office:value-type="float" office:value="39174" table:style-name="ce7">
            <text:p>39,174<text:s/></text:p>
          </table:table-cell>
          <table:table-cell office:value-type="float" office:value="40699" table:style-name="ce7">
            <text:p>40,699<text:s/></text:p>
          </table:table-cell>
          <table:table-cell office:value-type="float" office:value="41540" table:style-name="ce7">
            <text:p>41,540<text:s/></text:p>
          </table:table-cell>
          <table:table-cell office:value-type="float" office:value="41100" table:style-name="ce7">
            <text:p>41,100<text:s/></text:p>
          </table:table-cell>
          <table:table-cell office:value-type="float" office:value="42727" table:style-name="ce7">
            <text:p>42,727<text:s/></text:p>
          </table:table-cell>
          <table:table-cell office:value-type="float" office:value="22466" table:style-name="ce7">
            <text:p>22,466<text:s/></text:p>
          </table:table-cell>
          <table:table-cell office:value-type="float" office:value="17044" table:style-name="ce7">
            <text:p>17,044<text:s/></text:p>
          </table:table-cell>
          <table:table-cell office:value-type="float" office:value="38924" table:style-name="ce7">
            <text:p>38,924<text:s/></text:p>
          </table:table-cell>
          <table:table-cell office:value-type="float" office:value="40731" table:style-name="ce7">
            <text:p>40,731<text:s/></text:p>
          </table:table-cell>
          <table:table-cell office:value-type="float" office:value="40413" table:style-name="ce7">
            <text:p>40,413<text:s/></text:p>
          </table:table-cell>
          <table:table-cell office:value-type="float" office:value="40714" table:style-name="ce7">
            <text:p>40,714<text:s/></text:p>
          </table:table-cell>
          <table:table-cell office:value-type="float" office:value="42189" table:style-name="ce7">
            <text:p>42,189<text:s/></text:p>
          </table:table-cell>
          <table:table-cell office:value-type="float" office:value="23251" table:style-name="ce7">
            <text:p>23,251<text:s/></text:p>
          </table:table-cell>
          <table:table-cell office:value-type="float" office:value="18728" table:style-name="ce7">
            <text:p>18,728<text:s/></text:p>
          </table:table-cell>
          <table:table-cell office:value-type="float" office:value="39706" table:style-name="ce7">
            <text:p>39,706<text:s/></text:p>
          </table:table-cell>
          <table:table-cell office:value-type="float" office:value="41584" table:style-name="ce7">
            <text:p>41,584<text:s/></text:p>
          </table:table-cell>
          <table:table-cell office:value-type="float" office:value="42281" table:style-name="ce7">
            <text:p>42,281<text:s/></text:p>
          </table:table-cell>
          <table:table-cell office:value-type="float" office:value="42978" table:style-name="ce7">
            <text:p>42,978<text:s/></text:p>
          </table:table-cell>
          <table:table-cell office:value-type="float" office:value="43363" table:style-name="ce7">
            <text:p>43,363<text:s/></text:p>
          </table:table-cell>
          <table:table-cell office:value-type="float" office:value="23605" table:style-name="ce7">
            <text:p>23,605<text:s/></text:p>
          </table:table-cell>
          <table:table-cell office:value-type="float" office:value="18339" table:style-name="ce7">
            <text:p>18,339<text:s/></text:p>
          </table:table-cell>
          <table:table-cell office:value-type="float" office:value="40971" table:style-name="ce7">
            <text:p>40,971<text:s/></text:p>
          </table:table-cell>
          <table:table-cell office:value-type="float" office:value="42122" table:style-name="ce7">
            <text:p>42,122<text:s/></text:p>
          </table:table-cell>
          <table:table-cell office:value-type="float" office:value="42146" table:style-name="ce7">
            <text:p>42,146<text:s/></text:p>
          </table:table-cell>
          <table:table-cell office:value-type="float" office:value="42994" table:style-name="ce7">
            <text:p>42,994<text:s/></text:p>
          </table:table-cell>
          <table:table-cell office:value-type="float" office:value="43160" table:style-name="ce7">
            <text:p>43,160<text:s/></text:p>
          </table:table-cell>
          <table:table-cell office:value-type="float" office:value="20917" table:style-name="ce7">
            <text:p>20,917<text:s/></text:p>
          </table:table-cell>
          <table:table-cell office:value-type="float" office:value="21117" table:style-name="ce7">
            <text:p>21,117<text:s/></text:p>
          </table:table-cell>
          <table:table-cell office:value-type="float" office:value="1078611" table:formula="msoxl:=SUM(B88:AF88)" table:style-name="ce2">
            <text:p>1,078,611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台北小巨蛋</text:p>
          </table:table-cell>
          <table:table-cell office:value-type="float" office:value="23168" table:style-name="ce7">
            <text:p>23,168<text:s/></text:p>
          </table:table-cell>
          <table:table-cell office:value-type="float" office:value="18975" table:style-name="ce7">
            <text:p>18,975<text:s/></text:p>
          </table:table-cell>
          <table:table-cell office:value-type="float" office:value="14906" table:style-name="ce7">
            <text:p>14,906<text:s/></text:p>
          </table:table-cell>
          <table:table-cell office:value-type="float" office:value="21301" table:style-name="ce7">
            <text:p>21,301<text:s/></text:p>
          </table:table-cell>
          <table:table-cell office:value-type="float" office:value="21836" table:style-name="ce7">
            <text:p>21,836<text:s/></text:p>
          </table:table-cell>
          <table:table-cell office:value-type="float" office:value="22853" table:style-name="ce7">
            <text:p>22,853<text:s/></text:p>
          </table:table-cell>
          <table:table-cell office:value-type="float" office:value="22625" table:style-name="ce7">
            <text:p>22,625<text:s/></text:p>
          </table:table-cell>
          <table:table-cell office:value-type="float" office:value="23254" table:style-name="ce7">
            <text:p>23,254<text:s/></text:p>
          </table:table-cell>
          <table:table-cell office:value-type="float" office:value="20031" table:style-name="ce7">
            <text:p>20,031<text:s/></text:p>
          </table:table-cell>
          <table:table-cell office:value-type="float" office:value="15603" table:style-name="ce7">
            <text:p>15,603<text:s/></text:p>
          </table:table-cell>
          <table:table-cell office:value-type="float" office:value="21285" table:style-name="ce7">
            <text:p>21,285<text:s/></text:p>
          </table:table-cell>
          <table:table-cell office:value-type="float" office:value="23016" table:style-name="ce7">
            <text:p>23,016<text:s/></text:p>
          </table:table-cell>
          <table:table-cell office:value-type="float" office:value="22396" table:style-name="ce7">
            <text:p>22,396<text:s/></text:p>
          </table:table-cell>
          <table:table-cell office:value-type="float" office:value="22450" table:style-name="ce7">
            <text:p>22,450<text:s/></text:p>
          </table:table-cell>
          <table:table-cell office:value-type="float" office:value="26240" table:style-name="ce7">
            <text:p>26,240<text:s/></text:p>
          </table:table-cell>
          <table:table-cell office:value-type="float" office:value="19830" table:style-name="ce7">
            <text:p>19,830<text:s/></text:p>
          </table:table-cell>
          <table:table-cell office:value-type="float" office:value="31282" table:style-name="ce7">
            <text:p>31,282<text:s/></text:p>
          </table:table-cell>
          <table:table-cell office:value-type="float" office:value="20393" table:style-name="ce7">
            <text:p>20,393<text:s/></text:p>
          </table:table-cell>
          <table:table-cell office:value-type="float" office:value="21870" table:style-name="ce7">
            <text:p>21,870<text:s/></text:p>
          </table:table-cell>
          <table:table-cell office:value-type="float" office:value="22691" table:style-name="ce7">
            <text:p>22,691<text:s/></text:p>
          </table:table-cell>
          <table:table-cell office:value-type="float" office:value="22618" table:style-name="ce7">
            <text:p>22,618<text:s/></text:p>
          </table:table-cell>
          <table:table-cell office:value-type="float" office:value="22945" table:style-name="ce7">
            <text:p>22,945<text:s/></text:p>
          </table:table-cell>
          <table:table-cell office:value-type="float" office:value="19170" table:style-name="ce7">
            <text:p>19,170<text:s/></text:p>
          </table:table-cell>
          <table:table-cell office:value-type="float" office:value="15357" table:style-name="ce7">
            <text:p>15,357<text:s/></text:p>
          </table:table-cell>
          <table:table-cell office:value-type="float" office:value="21145" table:style-name="ce7">
            <text:p>21,145<text:s/></text:p>
          </table:table-cell>
          <table:table-cell office:value-type="float" office:value="22071" table:style-name="ce7">
            <text:p>22,071<text:s/></text:p>
          </table:table-cell>
          <table:table-cell office:value-type="float" office:value="22633" table:style-name="ce7">
            <text:p>22,633<text:s/></text:p>
          </table:table-cell>
          <table:table-cell office:value-type="float" office:value="22992" table:style-name="ce7">
            <text:p>22,992<text:s/></text:p>
          </table:table-cell>
          <table:table-cell office:value-type="float" office:value="23065" table:style-name="ce7">
            <text:p>23,065<text:s/></text:p>
          </table:table-cell>
          <table:table-cell office:value-type="float" office:value="14770" table:style-name="ce7">
            <text:p>14,770<text:s/></text:p>
          </table:table-cell>
          <table:table-cell office:value-type="float" office:value="16800" table:style-name="ce7">
            <text:p>16,800<text:s/></text:p>
          </table:table-cell>
          <table:table-cell office:value-type="float" office:value="659571" table:formula="msoxl:=SUM(B89:AF89)" table:style-name="ce2">
            <text:p>659,571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南京三民</text:p>
          </table:table-cell>
          <table:table-cell office:value-type="float" office:value="26328" table:style-name="ce7">
            <text:p>26,328<text:s/></text:p>
          </table:table-cell>
          <table:table-cell office:value-type="float" office:value="15085" table:style-name="ce7">
            <text:p>15,085<text:s/></text:p>
          </table:table-cell>
          <table:table-cell office:value-type="float" office:value="12073" table:style-name="ce7">
            <text:p>12,073<text:s/></text:p>
          </table:table-cell>
          <table:table-cell office:value-type="float" office:value="24834" table:style-name="ce7">
            <text:p>24,834<text:s/></text:p>
          </table:table-cell>
          <table:table-cell office:value-type="float" office:value="25266" table:style-name="ce7">
            <text:p>25,266<text:s/></text:p>
          </table:table-cell>
          <table:table-cell office:value-type="float" office:value="25939" table:style-name="ce7">
            <text:p>25,939<text:s/></text:p>
          </table:table-cell>
          <table:table-cell office:value-type="float" office:value="25686" table:style-name="ce7">
            <text:p>25,686<text:s/></text:p>
          </table:table-cell>
          <table:table-cell office:value-type="float" office:value="26318" table:style-name="ce7">
            <text:p>26,318<text:s/></text:p>
          </table:table-cell>
          <table:table-cell office:value-type="float" office:value="15795" table:style-name="ce7">
            <text:p>15,795<text:s/></text:p>
          </table:table-cell>
          <table:table-cell office:value-type="float" office:value="12631" table:style-name="ce7">
            <text:p>12,631<text:s/></text:p>
          </table:table-cell>
          <table:table-cell office:value-type="float" office:value="24476" table:style-name="ce7">
            <text:p>24,476<text:s/></text:p>
          </table:table-cell>
          <table:table-cell office:value-type="float" office:value="25538" table:style-name="ce7">
            <text:p>25,538<text:s/></text:p>
          </table:table-cell>
          <table:table-cell office:value-type="float" office:value="25816" table:style-name="ce7">
            <text:p>25,816<text:s/></text:p>
          </table:table-cell>
          <table:table-cell office:value-type="float" office:value="25551" table:style-name="ce7">
            <text:p>25,551<text:s/></text:p>
          </table:table-cell>
          <table:table-cell office:value-type="float" office:value="26800" table:style-name="ce7">
            <text:p>26,800<text:s/></text:p>
          </table:table-cell>
          <table:table-cell office:value-type="float" office:value="15912" table:style-name="ce7">
            <text:p>15,912<text:s/></text:p>
          </table:table-cell>
          <table:table-cell office:value-type="float" office:value="14560" table:style-name="ce7">
            <text:p>14,560<text:s/></text:p>
          </table:table-cell>
          <table:table-cell office:value-type="float" office:value="24720" table:style-name="ce7">
            <text:p>24,720<text:s/></text:p>
          </table:table-cell>
          <table:table-cell office:value-type="float" office:value="25413" table:style-name="ce7">
            <text:p>25,413<text:s/></text:p>
          </table:table-cell>
          <table:table-cell office:value-type="float" office:value="25987" table:style-name="ce7">
            <text:p>25,987<text:s/></text:p>
          </table:table-cell>
          <table:table-cell office:value-type="float" office:value="26134" table:style-name="ce7">
            <text:p>26,134<text:s/></text:p>
          </table:table-cell>
          <table:table-cell office:value-type="float" office:value="27090" table:style-name="ce7">
            <text:p>27,090<text:s/></text:p>
          </table:table-cell>
          <table:table-cell office:value-type="float" office:value="15997" table:style-name="ce7">
            <text:p>15,997<text:s/></text:p>
          </table:table-cell>
          <table:table-cell office:value-type="float" office:value="12501" table:style-name="ce7">
            <text:p>12,501<text:s/></text:p>
          </table:table-cell>
          <table:table-cell office:value-type="float" office:value="24660" table:style-name="ce7">
            <text:p>24,660<text:s/></text:p>
          </table:table-cell>
          <table:table-cell office:value-type="float" office:value="25585" table:style-name="ce7">
            <text:p>25,585<text:s/></text:p>
          </table:table-cell>
          <table:table-cell office:value-type="float" office:value="26103" table:style-name="ce7">
            <text:p>26,103<text:s/></text:p>
          </table:table-cell>
          <table:table-cell office:value-type="float" office:value="26564" table:style-name="ce7">
            <text:p>26,564<text:s/></text:p>
          </table:table-cell>
          <table:table-cell office:value-type="float" office:value="27019" table:style-name="ce7">
            <text:p>27,019<text:s/></text:p>
          </table:table-cell>
          <table:table-cell office:value-type="float" office:value="14822" table:style-name="ce7">
            <text:p>14,822<text:s/></text:p>
          </table:table-cell>
          <table:table-cell office:value-type="float" office:value="19303" table:style-name="ce7">
            <text:p>19,303<text:s/></text:p>
          </table:table-cell>
          <table:table-cell office:value-type="float" office:value="690506" table:formula="msoxl:=SUM(B90:AF90)" table:style-name="ce2">
            <text:p>690,506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松山</text:p>
          </table:table-cell>
          <table:table-cell office:value-type="float" office:value="28448" table:style-name="ce7">
            <text:p>28,448<text:s/></text:p>
          </table:table-cell>
          <table:table-cell office:value-type="float" office:value="21927" table:style-name="ce7">
            <text:p>21,927<text:s/></text:p>
          </table:table-cell>
          <table:table-cell office:value-type="float" office:value="17286" table:style-name="ce7">
            <text:p>17,286<text:s/></text:p>
          </table:table-cell>
          <table:table-cell office:value-type="float" office:value="24868" table:style-name="ce7">
            <text:p>24,868<text:s/></text:p>
          </table:table-cell>
          <table:table-cell office:value-type="float" office:value="26950" table:style-name="ce7">
            <text:p>26,950<text:s/></text:p>
          </table:table-cell>
          <table:table-cell office:value-type="float" office:value="26331" table:style-name="ce7">
            <text:p>26,331<text:s/></text:p>
          </table:table-cell>
          <table:table-cell office:value-type="float" office:value="28179" table:style-name="ce7">
            <text:p>28,179<text:s/></text:p>
          </table:table-cell>
          <table:table-cell office:value-type="float" office:value="30006" table:style-name="ce7">
            <text:p>30,006<text:s/></text:p>
          </table:table-cell>
          <table:table-cell office:value-type="float" office:value="23413" table:style-name="ce7">
            <text:p>23,413<text:s/></text:p>
          </table:table-cell>
          <table:table-cell office:value-type="float" office:value="19261" table:style-name="ce7">
            <text:p>19,261<text:s/></text:p>
          </table:table-cell>
          <table:table-cell office:value-type="float" office:value="26819" table:style-name="ce7">
            <text:p>26,819<text:s/></text:p>
          </table:table-cell>
          <table:table-cell office:value-type="float" office:value="26776" table:style-name="ce7">
            <text:p>26,776<text:s/></text:p>
          </table:table-cell>
          <table:table-cell office:value-type="float" office:value="27626" table:style-name="ce7">
            <text:p>27,626<text:s/></text:p>
          </table:table-cell>
          <table:table-cell office:value-type="float" office:value="27898" table:style-name="ce7">
            <text:p>27,898<text:s/></text:p>
          </table:table-cell>
          <table:table-cell office:value-type="float" office:value="29924" table:style-name="ce7">
            <text:p>29,924<text:s/></text:p>
          </table:table-cell>
          <table:table-cell office:value-type="float" office:value="21197" table:style-name="ce7">
            <text:p>21,197<text:s/></text:p>
          </table:table-cell>
          <table:table-cell office:value-type="float" office:value="17434" table:style-name="ce7">
            <text:p>17,434<text:s/></text:p>
          </table:table-cell>
          <table:table-cell office:value-type="float" office:value="26973" table:style-name="ce7">
            <text:p>26,973<text:s/></text:p>
          </table:table-cell>
          <table:table-cell office:value-type="float" office:value="27079" table:style-name="ce7">
            <text:p>27,079<text:s/></text:p>
          </table:table-cell>
          <table:table-cell office:value-type="float" office:value="27118" table:style-name="ce7">
            <text:p>27,118<text:s/></text:p>
          </table:table-cell>
          <table:table-cell office:value-type="float" office:value="27207" table:style-name="ce7">
            <text:p>27,207<text:s/></text:p>
          </table:table-cell>
          <table:table-cell office:value-type="float" office:value="29519" table:style-name="ce7">
            <text:p>29,519<text:s/></text:p>
          </table:table-cell>
          <table:table-cell office:value-type="float" office:value="19698" table:style-name="ce7">
            <text:p>19,698<text:s/></text:p>
          </table:table-cell>
          <table:table-cell office:value-type="float" office:value="17923" table:style-name="ce7">
            <text:p>17,923<text:s/></text:p>
          </table:table-cell>
          <table:table-cell office:value-type="float" office:value="28056" table:style-name="ce7">
            <text:p>28,056<text:s/></text:p>
          </table:table-cell>
          <table:table-cell office:value-type="float" office:value="28817" table:style-name="ce7">
            <text:p>28,817<text:s/></text:p>
          </table:table-cell>
          <table:table-cell office:value-type="float" office:value="28978" table:style-name="ce7">
            <text:p>28,978<text:s/></text:p>
          </table:table-cell>
          <table:table-cell office:value-type="float" office:value="28749" table:style-name="ce7">
            <text:p>28,749<text:s/></text:p>
          </table:table-cell>
          <table:table-cell office:value-type="float" office:value="31099" table:style-name="ce7">
            <text:p>31,099<text:s/></text:p>
          </table:table-cell>
          <table:table-cell office:value-type="float" office:value="23479" table:style-name="ce7">
            <text:p>23,479<text:s/></text:p>
          </table:table-cell>
          <table:table-cell office:value-type="float" office:value="28293" table:style-name="ce7">
            <text:p>28,293<text:s/></text:p>
          </table:table-cell>
          <table:table-cell office:value-type="float" office:value="797331" table:formula="msoxl:=SUM(B91:AF91)" table:style-name="ce2">
            <text:p>797,331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輔大</text:p>
          </table:table-cell>
          <table:table-cell office:value-type="float" office:value="12744" table:style-name="ce7">
            <text:p>12,744<text:s/></text:p>
          </table:table-cell>
          <table:table-cell office:value-type="float" office:value="7427" table:style-name="ce7">
            <text:p>7,427<text:s/></text:p>
          </table:table-cell>
          <table:table-cell office:value-type="float" office:value="5273" table:style-name="ce7">
            <text:p>5,273<text:s/></text:p>
          </table:table-cell>
          <table:table-cell office:value-type="float" office:value="11920" table:style-name="ce7">
            <text:p>11,920<text:s/></text:p>
          </table:table-cell>
          <table:table-cell office:value-type="float" office:value="12360" table:style-name="ce7">
            <text:p>12,360<text:s/></text:p>
          </table:table-cell>
          <table:table-cell office:value-type="float" office:value="12395" table:style-name="ce7">
            <text:p>12,395<text:s/></text:p>
          </table:table-cell>
          <table:table-cell office:value-type="float" office:value="12410" table:style-name="ce7">
            <text:p>12,410<text:s/></text:p>
          </table:table-cell>
          <table:table-cell office:value-type="float" office:value="12885" table:style-name="ce7">
            <text:p>12,885<text:s/></text:p>
          </table:table-cell>
          <table:table-cell office:value-type="float" office:value="10443" table:style-name="ce7">
            <text:p>10,443<text:s/></text:p>
          </table:table-cell>
          <table:table-cell office:value-type="float" office:value="5603" table:style-name="ce7">
            <text:p>5,603<text:s/></text:p>
          </table:table-cell>
          <table:table-cell office:value-type="float" office:value="7408" table:style-name="ce7">
            <text:p>7,408<text:s/></text:p>
          </table:table-cell>
          <table:table-cell office:value-type="float" office:value="12188" table:style-name="ce7">
            <text:p>12,188<text:s/></text:p>
          </table:table-cell>
          <table:table-cell office:value-type="float" office:value="12025" table:style-name="ce7">
            <text:p>12,025<text:s/></text:p>
          </table:table-cell>
          <table:table-cell office:value-type="float" office:value="12232" table:style-name="ce7">
            <text:p>12,232<text:s/></text:p>
          </table:table-cell>
          <table:table-cell office:value-type="float" office:value="13112" table:style-name="ce7">
            <text:p>13,112<text:s/></text:p>
          </table:table-cell>
          <table:table-cell office:value-type="float" office:value="7249" table:style-name="ce7">
            <text:p>7,249<text:s/></text:p>
          </table:table-cell>
          <table:table-cell office:value-type="float" office:value="5457" table:style-name="ce7">
            <text:p>5,457<text:s/></text:p>
          </table:table-cell>
          <table:table-cell office:value-type="float" office:value="11961" table:style-name="ce7">
            <text:p>11,961<text:s/></text:p>
          </table:table-cell>
          <table:table-cell office:value-type="float" office:value="12302" table:style-name="ce7">
            <text:p>12,302<text:s/></text:p>
          </table:table-cell>
          <table:table-cell office:value-type="float" office:value="12086" table:style-name="ce7">
            <text:p>12,086<text:s/></text:p>
          </table:table-cell>
          <table:table-cell office:value-type="float" office:value="12164" table:style-name="ce7">
            <text:p>12,164<text:s/></text:p>
          </table:table-cell>
          <table:table-cell office:value-type="float" office:value="12560" table:style-name="ce7">
            <text:p>12,560<text:s/></text:p>
          </table:table-cell>
          <table:table-cell office:value-type="float" office:value="6914" table:style-name="ce7">
            <text:p>6,914<text:s/></text:p>
          </table:table-cell>
          <table:table-cell office:value-type="float" office:value="5244" table:style-name="ce7">
            <text:p>5,244<text:s/></text:p>
          </table:table-cell>
          <table:table-cell office:value-type="float" office:value="7181" table:style-name="ce7">
            <text:p>7,181<text:s/></text:p>
          </table:table-cell>
          <table:table-cell office:value-type="float" office:value="12028" table:style-name="ce7">
            <text:p>12,028<text:s/></text:p>
          </table:table-cell>
          <table:table-cell office:value-type="float" office:value="11728" table:style-name="ce7">
            <text:p>11,728<text:s/></text:p>
          </table:table-cell>
          <table:table-cell office:value-type="float" office:value="12365" table:style-name="ce7">
            <text:p>12,365<text:s/></text:p>
          </table:table-cell>
          <table:table-cell office:value-type="float" office:value="13097" table:style-name="ce7">
            <text:p>13,097<text:s/></text:p>
          </table:table-cell>
          <table:table-cell office:value-type="float" office:value="6644" table:style-name="ce7">
            <text:p>6,644<text:s/></text:p>
          </table:table-cell>
          <table:table-cell office:value-type="float" office:value="7826" table:style-name="ce7">
            <text:p>7,826<text:s/></text:p>
          </table:table-cell>
          <table:table-cell office:value-type="float" office:value="317231" table:formula="msoxl:=SUM(B92:AF92)" table:style-name="ce2">
            <text:p>317,231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新莊</text:p>
          </table:table-cell>
          <table:table-cell office:value-type="float" office:value="11407" table:style-name="ce7">
            <text:p>11,407<text:s/></text:p>
          </table:table-cell>
          <table:table-cell office:value-type="float" office:value="9445" table:style-name="ce7">
            <text:p>9,445<text:s/></text:p>
          </table:table-cell>
          <table:table-cell office:value-type="float" office:value="6500" table:style-name="ce7">
            <text:p>6,500<text:s/></text:p>
          </table:table-cell>
          <table:table-cell office:value-type="float" office:value="9679" table:style-name="ce7">
            <text:p>9,679<text:s/></text:p>
          </table:table-cell>
          <table:table-cell office:value-type="float" office:value="11040" table:style-name="ce7">
            <text:p>11,040<text:s/></text:p>
          </table:table-cell>
          <table:table-cell office:value-type="float" office:value="10865" table:style-name="ce7">
            <text:p>10,865<text:s/></text:p>
          </table:table-cell>
          <table:table-cell office:value-type="float" office:value="11286" table:style-name="ce7">
            <text:p>11,286<text:s/></text:p>
          </table:table-cell>
          <table:table-cell office:value-type="float" office:value="11779" table:style-name="ce7">
            <text:p>11,779<text:s/></text:p>
          </table:table-cell>
          <table:table-cell office:value-type="float" office:value="9383" table:style-name="ce7">
            <text:p>9,383<text:s/></text:p>
          </table:table-cell>
          <table:table-cell office:value-type="float" office:value="7370" table:style-name="ce7">
            <text:p>7,370<text:s/></text:p>
          </table:table-cell>
          <table:table-cell office:value-type="float" office:value="10544" table:style-name="ce7">
            <text:p>10,544<text:s/></text:p>
          </table:table-cell>
          <table:table-cell office:value-type="float" office:value="10961" table:style-name="ce7">
            <text:p>10,961<text:s/></text:p>
          </table:table-cell>
          <table:table-cell office:value-type="float" office:value="11015" table:style-name="ce7">
            <text:p>11,015<text:s/></text:p>
          </table:table-cell>
          <table:table-cell office:value-type="float" office:value="11088" table:style-name="ce7">
            <text:p>11,088<text:s/></text:p>
          </table:table-cell>
          <table:table-cell office:value-type="float" office:value="11539" table:style-name="ce7">
            <text:p>11,539<text:s/></text:p>
          </table:table-cell>
          <table:table-cell office:value-type="float" office:value="8816" table:style-name="ce7">
            <text:p>8,816<text:s/></text:p>
          </table:table-cell>
          <table:table-cell office:value-type="float" office:value="7056" table:style-name="ce7">
            <text:p>7,056<text:s/></text:p>
          </table:table-cell>
          <table:table-cell office:value-type="float" office:value="10615" table:style-name="ce7">
            <text:p>10,615<text:s/></text:p>
          </table:table-cell>
          <table:table-cell office:value-type="float" office:value="11540" table:style-name="ce7">
            <text:p>11,540<text:s/></text:p>
          </table:table-cell>
          <table:table-cell office:value-type="float" office:value="11164" table:style-name="ce7">
            <text:p>11,164<text:s/></text:p>
          </table:table-cell>
          <table:table-cell office:value-type="float" office:value="10956" table:style-name="ce7">
            <text:p>10,956<text:s/></text:p>
          </table:table-cell>
          <table:table-cell office:value-type="float" office:value="11450" table:style-name="ce7">
            <text:p>11,450<text:s/></text:p>
          </table:table-cell>
          <table:table-cell office:value-type="float" office:value="10147" table:style-name="ce7">
            <text:p>10,147<text:s/></text:p>
          </table:table-cell>
          <table:table-cell office:value-type="float" office:value="7735" table:style-name="ce7">
            <text:p>7,735<text:s/></text:p>
          </table:table-cell>
          <table:table-cell office:value-type="float" office:value="10602" table:style-name="ce7">
            <text:p>10,602<text:s/></text:p>
          </table:table-cell>
          <table:table-cell office:value-type="float" office:value="11046" table:style-name="ce7">
            <text:p>11,046<text:s/></text:p>
          </table:table-cell>
          <table:table-cell office:value-type="float" office:value="11183" table:style-name="ce7">
            <text:p>11,183<text:s/></text:p>
          </table:table-cell>
          <table:table-cell office:value-type="float" office:value="10706" table:style-name="ce7">
            <text:p>10,706<text:s/></text:p>
          </table:table-cell>
          <table:table-cell office:value-type="float" office:value="11352" table:style-name="ce7">
            <text:p>11,352<text:s/></text:p>
          </table:table-cell>
          <table:table-cell office:value-type="float" office:value="8910" table:style-name="ce7">
            <text:p>8,910<text:s/></text:p>
          </table:table-cell>
          <table:table-cell office:value-type="float" office:value="10942" table:style-name="ce7">
            <text:p>10,942<text:s/></text:p>
          </table:table-cell>
          <table:table-cell office:value-type="float" office:value="318121" table:formula="msoxl:=SUM(B93:AF93)" table:style-name="ce2">
            <text:p>318,121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頭前庄</text:p>
          </table:table-cell>
          <table:table-cell office:value-type="float" office:value="5766" table:style-name="ce7">
            <text:p>5,766<text:s/></text:p>
          </table:table-cell>
          <table:table-cell office:value-type="float" office:value="4150" table:style-name="ce7">
            <text:p>4,150<text:s/></text:p>
          </table:table-cell>
          <table:table-cell office:value-type="float" office:value="3707" table:style-name="ce7">
            <text:p>3,707<text:s/></text:p>
          </table:table-cell>
          <table:table-cell office:value-type="float" office:value="5353" table:style-name="ce7">
            <text:p>5,353<text:s/></text:p>
          </table:table-cell>
          <table:table-cell office:value-type="float" office:value="5533" table:style-name="ce7">
            <text:p>5,533<text:s/></text:p>
          </table:table-cell>
          <table:table-cell office:value-type="float" office:value="5691" table:style-name="ce7">
            <text:p>5,691<text:s/></text:p>
          </table:table-cell>
          <table:table-cell office:value-type="float" office:value="5683" table:style-name="ce7">
            <text:p>5,683<text:s/></text:p>
          </table:table-cell>
          <table:table-cell office:value-type="float" office:value="5808" table:style-name="ce7">
            <text:p>5,808<text:s/></text:p>
          </table:table-cell>
          <table:table-cell office:value-type="float" office:value="4621" table:style-name="ce7">
            <text:p>4,621<text:s/></text:p>
          </table:table-cell>
          <table:table-cell office:value-type="float" office:value="3570" table:style-name="ce7">
            <text:p>3,570<text:s/></text:p>
          </table:table-cell>
          <table:table-cell office:value-type="float" office:value="5248" table:style-name="ce7">
            <text:p>5,248<text:s/></text:p>
          </table:table-cell>
          <table:table-cell office:value-type="float" office:value="5364" table:style-name="ce7">
            <text:p>5,364<text:s/></text:p>
          </table:table-cell>
          <table:table-cell office:value-type="float" office:value="5578" table:style-name="ce7">
            <text:p>5,578<text:s/></text:p>
          </table:table-cell>
          <table:table-cell office:value-type="float" office:value="5670" table:style-name="ce7">
            <text:p>5,670<text:s/></text:p>
          </table:table-cell>
          <table:table-cell office:value-type="float" office:value="5957" table:style-name="ce7">
            <text:p>5,957<text:s/></text:p>
          </table:table-cell>
          <table:table-cell office:value-type="float" office:value="4166" table:style-name="ce7">
            <text:p>4,166<text:s/></text:p>
          </table:table-cell>
          <table:table-cell office:value-type="float" office:value="3222" table:style-name="ce7">
            <text:p>3,222<text:s/></text:p>
          </table:table-cell>
          <table:table-cell office:value-type="float" office:value="5366" table:style-name="ce7">
            <text:p>5,366<text:s/></text:p>
          </table:table-cell>
          <table:table-cell office:value-type="float" office:value="5564" table:style-name="ce7">
            <text:p>5,564<text:s/></text:p>
          </table:table-cell>
          <table:table-cell office:value-type="float" office:value="5609" table:style-name="ce7">
            <text:p>5,609<text:s/></text:p>
          </table:table-cell>
          <table:table-cell office:value-type="float" office:value="5563" table:style-name="ce7">
            <text:p>5,563<text:s/></text:p>
          </table:table-cell>
          <table:table-cell office:value-type="float" office:value="5877" table:style-name="ce7">
            <text:p>5,877<text:s/></text:p>
          </table:table-cell>
          <table:table-cell office:value-type="float" office:value="4180" table:style-name="ce7">
            <text:p>4,180<text:s/></text:p>
          </table:table-cell>
          <table:table-cell office:value-type="float" office:value="3422" table:style-name="ce7">
            <text:p>3,422<text:s/></text:p>
          </table:table-cell>
          <table:table-cell office:value-type="float" office:value="5308" table:style-name="ce7">
            <text:p>5,308<text:s/></text:p>
          </table:table-cell>
          <table:table-cell office:value-type="float" office:value="5593" table:style-name="ce7">
            <text:p>5,593<text:s/></text:p>
          </table:table-cell>
          <table:table-cell office:value-type="float" office:value="5617" table:style-name="ce7">
            <text:p>5,617<text:s/></text:p>
          </table:table-cell>
          <table:table-cell office:value-type="float" office:value="5558" table:style-name="ce7">
            <text:p>5,558<text:s/></text:p>
          </table:table-cell>
          <table:table-cell office:value-type="float" office:value="5855" table:style-name="ce7">
            <text:p>5,855<text:s/></text:p>
          </table:table-cell>
          <table:table-cell office:value-type="float" office:value="3734" table:style-name="ce7">
            <text:p>3,734<text:s/></text:p>
          </table:table-cell>
          <table:table-cell office:value-type="float" office:value="4543" table:style-name="ce7">
            <text:p>4,543<text:s/></text:p>
          </table:table-cell>
          <table:table-cell office:value-type="float" office:value="156876" table:formula="msoxl:=SUM(B94:AF94)" table:style-name="ce2">
            <text:p>156,876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先嗇宮</text:p>
          </table:table-cell>
          <table:table-cell office:value-type="float" office:value="5291" table:style-name="ce7">
            <text:p>5,291<text:s/></text:p>
          </table:table-cell>
          <table:table-cell office:value-type="float" office:value="2450" table:style-name="ce7">
            <text:p>2,450<text:s/></text:p>
          </table:table-cell>
          <table:table-cell office:value-type="float" office:value="2080" table:style-name="ce7">
            <text:p>2,080<text:s/></text:p>
          </table:table-cell>
          <table:table-cell office:value-type="float" office:value="5217" table:style-name="ce7">
            <text:p>5,217<text:s/></text:p>
          </table:table-cell>
          <table:table-cell office:value-type="float" office:value="5191" table:style-name="ce7">
            <text:p>5,191<text:s/></text:p>
          </table:table-cell>
          <table:table-cell office:value-type="float" office:value="5292" table:style-name="ce7">
            <text:p>5,292<text:s/></text:p>
          </table:table-cell>
          <table:table-cell office:value-type="float" office:value="5172" table:style-name="ce7">
            <text:p>5,172<text:s/></text:p>
          </table:table-cell>
          <table:table-cell office:value-type="float" office:value="5452" table:style-name="ce7">
            <text:p>5,452<text:s/></text:p>
          </table:table-cell>
          <table:table-cell office:value-type="float" office:value="2741" table:style-name="ce7">
            <text:p>2,741<text:s/></text:p>
          </table:table-cell>
          <table:table-cell office:value-type="float" office:value="2120" table:style-name="ce7">
            <text:p>2,120<text:s/></text:p>
          </table:table-cell>
          <table:table-cell office:value-type="float" office:value="4995" table:style-name="ce7">
            <text:p>4,995<text:s/></text:p>
          </table:table-cell>
          <table:table-cell office:value-type="float" office:value="5066" table:style-name="ce7">
            <text:p>5,066<text:s/></text:p>
          </table:table-cell>
          <table:table-cell office:value-type="float" office:value="5130" table:style-name="ce7">
            <text:p>5,130<text:s/></text:p>
          </table:table-cell>
          <table:table-cell office:value-type="float" office:value="5161" table:style-name="ce7">
            <text:p>5,161<text:s/></text:p>
          </table:table-cell>
          <table:table-cell office:value-type="float" office:value="5312" table:style-name="ce7">
            <text:p>5,312<text:s/></text:p>
          </table:table-cell>
          <table:table-cell office:value-type="float" office:value="2770" table:style-name="ce7">
            <text:p>2,770<text:s/></text:p>
          </table:table-cell>
          <table:table-cell office:value-type="float" office:value="2300" table:style-name="ce7">
            <text:p>2,300<text:s/></text:p>
          </table:table-cell>
          <table:table-cell office:value-type="float" office:value="4979" table:style-name="ce7">
            <text:p>4,979<text:s/></text:p>
          </table:table-cell>
          <table:table-cell office:value-type="float" office:value="5250" table:style-name="ce7">
            <text:p>5,250<text:s/></text:p>
          </table:table-cell>
          <table:table-cell office:value-type="float" office:value="5319" table:style-name="ce7">
            <text:p>5,319<text:s/></text:p>
          </table:table-cell>
          <table:table-cell office:value-type="float" office:value="5157" table:style-name="ce7">
            <text:p>5,157<text:s/></text:p>
          </table:table-cell>
          <table:table-cell office:value-type="float" office:value="5359" table:style-name="ce7">
            <text:p>5,359<text:s/></text:p>
          </table:table-cell>
          <table:table-cell office:value-type="float" office:value="2592" table:style-name="ce7">
            <text:p>2,592<text:s/></text:p>
          </table:table-cell>
          <table:table-cell office:value-type="float" office:value="2086" table:style-name="ce7">
            <text:p>2,086<text:s/></text:p>
          </table:table-cell>
          <table:table-cell office:value-type="float" office:value="4945" table:style-name="ce7">
            <text:p>4,945<text:s/></text:p>
          </table:table-cell>
          <table:table-cell office:value-type="float" office:value="5197" table:style-name="ce7">
            <text:p>5,197<text:s/></text:p>
          </table:table-cell>
          <table:table-cell office:value-type="float" office:value="5252" table:style-name="ce7">
            <text:p>5,252<text:s/></text:p>
          </table:table-cell>
          <table:table-cell office:value-type="float" office:value="5253" table:style-name="ce7">
            <text:p>5,253<text:s/></text:p>
          </table:table-cell>
          <table:table-cell office:value-type="float" office:value="5319" table:style-name="ce7">
            <text:p>5,319<text:s/></text:p>
          </table:table-cell>
          <table:table-cell office:value-type="float" office:value="2305" table:style-name="ce7">
            <text:p>2,305<text:s/></text:p>
          </table:table-cell>
          <table:table-cell office:value-type="float" office:value="2776" table:style-name="ce7">
            <text:p>2,776<text:s/></text:p>
          </table:table-cell>
          <table:table-cell office:value-type="float" office:value="133529" table:formula="msoxl:=SUM(B95:AF95)" table:style-name="ce2">
            <text:p>133,529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三重</text:p>
          </table:table-cell>
          <table:table-cell office:value-type="float" office:value="8496" table:style-name="ce7">
            <text:p>8,496<text:s/></text:p>
          </table:table-cell>
          <table:table-cell office:value-type="float" office:value="7118" table:style-name="ce7">
            <text:p>7,118<text:s/></text:p>
          </table:table-cell>
          <table:table-cell office:value-type="float" office:value="7632" table:style-name="ce7">
            <text:p>7,632<text:s/></text:p>
          </table:table-cell>
          <table:table-cell office:value-type="float" office:value="7709" table:style-name="ce7">
            <text:p>7,709<text:s/></text:p>
          </table:table-cell>
          <table:table-cell office:value-type="float" office:value="7993" table:style-name="ce7">
            <text:p>7,993<text:s/></text:p>
          </table:table-cell>
          <table:table-cell office:value-type="float" office:value="7982" table:style-name="ce7">
            <text:p>7,982<text:s/></text:p>
          </table:table-cell>
          <table:table-cell office:value-type="float" office:value="8105" table:style-name="ce7">
            <text:p>8,105<text:s/></text:p>
          </table:table-cell>
          <table:table-cell office:value-type="float" office:value="8626" table:style-name="ce7">
            <text:p>8,626<text:s/></text:p>
          </table:table-cell>
          <table:table-cell office:value-type="float" office:value="8030" table:style-name="ce7">
            <text:p>8,030<text:s/></text:p>
          </table:table-cell>
          <table:table-cell office:value-type="float" office:value="7026" table:style-name="ce7">
            <text:p>7,026<text:s/></text:p>
          </table:table-cell>
          <table:table-cell office:value-type="float" office:value="7798" table:style-name="ce7">
            <text:p>7,798<text:s/></text:p>
          </table:table-cell>
          <table:table-cell office:value-type="float" office:value="7816" table:style-name="ce7">
            <text:p>7,816<text:s/></text:p>
          </table:table-cell>
          <table:table-cell office:value-type="float" office:value="8112" table:style-name="ce7">
            <text:p>8,112<text:s/></text:p>
          </table:table-cell>
          <table:table-cell office:value-type="float" office:value="8277" table:style-name="ce7">
            <text:p>8,277<text:s/></text:p>
          </table:table-cell>
          <table:table-cell office:value-type="float" office:value="8782" table:style-name="ce7">
            <text:p>8,782<text:s/></text:p>
          </table:table-cell>
          <table:table-cell office:value-type="float" office:value="6854" table:style-name="ce7">
            <text:p>6,854<text:s/></text:p>
          </table:table-cell>
          <table:table-cell office:value-type="float" office:value="5841" table:style-name="ce7">
            <text:p>5,841<text:s/></text:p>
          </table:table-cell>
          <table:table-cell office:value-type="float" office:value="7935" table:style-name="ce7">
            <text:p>7,935<text:s/></text:p>
          </table:table-cell>
          <table:table-cell office:value-type="float" office:value="8080" table:style-name="ce7">
            <text:p>8,080<text:s/></text:p>
          </table:table-cell>
          <table:table-cell office:value-type="float" office:value="8168" table:style-name="ce7">
            <text:p>8,168<text:s/></text:p>
          </table:table-cell>
          <table:table-cell office:value-type="float" office:value="8257" table:style-name="ce7">
            <text:p>8,257<text:s/></text:p>
          </table:table-cell>
          <table:table-cell office:value-type="float" office:value="8640" table:style-name="ce7">
            <text:p>8,640<text:s/></text:p>
          </table:table-cell>
          <table:table-cell office:value-type="float" office:value="7210" table:style-name="ce7">
            <text:p>7,210<text:s/></text:p>
          </table:table-cell>
          <table:table-cell office:value-type="float" office:value="6214" table:style-name="ce7">
            <text:p>6,214<text:s/></text:p>
          </table:table-cell>
          <table:table-cell office:value-type="float" office:value="7875" table:style-name="ce7">
            <text:p>7,875<text:s/></text:p>
          </table:table-cell>
          <table:table-cell office:value-type="float" office:value="8356" table:style-name="ce7">
            <text:p>8,356<text:s/></text:p>
          </table:table-cell>
          <table:table-cell office:value-type="float" office:value="8390" table:style-name="ce7">
            <text:p>8,390<text:s/></text:p>
          </table:table-cell>
          <table:table-cell office:value-type="float" office:value="8383" table:style-name="ce7">
            <text:p>8,383<text:s/></text:p>
          </table:table-cell>
          <table:table-cell office:value-type="float" office:value="8708" table:style-name="ce7">
            <text:p>8,708<text:s/></text:p>
          </table:table-cell>
          <table:table-cell office:value-type="float" office:value="7249" table:style-name="ce7">
            <text:p>7,249<text:s/></text:p>
          </table:table-cell>
          <table:table-cell office:value-type="float" office:value="9012" table:style-name="ce7">
            <text:p>9,012<text:s/></text:p>
          </table:table-cell>
          <table:table-cell office:value-type="float" office:value="244674" table:formula="msoxl:=SUM(B96:AF96)" table:style-name="ce2">
            <text:p>244,674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菜寮</text:p>
          </table:table-cell>
          <table:table-cell office:value-type="float" office:value="11129" table:style-name="ce7">
            <text:p>11,129<text:s/></text:p>
          </table:table-cell>
          <table:table-cell office:value-type="float" office:value="8959" table:style-name="ce7">
            <text:p>8,959<text:s/></text:p>
          </table:table-cell>
          <table:table-cell office:value-type="float" office:value="6539" table:style-name="ce7">
            <text:p>6,539<text:s/></text:p>
          </table:table-cell>
          <table:table-cell office:value-type="float" office:value="10495" table:style-name="ce7">
            <text:p>10,495<text:s/></text:p>
          </table:table-cell>
          <table:table-cell office:value-type="float" office:value="10801" table:style-name="ce7">
            <text:p>10,801<text:s/></text:p>
          </table:table-cell>
          <table:table-cell office:value-type="float" office:value="11184" table:style-name="ce7">
            <text:p>11,184<text:s/></text:p>
          </table:table-cell>
          <table:table-cell office:value-type="float" office:value="10776" table:style-name="ce7">
            <text:p>10,776<text:s/></text:p>
          </table:table-cell>
          <table:table-cell office:value-type="float" office:value="11508" table:style-name="ce7">
            <text:p>11,508<text:s/></text:p>
          </table:table-cell>
          <table:table-cell office:value-type="float" office:value="9074" table:style-name="ce7">
            <text:p>9,074<text:s/></text:p>
          </table:table-cell>
          <table:table-cell office:value-type="float" office:value="6656" table:style-name="ce7">
            <text:p>6,656<text:s/></text:p>
          </table:table-cell>
          <table:table-cell office:value-type="float" office:value="10255" table:style-name="ce7">
            <text:p>10,255<text:s/></text:p>
          </table:table-cell>
          <table:table-cell office:value-type="float" office:value="10931" table:style-name="ce7">
            <text:p>10,931<text:s/></text:p>
          </table:table-cell>
          <table:table-cell office:value-type="float" office:value="10908" table:style-name="ce7">
            <text:p>10,908<text:s/></text:p>
          </table:table-cell>
          <table:table-cell office:value-type="float" office:value="10787" table:style-name="ce7">
            <text:p>10,787<text:s/></text:p>
          </table:table-cell>
          <table:table-cell office:value-type="float" office:value="11221" table:style-name="ce7">
            <text:p>11,221<text:s/></text:p>
          </table:table-cell>
          <table:table-cell office:value-type="float" office:value="8288" table:style-name="ce7">
            <text:p>8,288<text:s/></text:p>
          </table:table-cell>
          <table:table-cell office:value-type="float" office:value="6650" table:style-name="ce7">
            <text:p>6,650<text:s/></text:p>
          </table:table-cell>
          <table:table-cell office:value-type="float" office:value="10433" table:style-name="ce7">
            <text:p>10,433<text:s/></text:p>
          </table:table-cell>
          <table:table-cell office:value-type="float" office:value="10758" table:style-name="ce7">
            <text:p>10,758<text:s/></text:p>
          </table:table-cell>
          <table:table-cell office:value-type="float" office:value="10834" table:style-name="ce7">
            <text:p>10,834<text:s/></text:p>
          </table:table-cell>
          <table:table-cell office:value-type="float" office:value="10804" table:style-name="ce7">
            <text:p>10,804<text:s/></text:p>
          </table:table-cell>
          <table:table-cell office:value-type="float" office:value="11363" table:style-name="ce7">
            <text:p>11,363<text:s/></text:p>
          </table:table-cell>
          <table:table-cell office:value-type="float" office:value="8346" table:style-name="ce7">
            <text:p>8,346<text:s/></text:p>
          </table:table-cell>
          <table:table-cell office:value-type="float" office:value="6340" table:style-name="ce7">
            <text:p>6,340<text:s/></text:p>
          </table:table-cell>
          <table:table-cell office:value-type="float" office:value="10255" table:style-name="ce7">
            <text:p>10,255<text:s/></text:p>
          </table:table-cell>
          <table:table-cell office:value-type="float" office:value="10847" table:style-name="ce7">
            <text:p>10,847<text:s/></text:p>
          </table:table-cell>
          <table:table-cell office:value-type="float" office:value="10887" table:style-name="ce7">
            <text:p>10,887<text:s/></text:p>
          </table:table-cell>
          <table:table-cell office:value-type="float" office:value="11189" table:style-name="ce7">
            <text:p>11,189<text:s/></text:p>
          </table:table-cell>
          <table:table-cell office:value-type="float" office:value="11122" table:style-name="ce7">
            <text:p>11,122<text:s/></text:p>
          </table:table-cell>
          <table:table-cell office:value-type="float" office:value="7355" table:style-name="ce7">
            <text:p>7,355<text:s/></text:p>
          </table:table-cell>
          <table:table-cell office:value-type="float" office:value="8374" table:style-name="ce7">
            <text:p>8,374<text:s/></text:p>
          </table:table-cell>
          <table:table-cell office:value-type="float" office:value="305068" table:formula="msoxl:=SUM(B97:AF97)" table:style-name="ce2">
            <text:p>305,068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台北橋</text:p>
          </table:table-cell>
          <table:table-cell office:value-type="float" office:value="10670" table:style-name="ce7">
            <text:p>10,670<text:s/></text:p>
          </table:table-cell>
          <table:table-cell office:value-type="float" office:value="9691" table:style-name="ce7">
            <text:p>9,691<text:s/></text:p>
          </table:table-cell>
          <table:table-cell office:value-type="float" office:value="7932" table:style-name="ce7">
            <text:p>7,932<text:s/></text:p>
          </table:table-cell>
          <table:table-cell office:value-type="float" office:value="10500" table:style-name="ce7">
            <text:p>10,500<text:s/></text:p>
          </table:table-cell>
          <table:table-cell office:value-type="float" office:value="9963" table:style-name="ce7">
            <text:p>9,963<text:s/></text:p>
          </table:table-cell>
          <table:table-cell office:value-type="float" office:value="9996" table:style-name="ce7">
            <text:p>9,996<text:s/></text:p>
          </table:table-cell>
          <table:table-cell office:value-type="float" office:value="10166" table:style-name="ce7">
            <text:p>10,166<text:s/></text:p>
          </table:table-cell>
          <table:table-cell office:value-type="float" office:value="11040" table:style-name="ce7">
            <text:p>11,040<text:s/></text:p>
          </table:table-cell>
          <table:table-cell office:value-type="float" office:value="10548" table:style-name="ce7">
            <text:p>10,548<text:s/></text:p>
          </table:table-cell>
          <table:table-cell office:value-type="float" office:value="8728" table:style-name="ce7">
            <text:p>8,728<text:s/></text:p>
          </table:table-cell>
          <table:table-cell office:value-type="float" office:value="9739" table:style-name="ce7">
            <text:p>9,739<text:s/></text:p>
          </table:table-cell>
          <table:table-cell office:value-type="float" office:value="9744" table:style-name="ce7">
            <text:p>9,744<text:s/></text:p>
          </table:table-cell>
          <table:table-cell office:value-type="float" office:value="10147" table:style-name="ce7">
            <text:p>10,147<text:s/></text:p>
          </table:table-cell>
          <table:table-cell office:value-type="float" office:value="10184" table:style-name="ce7">
            <text:p>10,184<text:s/></text:p>
          </table:table-cell>
          <table:table-cell office:value-type="float" office:value="11160" table:style-name="ce7">
            <text:p>11,160<text:s/></text:p>
          </table:table-cell>
          <table:table-cell office:value-type="float" office:value="10296" table:style-name="ce7">
            <text:p>10,296<text:s/></text:p>
          </table:table-cell>
          <table:table-cell office:value-type="float" office:value="8668" table:style-name="ce7">
            <text:p>8,668<text:s/></text:p>
          </table:table-cell>
          <table:table-cell office:value-type="float" office:value="9780" table:style-name="ce7">
            <text:p>9,780<text:s/></text:p>
          </table:table-cell>
          <table:table-cell office:value-type="float" office:value="9733" table:style-name="ce7">
            <text:p>9,733<text:s/></text:p>
          </table:table-cell>
          <table:table-cell office:value-type="float" office:value="9962" table:style-name="ce7">
            <text:p>9,962<text:s/></text:p>
          </table:table-cell>
          <table:table-cell office:value-type="float" office:value="10155" table:style-name="ce7">
            <text:p>10,155<text:s/></text:p>
          </table:table-cell>
          <table:table-cell office:value-type="float" office:value="10896" table:style-name="ce7">
            <text:p>10,896<text:s/></text:p>
          </table:table-cell>
          <table:table-cell office:value-type="float" office:value="10464" table:style-name="ce7">
            <text:p>10,464<text:s/></text:p>
          </table:table-cell>
          <table:table-cell office:value-type="float" office:value="8585" table:style-name="ce7">
            <text:p>8,585<text:s/></text:p>
          </table:table-cell>
          <table:table-cell office:value-type="float" office:value="10052" table:style-name="ce7">
            <text:p>10,052<text:s/></text:p>
          </table:table-cell>
          <table:table-cell office:value-type="float" office:value="10213" table:style-name="ce7">
            <text:p>10,213<text:s/></text:p>
          </table:table-cell>
          <table:table-cell office:value-type="float" office:value="10195" table:style-name="ce7">
            <text:p>10,195<text:s/></text:p>
          </table:table-cell>
          <table:table-cell office:value-type="float" office:value="10690" table:style-name="ce7">
            <text:p>10,690<text:s/></text:p>
          </table:table-cell>
          <table:table-cell office:value-type="float" office:value="11201" table:style-name="ce7">
            <text:p>11,201<text:s/></text:p>
          </table:table-cell>
          <table:table-cell office:value-type="float" office:value="9929" table:style-name="ce7">
            <text:p>9,929<text:s/></text:p>
          </table:table-cell>
          <table:table-cell office:value-type="float" office:value="12065" table:style-name="ce7">
            <text:p>12,065<text:s/></text:p>
          </table:table-cell>
          <table:table-cell office:value-type="float" office:value="313092" table:formula="msoxl:=SUM(B98:AF98)" table:style-name="ce2">
            <text:p>313,092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大橋頭</text:p>
          </table:table-cell>
          <table:table-cell office:value-type="float" office:value="15521" table:style-name="ce7">
            <text:p>15,521<text:s/></text:p>
          </table:table-cell>
          <table:table-cell office:value-type="float" office:value="13201" table:style-name="ce7">
            <text:p>13,201<text:s/></text:p>
          </table:table-cell>
          <table:table-cell office:value-type="float" office:value="11341" table:style-name="ce7">
            <text:p>11,341<text:s/></text:p>
          </table:table-cell>
          <table:table-cell office:value-type="float" office:value="13274" table:style-name="ce7">
            <text:p>13,274<text:s/></text:p>
          </table:table-cell>
          <table:table-cell office:value-type="float" office:value="13661" table:style-name="ce7">
            <text:p>13,661<text:s/></text:p>
          </table:table-cell>
          <table:table-cell office:value-type="float" office:value="13878" table:style-name="ce7">
            <text:p>13,878<text:s/></text:p>
          </table:table-cell>
          <table:table-cell office:value-type="float" office:value="14276" table:style-name="ce7">
            <text:p>14,276<text:s/></text:p>
          </table:table-cell>
          <table:table-cell office:value-type="float" office:value="15695" table:style-name="ce7">
            <text:p>15,695<text:s/></text:p>
          </table:table-cell>
          <table:table-cell office:value-type="float" office:value="14051" table:style-name="ce7">
            <text:p>14,051<text:s/></text:p>
          </table:table-cell>
          <table:table-cell office:value-type="float" office:value="11635" table:style-name="ce7">
            <text:p>11,635<text:s/></text:p>
          </table:table-cell>
          <table:table-cell office:value-type="float" office:value="13501" table:style-name="ce7">
            <text:p>13,501<text:s/></text:p>
          </table:table-cell>
          <table:table-cell office:value-type="float" office:value="13660" table:style-name="ce7">
            <text:p>13,660<text:s/></text:p>
          </table:table-cell>
          <table:table-cell office:value-type="float" office:value="13631" table:style-name="ce7">
            <text:p>13,631<text:s/></text:p>
          </table:table-cell>
          <table:table-cell office:value-type="float" office:value="14047" table:style-name="ce7">
            <text:p>14,047<text:s/></text:p>
          </table:table-cell>
          <table:table-cell office:value-type="float" office:value="15966" table:style-name="ce7">
            <text:p>15,966<text:s/></text:p>
          </table:table-cell>
          <table:table-cell office:value-type="float" office:value="13876" table:style-name="ce7">
            <text:p>13,876<text:s/></text:p>
          </table:table-cell>
          <table:table-cell office:value-type="float" office:value="11282" table:style-name="ce7">
            <text:p>11,282<text:s/></text:p>
          </table:table-cell>
          <table:table-cell office:value-type="float" office:value="13890" table:style-name="ce7">
            <text:p>13,890<text:s/></text:p>
          </table:table-cell>
          <table:table-cell office:value-type="float" office:value="13685" table:style-name="ce7">
            <text:p>13,685<text:s/></text:p>
          </table:table-cell>
          <table:table-cell office:value-type="float" office:value="13885" table:style-name="ce7">
            <text:p>13,885<text:s/></text:p>
          </table:table-cell>
          <table:table-cell office:value-type="float" office:value="13893" table:style-name="ce7">
            <text:p>13,893<text:s/></text:p>
          </table:table-cell>
          <table:table-cell office:value-type="float" office:value="15824" table:style-name="ce7">
            <text:p>15,824<text:s/></text:p>
          </table:table-cell>
          <table:table-cell office:value-type="float" office:value="13046" table:style-name="ce7">
            <text:p>13,046<text:s/></text:p>
          </table:table-cell>
          <table:table-cell office:value-type="float" office:value="11061" table:style-name="ce7">
            <text:p>11,061<text:s/></text:p>
          </table:table-cell>
          <table:table-cell office:value-type="float" office:value="13561" table:style-name="ce7">
            <text:p>13,561<text:s/></text:p>
          </table:table-cell>
          <table:table-cell office:value-type="float" office:value="14369" table:style-name="ce7">
            <text:p>14,369<text:s/></text:p>
          </table:table-cell>
          <table:table-cell office:value-type="float" office:value="14015" table:style-name="ce7">
            <text:p>14,015<text:s/></text:p>
          </table:table-cell>
          <table:table-cell office:value-type="float" office:value="14516" table:style-name="ce7">
            <text:p>14,516<text:s/></text:p>
          </table:table-cell>
          <table:table-cell office:value-type="float" office:value="16213" table:style-name="ce7">
            <text:p>16,213<text:s/></text:p>
          </table:table-cell>
          <table:table-cell office:value-type="float" office:value="13330" table:style-name="ce7">
            <text:p>13,330<text:s/></text:p>
          </table:table-cell>
          <table:table-cell office:value-type="float" office:value="13711" table:style-name="ce7">
            <text:p>13,711<text:s/></text:p>
          </table:table-cell>
          <table:table-cell office:value-type="float" office:value="427495" table:formula="msoxl:=SUM(B99:AF99)" table:style-name="ce2">
            <text:p>427,495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中山國小</text:p>
          </table:table-cell>
          <table:table-cell office:value-type="float" office:value="19359" table:style-name="ce7">
            <text:p>19,359<text:s/></text:p>
          </table:table-cell>
          <table:table-cell office:value-type="float" office:value="14161" table:style-name="ce7">
            <text:p>14,161<text:s/></text:p>
          </table:table-cell>
          <table:table-cell office:value-type="float" office:value="11883" table:style-name="ce7">
            <text:p>11,883<text:s/></text:p>
          </table:table-cell>
          <table:table-cell office:value-type="float" office:value="17639" table:style-name="ce7">
            <text:p>17,639<text:s/></text:p>
          </table:table-cell>
          <table:table-cell office:value-type="float" office:value="18335" table:style-name="ce7">
            <text:p>18,335<text:s/></text:p>
          </table:table-cell>
          <table:table-cell office:value-type="float" office:value="18819" table:style-name="ce7">
            <text:p>18,819<text:s/></text:p>
          </table:table-cell>
          <table:table-cell office:value-type="float" office:value="18544" table:style-name="ce7">
            <text:p>18,544<text:s/></text:p>
          </table:table-cell>
          <table:table-cell office:value-type="float" office:value="20141" table:style-name="ce7">
            <text:p>20,141<text:s/></text:p>
          </table:table-cell>
          <table:table-cell office:value-type="float" office:value="15459" table:style-name="ce7">
            <text:p>15,459<text:s/></text:p>
          </table:table-cell>
          <table:table-cell office:value-type="float" office:value="12136" table:style-name="ce7">
            <text:p>12,136<text:s/></text:p>
          </table:table-cell>
          <table:table-cell office:value-type="float" office:value="17456" table:style-name="ce7">
            <text:p>17,456<text:s/></text:p>
          </table:table-cell>
          <table:table-cell office:value-type="float" office:value="18431" table:style-name="ce7">
            <text:p>18,431<text:s/></text:p>
          </table:table-cell>
          <table:table-cell office:value-type="float" office:value="18070" table:style-name="ce7">
            <text:p>18,070<text:s/></text:p>
          </table:table-cell>
          <table:table-cell office:value-type="float" office:value="18189" table:style-name="ce7">
            <text:p>18,189<text:s/></text:p>
          </table:table-cell>
          <table:table-cell office:value-type="float" office:value="19666" table:style-name="ce7">
            <text:p>19,666<text:s/></text:p>
          </table:table-cell>
          <table:table-cell office:value-type="float" office:value="15407" table:style-name="ce7">
            <text:p>15,407<text:s/></text:p>
          </table:table-cell>
          <table:table-cell office:value-type="float" office:value="13248" table:style-name="ce7">
            <text:p>13,248<text:s/></text:p>
          </table:table-cell>
          <table:table-cell office:value-type="float" office:value="17810" table:style-name="ce7">
            <text:p>17,810<text:s/></text:p>
          </table:table-cell>
          <table:table-cell office:value-type="float" office:value="18463" table:style-name="ce7">
            <text:p>18,463<text:s/></text:p>
          </table:table-cell>
          <table:table-cell office:value-type="float" office:value="18541" table:style-name="ce7">
            <text:p>18,541<text:s/></text:p>
          </table:table-cell>
          <table:table-cell office:value-type="float" office:value="18625" table:style-name="ce7">
            <text:p>18,625<text:s/></text:p>
          </table:table-cell>
          <table:table-cell office:value-type="float" office:value="20022" table:style-name="ce7">
            <text:p>20,022<text:s/></text:p>
          </table:table-cell>
          <table:table-cell office:value-type="float" office:value="15523" table:style-name="ce7">
            <text:p>15,523<text:s/></text:p>
          </table:table-cell>
          <table:table-cell office:value-type="float" office:value="12883" table:style-name="ce7">
            <text:p>12,883<text:s/></text:p>
          </table:table-cell>
          <table:table-cell office:value-type="float" office:value="18437" table:style-name="ce7">
            <text:p>18,437<text:s/></text:p>
          </table:table-cell>
          <table:table-cell office:value-type="float" office:value="18895" table:style-name="ce7">
            <text:p>18,895<text:s/></text:p>
          </table:table-cell>
          <table:table-cell office:value-type="float" office:value="18854" table:style-name="ce7">
            <text:p>18,854<text:s/></text:p>
          </table:table-cell>
          <table:table-cell office:value-type="float" office:value="19335" table:style-name="ce7">
            <text:p>19,335<text:s/></text:p>
          </table:table-cell>
          <table:table-cell office:value-type="float" office:value="20122" table:style-name="ce7">
            <text:p>20,122<text:s/></text:p>
          </table:table-cell>
          <table:table-cell office:value-type="float" office:value="13971" table:style-name="ce7">
            <text:p>13,971<text:s/></text:p>
          </table:table-cell>
          <table:table-cell office:value-type="float" office:value="15612" table:style-name="ce7">
            <text:p>15,612<text:s/></text:p>
          </table:table-cell>
          <table:table-cell office:value-type="float" office:value="534036" table:formula="msoxl:=SUM(B100:AF100)" table:style-name="ce2">
            <text:p>534,036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行天宮</text:p>
          </table:table-cell>
          <table:table-cell office:value-type="float" office:value="30425" table:style-name="ce7">
            <text:p>30,425<text:s/></text:p>
          </table:table-cell>
          <table:table-cell office:value-type="float" office:value="20283" table:style-name="ce7">
            <text:p>20,283<text:s/></text:p>
          </table:table-cell>
          <table:table-cell office:value-type="float" office:value="16337" table:style-name="ce7">
            <text:p>16,337<text:s/></text:p>
          </table:table-cell>
          <table:table-cell office:value-type="float" office:value="28821" table:style-name="ce7">
            <text:p>28,821<text:s/></text:p>
          </table:table-cell>
          <table:table-cell office:value-type="float" office:value="29530" table:style-name="ce7">
            <text:p>29,530<text:s/></text:p>
          </table:table-cell>
          <table:table-cell office:value-type="float" office:value="29676" table:style-name="ce7">
            <text:p>29,676<text:s/></text:p>
          </table:table-cell>
          <table:table-cell office:value-type="float" office:value="29852" table:style-name="ce7">
            <text:p>29,852<text:s/></text:p>
          </table:table-cell>
          <table:table-cell office:value-type="float" office:value="32136" table:style-name="ce7">
            <text:p>32,136<text:s/></text:p>
          </table:table-cell>
          <table:table-cell office:value-type="float" office:value="22793" table:style-name="ce7">
            <text:p>22,793<text:s/></text:p>
          </table:table-cell>
          <table:table-cell office:value-type="float" office:value="16693" table:style-name="ce7">
            <text:p>16,693<text:s/></text:p>
          </table:table-cell>
          <table:table-cell office:value-type="float" office:value="28037" table:style-name="ce7">
            <text:p>28,037<text:s/></text:p>
          </table:table-cell>
          <table:table-cell office:value-type="float" office:value="29407" table:style-name="ce7">
            <text:p>29,407<text:s/></text:p>
          </table:table-cell>
          <table:table-cell office:value-type="float" office:value="29867" table:style-name="ce7">
            <text:p>29,867<text:s/></text:p>
          </table:table-cell>
          <table:table-cell office:value-type="float" office:value="29584" table:style-name="ce7">
            <text:p>29,584<text:s/></text:p>
          </table:table-cell>
          <table:table-cell office:value-type="float" office:value="30570" table:style-name="ce7">
            <text:p>30,570<text:s/></text:p>
          </table:table-cell>
          <table:table-cell office:value-type="float" office:value="21550" table:style-name="ce7">
            <text:p>21,550<text:s/></text:p>
          </table:table-cell>
          <table:table-cell office:value-type="float" office:value="16861" table:style-name="ce7">
            <text:p>16,861<text:s/></text:p>
          </table:table-cell>
          <table:table-cell office:value-type="float" office:value="28592" table:style-name="ce7">
            <text:p>28,592<text:s/></text:p>
          </table:table-cell>
          <table:table-cell office:value-type="float" office:value="28940" table:style-name="ce7">
            <text:p>28,940<text:s/></text:p>
          </table:table-cell>
          <table:table-cell office:value-type="float" office:value="30319" table:style-name="ce7">
            <text:p>30,319<text:s/></text:p>
          </table:table-cell>
          <table:table-cell office:value-type="float" office:value="30148" table:style-name="ce7">
            <text:p>30,148<text:s/></text:p>
          </table:table-cell>
          <table:table-cell office:value-type="float" office:value="33720" table:style-name="ce7">
            <text:p>33,720<text:s/></text:p>
          </table:table-cell>
          <table:table-cell office:value-type="float" office:value="22732" table:style-name="ce7">
            <text:p>22,732<text:s/></text:p>
          </table:table-cell>
          <table:table-cell office:value-type="float" office:value="17716" table:style-name="ce7">
            <text:p>17,716<text:s/></text:p>
          </table:table-cell>
          <table:table-cell office:value-type="float" office:value="30393" table:style-name="ce7">
            <text:p>30,393<text:s/></text:p>
          </table:table-cell>
          <table:table-cell office:value-type="float" office:value="31128" table:style-name="ce7">
            <text:p>31,128<text:s/></text:p>
          </table:table-cell>
          <table:table-cell office:value-type="float" office:value="31984" table:style-name="ce7">
            <text:p>31,984<text:s/></text:p>
          </table:table-cell>
          <table:table-cell office:value-type="float" office:value="31753" table:style-name="ce7">
            <text:p>31,753<text:s/></text:p>
          </table:table-cell>
          <table:table-cell office:value-type="float" office:value="31563" table:style-name="ce7">
            <text:p>31,563<text:s/></text:p>
          </table:table-cell>
          <table:table-cell office:value-type="float" office:value="19791" table:style-name="ce7">
            <text:p>19,791<text:s/></text:p>
          </table:table-cell>
          <table:table-cell office:value-type="float" office:value="19544" table:style-name="ce7">
            <text:p>19,544<text:s/></text:p>
          </table:table-cell>
          <table:table-cell office:value-type="float" office:value="830745" table:formula="msoxl:=SUM(B101:AF101)" table:style-name="ce2">
            <text:p>830,745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東門</text:p>
          </table:table-cell>
          <table:table-cell office:value-type="float" office:value="27262" table:style-name="ce7">
            <text:p>27,262<text:s/></text:p>
          </table:table-cell>
          <table:table-cell office:value-type="float" office:value="23762" table:style-name="ce7">
            <text:p>23,762<text:s/></text:p>
          </table:table-cell>
          <table:table-cell office:value-type="float" office:value="19981" table:style-name="ce7">
            <text:p>19,981<text:s/></text:p>
          </table:table-cell>
          <table:table-cell office:value-type="float" office:value="23524" table:style-name="ce7">
            <text:p>23,524<text:s/></text:p>
          </table:table-cell>
          <table:table-cell office:value-type="float" office:value="25240" table:style-name="ce7">
            <text:p>25,240<text:s/></text:p>
          </table:table-cell>
          <table:table-cell office:value-type="float" office:value="25264" table:style-name="ce7">
            <text:p>25,264<text:s/></text:p>
          </table:table-cell>
          <table:table-cell office:value-type="float" office:value="26220" table:style-name="ce7">
            <text:p>26,220<text:s/></text:p>
          </table:table-cell>
          <table:table-cell office:value-type="float" office:value="28387" table:style-name="ce7">
            <text:p>28,387<text:s/></text:p>
          </table:table-cell>
          <table:table-cell office:value-type="float" office:value="25027" table:style-name="ce7">
            <text:p>25,027<text:s/></text:p>
          </table:table-cell>
          <table:table-cell office:value-type="float" office:value="20700" table:style-name="ce7">
            <text:p>20,700<text:s/></text:p>
          </table:table-cell>
          <table:table-cell office:value-type="float" office:value="23903" table:style-name="ce7">
            <text:p>23,903<text:s/></text:p>
          </table:table-cell>
          <table:table-cell office:value-type="float" office:value="25532" table:style-name="ce7">
            <text:p>25,532<text:s/></text:p>
          </table:table-cell>
          <table:table-cell office:value-type="float" office:value="25584" table:style-name="ce7">
            <text:p>25,584<text:s/></text:p>
          </table:table-cell>
          <table:table-cell office:value-type="float" office:value="25956" table:style-name="ce7">
            <text:p>25,956<text:s/></text:p>
          </table:table-cell>
          <table:table-cell office:value-type="float" office:value="28724" table:style-name="ce7">
            <text:p>28,724<text:s/></text:p>
          </table:table-cell>
          <table:table-cell office:value-type="float" office:value="26246" table:style-name="ce7">
            <text:p>26,246<text:s/></text:p>
          </table:table-cell>
          <table:table-cell office:value-type="float" office:value="21517" table:style-name="ce7">
            <text:p>21,517<text:s/></text:p>
          </table:table-cell>
          <table:table-cell office:value-type="float" office:value="24646" table:style-name="ce7">
            <text:p>24,646<text:s/></text:p>
          </table:table-cell>
          <table:table-cell office:value-type="float" office:value="25958" table:style-name="ce7">
            <text:p>25,958<text:s/></text:p>
          </table:table-cell>
          <table:table-cell office:value-type="float" office:value="25844" table:style-name="ce7">
            <text:p>25,844<text:s/></text:p>
          </table:table-cell>
          <table:table-cell office:value-type="float" office:value="26005" table:style-name="ce7">
            <text:p>26,005<text:s/></text:p>
          </table:table-cell>
          <table:table-cell office:value-type="float" office:value="28695" table:style-name="ce7">
            <text:p>28,695<text:s/></text:p>
          </table:table-cell>
          <table:table-cell office:value-type="float" office:value="26155" table:style-name="ce7">
            <text:p>26,155<text:s/></text:p>
          </table:table-cell>
          <table:table-cell office:value-type="float" office:value="21682" table:style-name="ce7">
            <text:p>21,682<text:s/></text:p>
          </table:table-cell>
          <table:table-cell office:value-type="float" office:value="26357" table:style-name="ce7">
            <text:p>26,357<text:s/></text:p>
          </table:table-cell>
          <table:table-cell office:value-type="float" office:value="27019" table:style-name="ce7">
            <text:p>27,019<text:s/></text:p>
          </table:table-cell>
          <table:table-cell office:value-type="float" office:value="27232" table:style-name="ce7">
            <text:p>27,232<text:s/></text:p>
          </table:table-cell>
          <table:table-cell office:value-type="float" office:value="27352" table:style-name="ce7">
            <text:p>27,352<text:s/></text:p>
          </table:table-cell>
          <table:table-cell office:value-type="float" office:value="29268" table:style-name="ce7">
            <text:p>29,268<text:s/></text:p>
          </table:table-cell>
          <table:table-cell office:value-type="float" office:value="24413" table:style-name="ce7">
            <text:p>24,413<text:s/></text:p>
          </table:table-cell>
          <table:table-cell office:value-type="float" office:value="27157" table:style-name="ce7">
            <text:p>27,157<text:s/></text:p>
          </table:table-cell>
          <table:table-cell office:value-type="float" office:value="790612" table:formula="msoxl:=SUM(B102:AF102)" table:style-name="ce2">
            <text:p>790,612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蘆洲</text:p>
          </table:table-cell>
          <table:table-cell office:value-type="float" office:value="16307" table:style-name="ce7">
            <text:p>16,307<text:s/></text:p>
          </table:table-cell>
          <table:table-cell office:value-type="float" office:value="11959" table:style-name="ce7">
            <text:p>11,959<text:s/></text:p>
          </table:table-cell>
          <table:table-cell office:value-type="float" office:value="9713" table:style-name="ce7">
            <text:p>9,713<text:s/></text:p>
          </table:table-cell>
          <table:table-cell office:value-type="float" office:value="15381" table:style-name="ce7">
            <text:p>15,381<text:s/></text:p>
          </table:table-cell>
          <table:table-cell office:value-type="float" office:value="15791" table:style-name="ce7">
            <text:p>15,791<text:s/></text:p>
          </table:table-cell>
          <table:table-cell office:value-type="float" office:value="15637" table:style-name="ce7">
            <text:p>15,637<text:s/></text:p>
          </table:table-cell>
          <table:table-cell office:value-type="float" office:value="15851" table:style-name="ce7">
            <text:p>15,851<text:s/></text:p>
          </table:table-cell>
          <table:table-cell office:value-type="float" office:value="16672" table:style-name="ce7">
            <text:p>16,672<text:s/></text:p>
          </table:table-cell>
          <table:table-cell office:value-type="float" office:value="13633" table:style-name="ce7">
            <text:p>13,633<text:s/></text:p>
          </table:table-cell>
          <table:table-cell office:value-type="float" office:value="10132" table:style-name="ce7">
            <text:p>10,132<text:s/></text:p>
          </table:table-cell>
          <table:table-cell office:value-type="float" office:value="15197" table:style-name="ce7">
            <text:p>15,197<text:s/></text:p>
          </table:table-cell>
          <table:table-cell office:value-type="float" office:value="15735" table:style-name="ce7">
            <text:p>15,735<text:s/></text:p>
          </table:table-cell>
          <table:table-cell office:value-type="float" office:value="15761" table:style-name="ce7">
            <text:p>15,761<text:s/></text:p>
          </table:table-cell>
          <table:table-cell office:value-type="float" office:value="15826" table:style-name="ce7">
            <text:p>15,826<text:s/></text:p>
          </table:table-cell>
          <table:table-cell office:value-type="float" office:value="16679" table:style-name="ce7">
            <text:p>16,679<text:s/></text:p>
          </table:table-cell>
          <table:table-cell office:value-type="float" office:value="12362" table:style-name="ce7">
            <text:p>12,362<text:s/></text:p>
          </table:table-cell>
          <table:table-cell office:value-type="float" office:value="9671" table:style-name="ce7">
            <text:p>9,671<text:s/></text:p>
          </table:table-cell>
          <table:table-cell office:value-type="float" office:value="15353" table:style-name="ce7">
            <text:p>15,353<text:s/></text:p>
          </table:table-cell>
          <table:table-cell office:value-type="float" office:value="15822" table:style-name="ce7">
            <text:p>15,822<text:s/></text:p>
          </table:table-cell>
          <table:table-cell office:value-type="float" office:value="15844" table:style-name="ce7">
            <text:p>15,844<text:s/></text:p>
          </table:table-cell>
          <table:table-cell office:value-type="float" office:value="15622" table:style-name="ce7">
            <text:p>15,622<text:s/></text:p>
          </table:table-cell>
          <table:table-cell office:value-type="float" office:value="16264" table:style-name="ce7">
            <text:p>16,264<text:s/></text:p>
          </table:table-cell>
          <table:table-cell office:value-type="float" office:value="12995" table:style-name="ce7">
            <text:p>12,995<text:s/></text:p>
          </table:table-cell>
          <table:table-cell office:value-type="float" office:value="9638" table:style-name="ce7">
            <text:p>9,638<text:s/></text:p>
          </table:table-cell>
          <table:table-cell office:value-type="float" office:value="15229" table:style-name="ce7">
            <text:p>15,229<text:s/></text:p>
          </table:table-cell>
          <table:table-cell office:value-type="float" office:value="15733" table:style-name="ce7">
            <text:p>15,733<text:s/></text:p>
          </table:table-cell>
          <table:table-cell office:value-type="float" office:value="15761" table:style-name="ce7">
            <text:p>15,761<text:s/></text:p>
          </table:table-cell>
          <table:table-cell office:value-type="float" office:value="15792" table:style-name="ce7">
            <text:p>15,792<text:s/></text:p>
          </table:table-cell>
          <table:table-cell office:value-type="float" office:value="16288" table:style-name="ce7">
            <text:p>16,288<text:s/></text:p>
          </table:table-cell>
          <table:table-cell office:value-type="float" office:value="11185" table:style-name="ce7">
            <text:p>11,185<text:s/></text:p>
          </table:table-cell>
          <table:table-cell office:value-type="float" office:value="12563" table:style-name="ce7">
            <text:p>12,563<text:s/></text:p>
          </table:table-cell>
          <table:table-cell office:value-type="float" office:value="446396" table:formula="msoxl:=SUM(B103:AF103)" table:style-name="ce2">
            <text:p>446,396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三民高中</text:p>
          </table:table-cell>
          <table:table-cell office:value-type="float" office:value="12969" table:style-name="ce7">
            <text:p>12,969<text:s/></text:p>
          </table:table-cell>
          <table:table-cell office:value-type="float" office:value="9804" table:style-name="ce7">
            <text:p>9,804<text:s/></text:p>
          </table:table-cell>
          <table:table-cell office:value-type="float" office:value="7910" table:style-name="ce7">
            <text:p>7,910<text:s/></text:p>
          </table:table-cell>
          <table:table-cell office:value-type="float" office:value="11843" table:style-name="ce7">
            <text:p>11,843<text:s/></text:p>
          </table:table-cell>
          <table:table-cell office:value-type="float" office:value="12514" table:style-name="ce7">
            <text:p>12,514<text:s/></text:p>
          </table:table-cell>
          <table:table-cell office:value-type="float" office:value="12460" table:style-name="ce7">
            <text:p>12,460<text:s/></text:p>
          </table:table-cell>
          <table:table-cell office:value-type="float" office:value="12599" table:style-name="ce7">
            <text:p>12,599<text:s/></text:p>
          </table:table-cell>
          <table:table-cell office:value-type="float" office:value="13346" table:style-name="ce7">
            <text:p>13,346<text:s/></text:p>
          </table:table-cell>
          <table:table-cell office:value-type="float" office:value="11144" table:style-name="ce7">
            <text:p>11,144<text:s/></text:p>
          </table:table-cell>
          <table:table-cell office:value-type="float" office:value="8234" table:style-name="ce7">
            <text:p>8,234<text:s/></text:p>
          </table:table-cell>
          <table:table-cell office:value-type="float" office:value="12127" table:style-name="ce7">
            <text:p>12,127<text:s/></text:p>
          </table:table-cell>
          <table:table-cell office:value-type="float" office:value="12507" table:style-name="ce7">
            <text:p>12,507<text:s/></text:p>
          </table:table-cell>
          <table:table-cell office:value-type="float" office:value="12498" table:style-name="ce7">
            <text:p>12,498<text:s/></text:p>
          </table:table-cell>
          <table:table-cell office:value-type="float" office:value="12527" table:style-name="ce7">
            <text:p>12,527<text:s/></text:p>
          </table:table-cell>
          <table:table-cell office:value-type="float" office:value="13101" table:style-name="ce7">
            <text:p>13,101<text:s/></text:p>
          </table:table-cell>
          <table:table-cell office:value-type="float" office:value="10336" table:style-name="ce7">
            <text:p>10,336<text:s/></text:p>
          </table:table-cell>
          <table:table-cell office:value-type="float" office:value="7868" table:style-name="ce7">
            <text:p>7,868<text:s/></text:p>
          </table:table-cell>
          <table:table-cell office:value-type="float" office:value="12175" table:style-name="ce7">
            <text:p>12,175<text:s/></text:p>
          </table:table-cell>
          <table:table-cell office:value-type="float" office:value="12469" table:style-name="ce7">
            <text:p>12,469<text:s/></text:p>
          </table:table-cell>
          <table:table-cell office:value-type="float" office:value="12549" table:style-name="ce7">
            <text:p>12,549<text:s/></text:p>
          </table:table-cell>
          <table:table-cell office:value-type="float" office:value="12332" table:style-name="ce7">
            <text:p>12,332<text:s/></text:p>
          </table:table-cell>
          <table:table-cell office:value-type="float" office:value="13047" table:style-name="ce7">
            <text:p>13,047<text:s/></text:p>
          </table:table-cell>
          <table:table-cell office:value-type="float" office:value="10254" table:style-name="ce7">
            <text:p>10,254<text:s/></text:p>
          </table:table-cell>
          <table:table-cell office:value-type="float" office:value="7807" table:style-name="ce7">
            <text:p>7,807<text:s/></text:p>
          </table:table-cell>
          <table:table-cell office:value-type="float" office:value="12137" table:style-name="ce7">
            <text:p>12,137<text:s/></text:p>
          </table:table-cell>
          <table:table-cell office:value-type="float" office:value="12296" table:style-name="ce7">
            <text:p>12,296<text:s/></text:p>
          </table:table-cell>
          <table:table-cell office:value-type="float" office:value="12584" table:style-name="ce7">
            <text:p>12,584<text:s/></text:p>
          </table:table-cell>
          <table:table-cell office:value-type="float" office:value="12440" table:style-name="ce7">
            <text:p>12,440<text:s/></text:p>
          </table:table-cell>
          <table:table-cell office:value-type="float" office:value="13031" table:style-name="ce7">
            <text:p>13,031<text:s/></text:p>
          </table:table-cell>
          <table:table-cell office:value-type="float" office:value="9643" table:style-name="ce7">
            <text:p>9,643<text:s/></text:p>
          </table:table-cell>
          <table:table-cell office:value-type="float" office:value="10457" table:style-name="ce7">
            <text:p>10,457<text:s/></text:p>
          </table:table-cell>
          <table:table-cell office:value-type="float" office:value="357008" table:formula="msoxl:=SUM(B104:AF104)" table:style-name="ce2">
            <text:p>357,008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徐匯中學</text:p>
          </table:table-cell>
          <table:table-cell office:value-type="float" office:value="13291" table:style-name="ce7">
            <text:p>13,291<text:s/></text:p>
          </table:table-cell>
          <table:table-cell office:value-type="float" office:value="11275" table:style-name="ce7">
            <text:p>11,275<text:s/></text:p>
          </table:table-cell>
          <table:table-cell office:value-type="float" office:value="9080" table:style-name="ce7">
            <text:p>9,080<text:s/></text:p>
          </table:table-cell>
          <table:table-cell office:value-type="float" office:value="12210" table:style-name="ce7">
            <text:p>12,210<text:s/></text:p>
          </table:table-cell>
          <table:table-cell office:value-type="float" office:value="12331" table:style-name="ce7">
            <text:p>12,331<text:s/></text:p>
          </table:table-cell>
          <table:table-cell office:value-type="float" office:value="12371" table:style-name="ce7">
            <text:p>12,371<text:s/></text:p>
          </table:table-cell>
          <table:table-cell office:value-type="float" office:value="12602" table:style-name="ce7">
            <text:p>12,602<text:s/></text:p>
          </table:table-cell>
          <table:table-cell office:value-type="float" office:value="13555" table:style-name="ce7">
            <text:p>13,555<text:s/></text:p>
          </table:table-cell>
          <table:table-cell office:value-type="float" office:value="12052" table:style-name="ce7">
            <text:p>12,052<text:s/></text:p>
          </table:table-cell>
          <table:table-cell office:value-type="float" office:value="9496" table:style-name="ce7">
            <text:p>9,496<text:s/></text:p>
          </table:table-cell>
          <table:table-cell office:value-type="float" office:value="11944" table:style-name="ce7">
            <text:p>11,944<text:s/></text:p>
          </table:table-cell>
          <table:table-cell office:value-type="float" office:value="12401" table:style-name="ce7">
            <text:p>12,401<text:s/></text:p>
          </table:table-cell>
          <table:table-cell office:value-type="float" office:value="12436" table:style-name="ce7">
            <text:p>12,436<text:s/></text:p>
          </table:table-cell>
          <table:table-cell office:value-type="float" office:value="12481" table:style-name="ce7">
            <text:p>12,481<text:s/></text:p>
          </table:table-cell>
          <table:table-cell office:value-type="float" office:value="13486" table:style-name="ce7">
            <text:p>13,486<text:s/></text:p>
          </table:table-cell>
          <table:table-cell office:value-type="float" office:value="11384" table:style-name="ce7">
            <text:p>11,384<text:s/></text:p>
          </table:table-cell>
          <table:table-cell office:value-type="float" office:value="9265" table:style-name="ce7">
            <text:p>9,265<text:s/></text:p>
          </table:table-cell>
          <table:table-cell office:value-type="float" office:value="12454" table:style-name="ce7">
            <text:p>12,454<text:s/></text:p>
          </table:table-cell>
          <table:table-cell office:value-type="float" office:value="12513" table:style-name="ce7">
            <text:p>12,513<text:s/></text:p>
          </table:table-cell>
          <table:table-cell office:value-type="float" office:value="12529" table:style-name="ce7">
            <text:p>12,529<text:s/></text:p>
          </table:table-cell>
          <table:table-cell office:value-type="float" office:value="12505" table:style-name="ce7">
            <text:p>12,505<text:s/></text:p>
          </table:table-cell>
          <table:table-cell office:value-type="float" office:value="13550" table:style-name="ce7">
            <text:p>13,550<text:s/></text:p>
          </table:table-cell>
          <table:table-cell office:value-type="float" office:value="11533" table:style-name="ce7">
            <text:p>11,533<text:s/></text:p>
          </table:table-cell>
          <table:table-cell office:value-type="float" office:value="9513" table:style-name="ce7">
            <text:p>9,513<text:s/></text:p>
          </table:table-cell>
          <table:table-cell office:value-type="float" office:value="12369" table:style-name="ce7">
            <text:p>12,369<text:s/></text:p>
          </table:table-cell>
          <table:table-cell office:value-type="float" office:value="12639" table:style-name="ce7">
            <text:p>12,639<text:s/></text:p>
          </table:table-cell>
          <table:table-cell office:value-type="float" office:value="12701" table:style-name="ce7">
            <text:p>12,701<text:s/></text:p>
          </table:table-cell>
          <table:table-cell office:value-type="float" office:value="12823" table:style-name="ce7">
            <text:p>12,823<text:s/></text:p>
          </table:table-cell>
          <table:table-cell office:value-type="float" office:value="13334" table:style-name="ce7">
            <text:p>13,334<text:s/></text:p>
          </table:table-cell>
          <table:table-cell office:value-type="float" office:value="10604" table:style-name="ce7">
            <text:p>10,604<text:s/></text:p>
          </table:table-cell>
          <table:table-cell office:value-type="float" office:value="11934" table:style-name="ce7">
            <text:p>11,934<text:s/></text:p>
          </table:table-cell>
          <table:table-cell office:value-type="float" office:value="372661" table:formula="msoxl:=SUM(B105:AF105)" table:style-name="ce2">
            <text:p>372,661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三和國中</text:p>
          </table:table-cell>
          <table:table-cell office:value-type="float" office:value="13859" table:style-name="ce7">
            <text:p>13,859<text:s/></text:p>
          </table:table-cell>
          <table:table-cell office:value-type="float" office:value="11190" table:style-name="ce7">
            <text:p>11,190<text:s/></text:p>
          </table:table-cell>
          <table:table-cell office:value-type="float" office:value="9598" table:style-name="ce7">
            <text:p>9,598<text:s/></text:p>
          </table:table-cell>
          <table:table-cell office:value-type="float" office:value="13346" table:style-name="ce7">
            <text:p>13,346<text:s/></text:p>
          </table:table-cell>
          <table:table-cell office:value-type="float" office:value="13026" table:style-name="ce7">
            <text:p>13,026<text:s/></text:p>
          </table:table-cell>
          <table:table-cell office:value-type="float" office:value="13647" table:style-name="ce7">
            <text:p>13,647<text:s/></text:p>
          </table:table-cell>
          <table:table-cell office:value-type="float" office:value="13588" table:style-name="ce7">
            <text:p>13,588<text:s/></text:p>
          </table:table-cell>
          <table:table-cell office:value-type="float" office:value="14182" table:style-name="ce7">
            <text:p>14,182<text:s/></text:p>
          </table:table-cell>
          <table:table-cell office:value-type="float" office:value="11398" table:style-name="ce7">
            <text:p>11,398<text:s/></text:p>
          </table:table-cell>
          <table:table-cell office:value-type="float" office:value="9170" table:style-name="ce7">
            <text:p>9,170<text:s/></text:p>
          </table:table-cell>
          <table:table-cell office:value-type="float" office:value="13036" table:style-name="ce7">
            <text:p>13,036<text:s/></text:p>
          </table:table-cell>
          <table:table-cell office:value-type="float" office:value="13166" table:style-name="ce7">
            <text:p>13,166<text:s/></text:p>
          </table:table-cell>
          <table:table-cell office:value-type="float" office:value="13157" table:style-name="ce7">
            <text:p>13,157<text:s/></text:p>
          </table:table-cell>
          <table:table-cell office:value-type="float" office:value="13386" table:style-name="ce7">
            <text:p>13,386<text:s/></text:p>
          </table:table-cell>
          <table:table-cell office:value-type="float" office:value="14029" table:style-name="ce7">
            <text:p>14,029<text:s/></text:p>
          </table:table-cell>
          <table:table-cell office:value-type="float" office:value="10867" table:style-name="ce7">
            <text:p>10,867<text:s/></text:p>
          </table:table-cell>
          <table:table-cell office:value-type="float" office:value="8773" table:style-name="ce7">
            <text:p>8,773<text:s/></text:p>
          </table:table-cell>
          <table:table-cell office:value-type="float" office:value="12971" table:style-name="ce7">
            <text:p>12,971<text:s/></text:p>
          </table:table-cell>
          <table:table-cell office:value-type="float" office:value="13313" table:style-name="ce7">
            <text:p>13,313<text:s/></text:p>
          </table:table-cell>
          <table:table-cell office:value-type="float" office:value="13389" table:style-name="ce7">
            <text:p>13,389<text:s/></text:p>
          </table:table-cell>
          <table:table-cell office:value-type="float" office:value="13256" table:style-name="ce7">
            <text:p>13,256<text:s/></text:p>
          </table:table-cell>
          <table:table-cell office:value-type="float" office:value="14063" table:style-name="ce7">
            <text:p>14,063<text:s/></text:p>
          </table:table-cell>
          <table:table-cell office:value-type="float" office:value="11054" table:style-name="ce7">
            <text:p>11,054<text:s/></text:p>
          </table:table-cell>
          <table:table-cell office:value-type="float" office:value="9001" table:style-name="ce7">
            <text:p>9,001<text:s/></text:p>
          </table:table-cell>
          <table:table-cell office:value-type="float" office:value="13257" table:style-name="ce7">
            <text:p>13,257<text:s/></text:p>
          </table:table-cell>
          <table:table-cell office:value-type="float" office:value="13246" table:style-name="ce7">
            <text:p>13,246<text:s/></text:p>
          </table:table-cell>
          <table:table-cell office:value-type="float" office:value="13361" table:style-name="ce7">
            <text:p>13,361<text:s/></text:p>
          </table:table-cell>
          <table:table-cell office:value-type="float" office:value="13564" table:style-name="ce7">
            <text:p>13,564<text:s/></text:p>
          </table:table-cell>
          <table:table-cell office:value-type="float" office:value="13878" table:style-name="ce7">
            <text:p>13,878<text:s/></text:p>
          </table:table-cell>
          <table:table-cell office:value-type="float" office:value="9874" table:style-name="ce7">
            <text:p>9,874<text:s/></text:p>
          </table:table-cell>
          <table:table-cell office:value-type="float" office:value="11613" table:style-name="ce7">
            <text:p>11,613<text:s/></text:p>
          </table:table-cell>
          <table:table-cell office:value-type="float" office:value="385258" table:formula="msoxl:=SUM(B106:AF106)" table:style-name="ce2">
            <text:p>385,258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三重國小</text:p>
          </table:table-cell>
          <table:table-cell office:value-type="float" office:value="12809" table:style-name="ce7">
            <text:p>12,809<text:s/></text:p>
          </table:table-cell>
          <table:table-cell office:value-type="float" office:value="10662" table:style-name="ce7">
            <text:p>10,662<text:s/></text:p>
          </table:table-cell>
          <table:table-cell office:value-type="float" office:value="8846" table:style-name="ce7">
            <text:p>8,846<text:s/></text:p>
          </table:table-cell>
          <table:table-cell office:value-type="float" office:value="12122" table:style-name="ce7">
            <text:p>12,122<text:s/></text:p>
          </table:table-cell>
          <table:table-cell office:value-type="float" office:value="12043" table:style-name="ce7">
            <text:p>12,043<text:s/></text:p>
          </table:table-cell>
          <table:table-cell office:value-type="float" office:value="12090" table:style-name="ce7">
            <text:p>12,090<text:s/></text:p>
          </table:table-cell>
          <table:table-cell office:value-type="float" office:value="12324" table:style-name="ce7">
            <text:p>12,324<text:s/></text:p>
          </table:table-cell>
          <table:table-cell office:value-type="float" office:value="12982" table:style-name="ce7">
            <text:p>12,982<text:s/></text:p>
          </table:table-cell>
          <table:table-cell office:value-type="float" office:value="11222" table:style-name="ce7">
            <text:p>11,222<text:s/></text:p>
          </table:table-cell>
          <table:table-cell office:value-type="float" office:value="9061" table:style-name="ce7">
            <text:p>9,061<text:s/></text:p>
          </table:table-cell>
          <table:table-cell office:value-type="float" office:value="11530" table:style-name="ce7">
            <text:p>11,530<text:s/></text:p>
          </table:table-cell>
          <table:table-cell office:value-type="float" office:value="11937" table:style-name="ce7">
            <text:p>11,937<text:s/></text:p>
          </table:table-cell>
          <table:table-cell office:value-type="float" office:value="12062" table:style-name="ce7">
            <text:p>12,062<text:s/></text:p>
          </table:table-cell>
          <table:table-cell office:value-type="float" office:value="12126" table:style-name="ce7">
            <text:p>12,126<text:s/></text:p>
          </table:table-cell>
          <table:table-cell office:value-type="float" office:value="12799" table:style-name="ce7">
            <text:p>12,799<text:s/></text:p>
          </table:table-cell>
          <table:table-cell office:value-type="float" office:value="11215" table:style-name="ce7">
            <text:p>11,215<text:s/></text:p>
          </table:table-cell>
          <table:table-cell office:value-type="float" office:value="8995" table:style-name="ce7">
            <text:p>8,995<text:s/></text:p>
          </table:table-cell>
          <table:table-cell office:value-type="float" office:value="11777" table:style-name="ce7">
            <text:p>11,777<text:s/></text:p>
          </table:table-cell>
          <table:table-cell office:value-type="float" office:value="12057" table:style-name="ce7">
            <text:p>12,057<text:s/></text:p>
          </table:table-cell>
          <table:table-cell office:value-type="float" office:value="12068" table:style-name="ce7">
            <text:p>12,068<text:s/></text:p>
          </table:table-cell>
          <table:table-cell office:value-type="float" office:value="12100" table:style-name="ce7">
            <text:p>12,100<text:s/></text:p>
          </table:table-cell>
          <table:table-cell office:value-type="float" office:value="12982" table:style-name="ce7">
            <text:p>12,982<text:s/></text:p>
          </table:table-cell>
          <table:table-cell office:value-type="float" office:value="10643" table:style-name="ce7">
            <text:p>10,643<text:s/></text:p>
          </table:table-cell>
          <table:table-cell office:value-type="float" office:value="8987" table:style-name="ce7">
            <text:p>8,987<text:s/></text:p>
          </table:table-cell>
          <table:table-cell office:value-type="float" office:value="11940" table:style-name="ce7">
            <text:p>11,940<text:s/></text:p>
          </table:table-cell>
          <table:table-cell office:value-type="float" office:value="12044" table:style-name="ce7">
            <text:p>12,044<text:s/></text:p>
          </table:table-cell>
          <table:table-cell office:value-type="float" office:value="12299" table:style-name="ce7">
            <text:p>12,299<text:s/></text:p>
          </table:table-cell>
          <table:table-cell office:value-type="float" office:value="12372" table:style-name="ce7">
            <text:p>12,372<text:s/></text:p>
          </table:table-cell>
          <table:table-cell office:value-type="float" office:value="12759" table:style-name="ce7">
            <text:p>12,759<text:s/></text:p>
          </table:table-cell>
          <table:table-cell office:value-type="float" office:value="10199" table:style-name="ce7">
            <text:p>10,199<text:s/></text:p>
          </table:table-cell>
          <table:table-cell office:value-type="float" office:value="11584" table:style-name="ce7">
            <text:p>11,584<text:s/></text:p>
          </table:table-cell>
          <table:table-cell office:value-type="float" office:value="358636" table:formula="msoxl:=SUM(B107:AF107)" table:style-name="ce2">
            <text:p>358,636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迴龍</text:p>
          </table:table-cell>
          <table:table-cell office:value-type="float" office:value="12233" table:style-name="ce7">
            <text:p>12,233<text:s/></text:p>
          </table:table-cell>
          <table:table-cell office:value-type="float" office:value="8688" table:style-name="ce7">
            <text:p>8,688<text:s/></text:p>
          </table:table-cell>
          <table:table-cell office:value-type="float" office:value="6589" table:style-name="ce7">
            <text:p>6,589<text:s/></text:p>
          </table:table-cell>
          <table:table-cell office:value-type="float" office:value="10933" table:style-name="ce7">
            <text:p>10,933<text:s/></text:p>
          </table:table-cell>
          <table:table-cell office:value-type="float" office:value="11799" table:style-name="ce7">
            <text:p>11,799<text:s/></text:p>
          </table:table-cell>
          <table:table-cell office:value-type="float" office:value="11715" table:style-name="ce7">
            <text:p>11,715<text:s/></text:p>
          </table:table-cell>
          <table:table-cell office:value-type="float" office:value="11789" table:style-name="ce7">
            <text:p>11,789<text:s/></text:p>
          </table:table-cell>
          <table:table-cell office:value-type="float" office:value="12616" table:style-name="ce7">
            <text:p>12,616<text:s/></text:p>
          </table:table-cell>
          <table:table-cell office:value-type="float" office:value="9436" table:style-name="ce7">
            <text:p>9,436<text:s/></text:p>
          </table:table-cell>
          <table:table-cell office:value-type="float" office:value="7367" table:style-name="ce7">
            <text:p>7,367<text:s/></text:p>
          </table:table-cell>
          <table:table-cell office:value-type="float" office:value="11235" table:style-name="ce7">
            <text:p>11,235<text:s/></text:p>
          </table:table-cell>
          <table:table-cell office:value-type="float" office:value="11733" table:style-name="ce7">
            <text:p>11,733<text:s/></text:p>
          </table:table-cell>
          <table:table-cell office:value-type="float" office:value="11809" table:style-name="ce7">
            <text:p>11,809<text:s/></text:p>
          </table:table-cell>
          <table:table-cell office:value-type="float" office:value="11840" table:style-name="ce7">
            <text:p>11,840<text:s/></text:p>
          </table:table-cell>
          <table:table-cell office:value-type="float" office:value="12455" table:style-name="ce7">
            <text:p>12,455<text:s/></text:p>
          </table:table-cell>
          <table:table-cell office:value-type="float" office:value="8685" table:style-name="ce7">
            <text:p>8,685<text:s/></text:p>
          </table:table-cell>
          <table:table-cell office:value-type="float" office:value="6593" table:style-name="ce7">
            <text:p>6,593<text:s/></text:p>
          </table:table-cell>
          <table:table-cell office:value-type="float" office:value="11463" table:style-name="ce7">
            <text:p>11,463<text:s/></text:p>
          </table:table-cell>
          <table:table-cell office:value-type="float" office:value="11668" table:style-name="ce7">
            <text:p>11,668<text:s/></text:p>
          </table:table-cell>
          <table:table-cell office:value-type="float" office:value="11908" table:style-name="ce7">
            <text:p>11,908<text:s/></text:p>
          </table:table-cell>
          <table:table-cell office:value-type="float" office:value="11662" table:style-name="ce7">
            <text:p>11,662<text:s/></text:p>
          </table:table-cell>
          <table:table-cell office:value-type="float" office:value="12230" table:style-name="ce7">
            <text:p>12,230<text:s/></text:p>
          </table:table-cell>
          <table:table-cell office:value-type="float" office:value="8239" table:style-name="ce7">
            <text:p>8,239<text:s/></text:p>
          </table:table-cell>
          <table:table-cell office:value-type="float" office:value="6548" table:style-name="ce7">
            <text:p>6,548<text:s/></text:p>
          </table:table-cell>
          <table:table-cell office:value-type="float" office:value="11282" table:style-name="ce7">
            <text:p>11,282<text:s/></text:p>
          </table:table-cell>
          <table:table-cell office:value-type="float" office:value="11842" table:style-name="ce7">
            <text:p>11,842<text:s/></text:p>
          </table:table-cell>
          <table:table-cell office:value-type="float" office:value="11850" table:style-name="ce7">
            <text:p>11,850<text:s/></text:p>
          </table:table-cell>
          <table:table-cell office:value-type="float" office:value="11719" table:style-name="ce7">
            <text:p>11,719<text:s/></text:p>
          </table:table-cell>
          <table:table-cell office:value-type="float" office:value="12415" table:style-name="ce7">
            <text:p>12,415<text:s/></text:p>
          </table:table-cell>
          <table:table-cell office:value-type="float" office:value="7811" table:style-name="ce7">
            <text:p>7,811<text:s/></text:p>
          </table:table-cell>
          <table:table-cell office:value-type="float" office:value="10895" table:style-name="ce7">
            <text:p>10,895<text:s/></text:p>
          </table:table-cell>
          <table:table-cell office:value-type="float" office:value="329047" table:formula="msoxl:=SUM(B108:AF108)" table:style-name="ce2">
            <text:p>329,047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丹鳳</text:p>
          </table:table-cell>
          <table:table-cell office:value-type="float" office:value="10273" table:style-name="ce7">
            <text:p>10,273<text:s/></text:p>
          </table:table-cell>
          <table:table-cell office:value-type="float" office:value="8108" table:style-name="ce7">
            <text:p>8,108<text:s/></text:p>
          </table:table-cell>
          <table:table-cell office:value-type="float" office:value="6315" table:style-name="ce7">
            <text:p>6,315<text:s/></text:p>
          </table:table-cell>
          <table:table-cell office:value-type="float" office:value="9128" table:style-name="ce7">
            <text:p>9,128<text:s/></text:p>
          </table:table-cell>
          <table:table-cell office:value-type="float" office:value="9714" table:style-name="ce7">
            <text:p>9,714<text:s/></text:p>
          </table:table-cell>
          <table:table-cell office:value-type="float" office:value="9628" table:style-name="ce7">
            <text:p>9,628<text:s/></text:p>
          </table:table-cell>
          <table:table-cell office:value-type="float" office:value="9747" table:style-name="ce7">
            <text:p>9,747<text:s/></text:p>
          </table:table-cell>
          <table:table-cell office:value-type="float" office:value="10533" table:style-name="ce7">
            <text:p>10,533<text:s/></text:p>
          </table:table-cell>
          <table:table-cell office:value-type="float" office:value="8358" table:style-name="ce7">
            <text:p>8,358<text:s/></text:p>
          </table:table-cell>
          <table:table-cell office:value-type="float" office:value="6808" table:style-name="ce7">
            <text:p>6,808<text:s/></text:p>
          </table:table-cell>
          <table:table-cell office:value-type="float" office:value="9474" table:style-name="ce7">
            <text:p>9,474<text:s/></text:p>
          </table:table-cell>
          <table:table-cell office:value-type="float" office:value="9705" table:style-name="ce7">
            <text:p>9,705<text:s/></text:p>
          </table:table-cell>
          <table:table-cell office:value-type="float" office:value="9763" table:style-name="ce7">
            <text:p>9,763<text:s/></text:p>
          </table:table-cell>
          <table:table-cell office:value-type="float" office:value="9795" table:style-name="ce7">
            <text:p>9,795<text:s/></text:p>
          </table:table-cell>
          <table:table-cell office:value-type="float" office:value="10245" table:style-name="ce7">
            <text:p>10,245<text:s/></text:p>
          </table:table-cell>
          <table:table-cell office:value-type="float" office:value="7961" table:style-name="ce7">
            <text:p>7,961<text:s/></text:p>
          </table:table-cell>
          <table:table-cell office:value-type="float" office:value="6175" table:style-name="ce7">
            <text:p>6,175<text:s/></text:p>
          </table:table-cell>
          <table:table-cell office:value-type="float" office:value="9428" table:style-name="ce7">
            <text:p>9,428<text:s/></text:p>
          </table:table-cell>
          <table:table-cell office:value-type="float" office:value="9621" table:style-name="ce7">
            <text:p>9,621<text:s/></text:p>
          </table:table-cell>
          <table:table-cell office:value-type="float" office:value="9812" table:style-name="ce7">
            <text:p>9,812<text:s/></text:p>
          </table:table-cell>
          <table:table-cell office:value-type="float" office:value="9676" table:style-name="ce7">
            <text:p>9,676<text:s/></text:p>
          </table:table-cell>
          <table:table-cell office:value-type="float" office:value="10372" table:style-name="ce7">
            <text:p>10,372<text:s/></text:p>
          </table:table-cell>
          <table:table-cell office:value-type="float" office:value="7730" table:style-name="ce7">
            <text:p>7,730<text:s/></text:p>
          </table:table-cell>
          <table:table-cell office:value-type="float" office:value="6320" table:style-name="ce7">
            <text:p>6,320<text:s/></text:p>
          </table:table-cell>
          <table:table-cell office:value-type="float" office:value="9491" table:style-name="ce7">
            <text:p>9,491<text:s/></text:p>
          </table:table-cell>
          <table:table-cell office:value-type="float" office:value="9827" table:style-name="ce7">
            <text:p>9,827<text:s/></text:p>
          </table:table-cell>
          <table:table-cell office:value-type="float" office:value="9789" table:style-name="ce7">
            <text:p>9,789<text:s/></text:p>
          </table:table-cell>
          <table:table-cell office:value-type="float" office:value="9713" table:style-name="ce7">
            <text:p>9,713<text:s/></text:p>
          </table:table-cell>
          <table:table-cell office:value-type="float" office:value="10140" table:style-name="ce7">
            <text:p>10,140<text:s/></text:p>
          </table:table-cell>
          <table:table-cell office:value-type="float" office:value="7449" table:style-name="ce7">
            <text:p>7,449<text:s/></text:p>
          </table:table-cell>
          <table:table-cell office:value-type="float" office:value="9399" table:style-name="ce7">
            <text:p>9,399<text:s/></text:p>
          </table:table-cell>
          <table:table-cell office:value-type="float" office:value="280497" table:formula="msoxl:=SUM(B109:AF109)" table:style-name="ce2">
            <text:p>280,497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十四張</text:p>
          </table:table-cell>
          <table:table-cell office:value-type="float" office:value="2218" table:style-name="ce7">
            <text:p>2,218<text:s/></text:p>
          </table:table-cell>
          <table:table-cell office:value-type="float" office:value="1731" table:style-name="ce7">
            <text:p>1,731<text:s/></text:p>
          </table:table-cell>
          <table:table-cell office:value-type="float" office:value="1272" table:style-name="ce7">
            <text:p>1,272<text:s/></text:p>
          </table:table-cell>
          <table:table-cell office:value-type="float" office:value="2266" table:style-name="ce7">
            <text:p>2,266<text:s/></text:p>
          </table:table-cell>
          <table:table-cell office:value-type="float" office:value="2271" table:style-name="ce7">
            <text:p>2,271<text:s/></text:p>
          </table:table-cell>
          <table:table-cell office:value-type="float" office:value="2316" table:style-name="ce7">
            <text:p>2,316<text:s/></text:p>
          </table:table-cell>
          <table:table-cell office:value-type="float" office:value="2328" table:style-name="ce7">
            <text:p>2,328<text:s/></text:p>
          </table:table-cell>
          <table:table-cell office:value-type="float" office:value="2278" table:style-name="ce7">
            <text:p>2,278<text:s/></text:p>
          </table:table-cell>
          <table:table-cell office:value-type="float" office:value="2217" table:style-name="ce7">
            <text:p>2,217<text:s/></text:p>
          </table:table-cell>
          <table:table-cell office:value-type="float" office:value="1716" table:style-name="ce7">
            <text:p>1,716<text:s/></text:p>
          </table:table-cell>
          <table:table-cell office:value-type="float" office:value="2132" table:style-name="ce7">
            <text:p>2,132<text:s/></text:p>
          </table:table-cell>
          <table:table-cell office:value-type="float" office:value="2249" table:style-name="ce7">
            <text:p>2,249<text:s/></text:p>
          </table:table-cell>
          <table:table-cell office:value-type="float" office:value="2305" table:style-name="ce7">
            <text:p>2,305<text:s/></text:p>
          </table:table-cell>
          <table:table-cell office:value-type="float" office:value="2330" table:style-name="ce7">
            <text:p>2,330<text:s/></text:p>
          </table:table-cell>
          <table:table-cell office:value-type="float" office:value="2219" table:style-name="ce7">
            <text:p>2,219<text:s/></text:p>
          </table:table-cell>
          <table:table-cell office:value-type="float" office:value="1751" table:style-name="ce7">
            <text:p>1,751<text:s/></text:p>
          </table:table-cell>
          <table:table-cell office:value-type="float" office:value="1463" table:style-name="ce7">
            <text:p>1,463<text:s/></text:p>
          </table:table-cell>
          <table:table-cell office:value-type="float" office:value="2195" table:style-name="ce7">
            <text:p>2,195<text:s/></text:p>
          </table:table-cell>
          <table:table-cell office:value-type="float" office:value="2237" table:style-name="ce7">
            <text:p>2,237<text:s/></text:p>
          </table:table-cell>
          <table:table-cell office:value-type="float" office:value="2364" table:style-name="ce7">
            <text:p>2,364<text:s/></text:p>
          </table:table-cell>
          <table:table-cell office:value-type="float" office:value="2404" table:style-name="ce7">
            <text:p>2,404<text:s/></text:p>
          </table:table-cell>
          <table:table-cell office:value-type="float" office:value="2221" table:style-name="ce7">
            <text:p>2,221<text:s/></text:p>
          </table:table-cell>
          <table:table-cell office:value-type="float" office:value="1777" table:style-name="ce7">
            <text:p>1,777<text:s/></text:p>
          </table:table-cell>
          <table:table-cell office:value-type="float" office:value="1251" table:style-name="ce7">
            <text:p>1,251<text:s/></text:p>
          </table:table-cell>
          <table:table-cell office:value-type="float" office:value="2130" table:style-name="ce7">
            <text:p>2,130<text:s/></text:p>
          </table:table-cell>
          <table:table-cell office:value-type="float" office:value="2282" table:style-name="ce7">
            <text:p>2,282<text:s/></text:p>
          </table:table-cell>
          <table:table-cell office:value-type="float" office:value="2361" table:style-name="ce7">
            <text:p>2,361<text:s/></text:p>
          </table:table-cell>
          <table:table-cell office:value-type="float" office:value="2419" table:style-name="ce7">
            <text:p>2,419<text:s/></text:p>
          </table:table-cell>
          <table:table-cell office:value-type="float" office:value="2223" table:style-name="ce7">
            <text:p>2,223<text:s/></text:p>
          </table:table-cell>
          <table:table-cell office:value-type="float" office:value="1628" table:style-name="ce7">
            <text:p>1,628<text:s/></text:p>
          </table:table-cell>
          <table:table-cell office:value-type="float" office:value="2166" table:style-name="ce7">
            <text:p>2,166<text:s/></text:p>
          </table:table-cell>
          <table:table-cell office:value-type="float" office:value="64720" table:formula="msoxl:=SUM(B110:AF110)" table:style-name="ce2">
            <text:p>64,720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秀朗橋</text:p>
          </table:table-cell>
          <table:table-cell office:value-type="float" office:value="1508" table:style-name="ce7">
            <text:p>1,508<text:s/></text:p>
          </table:table-cell>
          <table:table-cell office:value-type="float" office:value="1237" table:style-name="ce7">
            <text:p>1,237<text:s/></text:p>
          </table:table-cell>
          <table:table-cell office:value-type="float" office:value="1080" table:style-name="ce7">
            <text:p>1,080<text:s/></text:p>
          </table:table-cell>
          <table:table-cell office:value-type="float" office:value="1557" table:style-name="ce7">
            <text:p>1,557<text:s/></text:p>
          </table:table-cell>
          <table:table-cell office:value-type="float" office:value="1410" table:style-name="ce7">
            <text:p>1,410<text:s/></text:p>
          </table:table-cell>
          <table:table-cell office:value-type="float" office:value="1358" table:style-name="ce7">
            <text:p>1,358<text:s/></text:p>
          </table:table-cell>
          <table:table-cell office:value-type="float" office:value="1375" table:style-name="ce7">
            <text:p>1,375<text:s/></text:p>
          </table:table-cell>
          <table:table-cell office:value-type="float" office:value="1448" table:style-name="ce7">
            <text:p>1,448<text:s/></text:p>
          </table:table-cell>
          <table:table-cell office:value-type="float" office:value="1300" table:style-name="ce7">
            <text:p>1,300<text:s/></text:p>
          </table:table-cell>
          <table:table-cell office:value-type="float" office:value="1096" table:style-name="ce7">
            <text:p>1,096<text:s/></text:p>
          </table:table-cell>
          <table:table-cell office:value-type="float" office:value="1207" table:style-name="ce7">
            <text:p>1,207<text:s/></text:p>
          </table:table-cell>
          <table:table-cell office:value-type="float" office:value="1243" table:style-name="ce7">
            <text:p>1,243<text:s/></text:p>
          </table:table-cell>
          <table:table-cell office:value-type="float" office:value="1322" table:style-name="ce7">
            <text:p>1,322<text:s/></text:p>
          </table:table-cell>
          <table:table-cell office:value-type="float" office:value="1341" table:style-name="ce7">
            <text:p>1,341<text:s/></text:p>
          </table:table-cell>
          <table:table-cell office:value-type="float" office:value="1407" table:style-name="ce7">
            <text:p>1,407<text:s/></text:p>
          </table:table-cell>
          <table:table-cell office:value-type="float" office:value="1297" table:style-name="ce7">
            <text:p>1,297<text:s/></text:p>
          </table:table-cell>
          <table:table-cell office:value-type="float" office:value="1156" table:style-name="ce7">
            <text:p>1,156<text:s/></text:p>
          </table:table-cell>
          <table:table-cell office:value-type="float" office:value="1296" table:style-name="ce7">
            <text:p>1,296<text:s/></text:p>
          </table:table-cell>
          <table:table-cell office:value-type="float" office:value="1418" table:style-name="ce7">
            <text:p>1,418<text:s/></text:p>
          </table:table-cell>
          <table:table-cell office:value-type="float" office:value="1372" table:style-name="ce7">
            <text:p>1,372<text:s/></text:p>
          </table:table-cell>
          <table:table-cell office:value-type="float" office:value="1527" table:style-name="ce7">
            <text:p>1,527<text:s/></text:p>
          </table:table-cell>
          <table:table-cell office:value-type="float" office:value="1519" table:style-name="ce7">
            <text:p>1,519<text:s/></text:p>
          </table:table-cell>
          <table:table-cell office:value-type="float" office:value="1336" table:style-name="ce7">
            <text:p>1,336<text:s/></text:p>
          </table:table-cell>
          <table:table-cell office:value-type="float" office:value="1096" table:style-name="ce7">
            <text:p>1,096<text:s/></text:p>
          </table:table-cell>
          <table:table-cell office:value-type="float" office:value="1260" table:style-name="ce7">
            <text:p>1,260<text:s/></text:p>
          </table:table-cell>
          <table:table-cell office:value-type="float" office:value="1356" table:style-name="ce7">
            <text:p>1,356<text:s/></text:p>
          </table:table-cell>
          <table:table-cell office:value-type="float" office:value="1392" table:style-name="ce7">
            <text:p>1,392<text:s/></text:p>
          </table:table-cell>
          <table:table-cell office:value-type="float" office:value="1542" table:style-name="ce7">
            <text:p>1,542<text:s/></text:p>
          </table:table-cell>
          <table:table-cell office:value-type="float" office:value="1528" table:style-name="ce7">
            <text:p>1,528<text:s/></text:p>
          </table:table-cell>
          <table:table-cell office:value-type="float" office:value="1127" table:style-name="ce7">
            <text:p>1,127<text:s/></text:p>
          </table:table-cell>
          <table:table-cell office:value-type="float" office:value="1665" table:style-name="ce7">
            <text:p>1,665<text:s/></text:p>
          </table:table-cell>
          <table:table-cell office:value-type="float" office:value="41776" table:formula="msoxl:=SUM(B111:AF111)" table:style-name="ce2">
            <text:p>41,776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景平</text:p>
          </table:table-cell>
          <table:table-cell office:value-type="float" office:value="2276" table:style-name="ce7">
            <text:p>2,276<text:s/></text:p>
          </table:table-cell>
          <table:table-cell office:value-type="float" office:value="1512" table:style-name="ce7">
            <text:p>1,512<text:s/></text:p>
          </table:table-cell>
          <table:table-cell office:value-type="float" office:value="1529" table:style-name="ce7">
            <text:p>1,529<text:s/></text:p>
          </table:table-cell>
          <table:table-cell office:value-type="float" office:value="2214" table:style-name="ce7">
            <text:p>2,214<text:s/></text:p>
          </table:table-cell>
          <table:table-cell office:value-type="float" office:value="2094" table:style-name="ce7">
            <text:p>2,094<text:s/></text:p>
          </table:table-cell>
          <table:table-cell office:value-type="float" office:value="2078" table:style-name="ce7">
            <text:p>2,078<text:s/></text:p>
          </table:table-cell>
          <table:table-cell office:value-type="float" office:value="2079" table:style-name="ce7">
            <text:p>2,079<text:s/></text:p>
          </table:table-cell>
          <table:table-cell office:value-type="float" office:value="2098" table:style-name="ce7">
            <text:p>2,098<text:s/></text:p>
          </table:table-cell>
          <table:table-cell office:value-type="float" office:value="1740" table:style-name="ce7">
            <text:p>1,740<text:s/></text:p>
          </table:table-cell>
          <table:table-cell office:value-type="float" office:value="1408" table:style-name="ce7">
            <text:p>1,408<text:s/></text:p>
          </table:table-cell>
          <table:table-cell office:value-type="float" office:value="1915" table:style-name="ce7">
            <text:p>1,915<text:s/></text:p>
          </table:table-cell>
          <table:table-cell office:value-type="float" office:value="2028" table:style-name="ce7">
            <text:p>2,028<text:s/></text:p>
          </table:table-cell>
          <table:table-cell office:value-type="float" office:value="1982" table:style-name="ce7">
            <text:p>1,982<text:s/></text:p>
          </table:table-cell>
          <table:table-cell office:value-type="float" office:value="2000" table:style-name="ce7">
            <text:p>2,000<text:s/></text:p>
          </table:table-cell>
          <table:table-cell office:value-type="float" office:value="2142" table:style-name="ce7">
            <text:p>2,142<text:s/></text:p>
          </table:table-cell>
          <table:table-cell office:value-type="float" office:value="1664" table:style-name="ce7">
            <text:p>1,664<text:s/></text:p>
          </table:table-cell>
          <table:table-cell office:value-type="float" office:value="1442" table:style-name="ce7">
            <text:p>1,442<text:s/></text:p>
          </table:table-cell>
          <table:table-cell office:value-type="float" office:value="1955" table:style-name="ce7">
            <text:p>1,955<text:s/></text:p>
          </table:table-cell>
          <table:table-cell office:value-type="float" office:value="2037" table:style-name="ce7">
            <text:p>2,037<text:s/></text:p>
          </table:table-cell>
          <table:table-cell office:value-type="float" office:value="2060" table:style-name="ce7">
            <text:p>2,060<text:s/></text:p>
          </table:table-cell>
          <table:table-cell office:value-type="float" office:value="2094" table:style-name="ce7">
            <text:p>2,094<text:s/></text:p>
          </table:table-cell>
          <table:table-cell office:value-type="float" office:value="2172" table:style-name="ce7">
            <text:p>2,172<text:s/></text:p>
          </table:table-cell>
          <table:table-cell office:value-type="float" office:value="1692" table:style-name="ce7">
            <text:p>1,692<text:s/></text:p>
          </table:table-cell>
          <table:table-cell office:value-type="float" office:value="1355" table:style-name="ce7">
            <text:p>1,355<text:s/></text:p>
          </table:table-cell>
          <table:table-cell office:value-type="float" office:value="1979" table:style-name="ce7">
            <text:p>1,979<text:s/></text:p>
          </table:table-cell>
          <table:table-cell office:value-type="float" office:value="2039" table:style-name="ce7">
            <text:p>2,039<text:s/></text:p>
          </table:table-cell>
          <table:table-cell office:value-type="float" office:value="2004" table:style-name="ce7">
            <text:p>2,004<text:s/></text:p>
          </table:table-cell>
          <table:table-cell office:value-type="float" office:value="2103" table:style-name="ce7">
            <text:p>2,103<text:s/></text:p>
          </table:table-cell>
          <table:table-cell office:value-type="float" office:value="2145" table:style-name="ce7">
            <text:p>2,145<text:s/></text:p>
          </table:table-cell>
          <table:table-cell office:value-type="float" office:value="1599" table:style-name="ce7">
            <text:p>1,599<text:s/></text:p>
          </table:table-cell>
          <table:table-cell office:value-type="float" office:value="1965" table:style-name="ce7">
            <text:p>1,965<text:s/></text:p>
          </table:table-cell>
          <table:table-cell office:value-type="float" office:value="59400" table:formula="msoxl:=SUM(B112:AF112)" table:style-name="ce2">
            <text:p>59,400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中和</text:p>
          </table:table-cell>
          <table:table-cell office:value-type="float" office:value="2582" table:style-name="ce7">
            <text:p>2,582<text:s/></text:p>
          </table:table-cell>
          <table:table-cell office:value-type="float" office:value="2295" table:style-name="ce7">
            <text:p>2,295<text:s/></text:p>
          </table:table-cell>
          <table:table-cell office:value-type="float" office:value="1689" table:style-name="ce7">
            <text:p>1,689<text:s/></text:p>
          </table:table-cell>
          <table:table-cell office:value-type="float" office:value="2514" table:style-name="ce7">
            <text:p>2,514<text:s/></text:p>
          </table:table-cell>
          <table:table-cell office:value-type="float" office:value="2484" table:style-name="ce7">
            <text:p>2,484<text:s/></text:p>
          </table:table-cell>
          <table:table-cell office:value-type="float" office:value="2469" table:style-name="ce7">
            <text:p>2,469<text:s/></text:p>
          </table:table-cell>
          <table:table-cell office:value-type="float" office:value="2400" table:style-name="ce7">
            <text:p>2,400<text:s/></text:p>
          </table:table-cell>
          <table:table-cell office:value-type="float" office:value="2628" table:style-name="ce7">
            <text:p>2,628<text:s/></text:p>
          </table:table-cell>
          <table:table-cell office:value-type="float" office:value="2383" table:style-name="ce7">
            <text:p>2,383<text:s/></text:p>
          </table:table-cell>
          <table:table-cell office:value-type="float" office:value="1894" table:style-name="ce7">
            <text:p>1,894<text:s/></text:p>
          </table:table-cell>
          <table:table-cell office:value-type="float" office:value="2217" table:style-name="ce7">
            <text:p>2,217<text:s/></text:p>
          </table:table-cell>
          <table:table-cell office:value-type="float" office:value="2273" table:style-name="ce7">
            <text:p>2,273<text:s/></text:p>
          </table:table-cell>
          <table:table-cell office:value-type="float" office:value="2384" table:style-name="ce7">
            <text:p>2,384<text:s/></text:p>
          </table:table-cell>
          <table:table-cell office:value-type="float" office:value="2453" table:style-name="ce7">
            <text:p>2,453<text:s/></text:p>
          </table:table-cell>
          <table:table-cell office:value-type="float" office:value="2540" table:style-name="ce7">
            <text:p>2,540<text:s/></text:p>
          </table:table-cell>
          <table:table-cell office:value-type="float" office:value="2350" table:style-name="ce7">
            <text:p>2,350<text:s/></text:p>
          </table:table-cell>
          <table:table-cell office:value-type="float" office:value="1863" table:style-name="ce7">
            <text:p>1,863<text:s/></text:p>
          </table:table-cell>
          <table:table-cell office:value-type="float" office:value="2335" table:style-name="ce7">
            <text:p>2,335<text:s/></text:p>
          </table:table-cell>
          <table:table-cell office:value-type="float" office:value="2369" table:style-name="ce7">
            <text:p>2,369<text:s/></text:p>
          </table:table-cell>
          <table:table-cell office:value-type="float" office:value="2434" table:style-name="ce7">
            <text:p>2,434<text:s/></text:p>
          </table:table-cell>
          <table:table-cell office:value-type="float" office:value="2498" table:style-name="ce7">
            <text:p>2,498<text:s/></text:p>
          </table:table-cell>
          <table:table-cell office:value-type="float" office:value="2565" table:style-name="ce7">
            <text:p>2,565<text:s/></text:p>
          </table:table-cell>
          <table:table-cell office:value-type="float" office:value="2328" table:style-name="ce7">
            <text:p>2,328<text:s/></text:p>
          </table:table-cell>
          <table:table-cell office:value-type="float" office:value="1937" table:style-name="ce7">
            <text:p>1,937<text:s/></text:p>
          </table:table-cell>
          <table:table-cell office:value-type="float" office:value="2279" table:style-name="ce7">
            <text:p>2,279<text:s/></text:p>
          </table:table-cell>
          <table:table-cell office:value-type="float" office:value="2373" table:style-name="ce7">
            <text:p>2,373<text:s/></text:p>
          </table:table-cell>
          <table:table-cell office:value-type="float" office:value="2487" table:style-name="ce7">
            <text:p>2,487<text:s/></text:p>
          </table:table-cell>
          <table:table-cell office:value-type="float" office:value="2581" table:style-name="ce7">
            <text:p>2,581<text:s/></text:p>
          </table:table-cell>
          <table:table-cell office:value-type="float" office:value="2623" table:style-name="ce7">
            <text:p>2,623<text:s/></text:p>
          </table:table-cell>
          <table:table-cell office:value-type="float" office:value="2116" table:style-name="ce7">
            <text:p>2,116<text:s/></text:p>
          </table:table-cell>
          <table:table-cell office:value-type="float" office:value="2776" table:style-name="ce7">
            <text:p>2,776<text:s/></text:p>
          </table:table-cell>
          <table:table-cell office:value-type="float" office:value="73119" table:formula="msoxl:=SUM(B113:AF113)" table:style-name="ce2">
            <text:p>73,119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橋和</text:p>
          </table:table-cell>
          <table:table-cell office:value-type="float" office:value="1394" table:style-name="ce7">
            <text:p>1,394<text:s/></text:p>
          </table:table-cell>
          <table:table-cell office:value-type="float" office:value="648" table:style-name="ce7">
            <text:p>648<text:s/></text:p>
          </table:table-cell>
          <table:table-cell office:value-type="float" office:value="475" table:style-name="ce7">
            <text:p>475<text:s/></text:p>
          </table:table-cell>
          <table:table-cell office:value-type="float" office:value="1406" table:style-name="ce7">
            <text:p>1,406<text:s/></text:p>
          </table:table-cell>
          <table:table-cell office:value-type="float" office:value="1416" table:style-name="ce7">
            <text:p>1,416<text:s/></text:p>
          </table:table-cell>
          <table:table-cell office:value-type="float" office:value="1468" table:style-name="ce7">
            <text:p>1,468<text:s/></text:p>
          </table:table-cell>
          <table:table-cell office:value-type="float" office:value="1350" table:style-name="ce7">
            <text:p>1,350<text:s/></text:p>
          </table:table-cell>
          <table:table-cell office:value-type="float" office:value="1446" table:style-name="ce7">
            <text:p>1,446<text:s/></text:p>
          </table:table-cell>
          <table:table-cell office:value-type="float" office:value="666" table:style-name="ce7">
            <text:p>666<text:s/></text:p>
          </table:table-cell>
          <table:table-cell office:value-type="float" office:value="572" table:style-name="ce7">
            <text:p>572<text:s/></text:p>
          </table:table-cell>
          <table:table-cell office:value-type="float" office:value="1338" table:style-name="ce7">
            <text:p>1,338<text:s/></text:p>
          </table:table-cell>
          <table:table-cell office:value-type="float" office:value="1374" table:style-name="ce7">
            <text:p>1,374<text:s/></text:p>
          </table:table-cell>
          <table:table-cell office:value-type="float" office:value="1395" table:style-name="ce7">
            <text:p>1,395<text:s/></text:p>
          </table:table-cell>
          <table:table-cell office:value-type="float" office:value="1384" table:style-name="ce7">
            <text:p>1,384<text:s/></text:p>
          </table:table-cell>
          <table:table-cell office:value-type="float" office:value="1404" table:style-name="ce7">
            <text:p>1,404<text:s/></text:p>
          </table:table-cell>
          <table:table-cell office:value-type="float" office:value="750" table:style-name="ce7">
            <text:p>750<text:s/></text:p>
          </table:table-cell>
          <table:table-cell office:value-type="float" office:value="542" table:style-name="ce7">
            <text:p>542<text:s/></text:p>
          </table:table-cell>
          <table:table-cell office:value-type="float" office:value="1344" table:style-name="ce7">
            <text:p>1,344<text:s/></text:p>
          </table:table-cell>
          <table:table-cell office:value-type="float" office:value="1407" table:style-name="ce7">
            <text:p>1,407<text:s/></text:p>
          </table:table-cell>
          <table:table-cell office:value-type="float" office:value="1390" table:style-name="ce7">
            <text:p>1,390<text:s/></text:p>
          </table:table-cell>
          <table:table-cell office:value-type="float" office:value="1463" table:style-name="ce7">
            <text:p>1,463<text:s/></text:p>
          </table:table-cell>
          <table:table-cell office:value-type="float" office:value="1492" table:style-name="ce7">
            <text:p>1,492<text:s/></text:p>
          </table:table-cell>
          <table:table-cell office:value-type="float" office:value="645" table:style-name="ce7">
            <text:p>645<text:s/></text:p>
          </table:table-cell>
          <table:table-cell office:value-type="float" office:value="534" table:style-name="ce7">
            <text:p>534<text:s/></text:p>
          </table:table-cell>
          <table:table-cell office:value-type="float" office:value="1385" table:style-name="ce7">
            <text:p>1,385<text:s/></text:p>
          </table:table-cell>
          <table:table-cell office:value-type="float" office:value="1349" table:style-name="ce7">
            <text:p>1,349<text:s/></text:p>
          </table:table-cell>
          <table:table-cell office:value-type="float" office:value="1495" table:style-name="ce7">
            <text:p>1,495<text:s/></text:p>
          </table:table-cell>
          <table:table-cell office:value-type="float" office:value="1399" table:style-name="ce7">
            <text:p>1,399<text:s/></text:p>
          </table:table-cell>
          <table:table-cell office:value-type="float" office:value="1428" table:style-name="ce7">
            <text:p>1,428<text:s/></text:p>
          </table:table-cell>
          <table:table-cell office:value-type="float" office:value="651" table:style-name="ce7">
            <text:p>651<text:s/></text:p>
          </table:table-cell>
          <table:table-cell office:value-type="float" office:value="758" table:style-name="ce7">
            <text:p>758<text:s/></text:p>
          </table:table-cell>
          <table:table-cell office:value-type="float" office:value="35768" table:formula="msoxl:=SUM(B114:AF114)" table:style-name="ce2">
            <text:p>35,768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中原</text:p>
          </table:table-cell>
          <table:table-cell office:value-type="float" office:value="2032" table:style-name="ce7">
            <text:p>2,032<text:s/></text:p>
          </table:table-cell>
          <table:table-cell office:value-type="float" office:value="794" table:style-name="ce7">
            <text:p>794<text:s/></text:p>
          </table:table-cell>
          <table:table-cell office:value-type="float" office:value="651" table:style-name="ce7">
            <text:p>651<text:s/></text:p>
          </table:table-cell>
          <table:table-cell office:value-type="float" office:value="2022" table:style-name="ce7">
            <text:p>2,022<text:s/></text:p>
          </table:table-cell>
          <table:table-cell office:value-type="float" office:value="1991" table:style-name="ce7">
            <text:p>1,991<text:s/></text:p>
          </table:table-cell>
          <table:table-cell office:value-type="float" office:value="2042" table:style-name="ce7">
            <text:p>2,042<text:s/></text:p>
          </table:table-cell>
          <table:table-cell office:value-type="float" office:value="1997" table:style-name="ce7">
            <text:p>1,997<text:s/></text:p>
          </table:table-cell>
          <table:table-cell office:value-type="float" office:value="2046" table:style-name="ce7">
            <text:p>2,046<text:s/></text:p>
          </table:table-cell>
          <table:table-cell office:value-type="float" office:value="921" table:style-name="ce7">
            <text:p>921<text:s/></text:p>
          </table:table-cell>
          <table:table-cell office:value-type="float" office:value="721" table:style-name="ce7">
            <text:p>721<text:s/></text:p>
          </table:table-cell>
          <table:table-cell office:value-type="float" office:value="1940" table:style-name="ce7">
            <text:p>1,940<text:s/></text:p>
          </table:table-cell>
          <table:table-cell office:value-type="float" office:value="2021" table:style-name="ce7">
            <text:p>2,021<text:s/></text:p>
          </table:table-cell>
          <table:table-cell office:value-type="float" office:value="2038" table:style-name="ce7">
            <text:p>2,038<text:s/></text:p>
          </table:table-cell>
          <table:table-cell office:value-type="float" office:value="1942" table:style-name="ce7">
            <text:p>1,942<text:s/></text:p>
          </table:table-cell>
          <table:table-cell office:value-type="float" office:value="2075" table:style-name="ce7">
            <text:p>2,075<text:s/></text:p>
          </table:table-cell>
          <table:table-cell office:value-type="float" office:value="941" table:style-name="ce7">
            <text:p>941<text:s/></text:p>
          </table:table-cell>
          <table:table-cell office:value-type="float" office:value="728" table:style-name="ce7">
            <text:p>728<text:s/></text:p>
          </table:table-cell>
          <table:table-cell office:value-type="float" office:value="1928" table:style-name="ce7">
            <text:p>1,928<text:s/></text:p>
          </table:table-cell>
          <table:table-cell office:value-type="float" office:value="2065" table:style-name="ce7">
            <text:p>2,065<text:s/></text:p>
          </table:table-cell>
          <table:table-cell office:value-type="float" office:value="2030" table:style-name="ce7">
            <text:p>2,030<text:s/></text:p>
          </table:table-cell>
          <table:table-cell office:value-type="float" office:value="2106" table:style-name="ce7">
            <text:p>2,106<text:s/></text:p>
          </table:table-cell>
          <table:table-cell office:value-type="float" office:value="2064" table:style-name="ce7">
            <text:p>2,064<text:s/></text:p>
          </table:table-cell>
          <table:table-cell office:value-type="float" office:value="840" table:style-name="ce7">
            <text:p>840<text:s/></text:p>
          </table:table-cell>
          <table:table-cell office:value-type="float" office:value="818" table:style-name="ce7">
            <text:p>818<text:s/></text:p>
          </table:table-cell>
          <table:table-cell office:value-type="float" office:value="1894" table:style-name="ce7">
            <text:p>1,894<text:s/></text:p>
          </table:table-cell>
          <table:table-cell office:value-type="float" office:value="1989" table:style-name="ce7">
            <text:p>1,989<text:s/></text:p>
          </table:table-cell>
          <table:table-cell office:value-type="float" office:value="2034" table:style-name="ce7">
            <text:p>2,034<text:s/></text:p>
          </table:table-cell>
          <table:table-cell office:value-type="float" office:value="2072" table:style-name="ce7">
            <text:p>2,072<text:s/></text:p>
          </table:table-cell>
          <table:table-cell office:value-type="float" office:value="2028" table:style-name="ce7">
            <text:p>2,028<text:s/></text:p>
          </table:table-cell>
          <table:table-cell office:value-type="float" office:value="697" table:style-name="ce7">
            <text:p>697<text:s/></text:p>
          </table:table-cell>
          <table:table-cell office:value-type="float" office:value="1146" table:style-name="ce7">
            <text:p>1,146<text:s/></text:p>
          </table:table-cell>
          <table:table-cell office:value-type="float" office:value="50613" table:formula="msoxl:=SUM(B115:AF115)" table:style-name="ce2">
            <text:p>50,613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板新</text:p>
          </table:table-cell>
          <table:table-cell office:value-type="float" office:value="1631" table:style-name="ce7">
            <text:p>1,631<text:s/></text:p>
          </table:table-cell>
          <table:table-cell office:value-type="float" office:value="1083" table:style-name="ce7">
            <text:p>1,083<text:s/></text:p>
          </table:table-cell>
          <table:table-cell office:value-type="float" office:value="834" table:style-name="ce7">
            <text:p>834<text:s/></text:p>
          </table:table-cell>
          <table:table-cell office:value-type="float" office:value="1634" table:style-name="ce7">
            <text:p>1,634<text:s/></text:p>
          </table:table-cell>
          <table:table-cell office:value-type="float" office:value="1549" table:style-name="ce7">
            <text:p>1,549<text:s/></text:p>
          </table:table-cell>
          <table:table-cell office:value-type="float" office:value="1583" table:style-name="ce7">
            <text:p>1,583<text:s/></text:p>
          </table:table-cell>
          <table:table-cell office:value-type="float" office:value="1488" table:style-name="ce7">
            <text:p>1,488<text:s/></text:p>
          </table:table-cell>
          <table:table-cell office:value-type="float" office:value="1524" table:style-name="ce7">
            <text:p>1,524<text:s/></text:p>
          </table:table-cell>
          <table:table-cell office:value-type="float" office:value="1295" table:style-name="ce7">
            <text:p>1,295<text:s/></text:p>
          </table:table-cell>
          <table:table-cell office:value-type="float" office:value="919" table:style-name="ce7">
            <text:p>919<text:s/></text:p>
          </table:table-cell>
          <table:table-cell office:value-type="float" office:value="1337" table:style-name="ce7">
            <text:p>1,337<text:s/></text:p>
          </table:table-cell>
          <table:table-cell office:value-type="float" office:value="1593" table:style-name="ce7">
            <text:p>1,593<text:s/></text:p>
          </table:table-cell>
          <table:table-cell office:value-type="float" office:value="1524" table:style-name="ce7">
            <text:p>1,524<text:s/></text:p>
          </table:table-cell>
          <table:table-cell office:value-type="float" office:value="1555" table:style-name="ce7">
            <text:p>1,555<text:s/></text:p>
          </table:table-cell>
          <table:table-cell office:value-type="float" office:value="1554" table:style-name="ce7">
            <text:p>1,554<text:s/></text:p>
          </table:table-cell>
          <table:table-cell office:value-type="float" office:value="1166" table:style-name="ce7">
            <text:p>1,166<text:s/></text:p>
          </table:table-cell>
          <table:table-cell office:value-type="float" office:value="821" table:style-name="ce7">
            <text:p>821<text:s/></text:p>
          </table:table-cell>
          <table:table-cell office:value-type="float" office:value="1443" table:style-name="ce7">
            <text:p>1,443<text:s/></text:p>
          </table:table-cell>
          <table:table-cell office:value-type="float" office:value="1525" table:style-name="ce7">
            <text:p>1,525<text:s/></text:p>
          </table:table-cell>
          <table:table-cell office:value-type="float" office:value="1513" table:style-name="ce7">
            <text:p>1,513<text:s/></text:p>
          </table:table-cell>
          <table:table-cell office:value-type="float" office:value="1594" table:style-name="ce7">
            <text:p>1,594<text:s/></text:p>
          </table:table-cell>
          <table:table-cell office:value-type="float" office:value="1561" table:style-name="ce7">
            <text:p>1,561<text:s/></text:p>
          </table:table-cell>
          <table:table-cell office:value-type="float" office:value="1169" table:style-name="ce7">
            <text:p>1,169<text:s/></text:p>
          </table:table-cell>
          <table:table-cell office:value-type="float" office:value="894" table:style-name="ce7">
            <text:p>894<text:s/></text:p>
          </table:table-cell>
          <table:table-cell office:value-type="float" office:value="1431" table:style-name="ce7">
            <text:p>1,431<text:s/></text:p>
          </table:table-cell>
          <table:table-cell office:value-type="float" office:value="1532" table:style-name="ce7">
            <text:p>1,532<text:s/></text:p>
          </table:table-cell>
          <table:table-cell office:value-type="float" office:value="1469" table:style-name="ce7">
            <text:p>1,469<text:s/></text:p>
          </table:table-cell>
          <table:table-cell office:value-type="float" office:value="1604" table:style-name="ce7">
            <text:p>1,604<text:s/></text:p>
          </table:table-cell>
          <table:table-cell office:value-type="float" office:value="1556" table:style-name="ce7">
            <text:p>1,556<text:s/></text:p>
          </table:table-cell>
          <table:table-cell office:value-type="float" office:value="985" table:style-name="ce7">
            <text:p>985<text:s/></text:p>
          </table:table-cell>
          <table:table-cell office:value-type="float" office:value="1259" table:style-name="ce7">
            <text:p>1,259<text:s/></text:p>
          </table:table-cell>
          <table:table-cell office:value-type="float" office:value="42625" table:formula="msoxl:=SUM(B116:AF116)" table:style-name="ce2">
            <text:p>42,625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Y板橋</text:p>
          </table:table-cell>
          <table:table-cell office:value-type="float" office:value="3107" table:style-name="ce7">
            <text:p>3,107<text:s/></text:p>
          </table:table-cell>
          <table:table-cell office:value-type="float" office:value="5169" table:style-name="ce7">
            <text:p>5,169<text:s/></text:p>
          </table:table-cell>
          <table:table-cell office:value-type="float" office:value="4475" table:style-name="ce7">
            <text:p>4,475<text:s/></text:p>
          </table:table-cell>
          <table:table-cell office:value-type="float" office:value="2583" table:style-name="ce7">
            <text:p>2,583<text:s/></text:p>
          </table:table-cell>
          <table:table-cell office:value-type="float" office:value="2225" table:style-name="ce7">
            <text:p>2,225<text:s/></text:p>
          </table:table-cell>
          <table:table-cell office:value-type="float" office:value="2272" table:style-name="ce7">
            <text:p>2,272<text:s/></text:p>
          </table:table-cell>
          <table:table-cell office:value-type="float" office:value="2475" table:style-name="ce7">
            <text:p>2,475<text:s/></text:p>
          </table:table-cell>
          <table:table-cell office:value-type="float" office:value="3471" table:style-name="ce7">
            <text:p>3,471<text:s/></text:p>
          </table:table-cell>
          <table:table-cell office:value-type="float" office:value="6639" table:style-name="ce7">
            <text:p>6,639<text:s/></text:p>
          </table:table-cell>
          <table:table-cell office:value-type="float" office:value="4759" table:style-name="ce7">
            <text:p>4,759<text:s/></text:p>
          </table:table-cell>
          <table:table-cell office:value-type="float" office:value="3092" table:style-name="ce7">
            <text:p>3,092<text:s/></text:p>
          </table:table-cell>
          <table:table-cell office:value-type="float" office:value="2645" table:style-name="ce7">
            <text:p>2,645<text:s/></text:p>
          </table:table-cell>
          <table:table-cell office:value-type="float" office:value="2497" table:style-name="ce7">
            <text:p>2,497<text:s/></text:p>
          </table:table-cell>
          <table:table-cell office:value-type="float" office:value="2538" table:style-name="ce7">
            <text:p>2,538<text:s/></text:p>
          </table:table-cell>
          <table:table-cell office:value-type="float" office:value="3546" table:style-name="ce7">
            <text:p>3,546<text:s/></text:p>
          </table:table-cell>
          <table:table-cell office:value-type="float" office:value="5316" table:style-name="ce7">
            <text:p>5,316<text:s/></text:p>
          </table:table-cell>
          <table:table-cell office:value-type="float" office:value="4582" table:style-name="ce7">
            <text:p>4,582<text:s/></text:p>
          </table:table-cell>
          <table:table-cell office:value-type="float" office:value="2764" table:style-name="ce7">
            <text:p>2,764<text:s/></text:p>
          </table:table-cell>
          <table:table-cell office:value-type="float" office:value="2428" table:style-name="ce7">
            <text:p>2,428<text:s/></text:p>
          </table:table-cell>
          <table:table-cell office:value-type="float" office:value="2485" table:style-name="ce7">
            <text:p>2,485<text:s/></text:p>
          </table:table-cell>
          <table:table-cell office:value-type="float" office:value="2581" table:style-name="ce7">
            <text:p>2,581<text:s/></text:p>
          </table:table-cell>
          <table:table-cell office:value-type="float" office:value="3325" table:style-name="ce7">
            <text:p>3,325<text:s/></text:p>
          </table:table-cell>
          <table:table-cell office:value-type="float" office:value="5257" table:style-name="ce7">
            <text:p>5,257<text:s/></text:p>
          </table:table-cell>
          <table:table-cell office:value-type="float" office:value="4704" table:style-name="ce7">
            <text:p>4,704<text:s/></text:p>
          </table:table-cell>
          <table:table-cell office:value-type="float" office:value="3262" table:style-name="ce7">
            <text:p>3,262<text:s/></text:p>
          </table:table-cell>
          <table:table-cell office:value-type="float" office:value="2478" table:style-name="ce7">
            <text:p>2,478<text:s/></text:p>
          </table:table-cell>
          <table:table-cell office:value-type="float" office:value="2484" table:style-name="ce7">
            <text:p>2,484<text:s/></text:p>
          </table:table-cell>
          <table:table-cell office:value-type="float" office:value="2460" table:style-name="ce7">
            <text:p>2,460<text:s/></text:p>
          </table:table-cell>
          <table:table-cell office:value-type="float" office:value="3192" table:style-name="ce7">
            <text:p>3,192<text:s/></text:p>
          </table:table-cell>
          <table:table-cell office:value-type="float" office:value="3763" table:style-name="ce7">
            <text:p>3,763<text:s/></text:p>
          </table:table-cell>
          <table:table-cell office:value-type="float" office:value="3515" table:style-name="ce7">
            <text:p>3,515<text:s/></text:p>
          </table:table-cell>
          <table:table-cell office:value-type="float" office:value="106089" table:formula="msoxl:=SUM(B117:AF117)" table:style-name="ce2">
            <text:p>106,089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新埔民生</text:p>
          </table:table-cell>
          <table:table-cell office:value-type="float" office:value="753" table:style-name="ce7">
            <text:p>753<text:s/></text:p>
          </table:table-cell>
          <table:table-cell office:value-type="float" office:value="656" table:style-name="ce7">
            <text:p>656<text:s/></text:p>
          </table:table-cell>
          <table:table-cell office:value-type="float" office:value="523" table:style-name="ce7">
            <text:p>523<text:s/></text:p>
          </table:table-cell>
          <table:table-cell office:value-type="float" office:value="701" table:style-name="ce7">
            <text:p>701<text:s/></text:p>
          </table:table-cell>
          <table:table-cell office:value-type="float" office:value="719" table:style-name="ce7">
            <text:p>719<text:s/></text:p>
          </table:table-cell>
          <table:table-cell office:value-type="float" office:value="707" table:style-name="ce7">
            <text:p>707<text:s/></text:p>
          </table:table-cell>
          <table:table-cell office:value-type="float" office:value="691" table:style-name="ce7">
            <text:p>691<text:s/></text:p>
          </table:table-cell>
          <table:table-cell office:value-type="float" office:value="767" table:style-name="ce7">
            <text:p>767<text:s/></text:p>
          </table:table-cell>
          <table:table-cell office:value-type="float" office:value="717" table:style-name="ce7">
            <text:p>717<text:s/></text:p>
          </table:table-cell>
          <table:table-cell office:value-type="float" office:value="522" table:style-name="ce7">
            <text:p>522<text:s/></text:p>
          </table:table-cell>
          <table:table-cell office:value-type="float" office:value="562" table:style-name="ce7">
            <text:p>562<text:s/></text:p>
          </table:table-cell>
          <table:table-cell office:value-type="float" office:value="702" table:style-name="ce7">
            <text:p>702<text:s/></text:p>
          </table:table-cell>
          <table:table-cell office:value-type="float" office:value="742" table:style-name="ce7">
            <text:p>742<text:s/></text:p>
          </table:table-cell>
          <table:table-cell office:value-type="float" office:value="699" table:style-name="ce7">
            <text:p>699<text:s/></text:p>
          </table:table-cell>
          <table:table-cell office:value-type="float" office:value="753" table:style-name="ce7">
            <text:p>753<text:s/></text:p>
          </table:table-cell>
          <table:table-cell office:value-type="float" office:value="727" table:style-name="ce7">
            <text:p>727<text:s/></text:p>
          </table:table-cell>
          <table:table-cell office:value-type="float" office:value="534" table:style-name="ce7">
            <text:p>534<text:s/></text:p>
          </table:table-cell>
          <table:table-cell office:value-type="float" office:value="646" table:style-name="ce7">
            <text:p>646<text:s/></text:p>
          </table:table-cell>
          <table:table-cell office:value-type="float" office:value="730" table:style-name="ce7">
            <text:p>730<text:s/></text:p>
          </table:table-cell>
          <table:table-cell office:value-type="float" office:value="712" table:style-name="ce7">
            <text:p>712<text:s/></text:p>
          </table:table-cell>
          <table:table-cell office:value-type="float" office:value="711" table:style-name="ce7">
            <text:p>711<text:s/></text:p>
          </table:table-cell>
          <table:table-cell office:value-type="float" office:value="729" table:style-name="ce7">
            <text:p>729<text:s/></text:p>
          </table:table-cell>
          <table:table-cell office:value-type="float" office:value="685" table:style-name="ce7">
            <text:p>685<text:s/></text:p>
          </table:table-cell>
          <table:table-cell office:value-type="float" office:value="517" table:style-name="ce7">
            <text:p>517<text:s/></text:p>
          </table:table-cell>
          <table:table-cell office:value-type="float" office:value="631" table:style-name="ce7">
            <text:p>631<text:s/></text:p>
          </table:table-cell>
          <table:table-cell office:value-type="float" office:value="731" table:style-name="ce7">
            <text:p>731<text:s/></text:p>
          </table:table-cell>
          <table:table-cell office:value-type="float" office:value="703" table:style-name="ce7">
            <text:p>703<text:s/></text:p>
          </table:table-cell>
          <table:table-cell office:value-type="float" office:value="731" table:style-name="ce7">
            <text:p>731<text:s/></text:p>
          </table:table-cell>
          <table:table-cell office:value-type="float" office:value="743" table:style-name="ce7">
            <text:p>743<text:s/></text:p>
          </table:table-cell>
          <table:table-cell office:value-type="float" office:value="658" table:style-name="ce7">
            <text:p>658<text:s/></text:p>
          </table:table-cell>
          <table:table-cell office:value-type="float" office:value="633" table:style-name="ce7">
            <text:p>633<text:s/></text:p>
          </table:table-cell>
          <table:table-cell office:value-type="float" office:value="21035" table:formula="msoxl:=SUM(B118:AF118)" table:style-name="ce2">
            <text:p>21,035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幸福</text:p>
          </table:table-cell>
          <table:table-cell office:value-type="float" office:value="2438" table:style-name="ce7">
            <text:p>2,438<text:s/></text:p>
          </table:table-cell>
          <table:table-cell office:value-type="float" office:value="1891" table:style-name="ce7">
            <text:p>1,891<text:s/></text:p>
          </table:table-cell>
          <table:table-cell office:value-type="float" office:value="1441" table:style-name="ce7">
            <text:p>1,441<text:s/></text:p>
          </table:table-cell>
          <table:table-cell office:value-type="float" office:value="2578" table:style-name="ce7">
            <text:p>2,578<text:s/></text:p>
          </table:table-cell>
          <table:table-cell office:value-type="float" office:value="2359" table:style-name="ce7">
            <text:p>2,359<text:s/></text:p>
          </table:table-cell>
          <table:table-cell office:value-type="float" office:value="2472" table:style-name="ce7">
            <text:p>2,472<text:s/></text:p>
          </table:table-cell>
          <table:table-cell office:value-type="float" office:value="2362" table:style-name="ce7">
            <text:p>2,362<text:s/></text:p>
          </table:table-cell>
          <table:table-cell office:value-type="float" office:value="2521" table:style-name="ce7">
            <text:p>2,521<text:s/></text:p>
          </table:table-cell>
          <table:table-cell office:value-type="float" office:value="1972" table:style-name="ce7">
            <text:p>1,972<text:s/></text:p>
          </table:table-cell>
          <table:table-cell office:value-type="float" office:value="1520" table:style-name="ce7">
            <text:p>1,520<text:s/></text:p>
          </table:table-cell>
          <table:table-cell office:value-type="float" office:value="2240" table:style-name="ce7">
            <text:p>2,240<text:s/></text:p>
          </table:table-cell>
          <table:table-cell office:value-type="float" office:value="2265" table:style-name="ce7">
            <text:p>2,265<text:s/></text:p>
          </table:table-cell>
          <table:table-cell office:value-type="float" office:value="2358" table:style-name="ce7">
            <text:p>2,358<text:s/></text:p>
          </table:table-cell>
          <table:table-cell office:value-type="float" office:value="2359" table:style-name="ce7">
            <text:p>2,359<text:s/></text:p>
          </table:table-cell>
          <table:table-cell office:value-type="float" office:value="2452" table:style-name="ce7">
            <text:p>2,452<text:s/></text:p>
          </table:table-cell>
          <table:table-cell office:value-type="float" office:value="1934" table:style-name="ce7">
            <text:p>1,934<text:s/></text:p>
          </table:table-cell>
          <table:table-cell office:value-type="float" office:value="1530" table:style-name="ce7">
            <text:p>1,530<text:s/></text:p>
          </table:table-cell>
          <table:table-cell office:value-type="float" office:value="2338" table:style-name="ce7">
            <text:p>2,338<text:s/></text:p>
          </table:table-cell>
          <table:table-cell office:value-type="float" office:value="2399" table:style-name="ce7">
            <text:p>2,399<text:s/></text:p>
          </table:table-cell>
          <table:table-cell office:value-type="float" office:value="2395" table:style-name="ce7">
            <text:p>2,395<text:s/></text:p>
          </table:table-cell>
          <table:table-cell office:value-type="float" office:value="2390" table:style-name="ce7">
            <text:p>2,390<text:s/></text:p>
          </table:table-cell>
          <table:table-cell office:value-type="float" office:value="2520" table:style-name="ce7">
            <text:p>2,520<text:s/></text:p>
          </table:table-cell>
          <table:table-cell office:value-type="float" office:value="1802" table:style-name="ce7">
            <text:p>1,802<text:s/></text:p>
          </table:table-cell>
          <table:table-cell office:value-type="float" office:value="1444" table:style-name="ce7">
            <text:p>1,444<text:s/></text:p>
          </table:table-cell>
          <table:table-cell office:value-type="float" office:value="2281" table:style-name="ce7">
            <text:p>2,281<text:s/></text:p>
          </table:table-cell>
          <table:table-cell office:value-type="float" office:value="2379" table:style-name="ce7">
            <text:p>2,379<text:s/></text:p>
          </table:table-cell>
          <table:table-cell office:value-type="float" office:value="2312" table:style-name="ce7">
            <text:p>2,312<text:s/></text:p>
          </table:table-cell>
          <table:table-cell office:value-type="float" office:value="2476" table:style-name="ce7">
            <text:p>2,476<text:s/></text:p>
          </table:table-cell>
          <table:table-cell office:value-type="float" office:value="2457" table:style-name="ce7">
            <text:p>2,457<text:s/></text:p>
          </table:table-cell>
          <table:table-cell office:value-type="float" office:value="1737" table:style-name="ce7">
            <text:p>1,737<text:s/></text:p>
          </table:table-cell>
          <table:table-cell office:value-type="float" office:value="2401" table:style-name="ce7">
            <text:p>2,401<text:s/></text:p>
          </table:table-cell>
          <table:table-cell office:value-type="float" office:value="68023" table:formula="msoxl:=SUM(B119:AF119)" table:style-name="ce2">
            <text:p>68,023<text:s/></text:p>
          </table:table-cell>
          <table:table-cell table:number-columns-repeated="16351"/>
        </table:table-row>
        <table:table-row table:style-name="ro1">
          <table:table-cell office:value-type="string" table:style-name="ce4">
            <text:p>新北產業園區</text:p>
          </table:table-cell>
          <table:table-cell office:value-type="float" office:value="2269" table:style-name="ce7">
            <text:p>2,269<text:s/></text:p>
          </table:table-cell>
          <table:table-cell office:value-type="float" office:value="1289" table:style-name="ce7">
            <text:p>1,289<text:s/></text:p>
          </table:table-cell>
          <table:table-cell office:value-type="float" office:value="1000" table:style-name="ce7">
            <text:p>1,000<text:s/></text:p>
          </table:table-cell>
          <table:table-cell office:value-type="float" office:value="1976" table:style-name="ce7">
            <text:p>1,976<text:s/></text:p>
          </table:table-cell>
          <table:table-cell office:value-type="float" office:value="2069" table:style-name="ce7">
            <text:p>2,069<text:s/></text:p>
          </table:table-cell>
          <table:table-cell office:value-type="float" office:value="1931" table:style-name="ce7">
            <text:p>1,931<text:s/></text:p>
          </table:table-cell>
          <table:table-cell office:value-type="float" office:value="1984" table:style-name="ce7">
            <text:p>1,984<text:s/></text:p>
          </table:table-cell>
          <table:table-cell office:value-type="float" office:value="2117" table:style-name="ce7">
            <text:p>2,117<text:s/></text:p>
          </table:table-cell>
          <table:table-cell office:value-type="float" office:value="1432" table:style-name="ce7">
            <text:p>1,432<text:s/></text:p>
          </table:table-cell>
          <table:table-cell office:value-type="float" office:value="1154" table:style-name="ce7">
            <text:p>1,154<text:s/></text:p>
          </table:table-cell>
          <table:table-cell office:value-type="float" office:value="1879" table:style-name="ce7">
            <text:p>1,879<text:s/></text:p>
          </table:table-cell>
          <table:table-cell office:value-type="float" office:value="1939" table:style-name="ce7">
            <text:p>1,939<text:s/></text:p>
          </table:table-cell>
          <table:table-cell office:value-type="float" office:value="2050" table:style-name="ce7">
            <text:p>2,050<text:s/></text:p>
          </table:table-cell>
          <table:table-cell office:value-type="float" office:value="2013" table:style-name="ce7">
            <text:p>2,013<text:s/></text:p>
          </table:table-cell>
          <table:table-cell office:value-type="float" office:value="2109" table:style-name="ce7">
            <text:p>2,109<text:s/></text:p>
          </table:table-cell>
          <table:table-cell office:value-type="float" office:value="1470" table:style-name="ce7">
            <text:p>1,470<text:s/></text:p>
          </table:table-cell>
          <table:table-cell office:value-type="float" office:value="1165" table:style-name="ce7">
            <text:p>1,165<text:s/></text:p>
          </table:table-cell>
          <table:table-cell office:value-type="float" office:value="1924" table:style-name="ce7">
            <text:p>1,924<text:s/></text:p>
          </table:table-cell>
          <table:table-cell office:value-type="float" office:value="2045" table:style-name="ce7">
            <text:p>2,045<text:s/></text:p>
          </table:table-cell>
          <table:table-cell office:value-type="float" office:value="2062" table:style-name="ce7">
            <text:p>2,062<text:s/></text:p>
          </table:table-cell>
          <table:table-cell office:value-type="float" office:value="1974" table:style-name="ce7">
            <text:p>1,974<text:s/></text:p>
          </table:table-cell>
          <table:table-cell office:value-type="float" office:value="2168" table:style-name="ce7">
            <text:p>2,168<text:s/></text:p>
          </table:table-cell>
          <table:table-cell office:value-type="float" office:value="1517" table:style-name="ce7">
            <text:p>1,517<text:s/></text:p>
          </table:table-cell>
          <table:table-cell office:value-type="float" office:value="1232" table:style-name="ce7">
            <text:p>1,232<text:s/></text:p>
          </table:table-cell>
          <table:table-cell office:value-type="float" office:value="2006" table:style-name="ce7">
            <text:p>2,006<text:s/></text:p>
          </table:table-cell>
          <table:table-cell office:value-type="float" office:value="2045" table:style-name="ce7">
            <text:p>2,045<text:s/></text:p>
          </table:table-cell>
          <table:table-cell office:value-type="float" office:value="2043" table:style-name="ce7">
            <text:p>2,043<text:s/></text:p>
          </table:table-cell>
          <table:table-cell office:value-type="float" office:value="2031" table:style-name="ce7">
            <text:p>2,031<text:s/></text:p>
          </table:table-cell>
          <table:table-cell office:value-type="float" office:value="2143" table:style-name="ce7">
            <text:p>2,143<text:s/></text:p>
          </table:table-cell>
          <table:table-cell office:value-type="float" office:value="1300" table:style-name="ce7">
            <text:p>1,300<text:s/></text:p>
          </table:table-cell>
          <table:table-cell office:value-type="float" office:value="1616" table:style-name="ce7">
            <text:p>1,616<text:s/></text:p>
          </table:table-cell>
          <table:table-cell office:value-type="float" office:value="55952" table:formula="msoxl:=SUM(B120:AF120)" table:style-name="ce2">
            <text:p>55,952<text:s/></text:p>
          </table:table-cell>
          <table:table-cell table:number-columns-repeated="16351"/>
        </table:table-row>
        <table:table-row table:number-rows-repeated="10484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cf1" style:family="table-cell" style:data-style-name="N0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 style:data-style-name="N0">
      <style:text-properties fo:color="#FF0000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Y.C. CHUANG</meta:initial-creator>
    <dc:creator>Galant</dc:creator>
    <meta:creation-date>2024-01-11T03:03:45Z</meta:creation-date>
    <dc:date>2024-12-20T12:43:32Z</dc:date>
  </office:meta>
</office:document-meta>
</file>